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1000020100000A5A0000022ECBBC6E7175C884A7.png" manifest:media-type="image/png"/>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7.281cm"/>
    </style:style>
    <style:style style:name="gr3" style:family="graphic" style:parent-style-name="standard">
      <style:graphic-properties draw:textarea-horizontal-align="justify" draw:textarea-vertical-align="middle" draw:auto-grow-height="false" fo:min-height="6.1cm" fo:min-width="4.326cm"/>
    </style:style>
    <style:style style:name="gr4" style:family="graphic" style:parent-style-name="standard">
      <style:graphic-properties draw:stroke="none" svg:stroke-color="#000000" draw:fill="none" draw:fill-color="#ffffff" draw:auto-grow-height="true" draw:auto-grow-width="false" fo:max-height="0cm" fo:min-height="0.979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628cm"/>
    </style:style>
    <style:style style:name="gr8" style:family="graphic" style:parent-style-name="standard">
      <style:graphic-properties draw:stroke="none" svg:stroke-color="#000000" draw:fill="none" draw:fill-color="#ffffff" draw:auto-grow-height="true" draw:auto-grow-width="false" fo:max-height="0cm" fo:min-height="3.136cm"/>
    </style:style>
    <style:style style:name="gr9" style:family="graphic" style:parent-style-name="standard">
      <style:graphic-properties draw:stroke="none" svg:stroke-color="#000000" draw:fill="none" draw:fill-color="#ffffff" draw:auto-grow-height="true" draw:auto-grow-width="false" fo:max-height="0cm" fo:min-height="4.369cm"/>
    </style:style>
    <style:style style:name="gr10" style:family="graphic" style:parent-style-name="measure" style:list-style-name="L1">
      <style:graphic-properties draw:textarea-vertical-align="middle" draw:line-distance="0.29cm"/>
    </style:style>
    <style:style style:name="gr11" style:family="graphic" style:parent-style-name="measure" style:list-style-name="L1">
      <style:graphic-properties draw:textarea-vertical-align="middle" draw:line-distance="0.29cm"/>
    </style:style>
    <style:style style:name="gr12" style:family="graphic" style:parent-style-name="measure" style:list-style-name="L1">
      <style:graphic-properties draw:textarea-vertical-align="middle" draw:line-distance="0.29cm"/>
    </style:style>
    <style:style style:name="gr13" style:family="graphic" style:parent-style-name="measure" style:list-style-name="L1">
      <style:graphic-properties draw:textarea-vertical-align="middle" draw:line-distance="0.29cm"/>
    </style:style>
    <style:style style:name="gr14" style:family="graphic" style:parent-style-name="standard">
      <style:graphic-properties draw:stroke="none" svg:stroke-color="#000000" draw:fill="none" draw:fill-color="#ffffff" draw:auto-grow-height="true" draw:auto-grow-width="false" fo:max-height="0cm" fo:min-height="1.957cm"/>
    </style:style>
    <style:style style:name="gr15" style:family="graphic" style:parent-style-name="measure" style:list-style-name="L1">
      <style:graphic-properties draw:textarea-vertical-align="middle" draw:line-distance="0.29cm"/>
    </style:style>
    <style:style style:name="gr16" style:family="graphic" style:parent-style-name="measure" style:list-style-name="L1">
      <style:graphic-properties draw:textarea-vertical-align="middle" draw:line-distance="0.29cm"/>
    </style:style>
    <style:style style:name="gr17" style:family="graphic" style:parent-style-name="standard">
      <style:graphic-properties draw:stroke="none" svg:stroke-color="#000000" draw:fill="none" draw:fill-color="#ffffff" draw:textarea-horizontal-align="left" draw:auto-grow-height="true" draw:auto-grow-width="true" fo:min-height="0.937cm" fo:min-width="3.05cm"/>
    </style:style>
    <style:style style:name="gr18" style:family="graphic" style:parent-style-name="standard">
      <style:graphic-properties draw:stroke="none" svg:stroke-color="#000000" draw:fill="none" draw:fill-color="#ffffff" draw:textarea-horizontal-align="left" draw:auto-grow-height="true" draw:auto-grow-width="true" fo:min-height="0.937cm" fo:min-width="1.424cm"/>
    </style:style>
    <style:style style:name="gr19" style:family="graphic" style:parent-style-name="standard">
      <style:graphic-properties draw:stroke="none" svg:stroke-color="#000000" draw:fill="none" draw:fill-color="#ffffff" draw:auto-grow-height="true" draw:auto-grow-width="false" fo:max-height="0cm" fo:min-height="4.587cm"/>
    </style:style>
    <style:style style:name="gr20" style:family="graphic" style:parent-style-name="measure" style:list-style-name="L1">
      <style:graphic-properties draw:textarea-vertical-align="middle" draw:line-distance="0.29cm"/>
    </style:style>
    <style:style style:name="gr21" style:family="graphic" style:parent-style-name="measure" style:list-style-name="L1">
      <style:graphic-properties draw:textarea-vertical-align="middle" draw:line-distance="0.29cm"/>
    </style:style>
    <style:style style:name="gr22" style:family="graphic" style:parent-style-name="measure" style:list-style-name="L1">
      <style:graphic-properties draw:textarea-vertical-align="middle" draw:line-distance="0.29cm"/>
    </style:style>
    <style:style style:name="gr23" style:family="graphic" style:parent-style-name="measure" style:list-style-name="L1">
      <style:graphic-properties draw:textarea-vertical-align="middle" draw:line-distance="0.29cm"/>
    </style:style>
    <style:style style:name="gr24" style:family="graphic" style:parent-style-name="standard">
      <style:graphic-properties draw:stroke="none" svg:stroke-color="#000000" draw:fill="none" draw:fill-color="#ffffff" draw:auto-grow-height="true" draw:auto-grow-width="false" fo:max-height="0cm" fo:min-height="6.835cm"/>
    </style:style>
    <style:style style:name="gr25" style:family="graphic" style:parent-style-name="measure" style:list-style-name="L1">
      <style:graphic-properties draw:textarea-vertical-align="middle" draw:line-distance="0.29cm"/>
    </style:style>
    <style:style style:name="gr26" style:family="graphic" style:parent-style-name="measure" style:list-style-name="L1">
      <style:graphic-properties draw:textarea-vertical-align="middle" draw:line-distance="0.29cm"/>
    </style:style>
    <style:style style:name="gr27" style:family="graphic" style:parent-style-name="standard">
      <style:graphic-properties svg:stroke-color="#000000" draw:fill-color="#ffffff" draw:textarea-horizontal-align="justify" draw:textarea-vertical-align="middle" draw:auto-grow-height="false" fo:min-height="0.47cm" fo:min-width="0.22cm"/>
    </style:style>
    <style:style style:name="gr28" style:family="graphic" style:parent-style-name="objectwithoutfill">
      <style:graphic-properties svg:stroke-color="#000000" draw:marker-end="Arrow" draw:marker-end-width="0.3cm" draw:fill="none"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0.937cm"/>
    </style:style>
    <style:style style:name="gr30" style:family="graphic" style:parent-style-name="standard">
      <style:graphic-properties draw:stroke="none" svg:stroke-color="#000000" draw:fill="none" draw:fill-color="#ffffff" draw:auto-grow-height="true" draw:auto-grow-width="false" fo:max-height="0cm" fo:min-height="2.809cm"/>
    </style:style>
    <style:style style:name="gr31" style:family="graphic" style:parent-style-name="standard">
      <style:graphic-properties svg:stroke-color="#ff3300" draw:fill-color="#ffffff" draw:textarea-horizontal-align="justify" draw:textarea-vertical-align="middle" draw:auto-grow-height="false" fo:min-height="9.656cm" fo:min-width="8.897cm"/>
    </style:style>
    <style:style style:name="gr32" style:family="graphic" style:parent-style-name="standard">
      <style:graphic-properties svg:stroke-color="#000000" draw:fill-color="#d4d9db" draw:textarea-horizontal-align="justify" draw:textarea-vertical-align="middle" draw:auto-grow-height="false" fo:min-height="2.29cm" fo:min-width="8.644cm"/>
    </style:style>
    <style:style style:name="gr33" style:family="graphic" style:parent-style-name="standard">
      <style:graphic-properties svg:stroke-color="#000000" draw:fill-color="#d4d9db" draw:textarea-horizontal-align="justify" draw:textarea-vertical-align="middle" draw:auto-grow-height="false" fo:min-height="3.028cm" fo:min-width="8.644cm"/>
    </style:style>
    <style:style style:name="gr34" style:family="graphic" style:parent-style-name="objectwithoutfill">
      <style:graphic-properties svg:stroke-color="#000000" draw:marker-end="Arrow" draw:marker-end-width="0.3cm" draw:fill="none" draw:fill-color="#d4d9db" draw:textarea-vertical-align="middle"/>
    </style:style>
    <style:style style:name="gr35" style:family="graphic" style:parent-style-name="standard">
      <style:graphic-properties draw:stroke="none" svg:stroke-color="#000000" draw:fill="none" draw:fill-color="#ffffff" draw:textarea-vertical-align="top" draw:auto-grow-height="true" draw:auto-grow-width="false" fo:max-height="0cm" fo:min-height="1.873cm"/>
    </style:style>
    <style:style style:name="gr36" style:family="graphic" style:parent-style-name="standard">
      <style:graphic-properties draw:stroke="none" svg:stroke-color="#000000" draw:fill="none" draw:fill-color="#ffffff" draw:auto-grow-height="true" draw:auto-grow-width="false" fo:max-height="0cm" fo:min-height="1.873cm"/>
    </style:style>
    <style:style style:name="gr37" style:family="graphic" style:parent-style-name="standard">
      <style:graphic-properties draw:stroke="none" svg:stroke-color="#000000" draw:fill="none" draw:fill-color="#ffffff" draw:auto-grow-height="true" draw:auto-grow-width="false" fo:max-height="0cm" fo:min-height="1.034cm"/>
    </style:style>
    <style:style style:name="gr38" style:family="graphic" style:parent-style-name="objectwithoutfill">
      <style:graphic-properties svg:stroke-color="#ff3300" draw:fill="none" draw:fill-color="#ffffff" draw:textarea-vertical-align="middle"/>
    </style:style>
    <style:style style:name="gr39" style:family="graphic" style:parent-style-name="standard">
      <style:graphic-properties svg:stroke-color="#000000" draw:fill-color="#d4d9db" draw:textarea-horizontal-align="justify" draw:textarea-vertical-align="middle" draw:auto-grow-height="false" fo:min-height="4.068cm" fo:min-width="15.502cm"/>
    </style:style>
    <style:style style:name="gr40" style:family="graphic" style:parent-style-name="standard">
      <style:graphic-properties svg:stroke-color="#000000" draw:fill-color="#ffffff" draw:textarea-horizontal-align="justify" draw:textarea-vertical-align="middle" draw:auto-grow-height="false" fo:min-height="3.052cm" fo:min-width="4.58cm"/>
    </style:style>
    <style:style style:name="gr41" style:family="graphic" style:parent-style-name="objectwithoutfill">
      <style:graphic-properties svg:stroke-color="#ff3300" draw:marker-end="Arrow" draw:marker-end-width="0.3cm" draw:fill="solid" draw:fill-color="#ff0000" draw:textarea-vertical-align="middle"/>
    </style:style>
    <style:style style:name="gr42" style:family="graphic" style:parent-style-name="standard">
      <style:graphic-properties draw:stroke="none" svg:stroke-color="#000000" draw:fill="none" draw:fill-color="#ffffff" draw:auto-grow-height="true" draw:auto-grow-width="false" fo:max-height="0cm" fo:min-height="3.745cm"/>
    </style:style>
    <style:style style:name="gr43" style:family="graphic" style:parent-style-name="standard">
      <style:graphic-properties draw:stroke="none" svg:stroke-color="#ff3300" draw:fill="none" draw:fill-color="#ffffff" draw:auto-grow-height="true" draw:auto-grow-width="false" fo:max-height="0cm" fo:min-height="1.034cm"/>
    </style:style>
    <style:style style:name="gr44" style:family="graphic" style:parent-style-name="objectwithoutfill">
      <style:graphic-properties svg:stroke-color="#ff3300" draw:marker-end="Arrow" draw:marker-end-width="0.3cm" draw:fill="none" draw:fill-color="#d4d9db" draw:textarea-vertical-align="middle"/>
    </style:style>
    <style:style style:name="gr45" style:family="graphic" style:parent-style-name="standard">
      <style:graphic-properties svg:stroke-color="#000000" draw:fill-color="#d4d9db" draw:textarea-horizontal-align="justify" draw:textarea-vertical-align="middle" draw:auto-grow-height="false" fo:min-height="3.814cm" fo:min-width="11.946cm"/>
    </style:style>
    <style:style style:name="gr46" style:family="graphic" style:parent-style-name="standard">
      <style:graphic-properties svg:stroke-color="#000000" draw:fill-color="#d4d9db" draw:textarea-horizontal-align="justify" draw:textarea-vertical-align="middle" draw:auto-grow-height="false" fo:min-height="1.02cm" fo:min-width="2.04cm"/>
    </style:style>
    <style:style style:name="gr47" style:family="graphic" style:parent-style-name="objectwithoutfill">
      <style:graphic-properties svg:stroke-color="#000000" draw:marker-end="Arrow" draw:marker-end-width="0.3cm" draw:fill="solid" draw:fill-color="#000000" draw:textarea-vertical-align="middle"/>
    </style:style>
    <style:style style:name="gr48" style:family="graphic" style:parent-style-name="standard">
      <style:graphic-properties svg:stroke-color="#000000" draw:fill-color="#cfe7f5" draw:textarea-horizontal-align="justify" draw:textarea-vertical-align="middle" draw:auto-grow-height="false" fo:min-height="12.958cm" fo:min-width="22.36cm"/>
    </style:style>
    <style:style style:name="gr49" style:family="graphic" style:parent-style-name="standard">
      <style:graphic-properties svg:stroke-color="#000000" draw:fill-color="#ffffff" draw:textarea-horizontal-align="justify" draw:textarea-vertical-align="middle" draw:auto-grow-height="false" fo:min-height="3.56cm" fo:min-width="5.342cm"/>
    </style:style>
    <style:style style:name="gr50" style:family="graphic" style:parent-style-name="standard">
      <style:graphic-properties svg:stroke-color="#000000" draw:fill-color="#ffffff" draw:textarea-horizontal-align="justify" draw:textarea-vertical-align="middle" draw:auto-grow-height="false" fo:min-height="3.56cm" fo:min-width="2.548cm"/>
    </style:style>
    <style:style style:name="gr51" style:family="graphic" style:parent-style-name="standard">
      <style:graphic-properties svg:stroke-color="#000000" draw:fill-color="#ffffff" draw:textarea-horizontal-align="justify" draw:textarea-vertical-align="middle" draw:auto-grow-height="false" fo:min-height="2.29cm" fo:min-width="10.676cm"/>
    </style:style>
    <style:style style:name="gr52" style:family="graphic" style:parent-style-name="standard">
      <style:graphic-properties svg:stroke-color="#000000" draw:fill-color="#ffffff" draw:textarea-horizontal-align="justify" draw:textarea-vertical-align="middle" draw:auto-grow-height="false" fo:min-height="1.528cm" fo:min-width="1.532cm"/>
    </style:style>
    <style:style style:name="gr53" style:family="graphic" style:parent-style-name="standard">
      <style:graphic-properties svg:stroke-color="#000000" draw:fill-color="#ffffff" draw:textarea-horizontal-align="justify" draw:textarea-vertical-align="middle" draw:auto-grow-height="false" fo:min-height="3.56cm" fo:min-width="3.056cm"/>
    </style:style>
    <style:style style:name="gr54" style:family="graphic" style:parent-style-name="standard">
      <style:graphic-properties svg:stroke-color="#000000" draw:fill-color="#ffffff" draw:textarea-horizontal-align="justify" draw:textarea-vertical-align="middle" draw:auto-grow-height="false" fo:min-height="1.274cm" fo:min-width="3.056cm"/>
    </style:style>
    <style:style style:name="gr55" style:family="graphic" style:parent-style-name="objectwithoutfill">
      <style:graphic-properties svg:stroke-color="#000000" draw:marker-end="Arrow" draw:marker-end-width="0.3cm" draw:fill="none" draw:fill-color="#ffffff" draw:textarea-vertical-align="middle"/>
    </style:style>
    <style:style style:name="gr56" style:family="graphic" style:parent-style-name="standard">
      <style:graphic-properties svg:stroke-color="#000000" draw:fill-color="#ffffff" draw:textarea-horizontal-align="justify" draw:textarea-vertical-align="middle" draw:auto-grow-height="false" fo:min-height="2.29cm" fo:min-width="2.042cm"/>
    </style:style>
    <style:style style:name="gr57" style:family="graphic" style:parent-style-name="standard">
      <style:graphic-properties svg:stroke-color="#000000" draw:fill-color="#ffffff" draw:textarea-horizontal-align="justify" draw:textarea-vertical-align="middle" draw:auto-grow-height="false" fo:min-height="2.232cm" fo:min-width="3.056cm"/>
    </style:style>
    <style:style style:name="gr58" style:family="graphic" style:parent-style-name="standard">
      <style:graphic-properties draw:stroke="none" svg:stroke-color="#000000" draw:fill="none" draw:fill-color="#ffffff" draw:auto-grow-height="true" draw:auto-grow-width="false" fo:max-height="0cm" fo:min-height="1.255cm"/>
    </style:style>
    <style:style style:name="gr59" style:family="graphic" style:parent-style-name="standard">
      <style:graphic-properties draw:stroke="none" svg:stroke-color="#000000" draw:fill="none" draw:fill-color="#ffffff" draw:auto-grow-height="true" draw:auto-grow-width="false" fo:max-height="0cm" fo:min-height="1.323cm"/>
    </style:style>
    <style:style style:name="gr60" style:family="graphic" style:parent-style-name="standard">
      <style:graphic-properties draw:stroke="none" svg:stroke-color="#000000" draw:fill="none" draw:fill-color="#ffffff" draw:auto-grow-height="true" draw:auto-grow-width="false" fo:max-height="0cm" fo:min-height="1.882cm"/>
    </style:style>
    <style:style style:name="gr61" style:family="graphic" style:parent-style-name="standard">
      <style:graphic-properties svg:stroke-color="#ff3300" draw:fill-color="#d4d9db" draw:textarea-vertical-align="middle"/>
    </style:style>
    <style:style style:name="gr62" style:family="graphic" style:parent-style-name="standard">
      <style:graphic-properties svg:stroke-color="#ff3300" draw:fill-color="#d4d9db" draw:textarea-horizontal-align="justify" draw:textarea-vertical-align="middle" draw:auto-grow-height="false" fo:min-height="6.354cm" fo:min-width="12.2cm"/>
    </style:style>
    <style:style style:name="gr63" style:family="graphic" style:parent-style-name="standard">
      <style:graphic-properties svg:stroke-color="#ff3300" draw:fill-color="#d4d9db" draw:textarea-horizontal-align="justify" draw:textarea-vertical-align="middle" draw:auto-grow-height="false" fo:min-height="11.434cm" fo:min-width="4.072cm"/>
    </style:style>
    <style:style style:name="gr64" style:family="graphic" style:parent-style-name="standard">
      <style:graphic-properties svg:stroke-color="#000000" draw:fill-color="#ffffff" draw:textarea-horizontal-align="justify" draw:textarea-vertical-align="middle" draw:auto-grow-height="false" fo:min-height="1.726cm" fo:min-width="1.476cm"/>
    </style:style>
    <style:style style:name="gr65" style:family="graphic" style:parent-style-name="standard">
      <style:graphic-properties draw:fill-color="#e0e9f0" draw:textarea-horizontal-align="justify" draw:textarea-vertical-align="middle" draw:auto-grow-height="false" fo:min-height="7.878cm" fo:min-width="12.643cm"/>
    </style:style>
    <style:style style:name="gr66" style:family="graphic" style:parent-style-name="standard">
      <style:graphic-properties draw:stroke="none" svg:stroke-color="#000000" draw:fill="none" draw:fill-color="#ffffff" draw:textarea-horizontal-align="left" draw:auto-grow-height="true" draw:auto-grow-width="true" fo:min-height="1.348cm" fo:min-width="4.878cm"/>
    </style:style>
    <style:style style:name="gr67" style:family="graphic" style:parent-style-name="standard">
      <style:graphic-properties draw:fill-color="#ffffff" draw:textarea-horizontal-align="justify" draw:textarea-vertical-align="middle" draw:auto-grow-height="false" fo:min-height="5.904cm" fo:min-width="3.261cm"/>
    </style:style>
    <style:style style:name="gr68" style:family="graphic" style:parent-style-name="standard">
      <style:graphic-properties draw:stroke="none" svg:stroke-color="#000000" draw:fill="none" draw:fill-color="#ffffff" draw:textarea-horizontal-align="left" draw:auto-grow-height="true" draw:auto-grow-width="true" fo:min-height="1.045cm" fo:min-width="3.168cm"/>
    </style:style>
    <style:style style:name="gr69" style:family="graphic" style:parent-style-name="standard">
      <style:graphic-properties draw:stroke="none" svg:stroke-color="#000000" draw:fill="none" draw:fill-color="#ffffff" draw:textarea-horizontal-align="left" draw:auto-grow-height="true" draw:auto-grow-width="true" fo:min-height="1.873cm" fo:min-width="3.213cm"/>
    </style:style>
    <style:style style:name="gr70" style:family="graphic" style:parent-style-name="objectwithoutfill">
      <style:graphic-properties draw:marker-end="Arrow" draw:marker-end-width="0.3cm" draw:fill="none" draw:fill-color="#ffffff" draw:textarea-vertical-align="middle"/>
    </style:style>
    <style:style style:name="gr71" style:family="graphic" style:parent-style-name="standard">
      <style:graphic-properties draw:fill-color="#ffffff" draw:textarea-horizontal-align="justify" draw:textarea-vertical-align="middle" draw:auto-grow-height="false" fo:min-height="5.904cm" fo:min-width="4.866cm"/>
    </style:style>
    <style:style style:name="gr72" style:family="graphic" style:parent-style-name="standard">
      <style:graphic-properties draw:stroke="none" svg:stroke-color="#000000" draw:fill="none" draw:fill-color="#ffffff" draw:textarea-horizontal-align="left" draw:auto-grow-height="true" draw:auto-grow-width="true" fo:min-height="1.347cm" fo:min-width="6.49cm"/>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74" style:family="graphic" style:parent-style-name="standard">
      <style:graphic-properties draw:stroke="none" svg:stroke-color="#000000" draw:fill="none" draw:fill-color="#ffffff" draw:textarea-horizontal-align="left" draw:auto-grow-height="true" draw:auto-grow-width="false" fo:min-height="1.763cm" fo:min-width="0.87cm"/>
    </style:style>
    <style:style style:name="gr75"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76"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77"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78"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79" style:family="graphic" style:parent-style-name="standard">
      <style:graphic-properties draw:stroke="none" svg:stroke-color="#000000" draw:fill="none" draw:fill-color="#ffffff" draw:auto-grow-height="true" draw:auto-grow-width="false" fo:max-height="0cm" fo:min-height="7.471cm"/>
    </style:style>
    <style:style style:name="gr80" style:family="graphic" style:parent-style-name="standard">
      <style:graphic-properties draw:fill-color="#e0e9f0" draw:textarea-horizontal-align="justify" draw:textarea-vertical-align="middle" draw:auto-grow-height="false" fo:min-height="7.878cm" fo:min-width="13.724cm"/>
    </style:style>
    <style:style style:name="gr81"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82"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83"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84"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85"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86" style:family="graphic" style:parent-style-name="standard">
      <style:graphic-properties svg:stroke-color="#3465a4" draw:fill-color="#ffffff" draw:textarea-horizontal-align="justify" draw:textarea-vertical-align="middle" draw:auto-grow-height="false" fo:min-height="1.782cm" fo:min-width="3.31cm"/>
    </style:style>
    <style:style style:name="gr87" style:family="graphic" style:parent-style-name="standard">
      <style:graphic-properties svg:stroke-color="#3465a4" draw:fill-color="#ffffff" draw:textarea-horizontal-align="justify" draw:textarea-vertical-align="middle" draw:auto-grow-height="false" fo:min-height="1.782cm" fo:min-width="3.326cm"/>
    </style:style>
    <style:style style:name="gr88" style:family="graphic" style:parent-style-name="objectwithoutfill">
      <style:graphic-properties svg:stroke-color="#000000" draw:fill="none" draw:textarea-vertical-align="middle"/>
    </style:style>
    <style:style style:name="gr89" style:family="graphic" style:parent-style-name="objectwithoutfill">
      <style:graphic-properties svg:stroke-color="#000000" draw:fill="none" draw:fill-color="#ffffff" draw:textarea-vertical-align="middle"/>
    </style:style>
    <style:style style:name="gr90" style:family="graphic" style:parent-style-name="standard">
      <style:graphic-properties draw:fill-color="#e0e9f0" draw:textarea-horizontal-align="justify" draw:textarea-vertical-align="middle" draw:auto-grow-height="false" fo:min-height="7.878cm" fo:min-width="10.422cm"/>
    </style:style>
    <style:style style:name="gr91"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2"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93"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94"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95"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6"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7" style:family="graphic" style:parent-style-name="standard">
      <style:graphic-properties draw:fill-color="#ffffff" draw:textarea-horizontal-align="justify" draw:textarea-vertical-align="middle" draw:auto-grow-height="false" fo:min-height="0.512cm" fo:min-width="0.262cm"/>
    </style:style>
    <style:style style:name="gr98" style:family="graphic" style:parent-style-name="standard">
      <style:graphic-properties draw:fill-color="#ffffff" draw:textarea-horizontal-align="justify" draw:textarea-vertical-align="middle" draw:auto-grow-height="false" fo:min-height="5.904cm" fo:min-width="3.564cm"/>
    </style:style>
    <style:style style:name="gr99"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0"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1" style:family="graphic" style:parent-style-name="standard">
      <style:graphic-properties draw:stroke="none" svg:stroke-color="#000000" draw:fill="none" draw:fill-color="#ffffff" draw:textarea-horizontal-align="left" draw:auto-grow-height="true" draw:auto-grow-width="false" fo:min-height="9.319cm" fo:min-width="0cm"/>
    </style:style>
    <style:style style:name="gr102"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3"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4" style:family="graphic" style:parent-style-name="standard">
      <style:graphic-properties draw:stroke="none" svg:stroke-color="#000000" draw:fill="none" draw:fill-color="#ffffff" draw:textarea-horizontal-align="left" draw:auto-grow-height="true" draw:auto-grow-width="true" fo:min-height="2.809cm" fo:min-width="23.937cm"/>
    </style:style>
    <style:style style:name="gr105" style:family="graphic" style:parent-style-name="standard">
      <style:graphic-properties draw:fill-color="#e0e9f0" draw:textarea-horizontal-align="justify" draw:textarea-vertical-align="middle" draw:auto-grow-height="false" fo:min-height="13.294cm" fo:min-width="8.909cm"/>
    </style:style>
    <style:style style:name="gr106" style:family="graphic" style:parent-style-name="standard">
      <style:graphic-properties draw:fill-color="#ffffff" draw:textarea-horizontal-align="justify" draw:textarea-vertical-align="middle" draw:auto-grow-height="false" fo:min-height="3.658cm" fo:min-width="5.513cm"/>
    </style:style>
    <style:style style:name="gr107" style:family="graphic" style:parent-style-name="standard">
      <style:graphic-properties draw:fill-color="#ffffff" draw:textarea-horizontal-align="justify" draw:textarea-vertical-align="middle" draw:auto-grow-height="false" fo:min-height="3.057cm" fo:min-width="5.513cm"/>
    </style:style>
    <style:style style:name="gr108"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109" style:family="graphic" style:parent-style-name="standard">
      <style:graphic-properties draw:stroke="none" svg:stroke-color="#000000" draw:fill="none" draw:fill-color="#ffffff" draw:textarea-horizontal-align="left" draw:auto-grow-height="true" draw:auto-grow-width="false" fo:min-height="2.262cm" fo:min-width="0cm"/>
    </style:style>
    <style:style style:name="gr110" style:family="graphic" style:parent-style-name="standard" style:list-style-name="L1">
      <style:graphic-properties draw:stroke="none" svg:stroke-color="#000000" draw:fill="none" draw:fill-color="#ffffff" draw:textarea-horizontal-align="left" draw:auto-grow-height="true" draw:auto-grow-width="false" fo:min-height="2.994cm" fo:min-width="1.075cm"/>
    </style:style>
    <style:style style:name="gr111"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112"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113" style:family="graphic" style:parent-style-name="objectwithoutfill">
      <style:graphic-properties draw:fill="none" draw:fill-color="#729fcf" draw:textarea-vertical-align="middle"/>
    </style:style>
    <style:style style:name="gr114" style:family="graphic" style:parent-style-name="standard">
      <style:graphic-properties draw:stroke="none" draw:fill="none" fo:min-height="1.247cm"/>
    </style:style>
    <style:style style:name="gr115" style:family="graphic" style:parent-style-name="standard">
      <style:graphic-properties draw:fill-color="#e0e9f0" draw:textarea-horizontal-align="justify" draw:textarea-vertical-align="middle" draw:auto-grow-height="false" fo:min-height="13.466cm" fo:min-width="13.724cm"/>
    </style:style>
    <style:style style:name="gr116" style:family="graphic" style:parent-style-name="standard">
      <style:graphic-properties draw:fill-color="#c5caed" draw:textarea-horizontal-align="justify" draw:textarea-vertical-align="middle" draw:auto-grow-height="false" fo:min-height="6.354cm" fo:min-width="11.692cm"/>
    </style:style>
    <style:style style:name="gr117" style:family="graphic" style:parent-style-name="standard">
      <style:graphic-properties draw:fill-color="#ffffff" draw:textarea-horizontal-align="justify" draw:textarea-vertical-align="middle" draw:auto-grow-height="false" fo:min-height="3.057cm" fo:min-width="3.299cm"/>
    </style:style>
    <style:style style:name="gr118"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19"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20"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21" style:family="graphic" style:parent-style-name="standard">
      <style:graphic-properties draw:stroke="none" svg:stroke-color="#000000" draw:fill="none" draw:fill-color="#ffffff" draw:textarea-horizontal-align="left" draw:auto-grow-height="true" draw:auto-grow-width="false" fo:min-height="2.809cm" fo:min-width="0cm"/>
    </style:style>
    <style:style style:name="gr122" style:family="graphic" style:parent-style-name="objectwithoutfill">
      <style:graphic-properties draw:marker-end="Arrow" draw:marker-end-width="0.305cm" draw:fill="none" draw:textarea-vertical-align="middle"/>
    </style:style>
    <style:style style:name="gr123"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124" style:family="graphic" style:parent-style-name="standard">
      <style:graphic-properties draw:stroke="none" svg:stroke-color="#000000" draw:fill="none" draw:fill-color="#ffffff" draw:textarea-horizontal-align="left" draw:auto-grow-height="true" draw:auto-grow-width="false" fo:min-height="1.058cm" fo:min-width="0cm"/>
    </style:style>
    <style:style style:name="gr125"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26"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27" style:family="graphic" style:parent-style-name="standard">
      <style:graphic-properties draw:stroke="none" svg:stroke-color="#000000" draw:fill="none" draw:fill-color="#ffffff" draw:auto-grow-height="true" draw:auto-grow-width="false" fo:max-height="0cm" fo:min-height="0.522cm"/>
    </style:style>
    <style:style style:name="gr128" style:family="graphic" style:parent-style-name="standard">
      <style:graphic-properties draw:stroke="none" svg:stroke-color="#000000" draw:fill="none" draw:fill-color="#ffffff" draw:auto-grow-height="true" draw:auto-grow-width="false" fo:max-height="0cm" fo:min-height="1.043cm"/>
    </style:style>
    <style:style style:name="gr129" style:family="graphic" style:parent-style-name="standard">
      <style:graphic-properties draw:stroke="none" draw:fill="none" fo:min-height="2.491cm"/>
    </style:style>
    <style:style style:name="gr130" style:family="graphic" style:parent-style-name="standard">
      <style:graphic-properties svg:stroke-color="#000000" draw:fill-color="#ffffff" draw:textarea-horizontal-align="justify" draw:textarea-vertical-align="middle" draw:auto-grow-height="false" fo:min-height="1.546cm" fo:min-width="1.296cm"/>
    </style:style>
    <style:style style:name="gr131" style:family="graphic" style:parent-style-name="standard">
      <style:graphic-properties draw:stroke="none" svg:stroke-color="#000000" draw:fill="none" draw:fill-color="#ffffff" draw:textarea-horizontal-align="left" draw:auto-grow-height="true" draw:auto-grow-width="true" fo:min-height="0.937cm" fo:min-width="1.42cm"/>
    </style:style>
    <style:style style:name="gr13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33"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34"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35" style:family="graphic" style:parent-style-name="objectwithoutfill">
      <style:graphic-properties svg:stroke-color="#b2b2b2" draw:fill="none" draw:textarea-vertical-align="middle"/>
    </style:style>
    <style:style style:name="gr136" style:family="graphic" style:parent-style-name="objectwithoutfill">
      <style:graphic-properties svg:stroke-color="#b2b2b2" draw:fill="none" draw:fill-color="#729fcf" draw:textarea-vertical-align="middle"/>
    </style:style>
    <style:style style:name="gr137"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38" style:family="graphic" style:parent-style-name="objectwithoutfill">
      <style:graphic-properties svg:stroke-color="#b2b2b2" draw:fill="none" draw:fill-color="#ff0000" draw:textarea-vertical-align="middle"/>
    </style:style>
    <style:style style:name="gr139" style:family="graphic" style:parent-style-name="standard" style:list-style-name="L1">
      <style:graphic-properties draw:stroke="none" svg:stroke-color="#b2b2b2" draw:fill="none" draw:fill-color="#ffffff" draw:textarea-horizontal-align="left" draw:auto-grow-height="true" draw:auto-grow-width="false" fo:min-height="2.491cm" fo:min-width="1.669cm"/>
    </style:style>
    <style:style style:name="gr140" style:family="graphic" style:parent-style-name="objectwithoutfill">
      <style:graphic-properties svg:stroke-color="#b2b2b2" draw:marker-end="Arrow" draw:marker-end-width="0.3cm" draw:fill="none" draw:textarea-vertical-align="middle"/>
    </style:style>
    <style:style style:name="gr141" style:family="graphic" style:parent-style-name="standard">
      <style:graphic-properties draw:fill-color="#e0e9f0" draw:textarea-horizontal-align="justify" draw:textarea-vertical-align="middle" draw:auto-grow-height="false" fo:min-height="13.9cm" fo:min-width="16.102cm"/>
    </style:style>
    <style:style style:name="gr142" style:family="graphic" style:parent-style-name="standard">
      <style:graphic-properties draw:fill-color="#c5caed" draw:textarea-horizontal-align="justify" draw:textarea-vertical-align="middle" draw:auto-grow-height="false" fo:min-height="4.523cm" fo:min-width="9.914cm"/>
    </style:style>
    <style:style style:name="gr143" style:family="graphic" style:parent-style-name="standard">
      <style:graphic-properties draw:fill-color="#c5caed" draw:textarea-horizontal-align="justify" draw:textarea-vertical-align="middle" draw:auto-grow-height="false" fo:min-height="5.338cm" fo:min-width="5.85cm"/>
    </style:style>
    <style:style style:name="gr144" style:family="graphic" style:parent-style-name="standard">
      <style:graphic-properties draw:fill-color="#ffffff" draw:textarea-horizontal-align="justify" draw:textarea-vertical-align="middle" draw:auto-grow-height="false" fo:min-height="2.798cm" fo:min-width="3.31cm"/>
    </style:style>
    <style:style style:name="gr145" style:family="graphic" style:parent-style-name="standard">
      <style:graphic-properties draw:fill-color="#ffffff" draw:textarea-horizontal-align="justify" draw:textarea-vertical-align="middle" draw:auto-grow-height="false" fo:min-height="1.02cm" fo:min-width="0.77cm"/>
    </style:style>
    <style:style style:name="gr146" style:family="graphic" style:parent-style-name="standard">
      <style:graphic-properties draw:stroke="none" svg:stroke-color="#000000" draw:fill="none" draw:fill-color="#ffffff" draw:textarea-horizontal-align="left" draw:auto-grow-height="true" draw:auto-grow-width="true" fo:min-height="1.873cm" fo:min-width="2.326cm"/>
    </style:style>
    <style:style style:name="gr147" style:family="graphic" style:parent-style-name="standard">
      <style:graphic-properties draw:stroke="none" svg:stroke-color="#000000" draw:fill="none" draw:fill-color="#ffffff" draw:textarea-horizontal-align="left" draw:auto-grow-height="true" draw:auto-grow-width="true" fo:min-height="1.873cm" fo:min-width="2.589cm"/>
    </style:style>
    <style:style style:name="gr148" style:family="graphic" style:parent-style-name="standard">
      <style:graphic-properties draw:stroke="none" svg:stroke-color="#000000" draw:fill="none" draw:fill-color="#ffffff" draw:textarea-horizontal-align="left" draw:auto-grow-height="true" draw:auto-grow-width="true" fo:min-height="0.937cm" fo:min-width="0.387cm"/>
    </style:style>
    <style:style style:name="gr149" style:family="graphic" style:parent-style-name="standard">
      <style:graphic-properties draw:stroke="none" svg:stroke-color="#000000" draw:fill="none" draw:fill-color="#ffffff" draw:textarea-horizontal-align="left" draw:auto-grow-height="true" draw:auto-grow-width="true" fo:min-height="0.937cm" fo:min-width="0.345cm"/>
    </style:style>
    <style:style style:name="gr150" style:family="graphic" style:parent-style-name="objectwithoutfill">
      <style:graphic-properties draw:marker-end="Arrow" draw:marker-end-width="0.3cm" draw:fill="none" draw:fill-color="#729fcf" draw:textarea-vertical-align="middle"/>
    </style:style>
    <style:style style:name="gr151" style:family="graphic" style:parent-style-name="standard">
      <style:graphic-properties draw:stroke="none" svg:stroke-color="#000000" draw:fill="none" draw:fill-color="#ffffff" draw:textarea-horizontal-align="left" draw:auto-grow-height="true" draw:auto-grow-width="false" fo:min-height="1.873cm" fo:min-width="0cm"/>
    </style:style>
    <style:style style:name="gr152"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53"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54"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55" style:family="graphic" style:parent-style-name="standard" style:list-style-name="L1">
      <style:graphic-properties draw:stroke="none" svg:stroke-color="#000000" draw:fill="none" draw:fill-color="#ffffff" draw:textarea-horizontal-align="left" draw:auto-grow-height="true" draw:auto-grow-width="false" fo:min-height="1.27cm" fo:min-width="1.669cm"/>
    </style:style>
    <style:style style:name="gr156" style:family="graphic" style:parent-style-name="standard">
      <style:graphic-properties draw:stroke="none" draw:fill="none" draw:fill-color="#e0e9f0" fo:min-height="1.247cm"/>
    </style:style>
    <style:style style:name="gr157" style:family="graphic" style:parent-style-name="standard">
      <style:graphic-properties draw:fill-color="#ffffff" draw:textarea-horizontal-align="justify" draw:textarea-vertical-align="middle" draw:auto-grow-height="false" fo:min-height="1.368cm" fo:min-width="1.118cm"/>
    </style:style>
    <style:style style:name="gr158" style:family="graphic" style:parent-style-name="standard">
      <style:graphic-properties draw:fill-color="#ffffff" draw:textarea-horizontal-align="justify" draw:textarea-vertical-align="middle" draw:auto-grow-height="false" fo:min-height="1.906cm" fo:min-width="1.656cm"/>
    </style:style>
    <style:style style:name="gr159" style:family="graphic" style:parent-style-name="standard">
      <style:graphic-properties draw:stroke="none" svg:stroke-color="#000000" draw:fill="none" draw:fill-color="#ffffff" draw:textarea-horizontal-align="left" draw:auto-grow-height="true" draw:auto-grow-width="true" fo:min-height="1.873cm" fo:min-width="2.927cm"/>
    </style:style>
    <style:style style:name="gr160" style:family="graphic" style:parent-style-name="standard">
      <style:graphic-properties draw:stroke="none" svg:stroke-color="#000000" draw:fill="none" draw:fill-color="#ffffff" draw:textarea-horizontal-align="left" draw:auto-grow-height="true" draw:auto-grow-width="true" fo:min-height="1.873cm" fo:min-width="2.364cm"/>
    </style:style>
    <style:style style:name="gr161" style:family="graphic" style:parent-style-name="standard">
      <style:graphic-properties draw:fill-color="#ccccff" draw:textarea-horizontal-align="justify" draw:textarea-vertical-align="middle" draw:auto-grow-height="false" fo:min-height="1.274cm" fo:min-width="5.848cm"/>
    </style:style>
    <style:style style:name="gr162" style:family="graphic" style:parent-style-name="standard">
      <style:graphic-properties draw:fill-color="#ffffff" draw:textarea-horizontal-align="justify" draw:textarea-vertical-align="middle" draw:auto-grow-height="false" fo:min-height="1.02cm" fo:min-width="0.77cm"/>
    </style:style>
    <style:style style:name="gr163" style:family="graphic" style:parent-style-name="standard">
      <style:graphic-properties draw:fill-color="#c5caed" draw:textarea-horizontal-align="justify" draw:textarea-vertical-align="middle" draw:auto-grow-height="false" fo:min-height="4.523cm" fo:min-width="8.39cm"/>
    </style:style>
    <style:style style:name="gr164"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5"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6"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7" style:family="graphic" style:parent-style-name="standard">
      <style:graphic-properties draw:stroke="none" svg:stroke-color="#000000" draw:fill="none" draw:fill-color="#ffffff" draw:textarea-horizontal-align="left" draw:auto-grow-height="true" draw:auto-grow-width="false" fo:min-height="8.593cm" fo:min-width="0cm"/>
    </style:style>
    <style:style style:name="gr168" style:family="graphic" style:parent-style-name="standard">
      <style:graphic-properties draw:fill-color="#ffffff" draw:textarea-horizontal-align="justify" draw:textarea-vertical-align="middle" draw:auto-grow-height="false" fo:min-height="1.416cm" fo:min-width="1.166cm"/>
    </style:style>
    <style:style style:name="gr169" style:family="graphic" style:parent-style-name="standard">
      <style:graphic-properties draw:fill-color="#ffffff" draw:textarea-horizontal-align="justify" draw:textarea-vertical-align="middle" draw:auto-grow-height="false" fo:min-height="1.684cm" fo:min-width="1.434cm"/>
    </style:style>
    <style:style style:name="gr170" style:family="graphic" style:parent-style-name="standard">
      <style:graphic-properties draw:stroke="none" svg:stroke-color="#000000" draw:fill="none" draw:fill-color="#ffffff" draw:textarea-horizontal-align="left" draw:auto-grow-height="true" draw:auto-grow-width="true" fo:min-height="0.937cm" fo:min-width="4.248cm"/>
    </style:style>
    <style:style style:name="gr171" style:family="graphic" style:parent-style-name="standard">
      <style:graphic-properties draw:stroke="none" svg:stroke-color="#000000" draw:fill="none" draw:fill-color="#ffffff" draw:textarea-horizontal-align="left" draw:auto-grow-height="true" draw:auto-grow-width="true" fo:min-height="0.937cm" fo:min-width="3.681cm"/>
    </style:style>
    <style:style style:name="gr172" style:family="graphic" style:parent-style-name="standard">
      <style:graphic-properties draw:fill-color="#c5caed" draw:textarea-horizontal-align="justify" draw:textarea-vertical-align="middle" draw:auto-grow-height="false" fo:min-height="8.624cm" fo:min-width="11.246cm"/>
    </style:style>
    <style:style style:name="gr173"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74"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175" style:family="graphic" style:parent-style-name="standard">
      <style:graphic-properties draw:fill-color="#ffffff" draw:textarea-horizontal-align="justify" draw:textarea-vertical-align="middle" draw:auto-grow-height="false" fo:min-height="0.036cm" fo:min-width="0.496cm"/>
    </style:style>
    <style:style style:name="gr176" style:family="graphic" style:parent-style-name="standard">
      <style:graphic-properties draw:fill-color="#ffffff" draw:textarea-horizontal-align="justify" draw:textarea-vertical-align="middle" draw:auto-grow-height="false" fo:min-height="2.798cm" fo:min-width="1.786cm"/>
    </style:style>
    <style:style style:name="gr177" style:family="graphic" style:parent-style-name="standard">
      <style:graphic-properties draw:fill-color="#ffffff" draw:textarea-horizontal-align="justify" draw:textarea-vertical-align="middle" draw:auto-grow-height="false" fo:min-height="2.45cm" fo:min-width="2.294cm"/>
    </style:style>
    <style:style style:name="gr178"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79"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80"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181"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1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3" style:family="graphic" style:parent-style-name="standard">
      <style:graphic-properties draw:stroke="none" svg:stroke-color="#000000" draw:fill="none" draw:fill-color="#ffffff" draw:auto-grow-height="true" draw:auto-grow-width="false" fo:max-height="0cm" fo:min-height="14.596cm"/>
    </style:style>
    <style:style style:name="gr184" style:family="graphic" style:parent-style-name="standard">
      <style:graphic-properties draw:fill-color="#ffffff" draw:textarea-horizontal-align="justify" draw:textarea-vertical-align="middle" draw:auto-grow-height="false" fo:min-height="0.766cm" fo:min-width="2.9cm"/>
    </style:style>
    <style:style style:name="gr185" style:family="graphic" style:parent-style-name="standard" style:list-style-name="L1">
      <style:graphic-properties draw:stroke="none" svg:stroke-color="#000000" draw:fill="none" draw:fill-color="#ffffff" draw:textarea-horizontal-align="left" draw:auto-grow-height="true" draw:auto-grow-width="false" fo:min-height="0.759cm" fo:min-width="1.669cm"/>
    </style:style>
    <style:style style:name="gr186"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87"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88" style:family="graphic" style:parent-style-name="standard">
      <style:graphic-properties draw:stroke="none" svg:stroke-color="#000000" draw:fill="none" draw:fill-color="#ffffff" draw:textarea-horizontal-align="left" draw:auto-grow-height="true" draw:auto-grow-width="false" fo:min-height="1.043cm" fo:min-width="0cm"/>
    </style:style>
    <style:style style:name="gr189" style:family="graphic" style:parent-style-name="standard">
      <style:graphic-properties draw:fill-color="#ffffff" draw:textarea-horizontal-align="justify" draw:textarea-vertical-align="middle" draw:auto-grow-height="false" fo:min-height="1.148cm" fo:min-width="1.914cm"/>
    </style:style>
    <style:style style:name="gr190" style:family="graphic" style:parent-style-name="standard">
      <style:graphic-properties draw:fill-color="#ffffff" draw:textarea-horizontal-align="justify" draw:textarea-vertical-align="middle" draw:auto-grow-height="false" fo:min-height="1.981cm" fo:min-width="3.056cm"/>
    </style:style>
    <style:style style:name="gr191" style:family="graphic" style:parent-style-name="standard">
      <style:graphic-properties draw:fill-color="#ffffff" draw:textarea-horizontal-align="justify" draw:textarea-vertical-align="middle" draw:auto-grow-height="false" fo:min-height="1.02cm" fo:min-width="3.056cm"/>
    </style:style>
    <style:style style:name="gr192" style:family="graphic" style:parent-style-name="standard">
      <style:graphic-properties draw:fill-color="#ffffff" draw:textarea-horizontal-align="justify" draw:textarea-vertical-align="middle" draw:auto-grow-height="false" fo:min-height="0.766cm" fo:min-width="3.818cm"/>
    </style:style>
    <style:style style:name="gr193" style:family="graphic" style:parent-style-name="standard">
      <style:graphic-properties draw:fill-color="#ffffff" draw:textarea-horizontal-align="justify" draw:textarea-vertical-align="middle" draw:auto-grow-height="false" fo:min-height="1.632cm" fo:min-width="3.818cm"/>
    </style:style>
    <style:style style:name="gr194" style:family="graphic" style:parent-style-name="standard">
      <style:graphic-properties draw:fill-color="#ffffff" draw:textarea-horizontal-align="justify" draw:textarea-vertical-align="middle" draw:auto-grow-height="false" fo:min-height="1.004cm" fo:min-width="4.326cm"/>
    </style:style>
    <style:style style:name="gr195" style:family="graphic" style:parent-style-name="standard">
      <style:graphic-properties draw:stroke="none" svg:stroke-color="#000000" draw:fill="none" draw:fill-color="#ffffff" draw:textarea-horizontal-align="left" draw:auto-grow-height="true" draw:auto-grow-width="true" fo:min-height="0.937cm" fo:min-width="0.391cm"/>
    </style:style>
    <style:style style:name="gr196" style:family="graphic" style:parent-style-name="standard">
      <style:graphic-properties draw:stroke="none" svg:stroke-color="#000000" draw:fill="none" draw:fill-color="#ffffff" draw:textarea-horizontal-align="left" draw:auto-grow-height="true" draw:auto-grow-width="true" fo:min-height="1.043cm" fo:min-width="5.992cm"/>
    </style:style>
    <style:style style:name="gr197" style:family="graphic" style:parent-style-name="standard">
      <style:graphic-properties draw:fill-color="#ccccff" draw:textarea-horizontal-align="justify" draw:textarea-vertical-align="middle" draw:auto-grow-height="false" fo:min-height="13.374cm" fo:min-width="16.726cm"/>
    </style:style>
    <style:style style:name="gr198" style:family="graphic" style:parent-style-name="standard">
      <style:graphic-properties draw:fill-color="#ffffff" draw:textarea-horizontal-align="justify" draw:textarea-vertical-align="middle" draw:auto-grow-height="false" fo:min-height="0.259cm" fo:min-width="0.26cm"/>
    </style:style>
    <style:style style:name="gr199" style:family="graphic" style:parent-style-name="standard">
      <style:graphic-properties draw:fill-color="#ffffff" draw:textarea-horizontal-align="justify" draw:textarea-vertical-align="middle" draw:auto-grow-height="false" fo:min-height="0.512cm" fo:min-width="2.04cm"/>
    </style:style>
    <style:style style:name="gr200" style:family="graphic" style:parent-style-name="measure">
      <style:graphic-properties draw:textarea-vertical-align="middle"/>
    </style:style>
    <style:style style:name="gr201" style:family="graphic" style:parent-style-name="standard">
      <style:graphic-properties draw:fill-color="#ffffff" draw:textarea-horizontal-align="justify" draw:textarea-vertical-align="middle" draw:auto-grow-height="false" fo:min-height="2.036cm" fo:min-width="0.516cm"/>
    </style:style>
    <style:style style:name="gr202" style:family="graphic" style:parent-style-name="standard">
      <style:graphic-properties draw:fill-color="#ffffff" draw:textarea-horizontal-align="justify" draw:textarea-vertical-align="middle" draw:auto-grow-height="false" fo:min-height="1.782cm" fo:min-width="5.85cm"/>
    </style:style>
    <style:style style:name="gr203" style:family="graphic" style:parent-style-name="standard">
      <style:graphic-properties draw:stroke="none" svg:stroke-color="#000000" draw:fill="none" draw:fill-color="#ffffff" draw:textarea-horizontal-align="left" draw:auto-grow-height="true" draw:auto-grow-width="false" fo:min-height="0.937cm" fo:min-width="0cm"/>
    </style:style>
    <style:style style:name="gr204" style:family="graphic" style:parent-style-name="standard">
      <style:graphic-properties draw:fill-color="#ffffff" draw:textarea-horizontal-align="justify" draw:textarea-vertical-align="middle" draw:auto-grow-height="false" fo:min-height="1.528cm" fo:min-width="1.786cm"/>
    </style:style>
    <style:style style:name="gr205" style:family="graphic" style:parent-style-name="standard">
      <style:graphic-properties draw:stroke="none" svg:stroke-color="#000000" draw:fill="none" draw:fill-color="#ffffff" draw:textarea-horizontal-align="left" draw:auto-grow-height="true" draw:auto-grow-width="false" fo:min-height="5.617cm" fo:min-width="0cm"/>
    </style:style>
    <style:style style:name="gr206" style:family="graphic" style:parent-style-name="standard">
      <style:graphic-properties draw:stroke="none" svg:stroke-color="#000000" draw:fill="none" draw:fill-color="#ffffff" draw:textarea-horizontal-align="left" draw:auto-grow-height="true" draw:auto-grow-width="true" fo:min-height="0.937cm" fo:min-width="4.731cm"/>
    </style:style>
    <style:style style:name="gr207" style:family="graphic" style:parent-style-name="standard">
      <style:graphic-properties draw:stroke="none" svg:stroke-color="#000000" draw:fill="none" draw:fill-color="#ffffff" draw:textarea-horizontal-align="left" draw:auto-grow-height="true" draw:auto-grow-width="false" fo:min-height="10.096cm" fo:min-width="0cm"/>
    </style:style>
    <style:style style:name="gr208" style:family="graphic" style:parent-style-name="standard">
      <style:graphic-properties draw:stroke="none" svg:stroke-color="#000000" draw:fill="none" draw:fill-color="#ffffff" draw:textarea-horizontal-align="left" draw:auto-grow-height="true" draw:auto-grow-width="true" fo:min-height="0.522cm" fo:min-width="11.771cm"/>
    </style:style>
    <style:style style:name="gr209" style:family="graphic" style:parent-style-name="standard">
      <style:graphic-properties draw:fill-color="#e0e9f0" draw:textarea-horizontal-align="justify" draw:textarea-vertical-align="middle" draw:auto-grow-height="false" fo:min-height="9.148cm" fo:min-width="9.152cm"/>
    </style:style>
    <style:style style:name="gr210" style:family="graphic" style:parent-style-name="standard">
      <style:graphic-properties draw:fill-color="#ffffff" draw:textarea-horizontal-align="justify" draw:textarea-vertical-align="middle" draw:auto-grow-height="false" fo:min-height="1.782cm" fo:min-width="1.532cm"/>
    </style:style>
    <style:style style:name="gr211" style:family="graphic" style:parent-style-name="standard">
      <style:graphic-properties draw:fill-color="#ffffff" draw:textarea-horizontal-align="justify" draw:textarea-vertical-align="middle" draw:auto-grow-height="false" fo:min-height="3.56cm" fo:min-width="3.31cm"/>
    </style:style>
    <style:style style:name="gr212" style:family="graphic" style:parent-style-name="objectwithoutfill">
      <style:graphic-properties draw:fill="none" draw:fill-color="#e0e9f0" draw:textarea-vertical-align="middle"/>
    </style:style>
    <style:style style:name="gr213" style:family="graphic" style:parent-style-name="standard">
      <style:graphic-properties draw:stroke="none" svg:stroke-color="#000000" draw:fill="none" draw:fill-color="#ffffff" draw:textarea-horizontal-align="left" draw:auto-grow-height="true" draw:auto-grow-width="true" fo:min-height="2.809cm" fo:min-width="2.026cm"/>
    </style:style>
    <style:style style:name="gr214" style:family="graphic" style:parent-style-name="standard">
      <style:graphic-properties draw:stroke="none" svg:stroke-color="#000000" draw:fill="none" draw:fill-color="#ffffff" draw:textarea-horizontal-align="left" draw:auto-grow-height="true" draw:auto-grow-width="true" fo:min-height="1.873cm" fo:min-width="2.25cm"/>
    </style:style>
    <style:style style:name="gr215" style:family="graphic" style:parent-style-name="standard">
      <style:graphic-properties draw:stroke="none" draw:fill="none" draw:fill-color="#e0e9f0" fo:min-height="1.356cm"/>
    </style:style>
    <style:style style:name="gr216" style:family="graphic" style:parent-style-name="standard">
      <style:graphic-properties draw:stroke="none" svg:stroke-color="#000000" draw:fill="none" draw:fill-color="#ffffff" draw:textarea-horizontal-align="left" draw:auto-grow-height="true" draw:auto-grow-width="true" fo:min-height="0.937cm" fo:min-width="5.027cm"/>
    </style:style>
    <style:style style:name="gr217"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18" style:family="graphic" style:parent-style-name="standard">
      <style:graphic-properties draw:stroke="none" svg:stroke-color="#000000" draw:fill="none" draw:fill-color="#ffffff" draw:auto-grow-height="true" draw:auto-grow-width="false" fo:max-height="0cm" fo:min-height="9.361cm"/>
    </style:style>
    <style:style style:name="gr21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20" style:family="graphic" style:parent-style-name="standard">
      <style:graphic-properties draw:stroke="none" svg:stroke-color="#000000" draw:fill="none" draw:fill-color="#ffffff" draw:auto-grow-height="true" draw:auto-grow-width="false" fo:max-height="0cm" fo:min-height="12.399cm"/>
    </style:style>
    <style:style style:name="gr221" style:family="graphic" style:parent-style-name="standard">
      <style:graphic-properties draw:stroke="none" svg:stroke-color="#000000" draw:fill="none" draw:fill-color="#ffffff" draw:textarea-horizontal-align="left" draw:auto-grow-height="true" draw:auto-grow-width="true" fo:min-height="0.847cm" fo:min-width="2.838cm"/>
    </style:style>
    <style:style style:name="gr222" style:family="graphic" style:parent-style-name="standard">
      <style:graphic-properties draw:stroke="none" svg:stroke-color="#000000" draw:fill="none" draw:fill-color="#ffffff" draw:textarea-horizontal-align="left" draw:auto-grow-height="true" draw:auto-grow-width="true" fo:min-height="1.27cm" fo:min-width="2.525cm"/>
    </style:style>
    <style:style style:name="gr223" style:family="graphic" style:parent-style-name="standard">
      <style:graphic-properties draw:stroke="none" svg:stroke-color="#000000" draw:fill="none" draw:fill-color="#ffffff" draw:textarea-horizontal-align="left" draw:auto-grow-height="true" draw:auto-grow-width="true" fo:min-height="0.424cm" fo:min-width="2.364cm"/>
    </style:style>
    <style:style style:name="gr224"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25" style:family="graphic" style:parent-style-name="standard">
      <style:graphic-properties draw:fill-color="#ccccff" draw:textarea-horizontal-align="justify" draw:textarea-vertical-align="middle" draw:auto-grow-height="false" fo:min-height="10.378cm" fo:min-width="13.978cm"/>
    </style:style>
    <style:style style:name="gr226" style:family="graphic" style:parent-style-name="standard">
      <style:graphic-properties draw:fill-color="#ffffff" draw:textarea-horizontal-align="justify" draw:textarea-vertical-align="middle" draw:auto-grow-height="false" fo:min-height="1.02cm" fo:min-width="4.58cm"/>
    </style:style>
    <style:style style:name="gr227" style:family="graphic" style:parent-style-name="standard">
      <style:graphic-properties draw:stroke="none" svg:stroke-color="#000000" draw:fill="none" draw:fill-color="#ffffff" draw:textarea-horizontal-align="left" draw:auto-grow-height="true" draw:auto-grow-width="true" fo:min-height="0.937cm" fo:min-width="1.793cm"/>
    </style:style>
    <style:style style:name="gr228" style:family="graphic" style:parent-style-name="standard">
      <style:graphic-properties draw:stroke="none" svg:stroke-color="#000000" draw:fill="none" draw:fill-color="#ffffff" draw:textarea-horizontal-align="left" draw:auto-grow-height="true" draw:auto-grow-width="true" fo:min-height="0.937cm" fo:min-width="1.987cm"/>
    </style:style>
    <style:style style:name="gr229" style:family="graphic" style:parent-style-name="standard">
      <style:graphic-properties draw:fill-color="#ffffff" draw:textarea-horizontal-align="justify" draw:textarea-vertical-align="middle" draw:auto-grow-height="false" fo:min-height="0.512cm" fo:min-width="2.294cm"/>
    </style:style>
    <style:style style:name="gr230" style:family="graphic" style:parent-style-name="standard">
      <style:graphic-properties draw:fill-color="#ffffff" draw:textarea-horizontal-align="justify" draw:textarea-vertical-align="middle" draw:auto-grow-height="false" fo:min-height="0.036cm" fo:min-width="0.354cm"/>
    </style:style>
    <style:style style:name="gr231" style:family="graphic" style:parent-style-name="standard">
      <style:graphic-properties draw:fill-color="#ffffff" draw:textarea-horizontal-align="justify" draw:textarea-vertical-align="middle" draw:auto-grow-height="false" fo:min-height="3.504cm" fo:min-width="1.968cm"/>
    </style:style>
    <style:style style:name="gr232" style:family="graphic" style:parent-style-name="standard">
      <style:graphic-properties draw:stroke="none" svg:stroke-color="#000000" draw:fill="none" draw:fill-color="#ffffff" draw:textarea-horizontal-align="left" draw:auto-grow-height="true" draw:auto-grow-width="true" fo:min-height="0.937cm" fo:min-width="1.729cm"/>
    </style:style>
    <style:style style:name="gr233" style:family="graphic" style:parent-style-name="standard">
      <style:graphic-properties draw:fill-color="#ffffff" draw:textarea-horizontal-align="justify" draw:textarea-vertical-align="middle" draw:auto-grow-height="false" fo:min-height="1.782cm" fo:min-width="1.132cm"/>
    </style:style>
    <style:style style:name="gr234" style:family="graphic" style:parent-style-name="standard">
      <style:graphic-properties draw:stroke="none" svg:stroke-color="#000000" draw:fill="none" draw:fill-color="#ffffff" draw:textarea-horizontal-align="left" draw:auto-grow-height="true" draw:auto-grow-width="true" fo:min-height="0.937cm" fo:min-width="1.458cm"/>
    </style:style>
    <style:style style:name="gr235" style:family="graphic" style:parent-style-name="standard">
      <style:graphic-properties draw:stroke="none" svg:stroke-color="#000000" draw:fill="none" draw:fill-color="#ffffff" draw:textarea-horizontal-align="left" draw:auto-grow-height="true" draw:auto-grow-width="true" fo:min-height="0.937cm" fo:min-width="1.661cm"/>
    </style:style>
    <style:style style:name="gr236" style:family="graphic" style:parent-style-name="standard">
      <style:graphic-properties draw:fill-color="#ffffff" draw:textarea-horizontal-align="justify" draw:textarea-vertical-align="middle" draw:auto-grow-height="false" fo:min-height="1.02cm" fo:min-width="0.516cm"/>
    </style:style>
    <style:style style:name="gr237" style:family="graphic" style:parent-style-name="measure" style:list-style-name="L1">
      <style:graphic-properties svg:stroke-color="#3333ff" draw:fill-color="#3333ff" draw:textarea-vertical-align="middle"/>
    </style:style>
    <style:style style:name="gr238" style:family="graphic" style:parent-style-name="standard">
      <style:graphic-properties draw:fill-color="#ff99ff" draw:textarea-horizontal-align="justify" draw:textarea-vertical-align="middle" draw:auto-grow-height="false" fo:min-height="0.766cm" fo:min-width="2.548cm"/>
    </style:style>
    <style:style style:name="gr239" style:family="graphic" style:parent-style-name="standard">
      <style:graphic-properties draw:textarea-horizontal-align="justify" draw:textarea-vertical-align="middle" draw:auto-grow-height="false" fo:min-height="2.798cm" fo:min-width="6.358cm"/>
    </style:style>
    <style:style style:name="gr240" style:family="graphic" style:parent-style-name="standard">
      <style:graphic-properties draw:textarea-horizontal-align="justify" draw:textarea-vertical-align="middle" draw:auto-grow-height="false" fo:min-height="0.766cm" fo:min-width="6.358cm"/>
    </style:style>
    <style:style style:name="gr241" style:family="graphic" style:parent-style-name="standard">
      <style:graphic-properties draw:stroke="none" svg:stroke-color="#000000" draw:fill="none" draw:fill-color="#ffffff" draw:textarea-horizontal-align="left" draw:auto-grow-height="true" draw:auto-grow-width="true" fo:min-height="0.937cm" fo:min-width="0.32cm"/>
    </style:style>
    <style:style style:name="gr242" style:family="graphic" style:parent-style-name="standard">
      <style:graphic-properties draw:stroke="none" svg:stroke-color="#000000" draw:fill="none" draw:fill-color="#ffffff" draw:textarea-horizontal-align="left" draw:auto-grow-height="true" draw:auto-grow-width="true" fo:min-height="0.937cm" fo:min-width="0.18cm"/>
    </style:style>
    <style:style style:name="gr243" style:family="graphic" style:parent-style-name="standard">
      <style:graphic-properties draw:fill-color="#ff99ff" draw:textarea-horizontal-align="justify" draw:textarea-vertical-align="middle" draw:auto-grow-height="false" fo:min-height="2.798cm" fo:min-width="0.516cm"/>
    </style:style>
    <style:style style:name="gr244" style:family="graphic" style:parent-style-name="standard">
      <style:graphic-properties draw:fill-color="#ff99ff" draw:textarea-horizontal-align="justify" draw:textarea-vertical-align="middle" draw:auto-grow-height="false" fo:min-height="0.766cm" fo:min-width="0.516cm"/>
    </style:style>
    <style:style style:name="gr245" style:family="graphic" style:parent-style-name="standard">
      <style:graphic-properties draw:fill-color="#ff99ff" draw:textarea-horizontal-align="justify" draw:textarea-vertical-align="middle" draw:auto-grow-height="false" fo:min-height="0.639cm" fo:min-width="2.548cm"/>
    </style:style>
    <style:style style:name="gr246" style:family="graphic" style:parent-style-name="standard">
      <style:graphic-properties draw:stroke="none" svg:stroke-color="#000000" draw:fill="none" draw:fill-color="#ffffff" draw:auto-grow-height="true" draw:auto-grow-width="false" fo:max-height="0cm" fo:min-height="1.453cm"/>
    </style:style>
    <style:style style:name="gr247" style:family="graphic" style:parent-style-name="standard">
      <style:graphic-properties draw:fill-color="#ffffff" draw:textarea-horizontal-align="justify" draw:textarea-vertical-align="middle" draw:auto-grow-height="false" fo:min-height="1.782cm" fo:min-width="3.849cm"/>
    </style:style>
    <style:style style:name="gr248" style:family="graphic" style:parent-style-name="standard">
      <style:graphic-properties draw:fill-color="#ffffff" draw:textarea-horizontal-align="justify" draw:textarea-vertical-align="middle" draw:auto-grow-height="false" fo:min-height="1.382cm" fo:min-width="1.007cm"/>
    </style:style>
    <style:style style:name="gr249" style:family="graphic" style:parent-style-name="standard">
      <style:graphic-properties draw:fill-color="#ff0000" draw:textarea-horizontal-align="justify" draw:textarea-vertical-align="middle" draw:auto-grow-height="false" fo:min-height="1.382cm" fo:min-width="1.007cm"/>
    </style:style>
    <style:style style:name="gr250" style:family="graphic" style:parent-style-name="standard">
      <style:graphic-properties draw:fill-color="#ccccff" draw:textarea-horizontal-align="justify" draw:textarea-vertical-align="middle" draw:auto-grow-height="false" fo:min-height="3.814cm" fo:min-width="3.564cm"/>
    </style:style>
    <style:style style:name="gr251" style:family="graphic" style:parent-style-name="standard">
      <style:graphic-properties draw:fill-color="#ffffff" draw:textarea-horizontal-align="justify" draw:textarea-vertical-align="middle" draw:auto-grow-height="false" fo:min-height="2.036cm" fo:min-width="2.548cm"/>
    </style:style>
    <style:style style:name="gr252" style:family="graphic" style:parent-style-name="standard">
      <style:graphic-properties draw:stroke="none" svg:stroke-color="#000000" draw:fill="none" draw:fill-color="#ffffff" draw:textarea-horizontal-align="left" draw:auto-grow-height="true" draw:auto-grow-width="true" fo:min-height="0.937cm" fo:min-width="2.855cm"/>
    </style:style>
    <style:style style:name="gr253" style:family="graphic" style:parent-style-name="objectwithoutfill">
      <style:graphic-properties draw:marker-end="Arrow" draw:marker-end-width="0.3cm" draw:fill="none" draw:fill-color="#99ccff" draw:textarea-vertical-align="middle"/>
    </style:style>
    <style:style style:name="gr254" style:family="graphic" style:parent-style-name="standard">
      <style:graphic-properties draw:stroke="none" svg:stroke-color="#000000" draw:fill="none" draw:fill-color="#ffffff" draw:textarea-horizontal-align="left" draw:auto-grow-height="true" draw:auto-grow-width="true" fo:min-height="0.937cm" fo:min-width="3.033cm"/>
    </style:style>
    <style:style style:name="gr255" style:family="graphic" style:parent-style-name="standard">
      <style:graphic-properties draw:stroke="none" svg:stroke-color="#000000" draw:fill="none" draw:fill-color="#ffffff" draw:textarea-horizontal-align="left" draw:auto-grow-height="true" draw:auto-grow-width="false" fo:min-height="7.116cm" fo:min-width="0cm"/>
    </style:style>
    <style:style style:name="gr256" style:family="graphic" style:parent-style-name="standard">
      <style:graphic-properties draw:stroke="none" svg:stroke-color="#000000" draw:fill="none" draw:fill-color="#ffffff" draw:textarea-horizontal-align="left" draw:auto-grow-height="true" draw:auto-grow-width="false" fo:min-height="11.651cm" fo:min-width="0cm"/>
    </style:style>
    <style:style style:name="gr257" style:family="graphic" style:parent-style-name="standard">
      <style:graphic-properties draw:fill-color="#ccccff" draw:textarea-horizontal-align="justify" draw:textarea-vertical-align="middle" draw:auto-grow-height="false" fo:min-height="13.187cm" fo:min-width="14.34cm"/>
    </style:style>
    <style:style style:name="gr258" style:family="graphic" style:parent-style-name="standard">
      <style:graphic-properties draw:stroke="none" svg:stroke-color="#000000" draw:fill="none" draw:fill-color="#ffffff" draw:textarea-horizontal-align="left" draw:auto-grow-height="true" draw:auto-grow-width="true" fo:min-height="0.937cm" fo:min-width="3.854cm"/>
    </style:style>
    <style:style style:name="gr259" style:family="graphic" style:parent-style-name="standard">
      <style:graphic-properties draw:stroke="none" draw:fill="none" draw:fill-color="#e0e9f0" fo:min-height="4.066cm"/>
    </style:style>
    <style:style style:name="gr260" style:family="graphic" style:parent-style-name="standard">
      <style:graphic-properties draw:fill-color="#ffffff" draw:textarea-horizontal-align="justify" draw:textarea-vertical-align="middle" draw:auto-grow-height="false" fo:min-height="1.264cm" fo:min-width="1.014cm"/>
    </style:style>
    <style:style style:name="gr261" style:family="graphic" style:parent-style-name="standard">
      <style:graphic-properties draw:fill-color="#ffffff" draw:textarea-horizontal-align="justify" draw:textarea-vertical-align="middle" draw:auto-grow-height="false" fo:min-height="2.544cm" fo:min-width="3.056cm"/>
    </style:style>
    <style:style style:name="gr262" style:family="graphic" style:parent-style-name="standard">
      <style:graphic-properties draw:stroke="none" draw:fill="none" draw:fill-color="#c5caed" fo:min-height="4.066cm"/>
    </style:style>
    <style:style style:name="gr263" style:family="graphic" style:parent-style-name="standard">
      <style:graphic-properties draw:fill-color="#ffffff" draw:textarea-horizontal-align="justify" draw:textarea-vertical-align="middle" draw:auto-grow-height="false" fo:min-height="0.178cm" fo:min-width="0.782cm"/>
    </style:style>
    <style:style style:name="gr264" style:family="graphic" style:parent-style-name="objectwithoutfill">
      <style:graphic-properties draw:marker-end="Arrow" draw:marker-end-width="0.3cm" draw:fill="none" draw:fill-color="#e0e9f0" draw:textarea-vertical-align="middle"/>
    </style:style>
    <style:style style:name="gr265"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6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67"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68"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69" style:family="graphic" style:parent-style-name="standard">
      <style:graphic-properties draw:stroke="none" svg:stroke-color="#000000" draw:fill="none" draw:fill-color="#ffffff" draw:textarea-horizontal-align="left" draw:auto-grow-height="true" draw:auto-grow-width="true" fo:min-height="1.873cm" fo:min-width="0.353cm"/>
    </style:style>
    <style:style style:name="gr270" style:family="graphic" style:parent-style-name="standard">
      <style:graphic-properties draw:fill-color="#ffffff" draw:textarea-horizontal-align="justify" draw:textarea-vertical-align="middle" draw:auto-grow-height="false" fo:min-height="0.988cm" fo:min-width="2.548cm"/>
    </style:style>
    <style:style style:name="gr271" style:family="graphic" style:parent-style-name="standard">
      <style:graphic-properties draw:fill-color="#ffffff" draw:textarea-horizontal-align="justify" draw:textarea-vertical-align="middle" draw:auto-grow-height="false" fo:min-height="1.528cm" fo:min-width="1.278cm"/>
    </style:style>
    <style:style style:name="gr27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7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74" style:family="graphic" style:parent-style-name="standard">
      <style:graphic-properties draw:stroke="none" draw:fill="none" fo:min-height="1.246cm"/>
    </style:style>
    <style:style style:name="gr275" style:family="graphic" style:parent-style-name="standard">
      <style:graphic-properties draw:fill-color="#ffffff" draw:textarea-horizontal-align="justify" draw:textarea-vertical-align="middle" draw:auto-grow-height="false" fo:min-height="0.512cm" fo:min-width="1.532cm"/>
    </style:style>
    <style:style style:name="gr27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77"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78"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7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8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81" style:family="graphic" style:parent-style-name="standard">
      <style:graphic-properties draw:stroke="none" svg:stroke-color="#000000" draw:fill="none" draw:fill-color="#ffffff" draw:auto-grow-height="true" draw:auto-grow-width="false" fo:max-height="0cm" fo:min-height="8.425cm"/>
    </style:style>
    <style:style style:name="gr282" style:family="graphic" style:parent-style-name="standard">
      <style:graphic-properties draw:fill-color="#ccccff" draw:textarea-horizontal-align="justify" draw:textarea-vertical-align="middle" draw:auto-grow-height="false" fo:min-height="6.862cm" fo:min-width="16.264cm"/>
    </style:style>
    <style:style style:name="gr283" style:family="graphic" style:parent-style-name="standard">
      <style:graphic-properties draw:fill-color="#ffffff" draw:textarea-horizontal-align="justify" draw:textarea-vertical-align="middle" draw:auto-grow-height="false" fo:min-height="2.036cm" fo:min-width="2.802cm"/>
    </style:style>
    <style:style style:name="gr284" style:family="graphic" style:parent-style-name="standard">
      <style:graphic-properties draw:fill-color="#ffffff" draw:textarea-horizontal-align="justify" draw:textarea-vertical-align="middle" draw:auto-grow-height="false" fo:min-height="0.766cm" fo:min-width="2.756cm"/>
    </style:style>
    <style:style style:name="gr285" style:family="graphic" style:parent-style-name="standard">
      <style:graphic-properties draw:stroke="none" svg:stroke-color="#000000" draw:fill="none" draw:fill-color="#ffffff" draw:textarea-horizontal-align="left" draw:auto-grow-height="true" draw:auto-grow-width="true" fo:min-height="1.14cm" fo:min-width="0.417cm"/>
    </style:style>
    <style:style style:name="gr286" style:family="graphic" style:parent-style-name="standard">
      <style:graphic-properties draw:stroke="none" svg:stroke-color="#000000" draw:fill="none" draw:fill-color="#ffffff" draw:textarea-horizontal-align="left" draw:auto-grow-height="true" draw:auto-grow-width="true" fo:min-height="0.729cm" fo:min-width="2.335cm"/>
    </style:style>
    <style:style style:name="gr287" style:family="graphic" style:parent-style-name="standard">
      <style:graphic-properties draw:stroke="none" svg:stroke-color="#000000" draw:fill="none" draw:fill-color="#ffffff" draw:textarea-horizontal-align="left" draw:auto-grow-height="true" draw:auto-grow-width="true" fo:min-height="0.729cm" fo:min-width="2.91cm"/>
    </style:style>
    <style:style style:name="gr288" style:family="graphic" style:parent-style-name="standard">
      <style:graphic-properties draw:fill-color="#ffffff" draw:textarea-horizontal-align="justify" draw:textarea-vertical-align="middle" draw:auto-grow-height="false" fo:min-height="2.036cm" fo:min-width="3.95cm"/>
    </style:style>
    <style:style style:name="gr289" style:family="graphic" style:parent-style-name="standard">
      <style:graphic-properties draw:stroke="none" svg:stroke-color="#000000" draw:fill="none" draw:fill-color="#ffffff" draw:textarea-horizontal-align="left" draw:auto-grow-height="true" draw:auto-grow-width="true" fo:min-height="0.729cm" fo:min-width="1.526cm"/>
    </style:style>
    <style:style style:name="gr290" style:family="graphic" style:parent-style-name="standard">
      <style:graphic-properties draw:fill-color="#ffffff" draw:textarea-horizontal-align="justify" draw:textarea-vertical-align="middle" draw:auto-grow-height="false" fo:min-height="1.528cm" fo:min-width="1.024cm"/>
    </style:style>
    <style:style style:name="gr291" style:family="graphic" style:parent-style-name="standard">
      <style:graphic-properties draw:stroke="none" svg:stroke-color="#000000" draw:fill="none" draw:fill-color="#ffffff" draw:textarea-horizontal-align="left" draw:auto-grow-height="true" draw:auto-grow-width="true" fo:min-height="1.14cm" fo:min-width="1.738cm"/>
    </style:style>
    <style:style style:name="gr292" style:family="graphic" style:parent-style-name="standard">
      <style:graphic-properties draw:stroke="none" svg:stroke-color="#000000" draw:fill="none" draw:fill-color="#ffffff" draw:textarea-horizontal-align="left" draw:auto-grow-height="true" draw:auto-grow-width="true" fo:min-height="0.937cm" fo:min-width="1.365cm"/>
    </style:style>
    <style:style style:name="gr293" style:family="graphic" style:parent-style-name="standard">
      <style:graphic-properties draw:stroke="none" svg:stroke-color="#000000" draw:fill="none" draw:fill-color="#ffffff" draw:textarea-horizontal-align="left" draw:auto-grow-height="true" draw:auto-grow-width="false" fo:min-height="6.862cm" fo:min-width="0cm"/>
    </style:style>
    <style:style style:name="gr294" style:family="graphic" style:parent-style-name="standard">
      <style:graphic-properties draw:fill-color="#99ccff" draw:textarea-horizontal-align="justify" draw:textarea-vertical-align="middle" draw:auto-grow-height="false" fo:min-height="1.546cm" fo:min-width="1.296cm"/>
    </style:style>
    <style:style style:name="gr295" style:family="graphic" style:parent-style-name="standard">
      <style:graphic-properties draw:stroke="none" svg:stroke-color="#000000" draw:fill="none" draw:fill-color="#ffffff" draw:textarea-horizontal-align="left" draw:auto-grow-height="true" draw:auto-grow-width="true" fo:min-height="0.937cm" fo:min-width="7.91cm"/>
    </style:style>
    <style:style style:name="gr29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97"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98"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99" style:family="graphic" style:parent-style-name="standard">
      <style:graphic-properties draw:fill-color="#ffffff" draw:textarea-horizontal-align="justify" draw:textarea-vertical-align="middle" draw:auto-grow-height="false" fo:min-height="0.834cm" fo:min-width="2.548cm"/>
    </style:style>
    <style:style style:name="gr30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1"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2" style:family="graphic" style:parent-style-name="standard">
      <style:graphic-properties draw:stroke="none" svg:stroke-color="#000000" draw:fill="none" draw:fill-color="#ffffff" draw:textarea-horizontal-align="left" draw:auto-grow-height="true" draw:auto-grow-width="true" fo:min-height="2.219cm" fo:min-width="20.026cm"/>
    </style:style>
    <style:style style:name="gr303" style:family="graphic" style:parent-style-name="standard">
      <style:graphic-properties draw:fill-color="#ffffff" draw:textarea-horizontal-align="justify" draw:textarea-vertical-align="middle" draw:auto-grow-height="false" fo:min-height="0.812cm" fo:min-width="2.548cm"/>
    </style:style>
    <style:style style:name="gr304" style:family="graphic" style:parent-style-name="standard">
      <style:graphic-properties draw:textarea-horizontal-align="justify" draw:textarea-vertical-align="middle" draw:auto-grow-height="false" fo:min-height="1.726cm" fo:min-width="1.476cm"/>
    </style:style>
    <style:style style:name="gr305" style:family="graphic" style:parent-style-name="standard">
      <style:graphic-properties draw:stroke="none" svg:stroke-color="#000000" draw:fill="none" draw:fill-color="#ffffff" draw:textarea-horizontal-align="left" draw:auto-grow-height="true" draw:auto-grow-width="false" fo:min-height="1.457cm" fo:min-width="0cm"/>
    </style:style>
    <style:style style:name="gr306" style:family="graphic" style:parent-style-name="standard">
      <style:graphic-properties draw:stroke="none" svg:stroke-color="#000000" draw:fill="none" draw:fill-color="#ffffff" draw:textarea-horizontal-align="left" draw:auto-grow-height="true" draw:auto-grow-width="true" fo:min-height="1.457cm" fo:min-width="2.843cm"/>
    </style:style>
    <style:style style:name="gr307" style:family="graphic" style:parent-style-name="standard">
      <style:graphic-properties draw:stroke="none" svg:stroke-color="#000000" draw:fill="none" draw:fill-color="#ffffff" draw:textarea-horizontal-align="left" draw:auto-grow-height="true" draw:auto-grow-width="true" fo:min-height="0.729cm" fo:min-width="2.813cm"/>
    </style:style>
    <style:style style:name="gr308" style:family="graphic" style:parent-style-name="standard">
      <style:graphic-properties draw:stroke="none" svg:stroke-color="#000000" draw:fill="none" draw:fill-color="#ffffff" draw:textarea-horizontal-align="left" draw:auto-grow-height="true" draw:auto-grow-width="true" fo:min-height="0.729cm" fo:min-width="2.123cm"/>
    </style:style>
    <style:style style:name="gr309"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gr310" style:family="graphic" style:parent-style-name="standard">
      <style:graphic-properties draw:fill-color="#6699cc" draw:textarea-horizontal-align="justify" draw:textarea-vertical-align="middle" draw:auto-grow-height="false" fo:min-height="1.726cm" fo:min-width="1.476cm"/>
    </style:style>
    <style:style style:name="gr311" style:family="graphic" style:parent-style-name="standard">
      <style:graphic-properties draw:stroke="none" svg:stroke-color="#000000" draw:fill="none" draw:fill-color="#ffffff" draw:textarea-horizontal-align="left" draw:auto-grow-height="true" draw:auto-grow-width="true" fo:min-height="1.457cm" fo:min-width="2.86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co1" style:family="table-column">
      <style:table-column-properties style:column-width="11.334cm" style:use-optimal-column-width="false"/>
    </style:style>
    <style:style style:name="co2" style:family="table-column">
      <style:table-column-properties style:column-width="6.731cm" style:use-optimal-column-width="false"/>
    </style:style>
    <style:style style:name="co3" style:family="table-column">
      <style:table-column-properties style:column-width="10.978cm" style:use-optimal-column-width="false"/>
    </style:style>
    <style:style style:name="co4" style:family="table-column">
      <style:table-column-properties style:column-width="11.842cm" style:use-optimal-column-width="false"/>
    </style:style>
    <style:style style:name="co5" style:family="table-column">
      <style:table-column-properties style:column-width="0.855cm" style:use-optimal-column-width="false"/>
    </style:style>
    <style:style style:name="co6" style:family="table-column">
      <style:table-column-properties style:column-width="0.848cm" style:use-optimal-column-width="false"/>
    </style:style>
    <style:style style:name="co7" style:family="table-column">
      <style:table-column-properties style:column-width="1.124cm" style:use-optimal-column-width="false"/>
    </style:style>
    <style:style style:name="co8" style:family="table-column">
      <style:table-column-properties style:column-width="1.121cm" style:use-optimal-column-width="false"/>
    </style:style>
    <style:style style:name="ro1" style:family="table-row">
      <style:table-row-properties style:row-height="0.888cm"/>
    </style:style>
    <style:style style:name="ro2" style:family="table-row">
      <style:table-row-properties style:row-height="0.735cm"/>
    </style:style>
    <style:style style:name="ro3" style:family="table-row">
      <style:table-row-properties style:row-height="1.243cm"/>
    </style:style>
    <style:style style:name="ro4" style:family="table-row">
      <style:table-row-properties style:row-height="1.197cm"/>
    </style:style>
    <style:style style:name="ro5" style:family="table-row">
      <style:table-row-properties style:row-height="0.972cm"/>
    </style:style>
    <style:style style:name="ce1" style:family="table-cell">
      <style:text-properties fo:font-size="12pt" style:font-size-asian="12pt" style:font-size-complex="12pt"/>
    </style:style>
    <style:style style:name="ce2" style:family="table-cell">
      <loext:graphic-properties draw:fill-color="#ffff99"/>
      <style:text-properties fo:font-size="12pt" style:font-size-asian="12pt" style:font-size-complex="12pt"/>
    </style:style>
    <style:style style:name="ce3" style:family="table-cell">
      <loext:graphic-properties draw:fill-color="#3465a4"/>
      <style:text-properties fo:font-size="12pt" style:font-size-asian="12pt" style:font-size-complex="12pt"/>
    </style:style>
    <style:style style:name="ce4" style:family="table-cell">
      <style:text-properties style:font-name="TeXGyreSchola3" fo:font-size="12pt" fo:font-weight="bold" style:font-size-asian="12pt" style:font-weight-asian="bold" style:font-size-complex="12pt" style:font-weight-complex="bold"/>
    </style:style>
    <style:style style:name="ce5" style:family="table-cell">
      <style:text-properties style:font-name="TeXGyreSchola3" fo:font-size="18pt" fo:font-weight="bold" style:font-size-asian="18pt" style:font-weight-asian="bold" style:font-size-complex="18pt" style:font-weight-complex="bold"/>
    </style:style>
    <style:style style:name="ce6" style:family="table-cell">
      <style:text-properties style:font-name="TeXGyreSchola3" fo:font-size="12pt" fo:font-weight="normal" style:font-size-asian="12pt" style:font-weight-asian="normal" style:font-size-complex="12pt" style:font-weight-complex="normal"/>
    </style:style>
    <style:style style:name="ce7" style:family="table-cell">
      <style:text-properties style:font-name="TeXGyreSchola3" fo:font-size="12pt" style:font-size-asian="12pt" style:font-size-complex="12pt"/>
    </style:style>
    <style:style style:name="ce8" style:family="table-cell">
      <loext:graphic-properties draw:fill-color="#dddddd"/>
      <style:text-properties style:font-name="TeXGyreSchola3" fo:font-size="12pt" style:font-size-asian="12pt" style:font-size-complex="12pt"/>
    </style:style>
    <style:style style:name="ce9" style:family="table-cell">
      <loext:graphic-properties draw:fill-color="#ff9999"/>
      <style:text-properties style:font-name="TeXGyreSchola3" fo:font-size="12pt" style:font-size-asian="12pt" style:font-size-complex="12pt"/>
    </style:style>
    <style:style style:name="ce10" style:family="table-cell">
      <loext:graphic-properties draw:fill-color="#d7c370"/>
    </style:style>
    <style:style style:name="ce11" style:family="table-cell">
      <loext:graphic-properties draw:fill-color="#70653a"/>
    </style:style>
    <style:style style:name="ce12" style:family="table-cell">
      <loext:graphic-properties draw:fill-color="#90824a"/>
    </style:style>
    <style:style style:name="ce13" style:family="table-cell">
      <loext:graphic-properties draw:fill-color="#aa9a59"/>
    </style:style>
    <style:style style:name="ce14" style:family="table-cell">
      <loext:graphic-properties draw:fill-color="#c1af64"/>
    </style:style>
    <style:style style:name="ce15" style:family="table-cell">
      <loext:graphic-properties draw:fill-color="#729fcf"/>
    </style:style>
    <style:style style:name="ce16" style:family="table-cell">
      <loext:graphic-properties draw:fill-color="#ff6600"/>
    </style:style>
    <style:style style:name="ce17" style:family="table-cell">
      <loext:graphic-properties draw:fill-color="#ff66cc"/>
    </style:style>
    <style:style style:name="ce18" style:family="table-cell">
      <loext:graphic-properties draw:fill-color="#3399ff"/>
    </style:style>
    <style:style style:name="ce19" style:family="table-cell">
      <loext:graphic-properties draw:fill-color="#00ff66"/>
    </style:style>
    <style:style style:name="ce20" style:family="table-cell">
      <loext:graphic-properties draw:fill-color="#ffff66"/>
    </style:style>
    <style:style style:name="ce21" style:family="table-cell">
      <loext:graphic-properties draw:fill-color="#66ffff"/>
    </style:style>
    <style:style style:name="P1" style:family="paragraph">
      <loext:graphic-properties draw:fill-color="#ffffff"/>
      <style:text-properties fo:font-size="20pt"/>
    </style:style>
    <style:style style:name="P2" style:family="paragraph">
      <loext:graphic-properties draw:fill="none" draw:fill-color="#ffffff"/>
      <style:text-properties fo:font-size="14pt" style:font-size-asian="14pt" style:font-size-complex="14pt"/>
    </style:style>
    <style:style style:name="P3" style:family="paragraph">
      <style:paragraph-properties fo:text-align="center"/>
    </style:style>
    <style:style style:name="P4" style:family="paragraph">
      <loext:graphic-properties draw:fill="none" draw:fill-color="#ffffff"/>
      <style:text-properties fo:font-style="italic" style:text-underline-style="none" fo:font-weight="bold" style:font-style-asian="italic" style:font-weight-asian="bold" style:font-style-complex="italic" style:font-weight-complex="bold"/>
    </style:style>
    <style:style style:name="P5" style:family="paragraph">
      <loext:graphic-properties draw:fill="none"/>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color="#ffffff"/>
    </style:style>
    <style:style style:name="P8" style:family="paragraph">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 style:family="paragraph">
      <style:paragraph-properties fo:text-align="end"/>
    </style:style>
    <style:style style:name="P10" style:family="paragraph">
      <loext:graphic-properties draw:fill="none" draw:fill-color="#ffffff"/>
      <style:paragraph-properties fo:text-align="end"/>
      <style:text-properties fo:font-style="italic" style:text-underline-style="none" fo:font-weight="bold" style:font-style-asian="italic" style:font-weight-asian="bold" style:font-style-complex="italic" style:font-weight-complex="bold"/>
    </style:style>
    <style:style style:name="P11" style:family="paragraph">
      <loext:graphic-properties draw:fill="none" draw:fill-color="#ffffff"/>
    </style:style>
    <style:style style:name="P12" style:family="paragraph">
      <loext:graphic-properties draw:fill="none" draw:fill-color="#ffffff"/>
      <style:text-properties fo:color="#ff0000" fo:font-size="22pt" style:font-size-asian="22pt" style:font-size-complex="22pt"/>
    </style:style>
    <style:style style:name="P13" style:family="paragraph">
      <style:text-properties fo:color="#ff0000"/>
    </style:style>
    <style:style style:name="P14" style:family="paragraph">
      <loext:graphic-properties draw:fill="none" draw:fill-color="#ffffff"/>
      <style:text-properties fo:color="#ff0000" fo:font-size="18pt" style:font-size-asian="18pt" style:font-size-complex="18pt"/>
    </style:style>
    <style:style style:name="P15" style:family="paragraph">
      <loext:graphic-properties draw:fill-color="#ffffff"/>
      <style:paragraph-properties fo:text-align="center"/>
    </style:style>
    <style:style style:name="P16" style:family="paragraph">
      <loext:graphic-properties draw:fill-color="#d4d9db"/>
      <style:paragraph-properties fo:text-align="center"/>
      <style:text-properties fo:font-size="28pt" style:font-size-asian="28pt" style:font-size-complex="28pt"/>
    </style:style>
    <style:style style:name="P17" style:family="paragraph">
      <loext:graphic-properties draw:fill="none" draw:fill-color="#d4d9db"/>
      <style:paragraph-properties fo:text-align="center"/>
    </style:style>
    <style:style style:name="P18" style:family="paragraph">
      <loext:graphic-properties draw:fill="none" draw:fill-color="#ffffff"/>
      <style:paragraph-properties fo:text-align="center"/>
    </style:style>
    <style:style style:name="P19" style:family="paragraph">
      <loext:graphic-properties draw:fill-color="#d4d9db"/>
      <style:paragraph-properties fo:text-align="center"/>
    </style:style>
    <style:style style:name="P20" style:family="paragraph">
      <loext:graphic-properties draw:fill-color="#ffffff"/>
      <style:paragraph-properties fo:text-align="center"/>
      <style:text-properties fo:font-size="24pt" style:font-size-asian="24pt" style:font-size-complex="24pt"/>
    </style:style>
    <style:style style:name="P21" style:family="paragraph">
      <loext:graphic-properties draw:fill="none" draw:fill-color="#ffffff"/>
      <style:text-properties fo:font-size="18pt"/>
    </style:style>
    <style:style style:name="P22" style:family="paragraph">
      <loext:graphic-properties draw:fill="solid" draw:fill-color="#ff0000"/>
      <style:paragraph-properties fo:text-align="center"/>
    </style:style>
    <style:style style:name="P23" style:family="paragraph">
      <loext:graphic-properties draw:fill="none" draw:fill-color="#ffffff"/>
      <style:text-properties fo:color="#ff0000"/>
    </style:style>
    <style:style style:name="P24" style:family="paragraph">
      <loext:graphic-properties draw:fill="solid" draw:fill-color="#000000"/>
      <style:paragraph-properties fo:text-align="center"/>
    </style:style>
    <style:style style:name="P25" style:family="paragraph">
      <loext:graphic-properties draw:fill-color="#cfe7f5"/>
      <style:paragraph-properties fo:text-align="center"/>
    </style:style>
    <style:style style:name="P26" style:family="paragraph">
      <loext:graphic-properties draw:fill-color="#ffffff"/>
      <style:paragraph-properties fo:text-align="center"/>
      <style:text-properties fo:font-size="28pt" style:font-size-asian="28pt" style:font-size-complex="28pt"/>
    </style:style>
    <style:style style:name="P27" style:family="paragraph">
      <loext:graphic-properties draw:fill-color="#ffffff"/>
      <style:paragraph-properties fo:text-align="center"/>
      <style:text-properties fo:font-size="18pt"/>
    </style:style>
    <style:style style:name="P28" style:family="paragraph">
      <loext:graphic-properties draw:fill-color="#ffffff"/>
      <style:paragraph-properties fo:text-align="center"/>
      <style:text-properties fo:font-size="15pt" style:font-size-asian="15pt" style:font-size-complex="15pt"/>
    </style:style>
    <style:style style:name="P29" style:family="paragraph">
      <style:text-properties style:font-name="TeXGyreSchola3"/>
    </style:style>
    <style:style style:name="P30" style:family="paragraph">
      <loext:graphic-properties draw:fill-color="#e0e9f0"/>
      <style:paragraph-properties fo:text-align="center"/>
    </style:style>
    <style:style style:name="P31" style:family="paragraph">
      <loext:graphic-properties draw:fill="none" draw:fill-color="#ffffff"/>
      <style:text-properties style:font-name="TeXGyreSchola3"/>
    </style:style>
    <style:style style:name="P32" style:family="paragraph">
      <style:paragraph-properties fo:margin-left="0cm" fo:margin-right="0cm" fo:margin-top="0.1cm" fo:margin-bottom="0.1cm" fo:line-height="100%" fo:text-indent="0cm">
        <style:tab-stops/>
      </style:paragraph-properties>
    </style:style>
    <style:style style:name="P33"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34" style:family="paragraph">
      <loext:graphic-properties draw:fill="none" draw:fill-color="#ffffff"/>
      <style:text-properties style:font-name="TeXGyreSchola3" fo:font-size="24pt" style:font-size-asian="24pt" style:font-size-complex="24pt"/>
    </style:style>
    <style:style style:name="P35" style:family="paragraph">
      <loext:graphic-properties draw:fill="none" draw:fill-color="#ffffff"/>
      <style:text-properties fo:font-size="16pt" style:font-size-asian="16pt" style:font-size-complex="16pt"/>
    </style:style>
    <style:style style:name="P36"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1cm" fo:margin-bottom="0.1cm" fo:line-height="100%" fo:text-align="end" fo:text-indent="0cm">
        <style:tab-stops/>
      </style:paragraph-properties>
    </style:style>
    <style:style style:name="P38"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39" style:family="paragraph">
      <loext:graphic-properties draw:fill="none" draw:fill-color="#729fcf"/>
      <style:paragraph-properties fo:text-align="center"/>
    </style:style>
    <style:style style:name="P40" style:family="paragraph">
      <loext:graphic-properties draw:fill="none"/>
      <style:paragraph-properties fo:margin-left="0cm" fo:margin-right="0cm" fo:margin-top="0.1cm" fo:margin-bottom="0.1cm" fo:line-height="100%" fo:text-align="end" fo:text-indent="0cm">
        <style:tab-stops/>
      </style:paragraph-properties>
    </style:style>
    <style:style style:name="P41" style:family="paragraph">
      <loext:graphic-properties draw:fill-color="#c5caed"/>
      <style:paragraph-properties fo:text-align="center"/>
    </style:style>
    <style:style style:name="P42" style:family="paragraph">
      <style:paragraph-properties fo:margin-left="0cm" fo:margin-right="0cm" fo:margin-top="0.1cm" fo:margin-bottom="0.1cm" fo:line-height="100%" fo:text-align="justify" fo:text-indent="0cm">
        <style:tab-stops/>
      </style:paragraph-properties>
    </style:style>
    <style:style style:name="P43" style:family="paragraph">
      <loext:graphic-properties draw:fill="none" draw:fill-color="#ffffff"/>
      <style:paragraph-properties fo:margin-left="0cm" fo:margin-right="0cm" fo:margin-top="0.1cm" fo:margin-bottom="0.1cm" fo:line-height="100%" fo:text-align="justify"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44" style:family="paragraph">
      <loext:graphic-properties draw:fill="none" draw:fill-color="#ffffff"/>
      <style:text-properties fo:font-size="10pt" style:font-size-asian="10pt" style:font-size-complex="10pt"/>
    </style:style>
    <style:style style:name="P45" style:family="paragraph">
      <loext:graphic-properties draw:fill="none" draw:fill-color="#ff0000"/>
      <style:paragraph-properties fo:text-align="center"/>
    </style:style>
    <style:style style:name="P46" style:family="paragraph">
      <loext:graphic-properties draw:fill="none" draw:fill-color="#e0e9f0"/>
      <style:paragraph-properties fo:margin-left="0cm" fo:margin-right="0cm" fo:margin-top="0.1cm" fo:margin-bottom="0.1cm" fo:line-height="100%" fo:text-align="end" fo:text-indent="0cm">
        <style:tab-stops/>
      </style:paragraph-properties>
    </style:style>
    <style:style style:name="P47"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2pt" style:font-size-asian="12pt" style:font-size-complex="12pt"/>
    </style:style>
    <style:style style:name="P48" style:family="paragraph">
      <loext:graphic-properties draw:fill-color="#ccccff"/>
      <style:paragraph-properties fo:text-align="center"/>
    </style:style>
    <style:style style:name="P49" style:family="paragraph">
      <loext:graphic-properties draw:fill-color="#ffffff"/>
      <style:paragraph-properties fo:text-align="center"/>
      <style:text-properties fo:font-size="16pt" style:font-size-asian="16pt" style:font-size-complex="16pt"/>
    </style:style>
    <style:style style:name="P50"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51" style:family="paragraph">
      <style:paragraph-properties fo:text-align="justify"/>
    </style:style>
    <style:style style:name="P52" style:family="paragraph">
      <loext:graphic-properties draw:fill="none" draw:fill-color="#ffffff"/>
      <style:paragraph-properties fo:text-align="justify"/>
      <style:text-properties fo:font-size="12pt" style:font-size-asian="12pt" style:font-size-complex="12pt"/>
    </style:style>
    <style:style style:name="P53" style:family="paragraph">
      <loext:graphic-properties draw:fill-color="#ffffff"/>
      <style:paragraph-properties fo:text-align="center"/>
      <style:text-properties fo:font-size="10pt" style:font-size-asian="10pt" style:font-size-complex="10pt"/>
    </style:style>
    <style:style style:name="P54" style:family="paragraph">
      <loext:graphic-properties draw:fill-color="#ffffff"/>
      <style:paragraph-properties fo:text-align="center"/>
      <style:text-properties fo:font-size="14pt" style:font-size-asian="14pt" style:font-size-complex="14pt"/>
    </style:style>
    <style:style style:name="P55" style:family="paragraph">
      <style:paragraph-properties fo:margin-left="0cm" fo:margin-right="0cm" fo:margin-top="0cm" fo:margin-bottom="0cm" fo:line-height="100%" fo:text-align="center" fo:text-indent="0cm">
        <style:tab-stops/>
      </style:paragraph-properties>
    </style:style>
    <style:style style:name="P56" style:family="paragraph">
      <loext:graphic-properties draw:fill="none" draw:fill-color="#e0e9f0"/>
      <style:paragraph-properties fo:text-align="center"/>
    </style:style>
    <style:style style:name="P57" style:family="paragraph">
      <loext:graphic-properties draw:fill="none" draw:fill-color="#e0e9f0"/>
      <style:text-properties style:font-name="TeXGyreSchola3" fo:font-size="26pt" style:font-size-asian="26pt" style:font-size-complex="26pt"/>
    </style:style>
    <style:style style:name="P58" style:family="paragraph">
      <loext:graphic-properties draw:fill="none" draw:fill-color="#ffffff"/>
      <style:text-properties fo:font-size="18pt" style:font-size-asian="18pt" style:font-size-complex="18pt"/>
    </style:style>
    <style:style style:name="P59" style:family="paragraph">
      <loext:graphic-properties draw:fill="none" draw:fill-color="#ffffff"/>
      <style:text-properties fo:font-size="8pt" style:font-size-asian="8pt" style:font-size-complex="8pt"/>
    </style:style>
    <style:style style:name="P60" style:family="paragraph">
      <loext:graphic-properties draw:fill-color="#ccccff"/>
      <style:paragraph-properties fo:text-align="center"/>
      <style:text-properties fo:font-size="18pt" style:font-size-asian="18pt" style:font-size-complex="18pt"/>
    </style:style>
    <style:style style:name="P61" style:family="paragraph">
      <loext:graphic-properties draw:fill-color="#ffffff"/>
      <style:paragraph-properties fo:text-align="center"/>
      <style:text-properties fo:font-size="18pt" style:font-size-asian="18pt" style:font-size-complex="18pt"/>
    </style:style>
    <style:style style:name="P62" style:family="paragraph">
      <loext:graphic-properties draw:fill="none" draw:fill-color="#ffffff"/>
      <style:paragraph-properties fo:text-align="center"/>
      <style:text-properties fo:font-size="18pt" style:font-size-asian="18pt" style:font-size-complex="18pt"/>
    </style:style>
    <style:style style:name="P63" style:family="paragraph">
      <loext:graphic-properties draw:fill="none" draw:fill-color="#ffffff"/>
      <style:paragraph-properties fo:text-align="justify"/>
      <style:text-properties fo:font-size="14pt" style:font-size-asian="14pt" style:font-size-complex="14pt"/>
    </style:style>
    <style:style style:name="P64" style:family="paragraph">
      <loext:graphic-properties draw:fill-color="#3333ff"/>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color="#ff99ff"/>
      <style:paragraph-properties fo:text-align="center"/>
    </style:style>
    <style:style style:name="P66" style:family="paragraph">
      <loext:graphic-properties draw:fill="none" draw:fill-color="#ffffff"/>
      <style:paragraph-properties fo:text-align="justify"/>
    </style:style>
    <style:style style:name="P67" style:family="paragraph">
      <loext:graphic-properties draw:fill="none" draw:fill-color="#ffffff"/>
      <style:text-properties fo:font-size="28pt" style:font-size-asian="28pt" style:font-size-complex="28pt"/>
    </style:style>
    <style:style style:name="P68" style:family="paragraph">
      <loext:graphic-properties draw:fill-color="#ff0000"/>
      <style:paragraph-properties fo:text-align="center"/>
      <style:text-properties fo:font-size="18pt" style:font-size-asian="18pt" style:font-size-complex="18pt"/>
    </style:style>
    <style:style style:name="P69" style:family="paragraph">
      <loext:graphic-properties draw:fill="none" draw:fill-color="#99ccff"/>
      <style:paragraph-properties fo:text-align="center"/>
      <style:text-properties fo:font-size="18pt" style:font-size-asian="18pt" style:font-size-complex="18pt"/>
    </style:style>
    <style:style style:name="P70" style:family="paragraph">
      <loext:graphic-properties draw:fill="none" draw:fill-color="#ffffff"/>
      <style:paragraph-properties fo:text-align="justify"/>
      <style:text-properties fo:font-size="10pt" style:font-size-asian="10pt" style:font-size-complex="10pt"/>
    </style:style>
    <style:style style:name="P71"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8pt"/>
    </style:style>
    <style:style style:name="P72" style:family="paragraph">
      <loext:graphic-properties draw:fill="none" draw:fill-color="#c5caed"/>
      <style:text-properties style:font-name="TeXGyreSchola3" fo:font-size="26pt" style:font-size-asian="26pt" style:font-size-complex="26pt"/>
    </style:style>
    <style:style style:name="P73" style:family="paragraph">
      <loext:graphic-properties draw:fill="none"/>
      <style:paragraph-properties fo:text-align="center"/>
      <style:text-properties fo:font-size="14pt" style:font-size-asian="14pt" style:font-size-complex="14pt"/>
    </style:style>
    <style:style style:name="P74" style:family="paragraph">
      <loext:graphic-properties draw:fill="none" draw:fill-color="#ffffff"/>
      <style:text-properties fo:font-size="15pt" style:font-size-asian="15pt" style:font-size-complex="15pt"/>
    </style:style>
    <style:style style:name="P75" style:family="paragraph">
      <loext:graphic-properties draw:fill-color="#ccccff"/>
      <style:paragraph-properties fo:text-align="center"/>
      <style:text-properties fo:font-size="14pt" style:font-size-asian="14pt" style:font-size-complex="14pt"/>
    </style:style>
    <style:style style:name="P76" style:family="paragraph">
      <loext:graphic-properties draw:fill="none" draw:fill-color="#ffffff"/>
      <style:text-properties fo:font-size="22pt" style:font-size-asian="22pt" style:font-size-complex="22pt"/>
    </style:style>
    <style:style style:name="P77" style:family="paragraph">
      <loext:graphic-properties draw:fill-color="#99ccff"/>
      <style:paragraph-properties fo:text-align="center"/>
      <style:text-properties fo:font-size="18pt" style:font-size-asian="18pt" style:font-size-complex="18pt"/>
    </style:style>
    <style:style style:name="P78" style:family="paragraph">
      <loext:graphic-properties draw:fill="none" draw:fill-color="#ffffff"/>
      <style:text-properties fo:color="#ff0000" fo:font-size="14pt" style:font-size-asian="14pt" style:font-size-complex="14pt"/>
    </style:style>
    <style:style style:name="P79" style:family="paragraph">
      <style:paragraph-properties fo:text-align="center"/>
      <style:text-properties fo:font-size="14pt" style:font-size-asian="14pt" style:font-size-complex="14pt"/>
    </style:style>
    <style:style style:name="P80" style:family="paragraph">
      <loext:graphic-properties draw:fill="none" draw:fill-color="#ffffff"/>
      <style:text-properties fo:color="#000000" fo:font-size="14pt" style:font-size-asian="14pt" style:font-size-complex="14pt"/>
    </style:style>
    <style:style style:name="P81" style:family="paragraph">
      <loext:graphic-properties draw:fill-color="#6699cc"/>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style:font-name="TeXGyreSchola3" fo:font-weight="bold" style:font-weight-asian="bold" style:font-weight-complex="bold"/>
    </style:style>
    <style:style style:name="T3" style:family="text">
      <style:text-properties style:font-name="TeXGyreSchola3" fo:font-size="18pt" fo:font-weight="bold" style:font-size-asian="18pt" style:font-weight-asian="bold" style:font-size-complex="18pt" style:font-weight-complex="bold"/>
    </style:style>
    <style:style style:name="T4" style:family="text">
      <style:text-properties style:font-name="TeXGyreSchola3" fo:font-size="12pt" fo:font-weight="normal" style:font-size-asian="12pt" style:font-weight-asian="normal" style:font-size-complex="12pt" style:font-weight-complex="normal"/>
    </style:style>
    <style:style style:name="T5" style:family="text">
      <style:text-properties style:font-name="TeXGyreSchola3" fo:font-size="12pt" style:font-size-asian="12pt" style:font-size-complex="12pt"/>
    </style:style>
    <style:style style:name="T6" style:family="text">
      <style:text-properties fo:font-size="14pt" style:font-size-asian="14pt" style:font-size-complex="14pt"/>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 style:family="text">
      <style:text-properties fo:font-size="22pt" style:font-size-asian="22pt" style:font-size-complex="22pt"/>
    </style:style>
    <style:style style:name="T10" style:family="text">
      <style:text-properties fo:color="#ff0000"/>
    </style:style>
    <style:style style:name="T11" style:family="text">
      <style:text-properties fo:font-size="18pt" style:font-size-asian="18pt" style:font-size-complex="18pt"/>
    </style:style>
    <style:style style:name="T12" style:family="text">
      <style:text-properties fo:font-size="28pt" style:font-size-asian="28pt" style:font-size-complex="28pt"/>
    </style:style>
    <style:style style:name="T13" style:family="text">
      <style:text-properties fo:font-size="24pt" style:font-size-asian="24pt" style:font-size-complex="24pt"/>
    </style:style>
    <style:style style:name="T14" style:family="text">
      <style:text-properties fo:font-size="18pt"/>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2pt" fo:font-style="normal" style:font-size-asian="12pt" style:font-style-asian="normal" style:font-size-complex="12pt" style:font-style-complex="normal"/>
    </style:style>
    <style:style style:name="T17" style:family="text">
      <style:text-properties fo:font-size="15pt" style:font-size-asian="15pt" style:font-size-complex="15pt"/>
    </style:style>
    <style:style style:name="T18" style:family="text">
      <style:text-properties style:font-name="TeXGyreSchola3"/>
    </style:style>
    <style:style style:name="T19" style:family="text">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1" style:family="text">
      <style:text-properties style:font-name="TeXGyreSchola3" fo:font-size="24pt" style:font-size-asian="24pt" style:font-size-complex="24pt"/>
    </style:style>
    <style:style style:name="T22" style:family="text">
      <style:text-properties fo:font-size="16pt" style:font-size-asian="16pt" style:font-size-complex="16pt"/>
    </style:style>
    <style:style style:name="T23" style:family="text">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TeXGyreSchola4" fo:font-size="24pt" fo:font-style="normal" fo:text-shadow="none" style:text-underline-style="none" fo:font-weight="normal" style:letter-kerning="true" style:font-name-asian="TeXGyreSchola4" style:font-size-asian="24pt" style:font-style-asian="normal" style:font-weight-asian="normal" style:font-name-complex="TeXGyreSchola4" style:font-size-complex="24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6" style:family="text">
      <style:text-properties fo:font-size="10pt" style:font-size-asian="10pt" style:font-size-complex="10pt"/>
    </style:style>
    <style:style style:name="T27" style:family="text">
      <style:text-properties fo:font-variant="normal" fo:text-transform="none" fo:color="#000000"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TeXGyreSchola3" fo:font-size="12pt" fo:font-style="normal" fo:text-shadow="none" style:text-underline-style="none" fo:font-weight="normal" style:letter-kerning="true" style:font-name-asian="WenQuanYi Micro Hei"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9" style:family="text">
      <style:text-properties style:font-name="TeXGyreSchola4" fo:font-style="italic" fo:font-weight="bold" style:font-name-asian="TeXGyreSchola4" style:font-style-asian="italic" style:font-weight-asian="bold" style:font-name-complex="TeXGyreSchola4" style:font-style-complex="italic" style:font-weight-complex="bold"/>
    </style:style>
    <style:style style:name="T30" style:family="text">
      <style:text-properties style:font-name="TeXGyreSchola4" style:font-name-asian="TeXGyreSchola4" style:font-name-complex="TeXGyreSchola4"/>
    </style:style>
    <style:style style:name="T31" style:family="text">
      <style:text-properties style:font-name="TeXGyreSchola4" fo:font-style="normal" fo:font-weight="normal" style:font-name-asian="TeXGyreSchola4" style:font-style-asian="normal" style:font-weight-asian="normal" style:font-name-complex="TeXGyreSchola4" style:font-style-complex="normal" style:font-weight-complex="normal"/>
    </style:style>
    <style:style style:name="T32" style:family="text">
      <style:text-properties fo:font-size="12pt" fo:font-style="italic" fo:font-weight="bold" style:font-size-asian="12pt" style:font-style-asian="italic" style:font-weight-asian="bold" style:font-size-complex="12pt" style:font-style-complex="italic" style:font-weight-complex="bold"/>
    </style:style>
    <style:style style:name="T3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5" style:family="text">
      <style:text-properties fo:font-variant="normal" fo:text-transform="none" style:use-window-font-color="true" style:text-outline="false" style:text-line-through-style="none" style:text-line-through-type="none" style:font-name="TeXGyreSchola4" fo:font-size="10pt" fo:font-style="normal" fo:text-shadow="none" style:text-underline-style="none" fo:font-weight="normal" style:letter-kerning="true" style:font-name-asian="TeXGyreSchola4" style:font-size-asian="10pt" style:font-style-asian="normal" style:font-weight-asian="normal" style:font-name-complex="TeXGyreSchola4" style:font-size-complex="10pt" style:font-style-complex="normal" style:font-weight-complex="normal" style:text-emphasize="none" style:font-relief="none" style:text-overline-style="none" style:text-overline-color="font-color"/>
    </style:style>
    <style:style style:name="T36" style:family="text">
      <style:text-properties fo:font-size="12pt" fo:font-style="normal" fo:font-weight="bold" style:font-size-asian="12pt" style:font-style-asian="normal" style:font-weight-asian="bold" style:font-size-complex="12pt" style:font-style-complex="normal" style:font-weight-complex="bold"/>
    </style:style>
    <style:style style:name="T37" style:family="text">
      <style:text-properties fo:font-size="10pt" fo:font-style="italic" style:font-size-asian="10pt" style:font-style-asian="italic" style:font-size-complex="10pt" style:font-style-complex="italic"/>
    </style:style>
    <style:style style:name="T38" style:family="text">
      <style:text-properties fo:font-size="10pt" fo:font-style="normal" style:font-size-asian="10pt" style:font-style-asian="normal" style:font-size-complex="10pt" style:font-style-complex="normal"/>
    </style:style>
    <style:style style:name="T39" style:family="text">
      <style:text-properties style:font-name="TeXGyreSchola3" fo:font-size="26pt" style:font-size-asian="26pt" style:font-size-complex="26pt"/>
    </style:style>
    <style:style style:name="T40" style:family="text">
      <style:text-properties fo:color="#ff0000" fo:font-size="14pt" style:font-size-asian="14pt" style:font-size-complex="14pt"/>
    </style:style>
    <style:style style:name="T41" style:family="text">
      <style:text-properties fo:color="#000000" fo:font-size="14pt" style:font-size-asian="14pt" style:font-size-complex="14pt"/>
    </style:style>
    <style:style style:name="T42" style:family="text">
      <style:text-properties fo:font-weight="bold" style:font-weight-asian="bold" style:font-weight-complex="bold"/>
    </style:style>
    <style:style style:name="T43" style:family="text">
      <style:text-properties fo:font-size="8pt" style:font-size-asian="8pt" style:font-size-complex="8pt"/>
    </style:style>
    <style:style style:name="T44" style:family="text">
      <style:text-properties fo:color="#ff0000" fo:font-size="18pt" style:font-size-asian="18pt" style:font-size-complex="18pt"/>
    </style:style>
    <style:style style:name="T45" style:family="text">
      <style:text-properties fo:font-size="10pt" fo:font-style="italic" fo:font-weight="bold" style:font-size-asian="10pt" style:font-style-asian="italic" style:font-weight-asian="bold" style:font-size-complex="10pt" style:font-style-complex="italic" style:font-weight-complex="bold"/>
    </style:style>
    <style:style style:name="T4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fo:color="#ff0000" fo:font-size="14pt" fo:font-style="italic" fo:font-weight="bold" style:font-size-asian="14pt" style:font-style-asian="italic" style:font-weight-asian="bold" style:font-size-complex="14pt" style:font-style-complex="italic" style:font-weight-complex="bold"/>
    </style:style>
    <style:style style:name="T48" style:family="text">
      <style:text-properties fo:color="#ff0000" fo:font-size="14pt" fo:font-style="normal"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odules and progress</text:p>
          </draw:text-box>
        </draw:frame>
        <draw:frame draw:style-name="standard" draw:layer="layout" svg:width="18.064cm" svg:height="13.382cm" svg:x="4.409cm" svg:y="4.703cm">
          <table:table table:template-name="default" table:use-first-row-styles="true" table:use-banding-rows-styles="true">
            <table:table-column table:style-name="co1"/>
            <table:table-column table:style-name="co2"/>
            <table:table-row table:style-name="ro1" table:default-cell-style-name="ce1">
              <table:table-cell>
                <text:p><text:span text:style-name="T1">Trainer_top</text:span></text:p>
              </table:table-cell>
              <table:table-cell>
                <text:p><text:span text:style-name="T1">Refactor</text:span></text:p>
              </table:table-cell>
            </table:table-row>
            <table:table-row table:style-name="ro2">
              <table:table-cell table:style-name="ce2">
                <text:p><text:span text:style-name="T1"><text:s text:c="4"/></text:span><text:span text:style-name="T1">Activation_stack</text:span></text:p>
              </table:table-cell>
              <table:table-cell table:style-name="ce1">
                <text:p><text:span text:style-name="T1">Done</text:span></text:p>
              </table:table-cell>
            </table:table-row>
            <table:table-row table:style-name="ro2">
              <table:table-cell table:style-name="ce2">
                <text:p><text:span text:style-name="T1"><text:s text:c="8"/></text:span><text:span text:style-name="T1">Dual port BRAM</text:span></text:p>
              </table:table-cell>
              <table:table-cell table:style-name="ce1">
                <text:p><text:span text:style-name="T1">Done</text:span></text:p>
              </table:table-cell>
            </table:table-row>
            <table:table-row table:style-name="ro2" table:default-cell-style-name="ce1">
              <table:table-cell>
                <text:p><text:span text:style-name="T1"><text:s text:c="4"/></text:span><text:span text:style-name="T1">Backpropagator</text:span></text:p>
              </table:table-cell>
              <table:table-cell>
                <text:p><text:span text:style-name="T1">Refactor</text:span></text:p>
              </table:table-cell>
            </table:table-row>
            <table:table-row table:style-name="ro2">
              <table:table-cell table:style-name="ce3">
                <text:p><text:span text:style-name="T1"><text:s text:c="8"/></text:span><text:span text:style-name="T1">Weight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Weight loader</text:span></text:p>
              </table:table-cell>
              <table:table-cell table:style-name="ce1">
                <text:p><text:span text:style-name="T1">Done</text:span></text:p>
              </table:table-cell>
            </table:table-row>
            <table:table-row table:style-name="ro2">
              <table:table-cell table:style-name="ce2">
                <text:p><text:span text:style-name="T1"><text:s text:c="12"/></text:span><text:span text:style-name="T1">Weight updater</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tensor product</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vector adder</text:span></text:p>
              </table:table-cell>
              <table:table-cell table:style-name="ce1">
                <text:p><text:span text:style-name="T1">Done</text:span></text:p>
              </table:table-cell>
            </table:table-row>
            <table:table-row table:style-name="ro2">
              <table:table-cell table:style-name="ce3">
                <text:p><text:span text:style-name="T1"><text:s text:c="8"/></text:span><text:span text:style-name="T1">Error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Error fetcher</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Activation LUT</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subtract</text:span></text:p>
              </table:table-cell>
              <table:table-cell table:style-name="ce1">
                <text:p><text:span text:style-name="T1">Done</text:span></text:p>
              </table:table-cell>
            </table:table-row>
            <table:table-row table:style-name="ro2">
              <table:table-cell table:style-name="ce2">
                <text:p><text:span text:style-name="T1"><text:s text:c="12"/></text:span><text:span text:style-name="T1">Error propagator</text:span></text:p>
              </table:table-cell>
              <table:table-cell table:style-name="ce1">
                <text:p><text:span text:style-name="T1">Done, could use more testing</text:span></text:p>
              </table:table-cell>
            </table:table-row>
            <table:table-row table:style-name="ro2">
              <table:table-cell table:style-name="ce2">
                <text:p><text:span text:style-name="T1"><text:s text:c="16"/></text:span><text:span text:style-name="T1">Matrix vector multiplication</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Matrix transpose</text:span></text:p>
              </table:table-cell>
              <table:table-cell table:style-name="ce1">
                <text:p><text:span text:style-name="T1">Don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standard" draw:layer="layout" svg:width="22.819cm" svg:height="18.114cm" svg:x="2.31cm" svg:y="1.4cm">
          <table:table table:template-name="default" table:use-first-row-styles="true" table:use-banding-rows-styles="true">
            <table:table-column table:style-name="co3"/>
            <table:table-column table:style-name="co4"/>
            <table:table-row table:style-name="ro3">
              <table:table-cell table:style-name="ce4">
                <text:p><text:span text:style-name="T2">Module name</text:span></text:p>
              </table:table-cell>
              <table:table-cell table:style-name="ce5">
                <text:p><text:span text:style-name="T3">Can overflow:</text:span></text:p>
              </table:table-cell>
            </table:table-row>
            <table:table-row table:style-name="ro1">
              <table:table-cell table:style-name="ce6">
                <text:p><text:span text:style-name="T4">Trainer_top</text:span></text:p>
              </table:table-cell>
              <table:table-cell table:style-name="ce7"/>
            </table:table-row>
            <table:table-row table:style-name="ro1">
              <table:table-cell table:style-name="ce8">
                <text:p><text:span text:style-name="T5"><text:s text:c="4"/></text:span><text:span text:style-name="T5">Activation_stack</text:span></text:p>
              </table:table-cell>
              <table:table-cell table:style-name="ce7"/>
            </table:table-row>
            <table:table-row table:style-name="ro1">
              <table:table-cell table:style-name="ce8">
                <text:p><text:span text:style-name="T5"><text:s text:c="8"/></text:span><text:span text:style-name="T5">Dual port BRAM</text:span></text:p>
              </table:table-cell>
              <table:table-cell table:style-name="ce7"/>
            </table:table-row>
            <table:table-row table:style-name="ro1">
              <table:table-cell table:style-name="ce8">
                <text:p><text:span text:style-name="T5"><text:s text:c="4"/></text:span><text:span text:style-name="T5">Backpropagator</text:span></text:p>
              </table:table-cell>
              <table:table-cell table:style-name="ce7"/>
            </table:table-row>
            <table:table-row table:style-name="ro1">
              <table:table-cell table:style-name="ce8">
                <text:p><text:span text:style-name="T5"><text:s text:c="8"/></text:span><text:span text:style-name="T5">Weight controller</text:span></text:p>
              </table:table-cell>
              <table:table-cell table:style-name="ce7"/>
            </table:table-row>
            <table:table-row table:style-name="ro1">
              <table:table-cell table:style-name="ce8">
                <text:p><text:span text:style-name="T5"><text:s text:c="12"/></text:span><text:span text:style-name="T5">Weight loader</text:span></text:p>
              </table:table-cell>
              <table:table-cell table:style-name="ce7"/>
            </table:table-row>
            <table:table-row table:style-name="ro1">
              <table:table-cell table:style-name="ce8">
                <text:p><text:span text:style-name="T5"><text:s text:c="12"/></text:span><text:span text:style-name="T5">Weight updater</text:span></text:p>
              </table:table-cell>
              <table:table-cell table:style-name="ce7"/>
            </table:table-row>
            <table:table-row table:style-name="ro1" table:default-cell-style-name="ce9">
              <table:table-cell>
                <text:p><text:span text:style-name="T5"><text:s text:c="16"/></text:span><text:span text:style-name="T5">Tiled tensor product</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add</text:span></text:p>
              </table:table-cell>
              <table:table-cell>
                <text:p><text:span text:style-name="T5">Yes, parametrized out width, has error signal output</text:span></text:p>
              </table:table-cell>
            </table:table-row>
            <table:table-row table:style-name="ro1">
              <table:table-cell table:style-name="ce8">
                <text:p><text:span text:style-name="T5"><text:s text:c="8"/></text:span><text:span text:style-name="T5">Error controller</text:span></text:p>
              </table:table-cell>
              <table:table-cell table:style-name="ce7"/>
            </table:table-row>
            <table:table-row table:style-name="ro1">
              <table:table-cell table:style-name="ce8">
                <text:p><text:span text:style-name="T5"><text:s text:c="12"/></text:span><text:span text:style-name="T5">Error fetche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Activation LUT</text:span></text:p>
              </table:table-cell>
              <table:table-cell table:style-name="ce7"/>
            </table:table-row>
            <table:table-row table:style-name="ro1" table:default-cell-style-name="ce9">
              <table:table-cell>
                <text:p><text:span text:style-name="T5"><text:s text:c="16"/></text:span><text:span text:style-name="T5">Vector subtract</text:span></text:p>
              </table:table-cell>
              <table:table-cell>
                <text:p><text:span text:style-name="T5">Yes, parametrized out width, has error signal output</text:span></text:p>
              </table:table-cell>
            </table:table-row>
            <table:table-row table:style-name="ro1">
              <table:table-cell table:style-name="ce8">
                <text:p><text:span text:style-name="T5"><text:s text:c="12"/></text:span><text:span text:style-name="T5">Error propagato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Matrix vector multiplication</text:span></text:p>
              </table:table-cell>
              <table:table-cell>
                <text:p><text:span text:style-name="T5">Contained modules overflow</text:span></text:p>
              </table:table-cell>
            </table:table-row>
            <table:table-row table:style-name="ro1" table:default-cell-style-name="ce9">
              <table:table-cell>
                <text:p><text:span text:style-name="T5"><text:s text:c="20"/></text:span><text:span text:style-name="T5">Vector MAC</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Matrix transpose</text:span></text:p>
              </table:table-cell>
              <table:table-cell table:style-name="ce7"/>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ixed point issues</text:p>
          </draw:text-box>
        </draw:frame>
        <draw:frame draw:style-name="gr2" draw:text-style-name="P2" draw:layer="layout" svg:width="23.368cm" svg:height="7.531cm" svg:x="1.524cm" svg:y="4.696cm">
          <draw:text-box>
            <text:p><text:span text:style-name="T6">How do we </text:span><text:span text:style-name="T6">settle the </text:span><text:span text:style-name="T6">issue of </text:span><text:span text:style-name="T6">growing </text:span><text:span text:style-name="T6">fixed point </text:span><text:span text:style-name="T6">numbers? </text:span><text:span text:style-name="T6">Every </text:span><text:span text:style-name="T6">multiplicati</text:span><text:span text:style-name="T6">on, the </text:span><text:span text:style-name="T6">width of a </text:span><text:span text:style-name="T6">fixed point </text:span><text:span text:style-name="T6">is the </text:span><text:span text:style-name="T6">summed </text:span><text:span text:style-name="T6">width of the </text:span><text:span text:style-name="T6">inputs, and </text:span><text:span text:style-name="T6">every </text:span><text:span text:style-name="T6">subtraction/</text:span><text:span text:style-name="T6">addition, </text:span><text:span text:style-name="T6">the width is </text:span><text:span text:style-name="T6">the </text:span><text:span text:style-name="T6">incremented </text:span><text:span text:style-name="T6">width of the </text:span><text:span text:style-name="T6">larger input.</text:span></text:p>
            <text:p><text:span text:style-name="T6"/></text:p>
            <text:p><text:span text:style-name="T6">Since the </text:span><text:span text:style-name="T6">data is </text:span><text:span text:style-name="T6">moving in a </text:span><text:span text:style-name="T6">circle </text:span><text:span text:style-name="T6">(previous </text:span><text:span text:style-name="T6">delta reused </text:span><text:span text:style-name="T6">to calculate </text:span><text:span text:style-name="T6">the new </text:span><text:span text:style-name="T6">delta, and </text:span><text:span text:style-name="T6">weights </text:span><text:span text:style-name="T6">constantly </text:span><text:span text:style-name="T6">being </text:span><text:span text:style-name="T6">updated), </text:span><text:span text:style-name="T6">we need a </text:span><text:span text:style-name="T6">large </text:span><text:span text:style-name="T6">enough size </text:span><text:span text:style-name="T6">for all of it </text:span><text:span text:style-name="T6">without </text:span><text:span text:style-name="T6">sacrificing </text:span><text:span text:style-name="T6">precision. </text:span><text:span text:style-name="T6">By picking a </text:span><text:span text:style-name="T6">large </text:span><text:span text:style-name="T6">enough </text:span><text:span text:style-name="T6">value for the </text:span><text:span text:style-name="T6">signal </text:span><text:span text:style-name="T6">width, we </text:span><text:span text:style-name="T6">can truncate </text:span><text:span text:style-name="T6">signals </text:span><text:span text:style-name="T6">without too </text:span><text:span text:style-name="T6">much worry.</text:span></text:p>
            <text:p><text:span text:style-name="T6">When </text:span><text:span text:style-name="T6">multiplying </text:span><text:span text:style-name="T6">two fixed </text:span><text:span text:style-name="T6">point </text:span><text:span text:style-name="T6">numbers, </text:span><text:span text:style-name="T6">the fraction </text:span><text:span text:style-name="T6">grows along </text:span><text:span text:style-name="T6">with the </text:span><text:span text:style-name="T6">integer part. </text:span><text:span text:style-name="T6">We can </text:span><text:span text:style-name="T6">solve the </text:span><text:span text:style-name="T6">fraction part </text:span><text:span text:style-name="T6">by </text:span><text:span text:style-name="T6">truncating it </text:span><text:span text:style-name="T6">to a </text:span><text:span text:style-name="T6">predefined </text:span><text:span text:style-name="T6">amount, </text:span><text:span text:style-name="T6">and we can </text:span><text:span text:style-name="T6">avoid issues </text:span><text:span text:style-name="T6">with integer </text:span><text:span text:style-name="T6">part by </text:span><text:span text:style-name="T6">assigning </text:span><text:span text:style-name="T6">enough </text:span><text:span text:style-name="T6">width to it </text:span><text:span text:style-name="T6">for it to not </text:span><text:span text:style-name="T6">grow out of </text:span><text:span text:style-name="T6">hand.</text:span></text:p>
          </draw:text-box>
        </draw:frame>
        <draw:custom-shape draw:style-name="gr3" draw:text-style-name="P3" xml:id="id2" draw:id="id2" draw:layer="layout" svg:width="4.826cm" svg:height="6.35cm" svg:x="5.466cm" svg:y="13.438cm">
          <draw:glue-point draw:id="4" svg:x="-5cm" svg:y="-2.2cm"/>
          <draw:glue-point draw:id="5" svg:x="-5cm" svg:y="2.6cm"/>
          <text:p/>
          <draw:enhanced-geometry svg:viewBox="0 0 21600 21600" draw:mirror-horizontal="false" draw:mirror-vertical="false" draw:type="rectangle" draw:enhanced-path="M 0 0 L 21600 0 21600 21600 0 21600 0 0 Z N"/>
        </draw:custom-shape>
        <draw:frame draw:style-name="gr4" draw:text-style-name="P4" xml:id="id1" draw:id="id1" draw:layer="layout" svg:width="0.762cm" svg:height="1.229cm" svg:x="2.194cm" svg:y="14.604cm">
          <draw:text-box>
            <text:p><text:span text:style-name="T7">a</text:span></text:p>
          </draw:text-box>
        </draw:frame>
        <draw:frame draw:style-name="gr4" draw:text-style-name="P4" xml:id="id3" draw:id="id3" draw:layer="layout" svg:width="0.762cm" svg:height="1.229cm" svg:x="2.194cm" svg:y="17.647cm">
          <draw:text-box>
            <text:p><text:span text:style-name="T7">b</text:span></text:p>
          </draw:text-box>
        </draw:frame>
        <draw:connector draw:style-name="gr5" draw:text-style-name="P5" draw:layer="layout" svg:x1="2.956cm" svg:y1="15.218cm" svg:x2="5.466cm" svg:y2="15.216cm" draw:start-shape="id1" draw:start-glue-point="1" draw:end-shape="id2" draw:end-glue-point="4" svg:d="M2956 15218h1230v-2h1280" svg:viewBox="0 0 2511 3">
          <text:p/>
        </draw:connector>
        <draw:connector draw:style-name="gr5" draw:text-style-name="P5" draw:layer="layout" svg:x1="2.956cm" svg:y1="18.261cm" svg:x2="5.466cm" svg:y2="18.264cm" draw:start-shape="id3" draw:start-glue-point="1" draw:end-shape="id2" draw:end-glue-point="5" svg:d="M2956 18261h1230v3h1280" svg:viewBox="0 0 2511 4">
          <text:p/>
        </draw:connector>
        <draw:frame draw:style-name="gr4" draw:text-style-name="P4" xml:id="id4" draw:id="id4" draw:layer="layout" svg:width="3.386cm" svg:height="1.229cm" svg:x="12.494cm" svg:y="15.999cm">
          <draw:text-box>
            <text:p><text:span text:style-name="T7">result</text:span></text:p>
          </draw:text-box>
        </draw:frame>
        <draw:connector draw:style-name="gr5" draw:text-style-name="P5" draw:layer="layout" svg:x1="10.292cm" svg:y1="16.613cm" svg:x2="12.494cm" svg:y2="16.613cm" draw:start-shape="id2" draw:start-glue-point="1" draw:end-shape="id4" svg:d="M10292 16613h2202" svg:viewBox="0 0 2203 1">
          <text:p/>
        </draw:connector>
        <draw:line draw:style-name="gr6" draw:text-style-name="P5" draw:layer="layout" svg:x1="4.342cm" svg:y1="15.57cm" svg:x2="4.85cm" svg:y2="14.808cm">
          <text:p/>
        </draw:line>
        <draw:frame draw:style-name="gr7" draw:text-style-name="P6" draw:layer="layout" svg:width="3.556cm" svg:height="0.878cm" svg:x="2.956cm" svg:y="14.092cm">
          <draw:text-box>
            <text:p><text:span text:style-name="T1">a_WIDTH</text:span></text:p>
          </draw:text-box>
        </draw:frame>
        <draw:frame draw:style-name="gr7" draw:text-style-name="P6" draw:layer="layout" svg:width="3.556cm" svg:height="0.878cm" svg:x="2.956cm" svg:y="17.192cm">
          <draw:text-box>
            <text:p><text:span text:style-name="T1">b_WIDTH</text:span></text:p>
          </draw:text-box>
        </draw:frame>
        <draw:line draw:style-name="gr6" draw:text-style-name="P5" draw:layer="layout" svg:x1="4.342cm" svg:y1="18.67cm" svg:x2="4.85cm" svg:y2="17.908cm">
          <text:p/>
        </draw:line>
        <draw:line draw:style-name="gr6" draw:text-style-name="P5" draw:layer="layout" svg:x1="4.342cm" svg:y1="15.57cm" svg:x2="4.85cm" svg:y2="14.808cm">
          <text:p/>
        </draw:line>
        <draw:frame draw:style-name="gr8" draw:text-style-name="P6" draw:layer="layout" svg:width="7.524cm" svg:height="3.386cm" svg:x="10.256cm" svg:y="16.992cm">
          <draw:text-box>
            <text:p><text:span text:style-name="T1">result_WIDTH </text:span><text:span text:style-name="T1">== </text:span><text:span text:style-name="T1">a_WIDTH+b_</text:span><text:span text:style-name="T1">WIDTH-</text:span><text:span text:style-name="T1">FRACTION</text:span></text:p>
          </draw:text-box>
        </draw:frame>
        <draw:line draw:style-name="gr6" draw:text-style-name="P5" draw:layer="layout" svg:x1="10.442cm" svg:y1="16.97cm" svg:x2="10.95cm" svg:y2="16.208cm">
          <text:p/>
        </draw:line>
        <draw:frame draw:style-name="gr9" draw:text-style-name="P2" draw:layer="layout" svg:width="10.668cm" svg:height="4.619cm" svg:x="15.494cm" svg:y="12.684cm">
          <draw:text-box>
            <text:p><text:span text:style-name="T6">With a </text:span><text:span text:style-name="T6">global </text:span><text:span text:style-name="T6">FRACTION </text:span><text:span text:style-name="T6">parameter </text:span><text:span text:style-name="T6">setting the </text:span><text:span text:style-name="T6">number of </text:span><text:span text:style-name="T6">bits used for </text:span><text:span text:style-name="T6">the fraction </text:span><text:span text:style-name="T6">part, and </text:span><text:span text:style-name="T6">WIDTH-</text:span><text:span text:style-name="T6">FRACTION </text:span><text:span text:style-name="T6">used for the </text:span><text:span text:style-name="T6">integer part, </text:span><text:span text:style-name="T6">we only </text:span><text:span text:style-name="T6">need to </text:span><text:span text:style-name="T6">specify the </text:span><text:span text:style-name="T6">WIDTH </text:span><text:span text:style-name="T6">parameter </text:span><text:span text:style-name="T6">for each </text:span><text:span text:style-name="T6">fixed point </text:span><text:span text:style-name="T6">signal.</text:span></text:p>
          </draw:text-box>
        </draw:frame>
        <presentation:notes draw:style-name="dp2">
          <draw:page-thumbnail draw:style-name="gr1"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ption 1</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3.svm" xlink:type="simple" xlink:show="embed" xlink:actuate="onLoad"/>
        </draw:frame>
        <draw:measure draw:style-name="gr10" draw:text-style-name="P8" draw:layer="measurelines" svg:x1="8.932cm" svg:y1="7.774cm" svg:x2="4.712cm" svg:y2="7.774cm">
          <text:p text:style-name="P8"><text:span text:style-name="T8">integer</text:span></text:p>
        </draw:measure>
        <draw:measure draw:style-name="gr11" draw:text-style-name="P8" draw:layer="layout" svg:x1="13.152cm" svg:y1="7.776cm" svg:x2="8.932cm" svg:y2="7.776cm">
          <text:p text:style-name="P8"><text:span text:style-name="T8">fraction</text:span></text:p>
        </draw:measure>
        <draw:frame draw:style-name="gr4" draw:text-style-name="P4" draw:layer="layout" svg:width="0.762cm" svg:height="1.229cm" svg:x="3.81cm" svg:y="6.35cm">
          <draw:text-box>
            <text:p><text:span text:style-name="T7">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4.svm" xlink:type="simple" xlink:show="embed" xlink:actuate="onLoad"/>
        </draw:frame>
        <draw:measure draw:style-name="gr12" draw:text-style-name="P8" draw:layer="layout" svg:x1="8.933cm" svg:y1="10.176cm" svg:x2="4.713cm" svg:y2="10.176cm">
          <text:p text:style-name="P8"><text:span text:style-name="T8">integer</text:span></text:p>
        </draw:measure>
        <draw:measure draw:style-name="gr13" draw:text-style-name="P8" draw:layer="layout" svg:x1="13.153cm" svg:y1="10.178cm" svg:x2="8.933cm" svg:y2="10.178cm">
          <text:p text:style-name="P8"><text:span text:style-name="T8">fraction</text:span></text:p>
        </draw:measure>
        <draw:frame draw:style-name="gr14" draw:text-style-name="P10" draw:layer="layout" svg:width="1.979cm" svg:height="2.207cm" svg:x="2.894cm" svg:y="8.752cm">
          <draw:text-box>
            <text:p text:style-name="P9"><text:span text:style-name="T7">*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0">
              <table:table-cell table:style-name="gray3">
                <text:p>0</text:p>
              </table:table-cell>
              <table:table-cell table:style-name="gray3">
                <text:p>0</text:p>
              </table:table-cell>
              <table:table-cell table:style-name="gray3">
                <text:p>1</text:p>
              </table:table-cell>
              <table:table-cell table:style-name="gray3">
                <text:p>1</text:p>
              </table:table-cell>
              <table:table-cell table:style-name="gray3">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5.svm" xlink:type="simple" xlink:show="embed" xlink:actuate="onLoad"/>
        </draw:frame>
        <draw:measure draw:style-name="gr15" draw:text-style-name="P8" draw:layer="layout" svg:x1="13.208cm" svg:y1="13.577cm" svg:x2="4.714cm" svg:y2="13.577cm">
          <text:p text:style-name="P8"><text:span text:style-name="T8">integer</text:span></text:p>
        </draw:measure>
        <draw:measure draw:style-name="gr16" draw:text-style-name="P8" draw:layer="layout" svg:x1="21.654cm" svg:y1="13.579cm" svg:x2="13.208cm" svg:y2="13.579cm">
          <text:p text:style-name="P8"><text:span text:style-name="T8">fraction</text:span></text:p>
        </draw:measure>
        <draw:frame draw:style-name="gr14" draw:text-style-name="P10" draw:layer="layout" svg:width="3.604cm" svg:height="2.207cm" svg:x="1.27cm" svg:y="12.153cm">
          <draw:text-box>
            <text:p text:style-name="P9"><text:span text:style-name="T7">= </text:span></text:p>
          </draw:text-box>
        </draw:frame>
        <draw:frame draw:style-name="gr17" draw:text-style-name="P11" draw:layer="layout" svg:width="3.55cm" svg:height="1.187cm" svg:x="17.78cm" svg:y="11.268cm">
          <draw:text-box>
            <text:p>Truncated</text:p>
          </draw:text-box>
        </draw:frame>
        <draw:frame draw:style-name="gr17" draw:text-style-name="P11" draw:layer="layout" svg:width="3.55cm" svg:height="1.187cm" svg:x="4.98cm" svg:y="11.269cm">
          <draw:text-box>
            <text:p>Truncated</text:p>
          </draw:text-box>
        </draw:frame>
        <draw:frame draw:style-name="gr18" draw:text-style-name="P11" draw:layer="layout" svg:width="1.924cm" svg:height="1.187cm" svg:x="12.18cm" svg:y="11.269cm">
          <draw:text-box>
            <text:p>Kept</text:p>
          </draw:text-box>
        </draw:frame>
        <draw:frame draw:style-name="gr19" draw:text-style-name="P12" draw:layer="layout" svg:width="19.812cm" svg:height="4.837cm" svg:x="4.572cm" svg:y="14.732cm">
          <draw:text-box>
            <text:p><text:span text:style-name="T9">Result </text:span><text:span text:style-name="T9">width </text:span><text:span text:style-name="T9">not </text:span><text:span text:style-name="T9">parame</text:span><text:span text:style-name="T9">trized: </text:span><text:span text:style-name="T9">the size </text:span><text:span text:style-name="T9">of </text:span><text:span text:style-name="T9">integer </text:span><text:span text:style-name="T9">and </text:span><text:span text:style-name="T9">fraction </text:span><text:span text:style-name="T9">is kept. </text:span></text:p>
            <text:p><text:span text:style-name="T9">The size </text:span><text:span text:style-name="T9">of the </text:span><text:span text:style-name="T9">result is </text:span><text:span text:style-name="T9">the </text:span><text:span text:style-name="T9">same as </text:span><text:span text:style-name="T9">that of </text:span><text:span text:style-name="T9">inputs.</text:span></text:p>
          </draw:text-box>
        </draw:frame>
        <presentation:notes draw:style-name="dp2">
          <draw:page-thumbnail draw:style-name="gr1"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3" draw:layer="layout" svg:width="25.199cm" svg:height="3.506cm" svg:x="1.4cm" svg:y="0.837cm" presentation:class="title">
          <draw:text-box>
            <text:p><text:span text:style-name="T10">Opt</text:span><text:span text:style-name="T10">ion </text:span><text:span text:style-name="T10">2 - </text:span><text:span text:style-name="T10">Ado</text:span><text:span text:style-name="T10">pte</text:span><text:span text:style-name="T10">d</text:span></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6.svm" xlink:type="simple" xlink:show="embed" xlink:actuate="onLoad"/>
        </draw:frame>
        <draw:measure draw:style-name="gr20" draw:text-style-name="P8" draw:layer="measurelines" svg:x1="8.932cm" svg:y1="7.774cm" svg:x2="4.712cm" svg:y2="7.774cm">
          <text:p text:style-name="P8"><text:span text:style-name="T8">integer</text:span></text:p>
        </draw:measure>
        <draw:measure draw:style-name="gr21" draw:text-style-name="P8" draw:layer="layout" svg:x1="13.152cm" svg:y1="7.776cm" svg:x2="8.932cm" svg:y2="7.776cm">
          <text:p text:style-name="P8"><text:span text:style-name="T8">fraction</text:span></text:p>
        </draw:measure>
        <draw:frame draw:style-name="gr4" draw:text-style-name="P4" draw:layer="layout" svg:width="0.762cm" svg:height="1.229cm" svg:x="3.81cm" svg:y="6.35cm">
          <draw:text-box>
            <text:p><text:span text:style-name="T7">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7.svm" xlink:type="simple" xlink:show="embed" xlink:actuate="onLoad"/>
        </draw:frame>
        <draw:measure draw:style-name="gr22" draw:text-style-name="P8" draw:layer="layout" svg:x1="8.933cm" svg:y1="10.176cm" svg:x2="4.713cm" svg:y2="10.176cm">
          <text:p text:style-name="P8"><text:span text:style-name="T8">integer</text:span></text:p>
        </draw:measure>
        <draw:measure draw:style-name="gr23" draw:text-style-name="P8" draw:layer="layout" svg:x1="13.153cm" svg:y1="10.178cm" svg:x2="8.933cm" svg:y2="10.178cm">
          <text:p text:style-name="P8"><text:span text:style-name="T8">fraction</text:span></text:p>
        </draw:measure>
        <draw:frame draw:style-name="gr14" draw:text-style-name="P10" draw:layer="layout" svg:width="1.979cm" svg:height="2.207cm" svg:x="2.894cm" svg:y="8.752cm">
          <draw:text-box>
            <text:p text:style-name="P9"><text:span text:style-name="T7">*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0">
              <table:table-cell table:style-name="ce11">
                <text:p>0</text:p>
              </table:table-cell>
              <table:table-cell table:style-name="ce12">
                <text:p>0</text:p>
              </table:table-cell>
              <table:table-cell table:style-name="ce13">
                <text:p>1</text:p>
              </table:table-cell>
              <table:table-cell table:style-name="ce14">
                <text:p>1</text:p>
              </table:table-cell>
              <table:table-cell>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8.svm" xlink:type="simple" xlink:show="embed" xlink:actuate="onLoad"/>
        </draw:frame>
        <draw:frame draw:style-name="gr14" draw:text-style-name="P10" draw:layer="layout" svg:width="3.604cm" svg:height="2.207cm" svg:x="1.27cm" svg:y="12.153cm">
          <draw:text-box>
            <text:p text:style-name="P9"><text:span text:style-name="T7">= </text:span></text:p>
          </draw:text-box>
        </draw:frame>
        <draw:frame draw:style-name="gr17" draw:text-style-name="P11" draw:layer="layout" svg:width="3.55cm" svg:height="1.187cm" svg:x="17.78cm" svg:y="11.268cm">
          <draw:text-box>
            <text:p>Truncated</text:p>
          </draw:text-box>
        </draw:frame>
        <draw:frame draw:style-name="gr18" draw:text-style-name="P11" draw:layer="layout" svg:width="1.924cm" svg:height="1.187cm" svg:x="12.18cm" svg:y="11.269cm">
          <draw:text-box>
            <text:p>Kept</text:p>
          </draw:text-box>
        </draw:frame>
        <draw:frame draw:style-name="gr24" draw:text-style-name="P14" draw:layer="layout" svg:width="22.86cm" svg:height="7.085cm" svg:x="2.54cm" svg:y="14.724cm">
          <draw:text-box>
            <text:p><text:span text:style-name="T11">Integer </text:span><text:span text:style-name="T11">width </text:span><text:span text:style-name="T11">parametri</text:span><text:span text:style-name="T11">zed: the </text:span><text:span text:style-name="T11">fraction </text:span><text:span text:style-name="T11">is </text:span><text:span text:style-name="T11">truncated </text:span><text:span text:style-name="T11">to match </text:span><text:span text:style-name="T11">input, but </text:span><text:span text:style-name="T11">the size </text:span><text:span text:style-name="T11">of integer </text:span><text:span text:style-name="T11">part can </text:span><text:span text:style-name="T11">be larger </text:span><text:span text:style-name="T11">than that </text:span><text:span text:style-name="T11">of inputs.</text:span></text:p>
            <text:p><text:span text:style-name="T11">For some </text:span><text:span text:style-name="T11">input </text:span><text:span text:style-name="T11">with size </text:span><text:span text:style-name="T11">INTEGE</text:span><text:span text:style-name="T11">R_WIDT</text:span><text:span text:style-name="T11">H + </text:span><text:span text:style-name="T11">FRACTIO</text:span><text:span text:style-name="T11">N, the </text:span><text:span text:style-name="T11">size of </text:span><text:span text:style-name="T11">the result </text:span><text:span text:style-name="T11">is </text:span><text:span text:style-name="T11">RESULT</text:span><text:span text:style-name="T11">_INTEGE</text:span><text:span text:style-name="T11">R_WIDT</text:span><text:span text:style-name="T11">H + </text:span><text:span text:style-name="T11">FRACTIO</text:span><text:span text:style-name="T11">N</text:span></text:p>
          </draw:text-box>
        </draw:frame>
        <draw:measure draw:style-name="gr25" draw:text-style-name="P8" draw:layer="measurelines" svg:x1="13.208cm" svg:y1="13.616cm" svg:x2="5.498cm" svg:y2="13.616cm">
          <text:p text:style-name="P8"><text:span text:style-name="T8">INTEGER_WI</text:span><text:span text:style-name="T8">DTH</text:span></text:p>
        </draw:measure>
        <draw:measure draw:style-name="gr26" draw:text-style-name="P8" draw:layer="layout" svg:x1="17.428cm" svg:y1="13.616cm" svg:x2="13.208cm" svg:y2="13.616cm">
          <text:p text:style-name="P8"><text:span text:style-name="T8">fraction</text:span></text:p>
        </draw:measure>
        <presentation:notes draw:style-name="dp2">
          <draw:page-thumbnail draw:style-name="gr1"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Neural network nomenclature</text:p>
          </draw:text-box>
        </draw:frame>
        <draw:custom-shape draw:style-name="gr27" draw:text-style-name="P15" draw:layer="layout" svg:width="1.016cm" svg:height="1.016cm" svg:x="6.004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5cm" svg:y="10.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7cm" svg:y="13.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5" draw:id="id5" draw:layer="layout" svg:width="1.016cm" svg:height="1.016cm" svg:x="6.0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2" draw:id="id12" draw:layer="layout" svg:width="1.016cm" svg:height="1.016cm" svg:x="6.006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1" draw:id="id11" draw:layer="layout" svg:width="1.016cm" svg:height="1.016cm" svg:x="6.007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0" draw:id="id10" draw:layer="layout" svg:width="1.016cm" svg:height="1.016cm" svg:x="6.008cm" svg:y="13.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6" draw:id="id6" draw:layer="layout" svg:width="1.016cm" svg:height="1.016cm" svg:x="10.6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7" draw:id="id7" draw:layer="layout" svg:width="1.016cm" svg:height="1.016cm" svg:x="10.606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8" draw:id="id8" draw:layer="layout" svg:width="1.016cm" svg:height="1.016cm" svg:x="10.607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9" draw:id="id9" draw:layer="layout" svg:width="1.016cm" svg:height="1.016cm" svg:x="10.608cm" svg:y="13.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7.021cm" svg:y1="10.008cm" svg:x2="10.605cm" svg:y2="10.008cm" draw:start-shape="id5" draw:start-glue-point="10" draw:end-shape="id6" draw:end-glue-point="6" svg:d="M7021 10008h3584" svg:viewBox="0 0 3585 1">
          <text:p/>
        </draw:connector>
        <draw:connector draw:style-name="gr28" draw:text-style-name="P5" draw:layer="layout" draw:type="line" svg:x1="7.021cm" svg:y1="10.008cm" svg:x2="10.606cm" svg:y2="11.209cm" draw:start-shape="id5" draw:start-glue-point="10" draw:end-shape="id7" draw:end-glue-point="6" svg:d="M7021 10008l3585 1201" svg:viewBox="0 0 3586 1202">
          <text:p/>
        </draw:connector>
        <draw:connector draw:style-name="gr28" draw:text-style-name="P5" draw:layer="layout" draw:type="line" svg:x1="7.021cm" svg:y1="10.008cm" svg:x2="10.607cm" svg:y2="12.41cm" draw:start-shape="id5" draw:start-glue-point="10" draw:end-shape="id8" draw:end-glue-point="6" svg:d="M7021 10008l3586 2402" svg:viewBox="0 0 3587 2403">
          <text:p/>
        </draw:connector>
        <draw:connector draw:style-name="gr28" draw:text-style-name="P5" draw:layer="layout" draw:type="line" svg:x1="7.021cm" svg:y1="10.008cm" svg:x2="10.608cm" svg:y2="13.611cm" draw:start-shape="id5" draw:start-glue-point="10" draw:end-shape="id9" draw:end-glue-point="6" svg:d="M7021 10008l3587 3603" svg:viewBox="0 0 3588 3604">
          <text:p/>
        </draw:connector>
        <draw:connector draw:style-name="gr28" draw:text-style-name="P5" draw:layer="layout" draw:type="line" svg:x1="7.024cm" svg:y1="13.611cm" svg:x2="10.608cm" svg:y2="13.611cm" draw:start-shape="id10" draw:start-glue-point="10" draw:end-shape="id9" draw:end-glue-point="6" svg:d="M7024 13611h3584" svg:viewBox="0 0 3585 1">
          <text:p/>
        </draw:connector>
        <draw:connector draw:style-name="gr28" draw:text-style-name="P5" draw:layer="layout" draw:type="line" svg:x1="7.023cm" svg:y1="12.41cm" svg:x2="10.608cm" svg:y2="13.611cm" draw:start-shape="id11" draw:start-glue-point="10" draw:end-shape="id9" draw:end-glue-point="6" svg:d="M7023 12410l3585 1201" svg:viewBox="0 0 3586 1202">
          <text:p/>
        </draw:connector>
        <draw:connector draw:style-name="gr28" draw:text-style-name="P5" draw:layer="layout" draw:type="line" svg:x1="7.022cm" svg:y1="11.209cm" svg:x2="10.608cm" svg:y2="13.611cm" draw:start-shape="id12" draw:start-glue-point="10" draw:end-shape="id9" draw:end-glue-point="6" svg:d="M7022 11209l3586 2402" svg:viewBox="0 0 3587 2403">
          <text:p/>
        </draw:connector>
        <draw:connector draw:style-name="gr28" draw:text-style-name="P5" draw:layer="layout" draw:type="line" svg:x1="7.021cm" svg:y1="10.008cm" svg:x2="10.608cm" svg:y2="13.611cm" draw:start-shape="id5" draw:start-glue-point="10" draw:end-shape="id9" draw:end-glue-point="6" svg:d="M7021 10008l3587 3603" svg:viewBox="0 0 3588 3604">
          <text:p/>
        </draw:connector>
        <draw:connector draw:style-name="gr28" draw:text-style-name="P5" draw:layer="layout" draw:type="line" svg:x1="7.024cm" svg:y1="13.611cm" svg:x2="10.607cm" svg:y2="12.41cm" draw:start-shape="id10" draw:start-glue-point="10" draw:end-shape="id8" draw:end-glue-point="6" svg:d="M7024 13611l3583-1201" svg:viewBox="0 0 3584 1202">
          <text:p/>
        </draw:connector>
        <draw:connector draw:style-name="gr28" draw:text-style-name="P5" draw:layer="layout" draw:type="line" svg:x1="7.023cm" svg:y1="12.41cm" svg:x2="10.606cm" svg:y2="11.209cm" draw:start-shape="id11" draw:start-glue-point="10" draw:end-shape="id7" draw:end-glue-point="6" svg:d="M7023 12410l3583-1201" svg:viewBox="0 0 3584 1202">
          <text:p/>
        </draw:connector>
        <draw:connector draw:style-name="gr28" draw:text-style-name="P5" draw:layer="layout" draw:type="line" svg:x1="7.022cm" svg:y1="11.209cm" svg:x2="10.605cm" svg:y2="10.008cm" draw:start-shape="id12" draw:start-glue-point="10" draw:end-shape="id6" draw:end-glue-point="6" svg:d="M7022 11209l3583-1201" svg:viewBox="0 0 3584 1202">
          <text:p/>
        </draw:connector>
        <draw:connector draw:style-name="gr28" draw:text-style-name="P5" draw:layer="layout" draw:type="line" svg:x1="7.024cm" svg:y1="13.611cm" svg:x2="10.606cm" svg:y2="11.209cm" draw:start-shape="id10" draw:start-glue-point="10" draw:end-shape="id7" draw:end-glue-point="6" svg:d="M7024 13611l3582-2402" svg:viewBox="0 0 3583 2403">
          <text:p/>
        </draw:connector>
        <draw:connector draw:style-name="gr28" draw:text-style-name="P5" draw:layer="layout" draw:type="line" svg:x1="7.023cm" svg:y1="12.41cm" svg:x2="10.605cm" svg:y2="10.008cm" draw:start-shape="id11" draw:start-glue-point="10" draw:end-shape="id6" draw:end-glue-point="6" svg:d="M7023 12410l3582-2402" svg:viewBox="0 0 3583 2403">
          <text:p/>
        </draw:connector>
        <draw:connector draw:style-name="gr28" draw:text-style-name="P5" xml:id="id13" draw:id="id13" draw:layer="layout" draw:type="line" svg:x1="7.024cm" svg:y1="13.611cm" svg:x2="10.605cm" svg:y2="10.008cm" draw:start-shape="id10" draw:start-glue-point="10" draw:end-shape="id6" draw:end-glue-point="6" svg:d="M7024 13611l3581-3603" svg:viewBox="0 0 3582 3604">
          <text:p/>
        </draw:connector>
        <draw:connector draw:style-name="gr28" draw:text-style-name="P5" draw:layer="layout" draw:type="line" svg:x1="7.023cm" svg:y1="12.41cm" svg:x2="10.607cm" svg:y2="12.41cm" draw:start-shape="id11" draw:start-glue-point="10" draw:end-shape="id8" draw:end-glue-point="6" svg:d="M7023 12410h3584" svg:viewBox="0 0 3585 1">
          <text:p/>
        </draw:connector>
        <draw:connector draw:style-name="gr28" draw:text-style-name="P5" draw:layer="layout" draw:type="line" svg:x1="8.814cm" svg:y1="11.809cm" svg:x2="10.606cm" svg:y2="11.209cm" draw:start-shape="id13" draw:start-glue-point="0" draw:end-shape="id7" draw:end-glue-point="6" svg:d="M8814 11809l1792-600" svg:viewBox="0 0 1793 601">
          <text:p/>
        </draw:connector>
        <draw:connector draw:style-name="gr28" draw:text-style-name="P5" draw:layer="layout" draw:type="line" svg:x1="7.022cm" svg:y1="11.209cm" svg:x2="10.606cm" svg:y2="11.209cm" draw:start-shape="id12" draw:start-glue-point="10" draw:end-shape="id7" draw:end-glue-point="6" svg:d="M7022 11209h3584" svg:viewBox="0 0 3585 1">
          <text:p/>
        </draw:connector>
        <draw:connector draw:style-name="gr28" draw:text-style-name="P5" draw:layer="layout" draw:type="line" svg:x1="7.022cm" svg:y1="11.209cm" svg:x2="10.607cm" svg:y2="12.41cm" draw:start-shape="id12" draw:start-glue-point="10" draw:end-shape="id8" draw:end-glue-point="6" svg:d="M7022 11209l3585 1201" svg:viewBox="0 0 3586 1202">
          <text:p/>
        </draw:connector>
        <draw:custom-shape draw:style-name="gr27" draw:text-style-name="P15" draw:layer="layout" svg:width="1.016cm" svg:height="1.016cm" svg:x="10.60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6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7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8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4" draw:id="id14" draw:layer="layout" svg:width="1.016cm" svg:height="1.016cm" svg:x="10.6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1" draw:id="id21" draw:layer="layout" svg:width="1.016cm" svg:height="1.016cm" svg:x="10.6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0" draw:id="id20" draw:layer="layout" svg:width="1.016cm" svg:height="1.016cm" svg:x="10.6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9" draw:id="id19" draw:layer="layout" svg:width="1.016cm" svg:height="1.016cm" svg:x="10.6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5" draw:id="id15" draw:layer="layout" svg:width="1.016cm" svg:height="1.016cm" svg:x="15.2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6" draw:id="id16" draw:layer="layout" svg:width="1.016cm" svg:height="1.016cm" svg:x="15.2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7" draw:id="id17" draw:layer="layout" svg:width="1.016cm" svg:height="1.016cm" svg:x="15.2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8" draw:id="id18" draw:layer="layout" svg:width="1.016cm" svg:height="1.016cm" svg:x="15.2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11.622cm" svg:y1="10.009cm" svg:x2="15.206cm" svg:y2="10.009cm" draw:start-shape="id14" draw:start-glue-point="10" draw:end-shape="id15" draw:end-glue-point="6" svg:d="M11622 10009h3584" svg:viewBox="0 0 3585 1">
          <text:p/>
        </draw:connector>
        <draw:connector draw:style-name="gr28" draw:text-style-name="P5" draw:layer="layout" draw:type="line" svg:x1="11.622cm" svg:y1="10.009cm" svg:x2="15.207cm" svg:y2="11.21cm" draw:start-shape="id14" draw:start-glue-point="10" draw:end-shape="id16" draw:end-glue-point="6" svg:d="M11622 10009l3585 1201" svg:viewBox="0 0 3586 1202">
          <text:p/>
        </draw:connector>
        <draw:connector draw:style-name="gr28" draw:text-style-name="P5" draw:layer="layout" draw:type="line" svg:x1="11.622cm" svg:y1="10.009cm" svg:x2="15.208cm" svg:y2="12.411cm" draw:start-shape="id14" draw:start-glue-point="10" draw:end-shape="id17" draw:end-glue-point="6" svg:d="M11622 10009l3586 2402" svg:viewBox="0 0 3587 2403">
          <text:p/>
        </draw:connector>
        <draw:connector draw:style-name="gr28" draw:text-style-name="P5" draw:layer="layout" draw:type="line" svg:x1="11.622cm" svg:y1="10.009cm" svg:x2="15.209cm" svg:y2="13.612cm" draw:start-shape="id14" draw:start-glue-point="10" draw:end-shape="id18" draw:end-glue-point="6" svg:d="M11622 10009l3587 3603" svg:viewBox="0 0 3588 3604">
          <text:p/>
        </draw:connector>
        <draw:connector draw:style-name="gr28" draw:text-style-name="P5" draw:layer="layout" draw:type="line" svg:x1="11.625cm" svg:y1="13.612cm" svg:x2="15.209cm" svg:y2="13.612cm" draw:start-shape="id19" draw:start-glue-point="10" draw:end-shape="id18" draw:end-glue-point="6" svg:d="M11625 13612h3584" svg:viewBox="0 0 3585 1">
          <text:p/>
        </draw:connector>
        <draw:connector draw:style-name="gr28" draw:text-style-name="P5" draw:layer="layout" draw:type="line" svg:x1="11.624cm" svg:y1="12.411cm" svg:x2="15.209cm" svg:y2="13.612cm" draw:start-shape="id20" draw:start-glue-point="10" draw:end-shape="id18" draw:end-glue-point="6" svg:d="M11624 12411l3585 1201" svg:viewBox="0 0 3586 1202">
          <text:p/>
        </draw:connector>
        <draw:connector draw:style-name="gr28" draw:text-style-name="P5" draw:layer="layout" draw:type="line" svg:x1="11.623cm" svg:y1="11.21cm" svg:x2="15.209cm" svg:y2="13.612cm" draw:start-shape="id21" draw:start-glue-point="10" draw:end-shape="id18" draw:end-glue-point="6" svg:d="M11623 11210l3586 2402" svg:viewBox="0 0 3587 2403">
          <text:p/>
        </draw:connector>
        <draw:connector draw:style-name="gr28" draw:text-style-name="P5" draw:layer="layout" draw:type="line" svg:x1="11.622cm" svg:y1="10.009cm" svg:x2="15.209cm" svg:y2="13.612cm" draw:start-shape="id14" draw:start-glue-point="10" draw:end-shape="id18" draw:end-glue-point="6" svg:d="M11622 10009l3587 3603" svg:viewBox="0 0 3588 3604">
          <text:p/>
        </draw:connector>
        <draw:connector draw:style-name="gr28" draw:text-style-name="P5" draw:layer="layout" draw:type="line" svg:x1="11.625cm" svg:y1="13.612cm" svg:x2="15.208cm" svg:y2="12.411cm" draw:start-shape="id19" draw:start-glue-point="10" draw:end-shape="id17" draw:end-glue-point="6" svg:d="M11625 13612l3583-1201" svg:viewBox="0 0 3584 1202">
          <text:p/>
        </draw:connector>
        <draw:connector draw:style-name="gr28" draw:text-style-name="P5" draw:layer="layout" draw:type="line" svg:x1="11.624cm" svg:y1="12.411cm" svg:x2="15.207cm" svg:y2="11.21cm" draw:start-shape="id20" draw:start-glue-point="10" draw:end-shape="id16" draw:end-glue-point="6" svg:d="M11624 12411l3583-1201" svg:viewBox="0 0 3584 1202">
          <text:p/>
        </draw:connector>
        <draw:connector draw:style-name="gr28" draw:text-style-name="P5" draw:layer="layout" draw:type="line" svg:x1="11.623cm" svg:y1="11.21cm" svg:x2="15.206cm" svg:y2="10.009cm" draw:start-shape="id21" draw:start-glue-point="10" draw:end-shape="id15" draw:end-glue-point="6" svg:d="M11623 11210l3583-1201" svg:viewBox="0 0 3584 1202">
          <text:p/>
        </draw:connector>
        <draw:connector draw:style-name="gr28" draw:text-style-name="P5" draw:layer="layout" draw:type="line" svg:x1="11.625cm" svg:y1="13.612cm" svg:x2="15.207cm" svg:y2="11.21cm" draw:start-shape="id19" draw:start-glue-point="10" draw:end-shape="id16" draw:end-glue-point="6" svg:d="M11625 13612l3582-2402" svg:viewBox="0 0 3583 2403">
          <text:p/>
        </draw:connector>
        <draw:connector draw:style-name="gr28" draw:text-style-name="P5" draw:layer="layout" draw:type="line" svg:x1="11.624cm" svg:y1="12.411cm" svg:x2="15.206cm" svg:y2="10.009cm" draw:start-shape="id20" draw:start-glue-point="10" draw:end-shape="id15" draw:end-glue-point="6" svg:d="M11624 12411l3582-2402" svg:viewBox="0 0 3583 2403">
          <text:p/>
        </draw:connector>
        <draw:connector draw:style-name="gr28" draw:text-style-name="P5" xml:id="id22" draw:id="id22" draw:layer="layout" draw:type="line" svg:x1="11.625cm" svg:y1="13.612cm" svg:x2="15.206cm" svg:y2="10.009cm" draw:start-shape="id19" draw:start-glue-point="10" draw:end-shape="id15" draw:end-glue-point="6" svg:d="M11625 13612l3581-3603" svg:viewBox="0 0 3582 3604">
          <text:p/>
        </draw:connector>
        <draw:connector draw:style-name="gr28" draw:text-style-name="P5" draw:layer="layout" draw:type="line" svg:x1="11.624cm" svg:y1="12.411cm" svg:x2="15.208cm" svg:y2="12.411cm" draw:start-shape="id20" draw:start-glue-point="10" draw:end-shape="id17" draw:end-glue-point="6" svg:d="M11624 12411h3584" svg:viewBox="0 0 3585 1">
          <text:p/>
        </draw:connector>
        <draw:connector draw:style-name="gr28" draw:text-style-name="P5" draw:layer="layout" draw:type="line" svg:x1="13.415cm" svg:y1="11.81cm" svg:x2="15.207cm" svg:y2="11.21cm" draw:start-shape="id22" draw:start-glue-point="0" draw:end-shape="id16" draw:end-glue-point="6" svg:d="M13415 11810l1792-600" svg:viewBox="0 0 1793 601">
          <text:p/>
        </draw:connector>
        <draw:connector draw:style-name="gr28" draw:text-style-name="P5" draw:layer="layout" draw:type="line" svg:x1="11.623cm" svg:y1="11.21cm" svg:x2="15.207cm" svg:y2="11.21cm" draw:start-shape="id21" draw:start-glue-point="10" draw:end-shape="id16" draw:end-glue-point="6" svg:d="M11623 11210h3584" svg:viewBox="0 0 3585 1">
          <text:p/>
        </draw:connector>
        <draw:connector draw:style-name="gr28" draw:text-style-name="P5" draw:layer="layout" draw:type="line" svg:x1="11.623cm" svg:y1="11.21cm" svg:x2="15.208cm" svg:y2="12.411cm" draw:start-shape="id21" draw:start-glue-point="10" draw:end-shape="id17" draw:end-glue-point="6" svg:d="M11623 11210l3585 1201" svg:viewBox="0 0 3586 1202">
          <text:p/>
        </draw:connector>
        <draw:custom-shape draw:style-name="gr27" draw:text-style-name="P15" draw:layer="layout" svg:width="1.016cm" svg:height="1.016cm" svg:x="15.20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6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7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8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3" draw:id="id23" draw:layer="layout" svg:width="1.016cm" svg:height="1.016cm" svg:x="15.2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30" draw:id="id30" draw:layer="layout" svg:width="1.016cm" svg:height="1.016cm" svg:x="15.2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9" draw:id="id29" draw:layer="layout" svg:width="1.016cm" svg:height="1.016cm" svg:x="15.2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8" draw:id="id28" draw:layer="layout" svg:width="1.016cm" svg:height="1.016cm" svg:x="15.2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4" draw:id="id24" draw:layer="layout" svg:width="1.016cm" svg:height="1.016cm" svg:x="19.8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5" draw:id="id25" draw:layer="layout" svg:width="1.016cm" svg:height="1.016cm" svg:x="19.8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6" draw:id="id26" draw:layer="layout" svg:width="1.016cm" svg:height="1.016cm" svg:x="19.8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7" draw:id="id27" draw:layer="layout" svg:width="1.016cm" svg:height="1.016cm" svg:x="19.8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16.222cm" svg:y1="10.009cm" svg:x2="19.806cm" svg:y2="10.009cm" draw:start-shape="id23" draw:start-glue-point="10" draw:end-shape="id24" draw:end-glue-point="6" svg:d="M16222 10009h3584" svg:viewBox="0 0 3585 1">
          <text:p/>
        </draw:connector>
        <draw:connector draw:style-name="gr28" draw:text-style-name="P5" draw:layer="layout" draw:type="line" svg:x1="16.222cm" svg:y1="10.009cm" svg:x2="19.807cm" svg:y2="11.21cm" draw:start-shape="id23" draw:start-glue-point="10" draw:end-shape="id25" draw:end-glue-point="6" svg:d="M16222 10009l3585 1201" svg:viewBox="0 0 3586 1202">
          <text:p/>
        </draw:connector>
        <draw:connector draw:style-name="gr28" draw:text-style-name="P5" draw:layer="layout" draw:type="line" svg:x1="16.222cm" svg:y1="10.009cm" svg:x2="19.808cm" svg:y2="12.411cm" draw:start-shape="id23" draw:start-glue-point="10" draw:end-shape="id26" draw:end-glue-point="6" svg:d="M16222 10009l3586 2402" svg:viewBox="0 0 3587 2403">
          <text:p/>
        </draw:connector>
        <draw:connector draw:style-name="gr28" draw:text-style-name="P5" draw:layer="layout" draw:type="line" svg:x1="16.222cm" svg:y1="10.009cm" svg:x2="19.809cm" svg:y2="13.612cm" draw:start-shape="id23" draw:start-glue-point="10" draw:end-shape="id27" draw:end-glue-point="6" svg:d="M16222 10009l3587 3603" svg:viewBox="0 0 3588 3604">
          <text:p/>
        </draw:connector>
        <draw:connector draw:style-name="gr28" draw:text-style-name="P5" draw:layer="layout" draw:type="line" svg:x1="16.225cm" svg:y1="13.612cm" svg:x2="19.809cm" svg:y2="13.612cm" draw:start-shape="id28" draw:start-glue-point="10" draw:end-shape="id27" draw:end-glue-point="6" svg:d="M16225 13612h3584" svg:viewBox="0 0 3585 1">
          <text:p/>
        </draw:connector>
        <draw:connector draw:style-name="gr28" draw:text-style-name="P5" draw:layer="layout" draw:type="line" svg:x1="16.224cm" svg:y1="12.411cm" svg:x2="19.809cm" svg:y2="13.612cm" draw:start-shape="id29" draw:start-glue-point="10" draw:end-shape="id27" draw:end-glue-point="6" svg:d="M16224 12411l3585 1201" svg:viewBox="0 0 3586 1202">
          <text:p/>
        </draw:connector>
        <draw:connector draw:style-name="gr28" draw:text-style-name="P5" draw:layer="layout" draw:type="line" svg:x1="16.223cm" svg:y1="11.21cm" svg:x2="19.809cm" svg:y2="13.612cm" draw:start-shape="id30" draw:start-glue-point="10" draw:end-shape="id27" draw:end-glue-point="6" svg:d="M16223 11210l3586 2402" svg:viewBox="0 0 3587 2403">
          <text:p/>
        </draw:connector>
        <draw:connector draw:style-name="gr28" draw:text-style-name="P5" draw:layer="layout" draw:type="line" svg:x1="16.222cm" svg:y1="10.009cm" svg:x2="19.809cm" svg:y2="13.612cm" draw:start-shape="id23" draw:start-glue-point="10" draw:end-shape="id27" draw:end-glue-point="6" svg:d="M16222 10009l3587 3603" svg:viewBox="0 0 3588 3604">
          <text:p/>
        </draw:connector>
        <draw:connector draw:style-name="gr28" draw:text-style-name="P5" draw:layer="layout" draw:type="line" svg:x1="16.225cm" svg:y1="13.612cm" svg:x2="19.808cm" svg:y2="12.411cm" draw:start-shape="id28" draw:start-glue-point="10" draw:end-shape="id26" draw:end-glue-point="6" svg:d="M16225 13612l3583-1201" svg:viewBox="0 0 3584 1202">
          <text:p/>
        </draw:connector>
        <draw:connector draw:style-name="gr28" draw:text-style-name="P5" draw:layer="layout" draw:type="line" svg:x1="16.224cm" svg:y1="12.411cm" svg:x2="19.807cm" svg:y2="11.21cm" draw:start-shape="id29" draw:start-glue-point="10" draw:end-shape="id25" draw:end-glue-point="6" svg:d="M16224 12411l3583-1201" svg:viewBox="0 0 3584 1202">
          <text:p/>
        </draw:connector>
        <draw:connector draw:style-name="gr28" draw:text-style-name="P5" draw:layer="layout" draw:type="line" svg:x1="16.223cm" svg:y1="11.21cm" svg:x2="19.806cm" svg:y2="10.009cm" draw:start-shape="id30" draw:start-glue-point="10" draw:end-shape="id24" draw:end-glue-point="6" svg:d="M16223 11210l3583-1201" svg:viewBox="0 0 3584 1202">
          <text:p/>
        </draw:connector>
        <draw:connector draw:style-name="gr28" draw:text-style-name="P5" draw:layer="layout" draw:type="line" svg:x1="16.225cm" svg:y1="13.612cm" svg:x2="19.807cm" svg:y2="11.21cm" draw:start-shape="id28" draw:start-glue-point="10" draw:end-shape="id25" draw:end-glue-point="6" svg:d="M16225 13612l3582-2402" svg:viewBox="0 0 3583 2403">
          <text:p/>
        </draw:connector>
        <draw:connector draw:style-name="gr28" draw:text-style-name="P5" draw:layer="layout" draw:type="line" svg:x1="16.224cm" svg:y1="12.411cm" svg:x2="19.806cm" svg:y2="10.009cm" draw:start-shape="id29" draw:start-glue-point="10" draw:end-shape="id24" draw:end-glue-point="6" svg:d="M16224 12411l3582-2402" svg:viewBox="0 0 3583 2403">
          <text:p/>
        </draw:connector>
        <draw:connector draw:style-name="gr28" draw:text-style-name="P5" xml:id="id31" draw:id="id31" draw:layer="layout" draw:type="line" svg:x1="16.225cm" svg:y1="13.612cm" svg:x2="19.806cm" svg:y2="10.009cm" draw:start-shape="id28" draw:start-glue-point="10" draw:end-shape="id24" draw:end-glue-point="6" svg:d="M16225 13612l3581-3603" svg:viewBox="0 0 3582 3604">
          <text:p/>
        </draw:connector>
        <draw:connector draw:style-name="gr28" draw:text-style-name="P5" draw:layer="layout" draw:type="line" svg:x1="16.224cm" svg:y1="12.411cm" svg:x2="19.808cm" svg:y2="12.411cm" draw:start-shape="id29" draw:start-glue-point="10" draw:end-shape="id26" draw:end-glue-point="6" svg:d="M16224 12411h3584" svg:viewBox="0 0 3585 1">
          <text:p/>
        </draw:connector>
        <draw:connector draw:style-name="gr28" draw:text-style-name="P5" draw:layer="layout" draw:type="line" svg:x1="18.015cm" svg:y1="11.81cm" svg:x2="19.807cm" svg:y2="11.21cm" draw:start-shape="id31" draw:start-glue-point="0" draw:end-shape="id25" draw:end-glue-point="6" svg:d="M18015 11810l1792-600" svg:viewBox="0 0 1793 601">
          <text:p/>
        </draw:connector>
        <draw:connector draw:style-name="gr28" draw:text-style-name="P5" draw:layer="layout" draw:type="line" svg:x1="16.223cm" svg:y1="11.21cm" svg:x2="19.807cm" svg:y2="11.21cm" draw:start-shape="id30" draw:start-glue-point="10" draw:end-shape="id25" draw:end-glue-point="6" svg:d="M16223 11210h3584" svg:viewBox="0 0 3585 1">
          <text:p/>
        </draw:connector>
        <draw:connector draw:style-name="gr28" draw:text-style-name="P5" draw:layer="layout" draw:type="line" svg:x1="16.223cm" svg:y1="11.21cm" svg:x2="19.808cm" svg:y2="12.411cm" draw:start-shape="id30" draw:start-glue-point="10" draw:end-shape="id26" draw:end-glue-point="6" svg:d="M16223 11210l3585 1201" svg:viewBox="0 0 3586 1202">
          <text:p/>
        </draw:connector>
        <draw:frame draw:style-name="gr29" draw:text-style-name="P11" draw:layer="layout" svg:width="1.016cm" svg:height="1.187cm" svg:x="19.842cm" svg:y="8.382cm">
          <draw:text-box>
            <text:p>L</text:p>
          </draw:text-box>
        </draw:frame>
        <draw:frame draw:style-name="gr30" draw:text-style-name="P11" draw:layer="layout" svg:width="3.476cm" svg:height="3.059cm" svg:x="15.142cm" svg:y="8.383cm">
          <draw:text-box>
            <text:p>L-1</text:p>
          </draw:text-box>
        </draw:frame>
        <draw:frame draw:style-name="gr30" draw:text-style-name="P11" draw:layer="layout" svg:width="3.476cm" svg:height="3.059cm" svg:x="10.442cm" svg:y="8.384cm">
          <draw:text-box>
            <text:p>L-2</text:p>
          </draw:text-box>
        </draw:frame>
        <draw:frame draw:style-name="gr30" draw:text-style-name="P11" draw:layer="layout" svg:width="3.476cm" svg:height="3.059cm" svg:x="5.842cm" svg:y="8.385cm">
          <draw:text-box>
            <text:p>L-3</text:p>
          </draw:text-box>
        </draw:frame>
        <presentation:notes draw:style-name="dp2">
          <draw:page-thumbnail draw:style-name="gr1"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31" draw:text-style-name="P15" draw:layer="layout" svg:width="9.397cm" svg:height="9.906cm" svg:x="5.588cm" svg:y="6.60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orward pass</text:p>
          </draw:text-box>
        </draw:frame>
        <draw:custom-shape draw:style-name="gr32" draw:text-style-name="P16" draw:layer="layout" svg:width="9.144cm" svg:height="2.54cm" svg:x="5.842cm" svg:y="7.112cm">
          <text:p text:style-name="P3"><text:span text:style-name="T12">Layer</text:span></text:p>
          <draw:enhanced-geometry svg:viewBox="0 0 21600 21600" draw:type="rectangle" draw:enhanced-path="M 0 0 L 21600 0 21600 21600 0 21600 0 0 Z N"/>
        </draw:custom-shape>
        <draw:custom-shape draw:style-name="gr33" draw:text-style-name="P16" draw:layer="layout" svg:width="9.144cm" svg:height="3.278cm" svg:x="5.842cm" svg:y="12.724cm">
          <text:p text:style-name="P3"><text:span text:style-name="T12">Layer controller</text:span></text:p>
          <draw:enhanced-geometry svg:viewBox="0 0 21600 21600" draw:type="rectangle" draw:enhanced-path="M 0 0 L 21600 0 21600 21600 0 21600 0 0 Z N"/>
        </draw:custom-shape>
        <draw:line draw:style-name="gr34" draw:text-style-name="P17" draw:layer="layout" svg:x1="6.912cm" svg:y1="12.7cm" svg:x2="6.912cm" svg:y2="9.652cm">
          <text:p/>
        </draw:line>
        <draw:line draw:style-name="gr34" draw:text-style-name="P17" draw:layer="layout" svg:x1="13.204cm" svg:y1="9.651cm" svg:x2="13.204cm" svg:y2="12.7cm">
          <text:p/>
        </draw:line>
        <draw:frame draw:style-name="gr29" draw:text-style-name="P11" draw:layer="layout" svg:width="3.048cm" svg:height="1.187cm" draw:transform="rotate (1.5707963267949) translate (5.787cm 11.877cm)">
          <draw:text-box>
            <text:p>inputs</text:p>
          </draw:text-box>
        </draw:frame>
        <draw:frame draw:style-name="gr29" draw:text-style-name="P11" draw:layer="layout" svg:width="3.048cm" svg:height="1.187cm" svg:x="2.786cm" svg:y="7.265cm">
          <draw:text-box>
            <text:p>weights</text:p>
          </draw:text-box>
        </draw:frame>
        <draw:frame draw:style-name="gr35" draw:text-style-name="P11" draw:layer="layout" svg:width="4.354cm" svg:height="2.123cm" draw:transform="rotate (1.5707963267949) translate (11.172cm 11.999cm)">
          <draw:text-box>
            <text:p>layer </text:p>
            <text:p>output</text:p>
          </draw:text-box>
        </draw:frame>
        <draw:line draw:style-name="gr34" draw:text-style-name="P17" draw:layer="layout" svg:x1="2.032cm" svg:y1="8.382cm" svg:x2="5.842cm" svg:y2="8.382cm">
          <text:p/>
        </draw:line>
        <draw:line draw:style-name="gr34" draw:text-style-name="P17" draw:layer="layout" svg:x1="8.013cm" svg:y1="12.7cm" svg:x2="8.013cm" svg:y2="9.653cm">
          <text:p/>
        </draw:line>
        <draw:frame draw:style-name="gr29" draw:text-style-name="P11" draw:layer="layout" svg:width="3.048cm" svg:height="1.187cm" draw:transform="rotate (1.5707963267949) translate (6.888cm 11.578cm)">
          <draw:text-box>
            <text:p>start</text:p>
          </draw:text-box>
        </draw:frame>
        <draw:line draw:style-name="gr34" draw:text-style-name="P17" draw:layer="layout" svg:x1="14.334cm" svg:y1="9.652cm" svg:x2="14.334cm" svg:y2="12.701cm">
          <text:p/>
        </draw:line>
        <draw:frame draw:style-name="gr35" draw:text-style-name="P11" draw:layer="layout" svg:width="4.354cm" svg:height="2.123cm" draw:transform="rotate (1.5707963267949) translate (13.302cm 12cm)">
          <draw:text-box>
            <text:p>valid</text:p>
          </draw:text-box>
        </draw:frame>
        <draw:line draw:style-name="gr34" draw:text-style-name="P17" draw:layer="layout" svg:x1="9.157cm" svg:y1="12.707cm" svg:x2="9.157cm" svg:y2="9.659cm">
          <text:p/>
        </draw:line>
        <draw:frame draw:style-name="gr29" draw:text-style-name="P11" draw:layer="layout" svg:width="3.048cm" svg:height="1.187cm" draw:transform="rotate (1.5707963267949) translate (8.032cm 11.884cm)">
          <draw:text-box>
            <text:p>active</text:p>
          </draw:text-box>
        </draw:frame>
        <draw:frame draw:style-name="gr36" draw:text-style-name="P11" draw:layer="layout" svg:width="3.988cm" svg:height="2.123cm" svg:x="14.986cm" svg:y="12.806cm">
          <draw:text-box>
            <text:p>final output</text:p>
          </draw:text-box>
        </draw:frame>
        <draw:line draw:style-name="gr34" draw:text-style-name="P17" draw:layer="layout" svg:x1="15.032cm" svg:y1="13.923cm" svg:x2="18.842cm" svg:y2="13.923cm">
          <text:p/>
        </draw:line>
        <draw:frame draw:style-name="gr36" draw:text-style-name="P11" draw:layer="layout" svg:width="4.158cm" svg:height="2.123cm" svg:x="14.985cm" svg:y="14.023cm">
          <draw:text-box>
            <text:p>valid</text:p>
          </draw:text-box>
        </draw:frame>
        <draw:line draw:style-name="gr34" draw:text-style-name="P17" draw:layer="layout" svg:x1="15.031cm" svg:y1="15.14cm" svg:x2="18.841cm" svg:y2="15.14cm">
          <text:p/>
        </draw:line>
        <draw:frame draw:style-name="gr29" draw:text-style-name="P11" draw:layer="layout" svg:width="3.048cm" svg:height="1.187cm" svg:x="3.24cm" svg:y="12.018cm">
          <draw:text-box>
            <text:p>start</text:p>
          </draw:text-box>
        </draw:frame>
        <draw:line draw:style-name="gr34" draw:text-style-name="P17" draw:layer="layout" svg:x1="1.986cm" svg:y1="13.135cm" svg:x2="5.796cm" svg:y2="13.135cm">
          <text:p/>
        </draw:line>
        <draw:frame draw:style-name="gr36" draw:text-style-name="P11" draw:layer="layout" svg:width="4.158cm" svg:height="2.123cm" svg:x="1.439cm" svg:y="13.235cm">
          <draw:text-box>
            <text:p>start input</text:p>
          </draw:text-box>
        </draw:frame>
        <draw:line draw:style-name="gr34" draw:text-style-name="P17" draw:layer="layout" svg:x1="1.985cm" svg:y1="14.352cm" svg:x2="5.795cm" svg:y2="14.352cm">
          <text:p/>
        </draw:line>
        <draw:frame draw:style-name="gr37" draw:text-style-name="P11" draw:layer="layout" svg:width="2.233cm" svg:height="1.284cm" svg:x="3.039cm" svg:y="14.436cm">
          <draw:text-box>
            <text:p>layer</text:p>
          </draw:text-box>
        </draw:frame>
        <draw:line draw:style-name="gr34" draw:text-style-name="P17" draw:layer="layout" svg:x1="1.985cm" svg:y1="15.553cm" svg:x2="5.795cm" svg:y2="15.553cm">
          <text:p/>
        </draw:line>
        <draw:line draw:style-name="gr38" draw:text-style-name="P18" draw:layer="layout" svg:x1="15.24cm" svg:y1="15.494cm" svg:x2="17.526cm" svg:y2="12.806cm">
          <text:p/>
        </draw:line>
        <draw:polyline draw:style-name="gr38" draw:text-style-name="P18" draw:layer="layout" svg:width="0.617cm" svg:height="5.333cm" draw:transform="rotate (-1.5707963267949) translate (19.304cm 16.016cm)" svg:viewBox="0 0 618 5334" draw:points="0,5334 618,5334 618,0">
          <text:p/>
        </draw:polyline>
        <draw:polyline draw:style-name="gr38" draw:text-style-name="P18" draw:layer="layout" svg:width="1.777cm" svg:height="6.095cm" draw:transform="rotate (-1.5707963267949) translate (19.304cm 16.002cm)" svg:viewBox="0 0 1778 6096" draw:points="0,6096 1778,6096 1778,0">
          <text:p/>
        </draw:polyline>
        <draw:frame draw:style-name="gr36" draw:text-style-name="P11" draw:layer="layout" svg:width="4.319cm" svg:height="2.123cm" svg:x="14.985cm" svg:y="15.507cm">
          <draw:text-box>
            <text:p>layer output</text:p>
          </draw:text-box>
        </draw:frame>
        <draw:frame draw:style-name="gr36" draw:text-style-name="P11" draw:layer="layout" svg:width="3.988cm" svg:height="2.123cm" svg:x="14.986cm" svg:y="16.608cm">
          <draw:text-box>
            <text:p>valid</text:p>
          </draw:text-box>
        </draw:frame>
        <presentation:notes draw:style-name="dp2">
          <draw:page-thumbnail draw:style-name="gr1" draw:layer="layout" svg:width="13.968cm" svg:height="10.476cm" svg:x="3.81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custom-shape draw:style-name="gr39" draw:text-style-name="P19" draw:layer="layout" svg:width="16.002cm" svg:height="4.318cm" svg:x="4.318cm" svg:y="10.1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Layer controller</text:p>
          </draw:text-box>
        </draw:frame>
        <draw:custom-shape draw:style-name="gr40" draw:text-style-name="P20" draw:layer="layout" svg:width="5.08cm" svg:height="3.302cm" svg:x="5.08cm" svg:y="10.922cm">
          <text:p text:style-name="P3"><text:span text:style-name="T13">Input</text:span><text:span text:style-name="T13"><text:line-break/></text:span><text:span text:style-name="T13">aggregator</text:span></text:p>
          <draw:enhanced-geometry svg:viewBox="0 0 21600 21600" draw:type="rectangle" draw:enhanced-path="M 0 0 L 21600 0 21600 21600 0 21600 0 0 Z N"/>
        </draw:custom-shape>
        <draw:custom-shape draw:style-name="gr40" draw:text-style-name="P20" draw:layer="layout" svg:width="5.08cm" svg:height="3.302cm" svg:x="14.88cm" svg:y="10.922cm">
          <text:p text:style-name="P3"><text:span text:style-name="T13">Output</text:span><text:span text:style-name="T13"><text:line-break/></text:span><text:span text:style-name="T13">aggregator</text:span></text:p>
          <draw:enhanced-geometry svg:viewBox="0 0 21600 21600" draw:type="rectangle" draw:enhanced-path="M 0 0 L 21600 0 21600 21600 0 21600 0 0 Z N"/>
        </draw:custom-shape>
        <draw:line draw:style-name="gr34" draw:text-style-name="P17" draw:layer="layout" svg:x1="14.88cm" svg:y1="12.692cm" svg:x2="10.16cm" svg:y2="12.692cm">
          <text:p/>
        </draw:line>
        <draw:frame draw:style-name="gr36" draw:text-style-name="P21" draw:layer="layout" svg:width="3.958cm" svg:height="2.123cm" svg:x="10.922cm" svg:y="11.676cm">
          <draw:text-box>
            <text:p><text:span text:style-name="T14">OA_output</text:span></text:p>
          </draw:text-box>
        </draw:frame>
        <draw:line draw:style-name="gr34" draw:text-style-name="P17" draw:layer="layout" svg:x1="6.604cm" svg:y1="10.922cm" svg:x2="6.604cm" svg:y2="6.096cm">
          <text:p/>
        </draw:line>
        <draw:frame draw:style-name="gr29" draw:text-style-name="P21" draw:layer="layout" svg:width="5.334cm" svg:height="1.187cm" draw:transform="rotate (1.5707963267949) translate (5.502cm 10.226cm)">
          <draw:text-box>
            <text:p><text:span text:style-name="T14">layer input</text:span></text:p>
          </draw:text-box>
        </draw:frame>
        <draw:line draw:style-name="gr34" draw:text-style-name="P17" draw:layer="layout" svg:x1="6.604cm" svg:y1="14.224cm" svg:x2="6.604cm" svg:y2="18.796cm">
          <text:p/>
        </draw:line>
        <draw:frame draw:style-name="gr29" draw:text-style-name="P21" draw:layer="layout" svg:width="5.334cm" svg:height="1.187cm" draw:transform="rotate (1.5707963267949) translate (5.503cm 18.526cm)">
          <draw:text-box>
            <text:p><text:span text:style-name="T14">final output</text:span></text:p>
          </draw:text-box>
        </draw:frame>
        <draw:line draw:style-name="gr34" draw:text-style-name="P17" draw:layer="layout" svg:x1="17.526cm" svg:y1="6.35cm" svg:x2="17.526cm" svg:y2="10.922cm">
          <text:p/>
        </draw:line>
        <draw:frame draw:style-name="gr29" draw:text-style-name="P21" draw:layer="layout" svg:width="5.334cm" svg:height="1.187cm" draw:transform="rotate (1.5707963267949) translate (16.403cm 10.226cm)">
          <draw:text-box>
            <text:p><text:span text:style-name="T14">layer output</text:span></text:p>
          </draw:text-box>
        </draw:frame>
        <draw:frame draw:style-name="gr29" draw:text-style-name="P11" draw:layer="layout" svg:width="3.048cm" svg:height="1.187cm" svg:x="2.54cm" svg:y="10.268cm">
          <draw:text-box>
            <text:p>start</text:p>
          </draw:text-box>
        </draw:frame>
        <draw:line draw:style-name="gr34" draw:text-style-name="P17" draw:layer="layout" svg:x1="1.286cm" svg:y1="11.385cm" svg:x2="5.096cm" svg:y2="11.385cm">
          <text:p/>
        </draw:line>
        <draw:frame draw:style-name="gr36" draw:text-style-name="P11" draw:layer="layout" svg:width="4.158cm" svg:height="2.123cm" svg:x="0.739cm" svg:y="11.485cm">
          <draw:text-box>
            <text:p>start input</text:p>
          </draw:text-box>
        </draw:frame>
        <draw:line draw:style-name="gr34" draw:text-style-name="P17" draw:layer="layout" svg:x1="1.285cm" svg:y1="12.602cm" svg:x2="5.095cm" svg:y2="12.602cm">
          <text:p/>
        </draw:line>
        <draw:line draw:style-name="gr34" draw:text-style-name="P17" draw:layer="layout" svg:x1="7.737cm" svg:y1="10.922cm" svg:x2="7.737cm" svg:y2="6.096cm">
          <text:p/>
        </draw:line>
        <draw:frame draw:style-name="gr29" draw:text-style-name="P21" draw:layer="layout" svg:width="2.606cm" svg:height="1.187cm" draw:transform="rotate (1.5707963267949) translate (6.635cm 10.226cm)">
          <draw:text-box>
            <text:p><text:span text:style-name="T14">active</text:span></text:p>
          </draw:text-box>
        </draw:frame>
        <draw:line draw:style-name="gr34" draw:text-style-name="P17" draw:layer="layout" svg:x1="8.844cm" svg:y1="10.922cm" svg:x2="8.844cm" svg:y2="6.096cm">
          <text:p/>
        </draw:line>
        <draw:frame draw:style-name="gr36" draw:text-style-name="P21" draw:layer="layout" svg:width="4.892cm" svg:height="2.123cm" draw:transform="rotate (1.5707963267949) translate (7.742cm 10.226cm)">
          <draw:text-box>
            <text:p><text:span text:style-name="T14">layer start</text:span></text:p>
          </draw:text-box>
        </draw:frame>
        <draw:line draw:style-name="gr41" draw:text-style-name="P22" draw:layer="layout" svg:x1="17.526cm" svg:y1="9.274cm" svg:x2="26.416cm" svg:y2="9.274cm">
          <text:p/>
        </draw:line>
        <draw:frame draw:style-name="gr42" draw:text-style-name="P23" draw:layer="layout" svg:width="6.096cm" svg:height="3.995cm" svg:x="20.828cm" svg:y="9.528cm">
          <draw:text-box>
            <text:p><text:span text:style-name="T10">We want to tap into this signal to </text:span><text:span text:style-name="T10">receive activations for different </text:span><text:span text:style-name="T10">layers</text:span></text:p>
          </draw:text-box>
        </draw:frame>
        <draw:frame draw:style-name="gr43" draw:text-style-name="P11" draw:layer="layout" svg:width="2.233cm" svg:height="1.284cm" svg:x="2.339cm" svg:y="12.686cm">
          <draw:text-box>
            <text:p>layer</text:p>
          </draw:text-box>
        </draw:frame>
        <draw:line draw:style-name="gr44" draw:text-style-name="P17" draw:layer="layout" svg:x1="1.285cm" svg:y1="13.803cm" svg:x2="5.095cm" svg:y2="13.803cm">
          <text:p/>
        </draw:line>
        <presentation:notes draw:style-name="dp2">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ayer &amp; neurons</text:p>
          </draw:text-box>
        </draw:frame>
        <draw:custom-shape draw:style-name="gr45" draw:text-style-name="P16" draw:layer="layout" svg:width="12.446cm" svg:height="4.064cm" svg:x="5.08cm" svg:y="11.684cm">
          <text:p text:style-name="P3"><text:span text:style-name="T12">Layer</text:span></text:p>
          <draw:enhanced-geometry svg:viewBox="0 0 21600 21600" draw:type="rectangle" draw:enhanced-path="M 0 0 L 21600 0 21600 21600 0 21600 0 0 Z N"/>
        </draw:custom-shape>
        <draw:custom-shape draw:style-name="gr46" draw:text-style-name="P19" draw:layer="layout" svg:width="2.54cm" svg:height="1.27cm" svg:x="5.334cm" svg:y="7.62cm">
          <text:p text:style-name="P3">Neuron</text:p>
          <draw:enhanced-geometry svg:viewBox="0 0 21600 21600" draw:type="rectangle" draw:enhanced-path="M 0 0 L 21600 0 21600 21600 0 21600 0 0 Z N"/>
        </draw:custom-shape>
        <draw:line draw:style-name="gr34" draw:text-style-name="P17" draw:layer="layout" svg:x1="5.588cm" svg:y1="11.684cm" svg:x2="5.588cm" svg:y2="8.89cm">
          <text:p/>
        </draw:line>
        <draw:line draw:style-name="gr34" draw:text-style-name="P17" draw:layer="layout" svg:x1="6.364cm" svg:y1="11.686cm" svg:x2="6.364cm" svg:y2="8.892cm">
          <text:p/>
        </draw:line>
        <draw:line draw:style-name="gr34" draw:text-style-name="P17" draw:layer="layout" svg:x1="7.62cm" svg:y1="8.944cm" svg:x2="7.62cm" svg:y2="11.738cm">
          <text:p/>
        </draw:line>
        <draw:frame draw:style-name="gr29" draw:text-style-name="P11" draw:layer="layout" svg:width="3.048cm" svg:height="1.187cm" draw:transform="rotate (1.5707963267949) translate (4.509cm 11.523cm)">
          <draw:text-box>
            <text:p>inputs</text:p>
          </draw:text-box>
        </draw:frame>
        <draw:frame draw:style-name="gr29" draw:text-style-name="P11" draw:layer="layout" svg:width="3.048cm" svg:height="1.187cm" draw:transform="rotate (1.5707963267949) translate (5.31cm 11.523cm)">
          <draw:text-box>
            <text:p>weights</text:p>
          </draw:text-box>
        </draw:frame>
        <draw:frame draw:style-name="gr29" draw:text-style-name="P11" draw:layer="layout" svg:width="3.048cm" svg:height="1.187cm" draw:transform="rotate (1.5707963267949) translate (6.611cm 11.523cm)">
          <draw:text-box>
            <text:p>outputs</text:p>
          </draw:text-box>
        </draw:frame>
        <draw:custom-shape draw:style-name="gr46" draw:text-style-name="P19" draw:layer="layout" svg:width="2.54cm" svg:height="1.27cm" svg:x="8.524cm" svg:y="7.619cm">
          <text:p text:style-name="P3">Neuron</text:p>
          <draw:enhanced-geometry svg:viewBox="0 0 21600 21600" draw:type="rectangle" draw:enhanced-path="M 0 0 L 21600 0 21600 21600 0 21600 0 0 Z N"/>
        </draw:custom-shape>
        <draw:line draw:style-name="gr34" draw:text-style-name="P17" draw:layer="layout" svg:x1="8.778cm" svg:y1="11.683cm" svg:x2="8.778cm" svg:y2="8.889cm">
          <text:p/>
        </draw:line>
        <draw:line draw:style-name="gr34" draw:text-style-name="P17" draw:layer="layout" svg:x1="9.554cm" svg:y1="11.685cm" svg:x2="9.554cm" svg:y2="8.891cm">
          <text:p/>
        </draw:line>
        <draw:line draw:style-name="gr34" draw:text-style-name="P17" draw:layer="layout" svg:x1="10.81cm" svg:y1="8.943cm" svg:x2="10.81cm" svg:y2="11.737cm">
          <text:p/>
        </draw:line>
        <draw:frame draw:style-name="gr29" draw:text-style-name="P11" draw:layer="layout" svg:width="3.048cm" svg:height="1.187cm" draw:transform="rotate (1.5707963267949) translate (7.699cm 11.522cm)">
          <draw:text-box>
            <text:p>inputs</text:p>
          </draw:text-box>
        </draw:frame>
        <draw:frame draw:style-name="gr29" draw:text-style-name="P11" draw:layer="layout" svg:width="3.048cm" svg:height="1.187cm" draw:transform="rotate (1.5707963267949) translate (8.5cm 11.522cm)">
          <draw:text-box>
            <text:p>weights</text:p>
          </draw:text-box>
        </draw:frame>
        <draw:frame draw:style-name="gr29" draw:text-style-name="P11" draw:layer="layout" svg:width="3.048cm" svg:height="1.187cm" draw:transform="rotate (1.5707963267949) translate (9.801cm 11.522cm)">
          <draw:text-box>
            <text:p>outputs</text:p>
          </draw:text-box>
        </draw:frame>
        <draw:custom-shape draw:style-name="gr46" draw:text-style-name="P19" draw:layer="layout" svg:width="2.54cm" svg:height="1.27cm" svg:x="11.736cm" svg:y="7.619cm">
          <text:p text:style-name="P3">Neuron</text:p>
          <draw:enhanced-geometry svg:viewBox="0 0 21600 21600" draw:type="rectangle" draw:enhanced-path="M 0 0 L 21600 0 21600 21600 0 21600 0 0 Z N"/>
        </draw:custom-shape>
        <draw:line draw:style-name="gr34" draw:text-style-name="P17" draw:layer="layout" svg:x1="11.99cm" svg:y1="11.683cm" svg:x2="11.99cm" svg:y2="8.889cm">
          <text:p/>
        </draw:line>
        <draw:line draw:style-name="gr34" draw:text-style-name="P17" draw:layer="layout" svg:x1="12.766cm" svg:y1="11.685cm" svg:x2="12.766cm" svg:y2="8.891cm">
          <text:p/>
        </draw:line>
        <draw:line draw:style-name="gr34" draw:text-style-name="P17" draw:layer="layout" svg:x1="14.022cm" svg:y1="8.943cm" svg:x2="14.022cm" svg:y2="11.737cm">
          <text:p/>
        </draw:line>
        <draw:frame draw:style-name="gr29" draw:text-style-name="P11" draw:layer="layout" svg:width="3.048cm" svg:height="1.187cm" draw:transform="rotate (1.5707963267949) translate (10.911cm 11.522cm)">
          <draw:text-box>
            <text:p>inputs</text:p>
          </draw:text-box>
        </draw:frame>
        <draw:frame draw:style-name="gr29" draw:text-style-name="P11" draw:layer="layout" svg:width="3.048cm" svg:height="1.187cm" draw:transform="rotate (1.5707963267949) translate (11.712cm 11.522cm)">
          <draw:text-box>
            <text:p>weights</text:p>
          </draw:text-box>
        </draw:frame>
        <draw:frame draw:style-name="gr29" draw:text-style-name="P11" draw:layer="layout" svg:width="3.048cm" svg:height="1.187cm" draw:transform="rotate (1.5707963267949) translate (13.013cm 11.522cm)">
          <draw:text-box>
            <text:p>outputs</text:p>
          </draw:text-box>
        </draw:frame>
        <draw:custom-shape draw:style-name="gr46" draw:text-style-name="P19" draw:layer="layout" svg:width="2.54cm" svg:height="1.27cm" svg:x="14.926cm" svg:y="7.618cm">
          <text:p text:style-name="P3">Neuron</text:p>
          <draw:enhanced-geometry svg:viewBox="0 0 21600 21600" draw:type="rectangle" draw:enhanced-path="M 0 0 L 21600 0 21600 21600 0 21600 0 0 Z N"/>
        </draw:custom-shape>
        <draw:line draw:style-name="gr34" draw:text-style-name="P17" draw:layer="layout" svg:x1="15.18cm" svg:y1="11.682cm" svg:x2="15.18cm" svg:y2="8.888cm">
          <text:p/>
        </draw:line>
        <draw:line draw:style-name="gr34" draw:text-style-name="P17" draw:layer="layout" svg:x1="15.956cm" svg:y1="11.684cm" svg:x2="15.956cm" svg:y2="8.89cm">
          <text:p/>
        </draw:line>
        <draw:line draw:style-name="gr34" draw:text-style-name="P17" draw:layer="layout" svg:x1="17.212cm" svg:y1="8.942cm" svg:x2="17.212cm" svg:y2="11.736cm">
          <text:p/>
        </draw:line>
        <draw:frame draw:style-name="gr29" draw:text-style-name="P11" draw:layer="layout" svg:width="3.048cm" svg:height="1.187cm" draw:transform="rotate (1.5707963267949) translate (14.101cm 11.521cm)">
          <draw:text-box>
            <text:p>inputs</text:p>
          </draw:text-box>
        </draw:frame>
        <draw:frame draw:style-name="gr29" draw:text-style-name="P11" draw:layer="layout" svg:width="3.048cm" svg:height="1.187cm" draw:transform="rotate (1.5707963267949) translate (14.902cm 11.521cm)">
          <draw:text-box>
            <text:p>weights</text:p>
          </draw:text-box>
        </draw:frame>
        <draw:frame draw:style-name="gr29" draw:text-style-name="P11" draw:layer="layout" svg:width="3.048cm" svg:height="1.187cm" draw:transform="rotate (1.5707963267949) translate (16.203cm 11.521cm)">
          <draw:text-box>
            <text:p>outputs</text:p>
          </draw:text-box>
        </draw:frame>
        <draw:line draw:style-name="gr47" draw:text-style-name="P24" draw:layer="layout" svg:x1="2.032cm" svg:y1="12.862cm" svg:x2="5.08cm" svg:y2="12.862cm">
          <text:p/>
        </draw:line>
        <draw:frame draw:style-name="gr30" draw:text-style-name="P11" draw:layer="layout" svg:width="3.048cm" svg:height="3.059cm" svg:x="1.778cm" svg:y="11.7cm">
          <draw:text-box>
            <text:p>weights for layer</text:p>
          </draw:text-box>
        </draw:frame>
        <presentation:notes draw:style-name="dp2">
          <draw:page-thumbnail draw:style-name="gr1" draw:layer="layout" svg:width="13.968cm" svg:height="10.476cm" svg:x="3.81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ustom-shape draw:style-name="gr48" draw:text-style-name="P25" draw:layer="layout" svg:width="22.86cm" svg:height="13.208cm" svg:x="1.524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op module</text:p>
          </draw:text-box>
        </draw:frame>
        <draw:custom-shape draw:style-name="gr49" draw:text-style-name="P26" xml:id="id33" draw:id="id33" draw:layer="layout" svg:width="5.842cm" svg:height="3.81cm" svg:x="7.62cm" svg:y="6.604cm">
          <text:p text:style-name="P3"><text:span text:style-name="T12">Forward </text:span></text:p>
          <text:p text:style-name="P3"><text:span text:style-name="T12">propagation</text:span></text:p>
          <draw:enhanced-geometry svg:viewBox="0 0 21600 21600" draw:type="rectangle" draw:enhanced-path="M 0 0 L 21600 0 21600 21600 0 21600 0 0 Z N"/>
        </draw:custom-shape>
        <draw:custom-shape draw:style-name="gr50" draw:text-style-name="P26" xml:id="id36" draw:id="id36" draw:layer="layout" svg:width="3.048cm" svg:height="3.81cm" svg:x="15.726cm" svg:y="6.604cm">
          <text:p text:style-name="P3"><text:span text:style-name="T12">Stack</text:span></text:p>
          <draw:enhanced-geometry svg:viewBox="0 0 21600 21600" draw:type="rectangle" draw:enhanced-path="M 0 0 L 21600 0 21600 21600 0 21600 0 0 Z N"/>
        </draw:custom-shape>
        <draw:custom-shape draw:style-name="gr51" draw:text-style-name="P26" xml:id="id38" draw:id="id38" draw:layer="layout" svg:width="11.176cm" svg:height="2.54cm" svg:x="7.62cm" svg:y="14.732cm">
          <text:p text:style-name="P3"><text:span text:style-name="T12">Backpropagator</text:span></text:p>
          <draw:enhanced-geometry svg:viewBox="0 0 21600 21600" draw:type="rectangle" draw:enhanced-path="M 0 0 L 21600 0 21600 21600 0 21600 0 0 Z N"/>
        </draw:custom-shape>
        <draw:custom-shape draw:style-name="gr52" draw:text-style-name="P26" xml:id="id35" draw:id="id35" draw:layer="layout" svg:width="2.032cm" svg:height="1.778cm" svg:x="9.528cm" svg:y="11.784cm">
          <text:p text:style-name="P3"><text:span text:style-name="T12">W</text:span></text:p>
          <draw:enhanced-geometry svg:viewBox="0 0 21600 21600" draw:type="rectangle" draw:enhanced-path="M 0 0 L 21600 0 21600 21600 0 21600 0 0 Z N"/>
        </draw:custom-shape>
        <draw:custom-shape draw:style-name="gr53" draw:text-style-name="P27" xml:id="id32" draw:id="id32" draw:layer="layout" svg:width="3.556cm" svg:height="3.81cm" svg:x="2.286cm" svg:y="6.604cm">
          <text:p text:style-name="P3"><text:span text:style-name="T14">Inputs</text:span></text:p>
          <draw:enhanced-geometry svg:viewBox="0 0 21600 21600" draw:type="rectangle" draw:enhanced-path="M 0 0 L 21600 0 21600 21600 0 21600 0 0 Z N"/>
        </draw:custom-shape>
        <draw:custom-shape draw:style-name="gr54" draw:text-style-name="P27" xml:id="id34" draw:id="id34" draw:layer="layout" svg:width="3.556cm" svg:height="1.524cm" svg:x="2.286cm" svg:y="11.83cm">
          <text:p text:style-name="P3"><text:span text:style-name="T14">Sample #</text:span></text:p>
          <draw:enhanced-geometry svg:viewBox="0 0 21600 21600" draw:type="rectangle" draw:enhanced-path="M 0 0 L 21600 0 21600 21600 0 21600 0 0 Z N"/>
        </draw:custom-shape>
        <draw:connector draw:style-name="gr55" draw:text-style-name="P18" draw:layer="layout" svg:x1="5.842cm" svg:y1="8.509cm" svg:x2="7.62cm" svg:y2="8.509cm" draw:start-shape="id32" draw:start-glue-point="1" draw:end-shape="id33" draw:end-glue-point="3" svg:d="M5842 8509h1778" svg:viewBox="0 0 1779 1">
          <text:p/>
        </draw:connector>
        <draw:connector draw:style-name="gr55" draw:text-style-name="P18" draw:layer="layout" svg:x1="4.064cm" svg:y1="11.83cm" svg:x2="4.064cm" svg:y2="10.414cm" draw:start-shape="id34" draw:start-glue-point="0" draw:end-shape="id32" draw:end-glue-point="2" svg:d="M4064 11830v-1416" svg:viewBox="0 0 1 1417">
          <text:p/>
        </draw:connector>
        <draw:connector draw:style-name="gr55" draw:text-style-name="P18" draw:layer="layout" svg:x1="10.544cm" svg:y1="11.784cm" svg:x2="10.541cm" svg:y2="10.414cm" draw:start-shape="id35" draw:start-glue-point="0" draw:end-shape="id33" draw:end-glue-point="2" svg:d="M10544 11784v-685h-3v-685" svg:viewBox="0 0 4 1371">
          <text:p/>
        </draw:connector>
        <draw:connector draw:style-name="gr55" draw:text-style-name="P18" draw:layer="layout" svg:x1="13.462cm" svg:y1="8.509cm" svg:x2="15.726cm" svg:y2="8.509cm" draw:start-shape="id33" draw:start-glue-point="1" draw:end-shape="id36" draw:end-glue-point="3" svg:d="M13462 8509h2264" svg:viewBox="0 0 2265 1">
          <text:p/>
        </draw:connector>
        <draw:custom-shape draw:style-name="gr56" draw:text-style-name="P27" xml:id="id37" draw:id="id37" draw:layer="layout" svg:width="2.542cm" svg:height="2.54cm" svg:x="21.334cm" svg:y="14.732cm">
          <text:p text:style-name="P3"><text:span text:style-name="T14">Current</text:span></text:p>
          <text:p text:style-name="P3"><text:span text:style-name="T14">layer</text:span></text:p>
          <draw:enhanced-geometry svg:viewBox="0 0 21600 21600" draw:type="rectangle" draw:enhanced-path="M 0 0 L 21600 0 21600 21600 0 21600 0 0 Z N"/>
        </draw:custom-shape>
        <draw:connector draw:style-name="gr55" draw:text-style-name="P18" draw:layer="layout" svg:x1="22.605cm" svg:y1="14.732cm" svg:x2="18.774cm" svg:y2="8.509cm" draw:start-shape="id37" draw:start-glue-point="0" draw:end-shape="id36" draw:end-glue-point="1" svg:d="M22605 14732v-6223h-3831" svg:viewBox="0 0 3832 6224">
          <text:p/>
        </draw:connector>
        <draw:connector draw:style-name="gr55" draw:text-style-name="P18" draw:layer="layout" svg:x1="21.334cm" svg:y1="16.002cm" svg:x2="18.796cm" svg:y2="16.002cm" draw:start-shape="id37" draw:start-glue-point="3" draw:end-shape="id38" draw:end-glue-point="1" svg:d="M21334 16002h-2538" svg:viewBox="0 0 2539 1">
          <text:p/>
        </draw:connector>
        <draw:line draw:style-name="gr55" draw:text-style-name="P18" draw:layer="layout" svg:x1="16.742cm" svg:y1="10.414cm" svg:x2="16.742cm" svg:y2="14.732cm">
          <text:p/>
        </draw:line>
        <draw:line draw:style-name="gr55" draw:text-style-name="P18" draw:layer="layout" svg:x1="17.908cm" svg:y1="10.415cm" svg:x2="17.908cm" svg:y2="14.733cm">
          <text:p/>
        </draw:line>
        <draw:line draw:style-name="gr55" draw:text-style-name="P18" draw:layer="layout" svg:x1="10.522cm" svg:y1="14.732cm" svg:x2="10.522cm" svg:y2="13.562cm">
          <text:p/>
        </draw:line>
        <draw:custom-shape draw:style-name="gr57" draw:text-style-name="P27" xml:id="id39" draw:id="id39" draw:layer="layout" svg:width="3.556cm" svg:height="2.482cm" svg:x="2.286cm" svg:y="14.754cm">
          <text:p text:style-name="P3"><text:span text:style-name="T14">Outputs</text:span></text:p>
          <draw:enhanced-geometry svg:viewBox="0 0 21600 21600" draw:type="rectangle" draw:enhanced-path="M 0 0 L 21600 0 21600 21600 0 21600 0 0 Z N"/>
        </draw:custom-shape>
        <draw:connector draw:style-name="gr55" draw:text-style-name="P18" draw:layer="layout" svg:x1="4.064cm" svg:y1="13.354cm" svg:x2="4.064cm" svg:y2="14.754cm" draw:start-shape="id34" draw:start-glue-point="2" draw:end-shape="id39" svg:d="M4064 13354v1400" svg:viewBox="0 0 1 1401">
          <text:p/>
        </draw:connector>
        <draw:connector draw:style-name="gr55" draw:text-style-name="P18" draw:layer="layout" svg:x1="5.842cm" svg:y1="15.995cm" svg:x2="7.62cm" svg:y2="16.002cm" draw:start-shape="id39" draw:start-glue-point="1" draw:end-shape="id38" draw:end-glue-point="3" svg:d="M5842 15995h889v7h889" svg:viewBox="0 0 1779 8">
          <text:p/>
        </draw:connector>
        <draw:frame draw:style-name="gr58" draw:text-style-name="P6" draw:layer="layout" svg:width="2.286cm" svg:height="1.505cm" svg:x="13.416cm" svg:y="7.036cm">
          <draw:text-box>
            <text:p><text:span text:style-name="T1">Layer </text:span><text:span text:style-name="T15">l</text:span><text:span text:style-name="T1"> output</text:span></text:p>
          </draw:text-box>
        </draw:frame>
        <draw:frame draw:style-name="gr58" draw:text-style-name="P6" draw:layer="layout" svg:width="2.286cm" svg:height="1.505cm" svg:x="17.808cm" svg:y="10.433cm">
          <draw:text-box>
            <text:p><text:span text:style-name="T1">Layer </text:span><text:span text:style-name="T15">l</text:span><text:span text:style-name="T1"> output</text:span></text:p>
          </draw:text-box>
        </draw:frame>
        <draw:frame draw:style-name="gr59" draw:text-style-name="P6" draw:layer="layout" svg:width="2.286cm" svg:height="1.573cm" svg:x="14.616cm" svg:y="10.437cm">
          <draw:text-box>
            <text:p><text:span text:style-name="T1">Layer </text:span><text:span text:style-name="T15">l-1</text:span><text:span text:style-name="T1"> output</text:span></text:p>
          </draw:text-box>
        </draw:frame>
        <draw:frame draw:style-name="gr7" draw:text-style-name="P6" draw:layer="layout" svg:width="2.286cm" svg:height="0.878cm" svg:x="19.812cm" svg:y="7.62cm">
          <draw:text-box>
            <text:p><text:span text:style-name="T1">Layer </text:span><text:span text:style-name="T15">l</text:span><text:span text:style-name="T1"> </text:span></text:p>
          </draw:text-box>
        </draw:frame>
        <draw:frame draw:style-name="gr7" draw:text-style-name="P6" draw:layer="layout" svg:width="2.286cm" svg:height="0.878cm" svg:x="19.412cm" svg:y="15.12cm">
          <draw:text-box>
            <text:p><text:span text:style-name="T1">Layer </text:span><text:span text:style-name="T15">l</text:span><text:span text:style-name="T1"> </text:span></text:p>
          </draw:text-box>
        </draw:frame>
        <draw:frame draw:style-name="gr58" draw:text-style-name="P6" draw:layer="layout" svg:width="3.702cm" svg:height="1.505cm" svg:x="10.522cm" svg:y="13.854cm">
          <draw:text-box>
            <text:p><text:span text:style-name="T16">Weight updates</text:span><text:span text:style-name="T1"> </text:span></text:p>
          </draw:text-box>
        </draw:frame>
        <draw:frame draw:style-name="gr58" draw:text-style-name="P6" draw:layer="layout" svg:width="3.702cm" svg:height="1.505cm" svg:x="10.522cm" svg:y="10.855cm">
          <draw:text-box>
            <text:p><text:span text:style-name="T16">Weights</text:span></text:p>
          </draw:text-box>
        </draw:frame>
        <draw:frame draw:style-name="gr60" draw:text-style-name="P6" draw:layer="layout" svg:width="2.54cm" svg:height="2.132cm" svg:x="5.842cm" svg:y="6.298cm">
          <draw:text-box>
            <text:p><text:span text:style-name="T1">First layer inputs</text:span></text:p>
          </draw:text-box>
        </draw:frame>
        <draw:frame draw:style-name="gr58" draw:text-style-name="P6"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6" draw:layer="layout" svg:width="2.54cm" svg:height="0.878cm" svg:x="4.018cm" svg:y="10.822cm">
          <draw:text-box>
            <text:p><text:span text:style-name="T1">Sample #</text:span></text:p>
          </draw:text-box>
        </draw:frame>
        <draw:frame draw:style-name="gr7" draw:text-style-name="P6" draw:layer="layout" svg:width="2.54cm" svg:height="0.878cm" svg:x="4.018cm" svg:y="13.522cm">
          <draw:text-box>
            <text:p><text:span text:style-name="T1">Sample #</text:span></text:p>
          </draw:text-box>
        </draw:frame>
        <draw:frame draw:style-name="gr29" draw:text-style-name="P21" draw:layer="layout" svg:width="5.334cm" svg:height="1.187cm" svg:x="1.578cm" svg:y="4.764cm">
          <draw:text-box>
            <text:p><text:span text:style-name="T14">Top module</text:span></text:p>
          </draw:text-box>
        </draw:frame>
        <presentation:notes draw:style-name="dp2">
          <draw:page-thumbnail draw:style-name="gr1" draw:layer="layout" svg:width="13.968cm" svg:height="10.476cm" svg:x="3.81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48" draw:text-style-name="P25" draw:layer="layout" svg:width="22.86cm" svg:height="13.208cm" svg:x="1.524cm" svg:y="4.826cm">
          <text:p/>
          <draw:enhanced-geometry svg:viewBox="0 0 21600 21600" draw:type="rectangle" draw:enhanced-path="M 0 0 L 21600 0 21600 21600 0 21600 0 0 Z N"/>
        </draw:custom-shape>
        <draw:polygon draw:style-name="gr61" draw:text-style-name="P19" draw:layer="layout" svg:width="17.779cm" svg:height="6.095cm" svg:x="1.778cm" svg:y="11.43cm" svg:viewBox="0 0 17780 6096" draw:points="0,6096 17780,6096 17780,0 6096,0 6096,2540 0,2540">
          <text:p/>
        </draw:polygon>
        <draw:frame presentation:style-name="pr1" draw:layer="layout" svg:width="25.199cm" svg:height="3.506cm" svg:x="1.4cm" svg:y="0.837cm" presentation:class="title">
          <draw:text-box>
            <text:p>Top module</text:p>
          </draw:text-box>
        </draw:frame>
        <draw:custom-shape draw:style-name="gr49" draw:text-style-name="P26" xml:id="id41" draw:id="id41" draw:layer="layout" svg:width="5.842cm" svg:height="3.81cm" svg:x="7.62cm" svg:y="6.604cm">
          <text:p text:style-name="P3"><text:span text:style-name="T12">Forward </text:span></text:p>
          <text:p text:style-name="P3"><text:span text:style-name="T12">propagation</text:span></text:p>
          <draw:enhanced-geometry svg:viewBox="0 0 21600 21600" draw:type="rectangle" draw:enhanced-path="M 0 0 L 21600 0 21600 21600 0 21600 0 0 Z N"/>
        </draw:custom-shape>
        <draw:custom-shape draw:style-name="gr50" draw:text-style-name="P26" xml:id="id44" draw:id="id44" draw:layer="layout" svg:width="3.048cm" svg:height="3.81cm" svg:x="15.726cm" svg:y="6.604cm">
          <text:p text:style-name="P3"><text:span text:style-name="T12">Stack</text:span></text:p>
          <draw:enhanced-geometry svg:viewBox="0 0 21600 21600" draw:type="rectangle" draw:enhanced-path="M 0 0 L 21600 0 21600 21600 0 21600 0 0 Z N"/>
        </draw:custom-shape>
        <draw:custom-shape draw:style-name="gr51" draw:text-style-name="P26" xml:id="id46" draw:id="id46" draw:layer="layout" svg:width="11.176cm" svg:height="2.54cm" svg:x="7.62cm" svg:y="14.732cm">
          <text:p text:style-name="P3"><text:span text:style-name="T12">Backpropagator</text:span></text:p>
          <draw:enhanced-geometry svg:viewBox="0 0 21600 21600" draw:type="rectangle" draw:enhanced-path="M 0 0 L 21600 0 21600 21600 0 21600 0 0 Z N"/>
        </draw:custom-shape>
        <draw:custom-shape draw:style-name="gr52" draw:text-style-name="P26" xml:id="id43" draw:id="id43" draw:layer="layout" svg:width="2.032cm" svg:height="1.778cm" svg:x="9.528cm" svg:y="11.784cm">
          <text:p text:style-name="P3"><text:span text:style-name="T12">W</text:span></text:p>
          <draw:enhanced-geometry svg:viewBox="0 0 21600 21600" draw:type="rectangle" draw:enhanced-path="M 0 0 L 21600 0 21600 21600 0 21600 0 0 Z N"/>
        </draw:custom-shape>
        <draw:custom-shape draw:style-name="gr53" draw:text-style-name="P27" xml:id="id40" draw:id="id40" draw:layer="layout" svg:width="3.556cm" svg:height="3.81cm" svg:x="2.286cm" svg:y="6.604cm">
          <text:p text:style-name="P3"><text:span text:style-name="T14">Inputs</text:span></text:p>
          <draw:enhanced-geometry svg:viewBox="0 0 21600 21600" draw:type="rectangle" draw:enhanced-path="M 0 0 L 21600 0 21600 21600 0 21600 0 0 Z N"/>
        </draw:custom-shape>
        <draw:custom-shape draw:style-name="gr54" draw:text-style-name="P27" xml:id="id42" draw:id="id42" draw:layer="layout" svg:width="3.556cm" svg:height="1.524cm" svg:x="2.286cm" svg:y="11.83cm">
          <text:p text:style-name="P3"><text:span text:style-name="T14">Sample #</text:span></text:p>
          <draw:enhanced-geometry svg:viewBox="0 0 21600 21600" draw:type="rectangle" draw:enhanced-path="M 0 0 L 21600 0 21600 21600 0 21600 0 0 Z N"/>
        </draw:custom-shape>
        <draw:connector draw:style-name="gr55" draw:text-style-name="P18" draw:layer="layout" svg:x1="5.842cm" svg:y1="8.509cm" svg:x2="7.62cm" svg:y2="8.509cm" draw:start-shape="id40" draw:start-glue-point="1" draw:end-shape="id41" draw:end-glue-point="3" svg:d="M5842 8509h1778" svg:viewBox="0 0 1779 1">
          <text:p/>
        </draw:connector>
        <draw:connector draw:style-name="gr55" draw:text-style-name="P18" draw:layer="layout" svg:x1="4.064cm" svg:y1="11.83cm" svg:x2="4.064cm" svg:y2="10.414cm" draw:start-shape="id42" draw:start-glue-point="0" draw:end-shape="id40" draw:end-glue-point="2" svg:d="M4064 11830v-1416" svg:viewBox="0 0 1 1417">
          <text:p/>
        </draw:connector>
        <draw:connector draw:style-name="gr55" draw:text-style-name="P18" draw:layer="layout" svg:x1="10.544cm" svg:y1="11.784cm" svg:x2="10.541cm" svg:y2="10.414cm" draw:start-shape="id43" draw:start-glue-point="0" draw:end-shape="id41" draw:end-glue-point="2" svg:d="M10544 11784v-685h-3v-685" svg:viewBox="0 0 4 1371">
          <text:p/>
        </draw:connector>
        <draw:connector draw:style-name="gr55" draw:text-style-name="P18" draw:layer="layout" svg:x1="13.462cm" svg:y1="8.509cm" svg:x2="15.726cm" svg:y2="8.509cm" draw:start-shape="id41" draw:start-glue-point="1" draw:end-shape="id44" draw:end-glue-point="3" svg:d="M13462 8509h2264" svg:viewBox="0 0 2265 1">
          <text:p/>
        </draw:connector>
        <draw:custom-shape draw:style-name="gr56" draw:text-style-name="P27" xml:id="id45" draw:id="id45" draw:layer="layout" svg:width="2.542cm" svg:height="2.54cm" svg:x="21.334cm" svg:y="14.732cm">
          <text:p text:style-name="P3"><text:span text:style-name="T14">Current</text:span></text:p>
          <text:p text:style-name="P3"><text:span text:style-name="T14">layer</text:span></text:p>
          <draw:enhanced-geometry svg:viewBox="0 0 21600 21600" draw:type="rectangle" draw:enhanced-path="M 0 0 L 21600 0 21600 21600 0 21600 0 0 Z N"/>
        </draw:custom-shape>
        <draw:connector draw:style-name="gr55" draw:text-style-name="P18" draw:layer="layout" svg:x1="22.605cm" svg:y1="14.732cm" svg:x2="18.774cm" svg:y2="8.509cm" draw:start-shape="id45" draw:start-glue-point="0" draw:end-shape="id44" draw:end-glue-point="1" svg:d="M22605 14732v-6223h-3831" svg:viewBox="0 0 3832 6224">
          <text:p/>
        </draw:connector>
        <draw:connector draw:style-name="gr55" draw:text-style-name="P18" draw:layer="layout" svg:x1="21.334cm" svg:y1="16.002cm" svg:x2="18.796cm" svg:y2="16.002cm" draw:start-shape="id45" draw:start-glue-point="3" draw:end-shape="id46" draw:end-glue-point="1" svg:d="M21334 16002h-2538" svg:viewBox="0 0 2539 1">
          <text:p/>
        </draw:connector>
        <draw:line draw:style-name="gr55" draw:text-style-name="P18" draw:layer="layout" svg:x1="16.742cm" svg:y1="10.414cm" svg:x2="16.742cm" svg:y2="14.732cm">
          <text:p/>
        </draw:line>
        <draw:line draw:style-name="gr55" draw:text-style-name="P18" draw:layer="layout" svg:x1="17.908cm" svg:y1="10.415cm" svg:x2="17.908cm" svg:y2="14.733cm">
          <text:p/>
        </draw:line>
        <draw:line draw:style-name="gr55" draw:text-style-name="P18" draw:layer="layout" svg:x1="10.522cm" svg:y1="14.732cm" svg:x2="10.522cm" svg:y2="13.562cm">
          <text:p/>
        </draw:line>
        <draw:custom-shape draw:style-name="gr57" draw:text-style-name="P27" xml:id="id47" draw:id="id47" draw:layer="layout" svg:width="3.556cm" svg:height="2.482cm" svg:x="2.286cm" svg:y="14.754cm">
          <text:p text:style-name="P3"><text:span text:style-name="T14">Outputs</text:span></text:p>
          <draw:enhanced-geometry svg:viewBox="0 0 21600 21600" draw:type="rectangle" draw:enhanced-path="M 0 0 L 21600 0 21600 21600 0 21600 0 0 Z N"/>
        </draw:custom-shape>
        <draw:connector draw:style-name="gr55" draw:text-style-name="P18" draw:layer="layout" svg:x1="4.064cm" svg:y1="13.354cm" svg:x2="4.064cm" svg:y2="14.754cm" draw:start-shape="id42" draw:start-glue-point="2" draw:end-shape="id47" svg:d="M4064 13354v1400" svg:viewBox="0 0 1 1401">
          <text:p/>
        </draw:connector>
        <draw:connector draw:style-name="gr55" draw:text-style-name="P18" draw:layer="layout" svg:x1="5.842cm" svg:y1="15.995cm" svg:x2="7.62cm" svg:y2="16.002cm" draw:start-shape="id47" draw:start-glue-point="1" draw:end-shape="id46" draw:end-glue-point="3" svg:d="M5842 15995h889v7h889" svg:viewBox="0 0 1779 8">
          <text:p/>
        </draw:connector>
        <draw:frame draw:style-name="gr58" draw:text-style-name="P6" draw:layer="layout" svg:width="2.286cm" svg:height="1.505cm" svg:x="13.416cm" svg:y="7.036cm">
          <draw:text-box>
            <text:p><text:span text:style-name="T1">Layer </text:span><text:span text:style-name="T15">l</text:span><text:span text:style-name="T1"> output</text:span></text:p>
          </draw:text-box>
        </draw:frame>
        <draw:frame draw:style-name="gr58" draw:text-style-name="P6" draw:layer="layout" svg:width="2.286cm" svg:height="1.505cm" svg:x="17.808cm" svg:y="10.433cm">
          <draw:text-box>
            <text:p><text:span text:style-name="T1">Layer </text:span><text:span text:style-name="T15">l</text:span><text:span text:style-name="T1"> output</text:span></text:p>
          </draw:text-box>
        </draw:frame>
        <draw:frame draw:style-name="gr59" draw:text-style-name="P6" draw:layer="layout" svg:width="2.286cm" svg:height="1.573cm" svg:x="14.616cm" svg:y="10.437cm">
          <draw:text-box>
            <text:p><text:span text:style-name="T1">Layer </text:span><text:span text:style-name="T15">l-1</text:span><text:span text:style-name="T1"> output</text:span></text:p>
          </draw:text-box>
        </draw:frame>
        <draw:frame draw:style-name="gr7" draw:text-style-name="P6" draw:layer="layout" svg:width="2.286cm" svg:height="0.878cm" svg:x="19.812cm" svg:y="7.62cm">
          <draw:text-box>
            <text:p><text:span text:style-name="T1">Layer </text:span><text:span text:style-name="T15">l</text:span><text:span text:style-name="T1"> </text:span></text:p>
          </draw:text-box>
        </draw:frame>
        <draw:frame draw:style-name="gr7" draw:text-style-name="P6" draw:layer="layout" svg:width="2.286cm" svg:height="0.878cm" svg:x="19.412cm" svg:y="15.12cm">
          <draw:text-box>
            <text:p><text:span text:style-name="T1">Layer </text:span><text:span text:style-name="T15">l</text:span><text:span text:style-name="T1"> </text:span></text:p>
          </draw:text-box>
        </draw:frame>
        <draw:frame draw:style-name="gr58" draw:text-style-name="P6" draw:layer="layout" svg:width="3.702cm" svg:height="1.505cm" svg:x="10.522cm" svg:y="13.854cm">
          <draw:text-box>
            <text:p><text:span text:style-name="T16">Weight updates</text:span><text:span text:style-name="T1"> </text:span></text:p>
          </draw:text-box>
        </draw:frame>
        <draw:frame draw:style-name="gr58" draw:text-style-name="P6" draw:layer="layout" svg:width="3.702cm" svg:height="1.505cm" svg:x="10.522cm" svg:y="10.855cm">
          <draw:text-box>
            <text:p><text:span text:style-name="T16">Weights</text:span></text:p>
          </draw:text-box>
        </draw:frame>
        <draw:frame draw:style-name="gr60" draw:text-style-name="P6" draw:layer="layout" svg:width="2.54cm" svg:height="2.132cm" svg:x="5.842cm" svg:y="6.298cm">
          <draw:text-box>
            <text:p><text:span text:style-name="T1">First layer inputs</text:span></text:p>
          </draw:text-box>
        </draw:frame>
        <draw:frame draw:style-name="gr58" draw:text-style-name="P6"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6" draw:layer="layout" svg:width="2.54cm" svg:height="0.878cm" svg:x="4.018cm" svg:y="10.822cm">
          <draw:text-box>
            <text:p><text:span text:style-name="T1">Sample #</text:span></text:p>
          </draw:text-box>
        </draw:frame>
        <draw:frame draw:style-name="gr7" draw:text-style-name="P6" draw:layer="layout" svg:width="2.54cm" svg:height="0.878cm" svg:x="4.018cm" svg:y="13.522cm">
          <draw:text-box>
            <text:p><text:span text:style-name="T1">Sample #</text:span></text:p>
          </draw:text-box>
        </draw:frame>
        <draw:frame draw:style-name="gr29" draw:text-style-name="P21" draw:layer="layout" svg:width="5.334cm" svg:height="1.187cm" svg:x="1.578cm" svg:y="4.764cm">
          <draw:text-box>
            <text:p><text:span text:style-name="T14">Top module</text:span></text:p>
          </draw:text-box>
        </draw:frame>
        <presentation:notes draw:style-name="dp2">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custom-shape draw:style-name="gr48" draw:text-style-name="P25" draw:layer="layout" svg:width="22.86cm" svg:height="13.208cm" svg:x="1.524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Ideally: Top module</text:p>
          </draw:text-box>
        </draw:frame>
        <draw:custom-shape draw:style-name="gr49" draw:text-style-name="P26" xml:id="id49" draw:id="id49" draw:layer="layout" svg:width="5.842cm" svg:height="3.81cm" svg:x="7.62cm" svg:y="6.604cm">
          <text:p text:style-name="P3"><text:span text:style-name="T12">Forward </text:span></text:p>
          <text:p text:style-name="P3"><text:span text:style-name="T12">propagation</text:span></text:p>
          <draw:enhanced-geometry svg:viewBox="0 0 21600 21600" draw:type="rectangle" draw:enhanced-path="M 0 0 L 21600 0 21600 21600 0 21600 0 0 Z N"/>
        </draw:custom-shape>
        <draw:custom-shape draw:style-name="gr50" draw:text-style-name="P26" xml:id="id52" draw:id="id52" draw:layer="layout" svg:width="3.048cm" svg:height="3.81cm" svg:x="15.726cm" svg:y="6.604cm">
          <text:p text:style-name="P3"><text:span text:style-name="T12">Stack</text:span></text:p>
          <draw:enhanced-geometry svg:viewBox="0 0 21600 21600" draw:type="rectangle" draw:enhanced-path="M 0 0 L 21600 0 21600 21600 0 21600 0 0 Z N"/>
        </draw:custom-shape>
        <draw:custom-shape draw:style-name="gr62" draw:text-style-name="P19" draw:layer="layout" svg:width="12.7cm" svg:height="6.604cm" svg:x="6.858cm" svg:y="11.176cm">
          <text:p/>
          <draw:enhanced-geometry svg:viewBox="0 0 21600 21600" draw:type="rectangle" draw:enhanced-path="M 0 0 L 21600 0 21600 21600 0 21600 0 0 Z N"/>
        </draw:custom-shape>
        <draw:custom-shape draw:style-name="gr51" draw:text-style-name="P26" xml:id="id54" draw:id="id54" draw:layer="layout" svg:width="11.176cm" svg:height="2.54cm" svg:x="7.62cm" svg:y="14.732cm">
          <text:p text:style-name="P3"><text:span text:style-name="T12">Backpropagator</text:span></text:p>
          <draw:enhanced-geometry svg:viewBox="0 0 21600 21600" draw:type="rectangle" draw:enhanced-path="M 0 0 L 21600 0 21600 21600 0 21600 0 0 Z N"/>
        </draw:custom-shape>
        <draw:custom-shape draw:style-name="gr52" draw:text-style-name="P26" xml:id="id51" draw:id="id51" draw:layer="layout" svg:width="2.032cm" svg:height="1.778cm" svg:x="9.528cm" svg:y="11.784cm">
          <text:p text:style-name="P3"><text:span text:style-name="T12">W</text:span></text:p>
          <draw:enhanced-geometry svg:viewBox="0 0 21600 21600" draw:type="rectangle" draw:enhanced-path="M 0 0 L 21600 0 21600 21600 0 21600 0 0 Z N"/>
        </draw:custom-shape>
        <draw:custom-shape draw:style-name="gr63" draw:text-style-name="P19" draw:layer="layout" svg:width="4.572cm" svg:height="11.684cm" svg:x="1.778cm" svg:y="6.096cm">
          <text:p/>
          <draw:enhanced-geometry svg:viewBox="0 0 21600 21600" draw:type="rectangle" draw:enhanced-path="M 0 0 L 21600 0 21600 21600 0 21600 0 0 Z N"/>
        </draw:custom-shape>
        <draw:custom-shape draw:style-name="gr53" draw:text-style-name="P27" xml:id="id48" draw:id="id48" draw:layer="layout" svg:width="3.556cm" svg:height="3.81cm" svg:x="2.286cm" svg:y="6.604cm">
          <text:p text:style-name="P3"><text:span text:style-name="T14">Inputs</text:span></text:p>
          <draw:enhanced-geometry svg:viewBox="0 0 21600 21600" draw:type="rectangle" draw:enhanced-path="M 0 0 L 21600 0 21600 21600 0 21600 0 0 Z N"/>
        </draw:custom-shape>
        <draw:custom-shape draw:style-name="gr54" draw:text-style-name="P27" xml:id="id50" draw:id="id50" draw:layer="layout" svg:width="3.556cm" svg:height="1.524cm" svg:x="2.286cm" svg:y="11.83cm">
          <text:p text:style-name="P3"><text:span text:style-name="T14">Sample #</text:span></text:p>
          <draw:enhanced-geometry svg:viewBox="0 0 21600 21600" draw:type="rectangle" draw:enhanced-path="M 0 0 L 21600 0 21600 21600 0 21600 0 0 Z N"/>
        </draw:custom-shape>
        <draw:connector draw:style-name="gr55" draw:text-style-name="P18" draw:layer="layout" svg:x1="5.842cm" svg:y1="8.509cm" svg:x2="7.62cm" svg:y2="8.509cm" draw:start-shape="id48" draw:start-glue-point="1" draw:end-shape="id49" draw:end-glue-point="3" svg:d="M5842 8509h1778" svg:viewBox="0 0 1779 1">
          <text:p/>
        </draw:connector>
        <draw:connector draw:style-name="gr55" draw:text-style-name="P18" draw:layer="layout" svg:x1="4.064cm" svg:y1="11.83cm" svg:x2="4.064cm" svg:y2="10.414cm" draw:start-shape="id50" draw:start-glue-point="0" draw:end-shape="id48" draw:end-glue-point="2" svg:d="M4064 11830v-1416" svg:viewBox="0 0 1 1417">
          <text:p/>
        </draw:connector>
        <draw:connector draw:style-name="gr55" draw:text-style-name="P18" draw:layer="layout" svg:x1="10.544cm" svg:y1="11.784cm" svg:x2="10.541cm" svg:y2="10.414cm" draw:start-shape="id51" draw:start-glue-point="0" draw:end-shape="id49" draw:end-glue-point="2" svg:d="M10544 11784v-685h-3v-685" svg:viewBox="0 0 4 1371">
          <text:p/>
        </draw:connector>
        <draw:connector draw:style-name="gr55" draw:text-style-name="P18" draw:layer="layout" svg:x1="13.462cm" svg:y1="8.509cm" svg:x2="15.726cm" svg:y2="8.509cm" draw:start-shape="id49" draw:start-glue-point="1" draw:end-shape="id52" draw:end-glue-point="3" svg:d="M13462 8509h2264" svg:viewBox="0 0 2265 1">
          <text:p/>
        </draw:connector>
        <draw:custom-shape draw:style-name="gr56" draw:text-style-name="P27" xml:id="id53" draw:id="id53" draw:layer="layout" svg:width="2.542cm" svg:height="2.54cm" svg:x="21.334cm" svg:y="14.732cm">
          <text:p text:style-name="P3"><text:span text:style-name="T14">Current</text:span></text:p>
          <text:p text:style-name="P3"><text:span text:style-name="T14">layer</text:span></text:p>
          <draw:enhanced-geometry svg:viewBox="0 0 21600 21600" draw:type="rectangle" draw:enhanced-path="M 0 0 L 21600 0 21600 21600 0 21600 0 0 Z N"/>
        </draw:custom-shape>
        <draw:connector draw:style-name="gr55" draw:text-style-name="P18" draw:layer="layout" svg:x1="22.605cm" svg:y1="14.732cm" svg:x2="18.774cm" svg:y2="8.509cm" draw:start-shape="id53" draw:start-glue-point="0" draw:end-shape="id52" draw:end-glue-point="1" svg:d="M22605 14732v-6223h-3831" svg:viewBox="0 0 3832 6224">
          <text:p/>
        </draw:connector>
        <draw:connector draw:style-name="gr55" draw:text-style-name="P18" draw:layer="layout" svg:x1="21.334cm" svg:y1="16.002cm" svg:x2="18.796cm" svg:y2="16.002cm" draw:start-shape="id53" draw:start-glue-point="3" draw:end-shape="id54" draw:end-glue-point="1" svg:d="M21334 16002h-2538" svg:viewBox="0 0 2539 1">
          <text:p/>
        </draw:connector>
        <draw:line draw:style-name="gr55" draw:text-style-name="P18" draw:layer="layout" svg:x1="16.742cm" svg:y1="10.414cm" svg:x2="16.742cm" svg:y2="14.732cm">
          <text:p/>
        </draw:line>
        <draw:line draw:style-name="gr55" draw:text-style-name="P18" draw:layer="layout" svg:x1="17.908cm" svg:y1="10.415cm" svg:x2="17.908cm" svg:y2="14.733cm">
          <text:p/>
        </draw:line>
        <draw:line draw:style-name="gr55" draw:text-style-name="P18" draw:layer="layout" svg:x1="10.522cm" svg:y1="14.732cm" svg:x2="10.522cm" svg:y2="13.562cm">
          <text:p/>
        </draw:line>
        <draw:custom-shape draw:style-name="gr57" draw:text-style-name="P27" xml:id="id55" draw:id="id55" draw:layer="layout" svg:width="3.556cm" svg:height="2.482cm" svg:x="2.286cm" svg:y="14.754cm">
          <text:p text:style-name="P3"><text:span text:style-name="T14">Outputs</text:span></text:p>
          <draw:enhanced-geometry svg:viewBox="0 0 21600 21600" draw:type="rectangle" draw:enhanced-path="M 0 0 L 21600 0 21600 21600 0 21600 0 0 Z N"/>
        </draw:custom-shape>
        <draw:connector draw:style-name="gr55" draw:text-style-name="P18" draw:layer="layout" svg:x1="4.064cm" svg:y1="13.354cm" svg:x2="4.064cm" svg:y2="14.754cm" draw:start-shape="id50" draw:start-glue-point="2" draw:end-shape="id55" svg:d="M4064 13354v1400" svg:viewBox="0 0 1 1401">
          <text:p/>
        </draw:connector>
        <draw:connector draw:style-name="gr55" draw:text-style-name="P18" draw:layer="layout" svg:x1="5.842cm" svg:y1="15.995cm" svg:x2="7.62cm" svg:y2="16.002cm" draw:start-shape="id55" draw:start-glue-point="1" draw:end-shape="id54" draw:end-glue-point="3" svg:d="M5842 15995h889v7h889" svg:viewBox="0 0 1779 8">
          <text:p/>
        </draw:connector>
        <draw:frame draw:style-name="gr58" draw:text-style-name="P6" draw:layer="layout" svg:width="2.286cm" svg:height="1.505cm" svg:x="13.416cm" svg:y="7.036cm">
          <draw:text-box>
            <text:p><text:span text:style-name="T1">Layer </text:span><text:span text:style-name="T15">l</text:span><text:span text:style-name="T1"> output</text:span></text:p>
          </draw:text-box>
        </draw:frame>
        <draw:frame draw:style-name="gr58" draw:text-style-name="P6" draw:layer="layout" svg:width="2.286cm" svg:height="1.505cm" svg:x="17.808cm" svg:y="10.433cm">
          <draw:text-box>
            <text:p><text:span text:style-name="T1">Layer </text:span><text:span text:style-name="T15">l</text:span><text:span text:style-name="T1"> output</text:span></text:p>
          </draw:text-box>
        </draw:frame>
        <draw:frame draw:style-name="gr59" draw:text-style-name="P6" draw:layer="layout" svg:width="2.286cm" svg:height="1.573cm" svg:x="14.616cm" svg:y="10.437cm">
          <draw:text-box>
            <text:p><text:span text:style-name="T1">Layer </text:span><text:span text:style-name="T15">l-1</text:span><text:span text:style-name="T1"> output</text:span></text:p>
          </draw:text-box>
        </draw:frame>
        <draw:frame draw:style-name="gr7" draw:text-style-name="P6" draw:layer="layout" svg:width="2.286cm" svg:height="0.878cm" svg:x="19.812cm" svg:y="7.62cm">
          <draw:text-box>
            <text:p><text:span text:style-name="T1">Layer </text:span><text:span text:style-name="T15">l</text:span><text:span text:style-name="T1"> </text:span></text:p>
          </draw:text-box>
        </draw:frame>
        <draw:frame draw:style-name="gr7" draw:text-style-name="P6" draw:layer="layout" svg:width="2.286cm" svg:height="0.878cm" svg:x="19.412cm" svg:y="15.12cm">
          <draw:text-box>
            <text:p><text:span text:style-name="T1">Layer </text:span><text:span text:style-name="T15">l</text:span><text:span text:style-name="T1"> </text:span></text:p>
          </draw:text-box>
        </draw:frame>
        <draw:frame draw:style-name="gr58" draw:text-style-name="P6" draw:layer="layout" svg:width="3.702cm" svg:height="1.505cm" svg:x="10.522cm" svg:y="13.854cm">
          <draw:text-box>
            <text:p><text:span text:style-name="T16">Weight updates</text:span><text:span text:style-name="T1"> </text:span></text:p>
          </draw:text-box>
        </draw:frame>
        <draw:frame draw:style-name="gr58" draw:text-style-name="P6" draw:layer="layout" svg:width="3.702cm" svg:height="1.505cm" svg:x="10.522cm" svg:y="10.855cm">
          <draw:text-box>
            <text:p><text:span text:style-name="T16">Weights</text:span></text:p>
          </draw:text-box>
        </draw:frame>
        <draw:frame draw:style-name="gr60" draw:text-style-name="P6" draw:layer="layout" svg:width="2.54cm" svg:height="2.132cm" svg:x="5.842cm" svg:y="6.298cm">
          <draw:text-box>
            <text:p><text:span text:style-name="T1">First layer inputs</text:span></text:p>
          </draw:text-box>
        </draw:frame>
        <draw:frame draw:style-name="gr58" draw:text-style-name="P6"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6" draw:layer="layout" svg:width="2.54cm" svg:height="0.878cm" svg:x="4.018cm" svg:y="10.822cm">
          <draw:text-box>
            <text:p><text:span text:style-name="T1">Sample #</text:span></text:p>
          </draw:text-box>
        </draw:frame>
        <draw:frame draw:style-name="gr7" draw:text-style-name="P6" draw:layer="layout" svg:width="2.54cm" svg:height="0.878cm" svg:x="4.018cm" svg:y="13.522cm">
          <draw:text-box>
            <text:p><text:span text:style-name="T1">Sample #</text:span></text:p>
          </draw:text-box>
        </draw:frame>
        <draw:frame draw:style-name="gr29" draw:text-style-name="P21" draw:layer="layout" svg:width="5.334cm" svg:height="1.187cm" svg:x="1.578cm" svg:y="4.764cm">
          <draw:text-box>
            <text:p><text:span text:style-name="T14">Top module</text:span></text:p>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op module</text:p>
          </draw:text-box>
        </draw:frame>
        <draw:custom-shape draw:style-name="gr64" draw:text-style-name="P15" xml:id="id56" draw:id="id56" draw:layer="layout" svg:width="2.794cm" svg:height="2.794cm" svg:x="2.794cm" svg:y="6.604cm">
          <text:p text:style-name="P3">Forward<text:line-break/>pas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7" draw:layer="layout" draw:type="curve" draw:line-skew="-0.429cm -0.422cm" svg:x1="2.794cm" svg:y1="8.001cm" svg:x2="4.191cm" svg:y2="6.604cm" draw:start-shape="id56" draw:start-glue-point="6" draw:end-shape="id56" draw:end-glue-point="4" svg:d="M2794 8001c-1470 0-1226-1185-509-1899s1906-957 1906 502" svg:viewBox="0 0 2475 2467">
          <text:p/>
        </draw:connector>
        <draw:frame draw:style-name="gr36" draw:text-style-name="P6" draw:layer="layout" svg:width="8.506cm" svg:height="2.123cm" svg:x="1.3cm" svg:y="4.018cm">
          <draw:text-box>
            <text:p><text:span text:style-name="T1">Layer != MAX_LAYER ?</text:span></text:p>
            <text:p><text:span text:style-name="T1">Layer ++</text:span></text:p>
          </draw:text-box>
        </draw:frame>
        <draw:custom-shape draw:style-name="gr64" draw:text-style-name="P28" xml:id="id57" draw:id="id57" draw:layer="layout" svg:width="2.794cm" svg:height="2.794cm" svg:x="10.414cm" svg:y="6.604cm">
          <text:p text:style-name="P3"><text:span text:style-name="T17">Backward</text:span><text:span text:style-name="T17"><text:line-break/></text:span><text:span text:style-name="T17">pa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7" draw:layer="layout" draw:type="curve" draw:line-skew="-0.259cm 0.257cm" svg:x1="11.811cm" svg:y1="6.604cm" svg:x2="13.208cm" svg:y2="8.001cm" draw:start-shape="id57" draw:start-glue-point="4" draw:end-shape="id57" draw:end-glue-point="10" svg:d="M11811 6604c0-1215 1104-1013 1757-360s855 1757-360 1757" svg:viewBox="0 0 2280 2280">
          <text:p/>
        </draw:connector>
        <draw:frame draw:style-name="gr36" draw:text-style-name="P6" draw:layer="layout" svg:width="8.506cm" svg:height="2.123cm" svg:x="13.8cm" svg:y="5.019cm">
          <draw:text-box>
            <text:p><text:span text:style-name="T1">Layer != 0 ?</text:span></text:p>
            <text:p><text:span text:style-name="T1">Layer --</text:span></text:p>
          </draw:text-box>
        </draw:frame>
        <draw:connector draw:style-name="gr34" draw:text-style-name="P17" draw:layer="layout" draw:type="curve" svg:x1="5.588cm" svg:y1="8.001cm" svg:x2="10.823cm" svg:y2="7.013cm" draw:start-shape="id56" draw:start-glue-point="10" draw:end-shape="id57" draw:end-glue-point="5" svg:d="M5588 8001c3621 0 1004-988 5235-988" svg:viewBox="0 0 5236 989">
          <text:p/>
        </draw:connector>
        <draw:connector draw:style-name="gr34" draw:text-style-name="P17" draw:layer="layout" draw:type="curve" svg:x1="10.414cm" svg:y1="8.001cm" svg:x2="5.179cm" svg:y2="8.989cm" draw:start-shape="id57" draw:start-glue-point="6" draw:end-shape="id56" draw:end-glue-point="9" svg:d="M10414 8001c-3618 0-1001 988-5235 988" svg:viewBox="0 0 5236 989">
          <text:p/>
        </draw:connector>
        <draw:frame draw:style-name="gr36" draw:text-style-name="P6" draw:layer="layout" svg:width="8.506cm" svg:height="2.123cm" svg:x="5.3cm" svg:y="6.219cm">
          <draw:text-box>
            <text:p><text:span text:style-name="T1">Layer == MAX_LAYER</text:span></text:p>
          </draw:text-box>
        </draw:frame>
        <draw:frame draw:style-name="gr36" draw:text-style-name="P6" draw:layer="layout" svg:width="8.506cm" svg:height="2.123cm" svg:x="6.81cm" svg:y="8.944cm">
          <draw:text-box>
            <text:p><text:span text:style-name="T1">Layer == 0</text:span></text:p>
          </draw:text-box>
        </draw:frame>
        <presentation:notes draw:style-name="dp2">
          <draw:page-thumbnail draw:style-name="gr1" draw:layer="layout" svg:width="13.968cm" svg:height="10.476cm" svg:x="3.81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1" draw:text-style-name="P29" draw:layer="layout" svg:width="25.199cm" svg:height="3.506cm" svg:x="1.4cm" svg:y="0.837cm" presentation:class="title">
          <draw:text-box>
            <text:p><text:span text:style-name="T18">Trainer top</text:span></text:p>
          </draw:text-box>
        </draw:frame>
        <draw:custom-shape draw:style-name="gr65" draw:text-style-name="P30" draw:layer="layout" svg:width="13.143cm" svg:height="8.128cm" svg:x="4.129cm" svg:y="6.096cm">
          <text:p/>
          <draw:enhanced-geometry svg:viewBox="0 0 21600 21600" draw:type="rectangle" draw:enhanced-path="M 0 0 L 21600 0 21600 21600 0 21600 0 0 Z N"/>
        </draw:custom-shape>
        <draw:frame draw:style-name="gr66" draw:text-style-name="P31" draw:layer="layout" svg:width="5.378cm" svg:height="1.598cm" svg:x="4.797cm" svg:y="6.192cm">
          <draw:text-box>
            <text:p><text:span text:style-name="T18">Trainer_top</text:span></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8" draw:text-style-name="P11" draw:layer="layout" svg:width="3.668cm" svg:height="1.295cm" svg:x="5.065cm" svg:y="7.386cm">
          <draw:text-box>
            <text:p>Z_stack</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9" draw:text-style-name="P31" draw:layer="layout" svg:width="3.713cm" svg:height="2.123cm" svg:x="5.065cm" svg:y="7.386cm">
          <draw:text-box>
            <text:p><text:span text:style-name="T18">Activation</text:span><text:span text:style-name="T18"><text:line-break/></text:span><text:span text:style-name="T18">stack</text:span></text:p>
          </draw:text-box>
        </draw:frame>
        <draw:line draw:style-name="gr70" draw:text-style-name="P18" draw:layer="layout" svg:x1="16.795cm" svg:y1="10.918cm" svg:x2="18.796cm" svg:y2="10.918cm">
          <text:p/>
        </draw:line>
        <draw:custom-shape draw:style-name="gr71" draw:text-style-name="P15" draw:layer="layout" svg:width="5.366cm" svg:height="6.154cm" svg:x="11.398cm" svg:y="7.386cm">
          <text:p/>
          <draw:enhanced-geometry svg:viewBox="0 0 21600 21600" draw:type="rectangle" draw:enhanced-path="M 0 0 L 21600 0 21600 21600 0 21600 0 0 Z N"/>
        </draw:custom-shape>
        <draw:frame draw:style-name="gr72" draw:text-style-name="P31" draw:layer="layout" svg:width="6.99cm" svg:height="1.597cm" svg:x="11.365cm" svg:y="7.386cm">
          <draw:text-box>
            <text:p><text:span text:style-name="T18">Backpropagator</text:span></text:p>
          </draw:text-box>
        </draw:frame>
        <draw:line draw:style-name="gr70" draw:text-style-name="P18" draw:layer="layout" svg:x1="1.304cm" svg:y1="9.437cm" svg:x2="5.065cm" svg:y2="9.437cm">
          <text:p/>
        </draw:line>
        <draw:line draw:style-name="gr70" draw:text-style-name="P18" draw:layer="layout" svg:x1="1.27cm" svg:y1="10.918cm" svg:x2="5.031cm" svg:y2="10.918cm">
          <text:p/>
        </draw:line>
        <draw:line draw:style-name="gr70" draw:text-style-name="P18" draw:layer="layout" svg:x1="8.931cm" svg:y1="9.437cm" svg:x2="11.399cm" svg:y2="9.437cm">
          <text:p/>
        </draw:line>
        <draw:line draw:style-name="gr70" draw:text-style-name="P18" draw:layer="layout" svg:x1="8.909cm" svg:y1="10.918cm" svg:x2="11.377cm" svg:y2="10.918cm">
          <text:p/>
        </draw:line>
        <draw:line draw:style-name="gr70" draw:text-style-name="P18" draw:layer="layout" svg:x1="11.342cm" svg:y1="12.399cm" svg:x2="8.874cm" svg:y2="12.399cm">
          <text:p/>
        </draw:line>
        <draw:frame draw:style-name="gr73" draw:text-style-name="P33" draw:layer="layout" svg:width="1.627cm" svg:height="2.014cm" svg:x="1.386cm" svg:y="8.055cm">
          <draw:text-box>
            <text:p text:style-name="P32"><text:span text:style-name="T19">z</text:span><text:span text:style-name="T20">n</text:span></text:p>
          </draw:text-box>
        </draw:frame>
        <draw:frame draw:style-name="gr74" draw:text-style-name="P34" draw:layer="layout" svg:width="1.37cm" svg:height="2.013cm" svg:x="1.413cm" svg:y="9.579cm">
          <draw:text-box>
            <text:p><text:span text:style-name="T21">n</text:span></text:p>
          </draw:text-box>
        </draw:frame>
        <draw:frame draw:style-name="gr75" draw:text-style-name="P33" draw:layer="layout" svg:width="1.575cm" svg:height="2.014cm" svg:x="9.06cm" svg:y="8.055cm">
          <draw:text-box>
            <text:p text:style-name="P32"><text:span text:style-name="T19">z</text:span><text:span text:style-name="T20">x</text:span></text:p>
          </draw:text-box>
        </draw:frame>
        <draw:frame draw:style-name="gr76" draw:text-style-name="P33" draw:layer="layout" svg:width="1.285cm" svg:height="2.014cm" svg:x="9.331cm" svg:y="11.016cm">
          <draw:text-box>
            <text:p text:style-name="P32"><text:span text:style-name="T19">x</text:span></text:p>
          </draw:text-box>
        </draw:frame>
        <draw:frame draw:style-name="gr77" draw:text-style-name="P33" draw:layer="layout" svg:width="1.63cm" svg:height="2.013cm" svg:x="9.063cm" svg:y="9.536cm">
          <draw:text-box>
            <text:p text:style-name="P32"><text:span text:style-name="T19">z</text:span><text:span text:style-name="T20">x-1</text:span></text:p>
          </draw:text-box>
        </draw:frame>
        <draw:frame draw:style-name="gr78" draw:text-style-name="P33" draw:layer="layout" svg:width="1.917cm" svg:height="2.013cm" svg:x="17.272cm" svg:y="9.536cm">
          <draw:text-box>
            <text:p text:style-name="P32"><text:span text:style-name="T19">w</text:span><text:span text:style-name="T20">x</text:span></text:p>
          </draw:text-box>
        </draw:frame>
        <draw:frame draw:style-name="gr79" draw:text-style-name="P35" draw:layer="layout" svg:width="8.128cm" svg:height="7.721cm" svg:x="19.05cm" svg:y="6.35cm">
          <draw:text-box>
            <text:p><text:span text:style-name="T22">The trainer top module receives activations from the forward propagation module, and returns </text:span><text:span text:style-name="T22">adjusted weight matrices.</text:span></text:p>
            <text:p><text:span text:style-name="T22">The activations are saved in the stack and fed to the backpropagator module which holds the </text:span><text:span text:style-name="T22">weights.</text:span></text:p>
          </draw:text-box>
        </draw:frame>
        <presentation:notes draw:style-name="dp2">
          <draw:page-thumbnail draw:style-name="gr1"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1" draw:text-style-name="P29" draw:layer="layout" svg:width="25.199cm" svg:height="3.506cm" svg:x="1.4cm" svg:y="0.837cm" presentation:class="title">
          <draw:text-box>
            <text:p><text:span text:style-name="T18">Trainer top</text:span></text:p>
          </draw:text-box>
        </draw:frame>
        <draw:custom-shape draw:style-name="gr80" draw:text-style-name="P30" draw:layer="layout" svg:width="14.224cm" svg:height="8.128cm" svg:x="3.048cm" svg:y="6.096cm">
          <text:p/>
          <draw:enhanced-geometry svg:viewBox="0 0 21600 21600" draw:type="rectangle" draw:enhanced-path="M 0 0 L 21600 0 21600 21600 0 21600 0 0 Z N"/>
        </draw:custom-shape>
        <draw:frame draw:style-name="gr66" draw:text-style-name="P31" draw:layer="layout" svg:width="5.378cm" svg:height="1.598cm" svg:x="4.797cm" svg:y="6.192cm">
          <draw:text-box>
            <text:p><text:span text:style-name="T18">Trainer_top</text:span></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8" draw:text-style-name="P11" draw:layer="layout" svg:width="3.668cm" svg:height="1.295cm" svg:x="5.065cm" svg:y="7.386cm">
          <draw:text-box>
            <text:p>Z_stack</text:p>
          </draw:text-box>
        </draw:frame>
        <draw:custom-shape draw:style-name="gr67" draw:text-style-name="P15" draw:layer="layout" svg:width="3.761cm" svg:height="6.154cm" svg:x="5.065cm" svg:y="7.386cm">
          <text:p/>
          <draw:enhanced-geometry svg:viewBox="0 0 21600 21600" draw:type="rectangle" draw:enhanced-path="M 0 0 L 21600 0 21600 21600 0 21600 0 0 Z N"/>
        </draw:custom-shape>
        <draw:frame draw:style-name="gr69" draw:text-style-name="P31" draw:layer="layout" svg:width="3.713cm" svg:height="2.123cm" svg:x="5.065cm" svg:y="7.386cm">
          <draw:text-box>
            <text:p><text:span text:style-name="T18">Activation</text:span><text:span text:style-name="T18"><text:line-break/></text:span><text:span text:style-name="T18">stack</text:span></text:p>
          </draw:text-box>
        </draw:frame>
        <draw:line draw:style-name="gr70" draw:text-style-name="P18" draw:layer="layout" svg:x1="16.795cm" svg:y1="10.918cm" svg:x2="18.796cm" svg:y2="10.918cm">
          <text:p/>
        </draw:line>
        <draw:custom-shape draw:style-name="gr71" draw:text-style-name="P15" draw:layer="layout" svg:width="5.366cm" svg:height="6.154cm" svg:x="11.398cm" svg:y="7.386cm">
          <text:p/>
          <draw:enhanced-geometry svg:viewBox="0 0 21600 21600" draw:type="rectangle" draw:enhanced-path="M 0 0 L 21600 0 21600 21600 0 21600 0 0 Z N"/>
        </draw:custom-shape>
        <draw:frame draw:style-name="gr72" draw:text-style-name="P31" draw:layer="layout" svg:width="6.99cm" svg:height="1.597cm" svg:x="11.365cm" svg:y="7.386cm">
          <draw:text-box>
            <text:p><text:span text:style-name="T18">Backpropagator</text:span></text:p>
          </draw:text-box>
        </draw:frame>
        <draw:line draw:style-name="gr70" draw:text-style-name="P18" draw:layer="layout" svg:x1="1.304cm" svg:y1="9.437cm" svg:x2="5.065cm" svg:y2="9.437cm">
          <text:p/>
        </draw:line>
        <draw:line draw:style-name="gr70" draw:text-style-name="P18" draw:layer="layout" svg:x1="1.27cm" svg:y1="10.918cm" svg:x2="5.031cm" svg:y2="10.918cm">
          <text:p/>
        </draw:line>
        <draw:line draw:style-name="gr70" draw:text-style-name="P18" draw:layer="layout" svg:x1="8.931cm" svg:y1="9.437cm" svg:x2="11.399cm" svg:y2="9.437cm">
          <text:p/>
        </draw:line>
        <draw:line draw:style-name="gr70" draw:text-style-name="P18" draw:layer="layout" svg:x1="8.909cm" svg:y1="10.918cm" svg:x2="11.377cm" svg:y2="10.918cm">
          <text:p/>
        </draw:line>
        <draw:line draw:style-name="gr70" draw:text-style-name="P18" draw:layer="layout" svg:x1="11.342cm" svg:y1="12.399cm" svg:x2="8.874cm" svg:y2="12.399cm">
          <text:p/>
        </draw:line>
        <draw:frame draw:style-name="gr81" draw:text-style-name="P33" draw:layer="layout" svg:width="1.627cm" svg:height="2.014cm" svg:x="1.386cm" svg:y="8.055cm">
          <draw:text-box>
            <text:p text:style-name="P32"><text:span text:style-name="T19">z</text:span><text:span text:style-name="T20">n</text:span></text:p>
          </draw:text-box>
        </draw:frame>
        <draw:frame draw:style-name="gr74" draw:text-style-name="P34" draw:layer="layout" svg:width="1.37cm" svg:height="2.013cm" svg:x="1.413cm" svg:y="9.579cm">
          <draw:text-box>
            <text:p><text:span text:style-name="T21">n</text:span></text:p>
          </draw:text-box>
        </draw:frame>
        <draw:frame draw:style-name="gr82" draw:text-style-name="P33" draw:layer="layout" svg:width="1.575cm" svg:height="2.014cm" svg:x="9.06cm" svg:y="8.055cm">
          <draw:text-box>
            <text:p text:style-name="P32"><text:span text:style-name="T19">z</text:span><text:span text:style-name="T20">x</text:span></text:p>
          </draw:text-box>
        </draw:frame>
        <draw:frame draw:style-name="gr83" draw:text-style-name="P33" draw:layer="layout" svg:width="1.285cm" svg:height="2.014cm" svg:x="9.331cm" svg:y="11.016cm">
          <draw:text-box>
            <text:p text:style-name="P32"><text:span text:style-name="T19">x</text:span></text:p>
          </draw:text-box>
        </draw:frame>
        <draw:frame draw:style-name="gr84" draw:text-style-name="P33" draw:layer="layout" svg:width="1.63cm" svg:height="2.013cm" svg:x="9.063cm" svg:y="9.536cm">
          <draw:text-box>
            <text:p text:style-name="P32"><text:span text:style-name="T19">z</text:span><text:span text:style-name="T20">x-1</text:span></text:p>
          </draw:text-box>
        </draw:frame>
        <draw:frame draw:style-name="gr85" draw:text-style-name="P33" draw:layer="layout" svg:width="1.917cm" svg:height="2.013cm" svg:x="17.272cm" svg:y="9.536cm">
          <draw:text-box>
            <text:p text:style-name="P32"><text:span text:style-name="T19">w</text:span><text:span text:style-name="T20">x</text:span></text:p>
          </draw:text-box>
        </draw:frame>
        <draw:frame draw:style-name="gr79" draw:text-style-name="P35" draw:layer="layout" svg:width="8.128cm" svg:height="7.721cm" svg:x="19.05cm" svg:y="6.35cm">
          <draw:text-box>
            <text:p><text:span text:style-name="T22">The trainer top module receives activations from the forward propagation module, and returns </text:span><text:span text:style-name="T22">adjusted weight matrices.</text:span></text:p>
            <text:p><text:span text:style-name="T22">The activations are saved in the stack and fed to the backpropagator module which holds the </text:span><text:span text:style-name="T22">weights.</text:span></text:p>
          </draw:text-box>
        </draw:frame>
        <draw:custom-shape draw:style-name="gr86" draw:text-style-name="P15" draw:layer="layout" svg:width="3.81cm" svg:height="2.032cm" svg:x="5.08cm" svg:y="16.764cm">
          <text:p text:style-name="P3">Training<text:line-break/>sample</text:p>
          <draw:enhanced-geometry svg:viewBox="0 0 21600 21600" draw:mirror-horizontal="false" draw:mirror-vertical="false" draw:type="rectangle" draw:enhanced-path="M 0 0 L 21600 0 21600 21600 0 21600 0 0 Z N"/>
        </draw:custom-shape>
        <draw:custom-shape draw:style-name="gr87" draw:text-style-name="P15" draw:layer="layout" svg:width="3.826cm" svg:height="2.032cm" svg:x="5.064cm" svg:y="14.486cm">
          <text:p text:style-name="P3">Current<text:line-break/>layer</text:p>
          <draw:enhanced-geometry svg:viewBox="0 0 21600 21600" draw:type="rectangle" draw:enhanced-path="M 0 0 L 21600 0 21600 21600 0 21600 0 0 Z N"/>
        </draw:custom-shape>
        <draw:polyline draw:style-name="gr88" draw:text-style-name="P5" draw:layer="layout" svg:width="4.063cm" svg:height="1.953cm" svg:x="8.89cm" svg:y="13.54cm" svg:viewBox="0 0 4064 1954" draw:points="0,1954 4064,1954 4064,0">
          <text:p/>
        </draw:polyline>
        <draw:polyline draw:style-name="gr89" draw:text-style-name="P18" draw:layer="layout" svg:width="1cm" svg:height="3.301cm" draw:transform="rotate (-3.14159265358979) translate (5.065cm 15.494cm)" svg:viewBox="0 0 1001 3302" draw:points="1,0 1001,0 1001,3302 0,3302">
          <text:p/>
        </draw:polyline>
        <draw:polyline draw:style-name="gr89" draw:text-style-name="P18" draw:layer="layout" svg:width="6.095cm" svg:height="4.239cm" svg:x="8.89cm" svg:y="13.54cm" svg:viewBox="0 0 6096 4240" draw:points="0,4240 6096,4240 6096,0">
          <text:p/>
        </draw:polyline>
        <draw:line draw:style-name="gr89" draw:text-style-name="P18" draw:layer="layout" svg:x1="5.08cm" svg:y1="17.78cm" svg:x2="1.27cm" svg:y2="17.78cm">
          <text:p/>
        </draw:line>
        <presentation:notes draw:style-name="dp2">
          <draw:page-thumbnail draw:style-name="gr1"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1" draw:text-style-name="P29" draw:layer="layout" svg:width="25.199cm" svg:height="3.506cm" svg:x="1.4cm" svg:y="0.837cm" presentation:class="title">
          <draw:text-box>
            <text:p><text:span text:style-name="T18">Activation stack</text:span></text:p>
          </draw:text-box>
        </draw:frame>
        <draw:custom-shape draw:style-name="gr90" draw:text-style-name="P30" draw:layer="layout" svg:width="10.922cm" svg:height="8.128cm" svg:x="3.758cm" svg:y="5.592cm">
          <text:p/>
          <draw:enhanced-geometry svg:viewBox="0 0 21600 21600" draw:type="rectangle" draw:enhanced-path="M 0 0 L 21600 0 21600 21600 0 21600 0 0 Z N"/>
        </draw:custom-shape>
        <draw:frame draw:style-name="gr66" draw:text-style-name="P31" draw:layer="layout" svg:width="5.378cm" svg:height="1.598cm" svg:x="3.826cm" svg:y="5.588cm">
          <draw:text-box>
            <text:p><text:span text:style-name="T18">Activation stack</text:span></text:p>
          </draw:text-box>
        </draw:frame>
        <draw:line draw:style-name="gr70" draw:text-style-name="P18" draw:layer="layout" svg:x1="2.488cm" svg:y1="8.771cm" svg:x2="3.758cm" svg:y2="8.771cm">
          <text:p/>
        </draw:line>
        <draw:line draw:style-name="gr70" draw:text-style-name="P18" draw:layer="layout" svg:x1="2.488cm" svg:y1="10.252cm" svg:x2="3.758cm" svg:y2="10.252cm">
          <text:p/>
        </draw:line>
        <draw:line draw:style-name="gr70" draw:text-style-name="P18" draw:layer="layout" svg:x1="14.77cm" svg:y1="8.752cm" svg:x2="15.95cm" svg:y2="8.752cm">
          <text:p/>
        </draw:line>
        <draw:line draw:style-name="gr70" draw:text-style-name="P18" draw:layer="layout" svg:x1="14.748cm" svg:y1="10.233cm" svg:x2="15.95cm" svg:y2="10.233cm">
          <text:p/>
        </draw:line>
        <draw:line draw:style-name="gr70" draw:text-style-name="P18" draw:layer="layout" svg:x1="15.95cm" svg:y1="12.114cm" svg:x2="14.68cm" svg:y2="12.114cm">
          <text:p/>
        </draw:line>
        <draw:frame draw:style-name="gr91" draw:text-style-name="P33" draw:layer="layout" svg:width="1.627cm" svg:height="2.014cm" svg:x="2.364cm" svg:y="7.489cm">
          <draw:text-box>
            <text:p text:style-name="P32"><text:span text:style-name="T19">z</text:span><text:span text:style-name="T20">n</text:span></text:p>
          </draw:text-box>
        </draw:frame>
        <draw:frame draw:style-name="gr74" draw:text-style-name="P34" draw:layer="layout" svg:width="1.37cm" svg:height="2.013cm" svg:x="2.391cm" svg:y="9.013cm">
          <draw:text-box>
            <text:p><text:span text:style-name="T21">n</text:span></text:p>
          </draw:text-box>
        </draw:frame>
        <draw:frame draw:style-name="gr92" draw:text-style-name="P33" draw:layer="layout" svg:width="1.575cm" svg:height="2.014cm" svg:x="14.599cm" svg:y="7.47cm">
          <draw:text-box>
            <text:p text:style-name="P32"><text:span text:style-name="T19">z</text:span><text:span text:style-name="T20">x</text:span></text:p>
          </draw:text-box>
        </draw:frame>
        <draw:frame draw:style-name="gr93" draw:text-style-name="P33" draw:layer="layout" svg:width="1.285cm" svg:height="2.014cm" svg:x="14.973cm" svg:y="10.818cm">
          <draw:text-box>
            <text:p text:style-name="P32"><text:span text:style-name="T19">x</text:span></text:p>
          </draw:text-box>
        </draw:frame>
        <draw:frame draw:style-name="gr94" draw:text-style-name="P33" draw:layer="layout" svg:width="1.63cm" svg:height="2.013cm" svg:x="14.602cm" svg:y="8.951cm">
          <draw:text-box>
            <text:p text:style-name="P32"><text:span text:style-name="T19">z</text:span><text:span text:style-name="T20">x-1</text:span></text:p>
          </draw:text-box>
        </draw:frame>
        <draw:line draw:style-name="gr70" draw:text-style-name="P18" draw:layer="layout" svg:x1="3.798cm" svg:y1="8.752cm" svg:x2="6.044cm" svg:y2="8.752cm">
          <text:p/>
        </draw:line>
        <draw:frame draw:style-name="gr95" draw:text-style-name="P36" draw:layer="layout" svg:width="2.846cm" svg:height="2.014cm" svg:x="3.708cm" svg:y="7.992cm">
          <draw:text-box>
            <text:p text:style-name="P32"><text:span text:style-name="T23">input_data</text:span></text:p>
          </draw:text-box>
        </draw:frame>
        <draw:frame draw:style-name="gr96" draw:text-style-name="P36" draw:layer="layout" svg:width="2.541cm" svg:height="2.014cm" svg:x="3.713cm" svg:y="9.478cm">
          <draw:text-box>
            <text:p text:style-name="P32"><text:span text:style-name="T23">input_addr</text:span></text:p>
          </draw:text-box>
        </draw:frame>
        <draw:line draw:style-name="gr70" draw:text-style-name="P18" draw:layer="layout" svg:x1="3.773cm" svg:y1="10.252cm" svg:x2="6.019cm" svg:y2="10.252cm">
          <text:p/>
        </draw:line>
        <draw:line draw:style-name="gr70" draw:text-style-name="P18" draw:layer="layout" svg:x1="14.68cm" svg:y1="12.114cm" svg:x2="10.108cm" svg:y2="12.114cm">
          <text:p/>
        </draw:line>
        <draw:polyline draw:style-name="gr6" draw:text-style-name="P5" draw:layer="layout" svg:width="0.761cm" svg:height="1.015cm" draw:transform="rotate (1.5707963267949) translate (13.156cm 12.114cm)" svg:viewBox="0 0 762 1016" draw:points="0,1016 762,1016 762,0">
          <text:p/>
        </draw:polyline>
        <draw:line draw:style-name="gr6" draw:text-style-name="P5" draw:layer="layout" svg:x1="12.394cm" svg:y1="11.326cm" svg:x2="10.108cm" svg:y2="11.326cm">
          <text:p/>
        </draw:line>
        <draw:custom-shape draw:style-name="gr97" draw:text-style-name="P15" draw:layer="layout" svg:width="0.762cm" svg:height="0.762cm" svg:x="12.394cm" svg:y="10.818cm">
          <text:p text:style-name="P3">-1</text:p>
          <draw:enhanced-geometry svg:viewBox="0 0 21600 21600" draw:type="rectangle" draw:enhanced-path="M 0 0 L 21600 0 21600 21600 0 21600 0 0 Z N"/>
        </draw:custom-shape>
        <draw:line draw:style-name="gr70" draw:text-style-name="P18" draw:layer="layout" svg:x1="10.108cm" svg:y1="10.233cm" svg:x2="14.68cm" svg:y2="10.233cm">
          <text:p/>
        </draw:line>
        <draw:line draw:style-name="gr70" draw:text-style-name="P18" draw:layer="layout" svg:x1="10.083cm" svg:y1="8.733cm" svg:x2="14.68cm" svg:y2="8.733cm">
          <text:p/>
        </draw:line>
        <draw:custom-shape draw:style-name="gr98" draw:text-style-name="P15" draw:layer="layout" svg:width="4.064cm" svg:height="6.154cm" svg:x="6.044cm" svg:y="6.862cm">
          <text:p text:style-name="P3">Synchronous<text:line-break/>Dual Port<text:line-break/>BRAM</text:p>
          <draw:enhanced-geometry svg:viewBox="0 0 21600 21600" draw:type="rectangle" draw:enhanced-path="M 0 0 L 21600 0 21600 21600 0 21600 0 0 Z N"/>
        </draw:custom-shape>
        <draw:frame draw:style-name="gr99" draw:text-style-name="P36" draw:layer="layout" svg:width="2.541cm" svg:height="2.014cm" svg:x="12.262cm" svg:y="11.978cm">
          <draw:text-box>
            <text:p text:style-name="P32"><text:span text:style-name="T23">output_addr</text:span></text:p>
          </draw:text-box>
        </draw:frame>
        <draw:frame draw:style-name="gr100" draw:text-style-name="P36" draw:layer="layout" svg:width="2.845cm" svg:height="2.014cm" svg:x="10.063cm" svg:y="7.978cm">
          <draw:text-box>
            <text:p text:style-name="P32"><text:span text:style-name="T23">output_data0</text:span></text:p>
          </draw:text-box>
        </draw:frame>
        <draw:frame draw:style-name="gr101" draw:text-style-name="P35" draw:layer="layout" svg:width="10.414cm" svg:height="9.569cm" svg:x="16.764cm" svg:y="5.417cm">
          <draw:text-box>
            <text:p><text:span text:style-name="T22">Activation stack is a parametrizable model for storing NN activations with one data and address </text:span><text:span text:style-name="T22">input, and two outputs. </text:span></text:p>
            <text:p><text:span text:style-name="T22">The data is received from the forward propagation module, and is read by the backpropagation </text:span><text:span text:style-name="T22">module. </text:span></text:p>
            <text:p><text:span text:style-name="T22">The two read buses read consecutive layer activations starting from the output layer down. </text:span></text:p>
          </draw:text-box>
        </draw:frame>
        <draw:frame draw:style-name="gr102" draw:text-style-name="P36" draw:layer="layout" svg:width="2.845cm" svg:height="2.014cm" svg:x="10.064cm" svg:y="9.478cm">
          <draw:text-box>
            <text:p text:style-name="P32"><text:span text:style-name="T23">output_data1</text:span></text:p>
          </draw:text-box>
        </draw:frame>
        <draw:line draw:style-name="gr70" draw:text-style-name="P18" draw:layer="layout" svg:x1="2.44cm" svg:y1="11.684cm" svg:x2="3.71cm" svg:y2="11.684cm">
          <text:p/>
        </draw:line>
        <draw:frame draw:style-name="gr103" draw:text-style-name="P36" draw:layer="layout" svg:width="2.816cm" svg:height="2.014cm" svg:x="3.588cm" svg:y="10.878cm">
          <draw:text-box>
            <text:p text:style-name="P32"><text:span text:style-name="T23">input_wr_en</text:span></text:p>
          </draw:text-box>
        </draw:frame>
        <draw:line draw:style-name="gr70" draw:text-style-name="P18" draw:layer="layout" svg:x1="3.81cm" svg:y1="11.652cm" svg:x2="6.056cm" svg:y2="11.652cm">
          <text:p/>
        </draw:line>
        <draw:frame draw:style-name="gr104" draw:text-style-name="P11" draw:layer="layout" svg:width="24.437cm" svg:height="3.059cm" svg:x="1.979cm" svg:y="16.753cm">
          <draw:text-box>
            <text:p>NEURON_NUM parameter is the number of cells of input_data and output_data.</text:p>
            <text:p>ACTIVATION_WIDTH is the width of each of the NEURON_NUM activations.</text:p>
            <text:p>STACK_ADDR_WIDTH is the size of the addresses sent to the stack.</text:p>
          </draw:text-box>
        </draw:frame>
        <presentation:notes draw:style-name="dp2">
          <draw:page-thumbnail draw:style-name="gr1"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29" draw:layer="layout" svg:width="25.199cm" svg:height="3.506cm" svg:x="1.4cm" svg:y="0.837cm" presentation:class="title" presentation:user-transformed="true">
          <draw:text-box>
            <text:p><text:span text:style-name="T18">Backpropagator</text:span></text:p>
          </draw:text-box>
        </draw:frame>
        <draw:custom-shape draw:style-name="gr105" draw:text-style-name="P30" draw:layer="layout" svg:width="9.409cm" svg:height="13.544cm" svg:x="9.235cm" svg:y="5.644cm">
          <text:p/>
          <draw:enhanced-geometry svg:viewBox="0 0 21600 21600" draw:type="rectangle" draw:enhanced-path="M 0 0 L 21600 0 21600 21600 0 21600 0 0 Z N"/>
        </draw:custom-shape>
        <draw:line draw:style-name="gr5" draw:text-style-name="P5" draw:layer="layout" svg:x1="15.823cm" svg:y1="10.422cm" svg:x2="15.823cm" svg:y2="15.232cm">
          <text:p/>
        </draw:line>
        <draw:custom-shape draw:style-name="gr106" draw:text-style-name="P15" draw:layer="layout" svg:width="6.013cm" svg:height="3.908cm" svg:x="11.839cm" svg:y="7.163cm">
          <text:p/>
          <draw:enhanced-geometry svg:viewBox="0 0 21600 21600" draw:type="rectangle" draw:enhanced-path="M 0 0 L 21600 0 21600 21600 0 21600 0 0 Z N"/>
        </draw:custom-shape>
        <draw:line draw:style-name="gr5" draw:text-style-name="P5" draw:layer="layout" svg:x1="13.692cm" svg:y1="15.912cm" svg:x2="13.692cm" svg:y2="11.102cm">
          <text:p/>
        </draw:line>
        <draw:custom-shape draw:style-name="gr107" draw:text-style-name="P15" draw:layer="layout" svg:width="6.013cm" svg:height="3.307cm" svg:x="11.839cm" svg:y="15.28cm">
          <text:p/>
          <draw:enhanced-geometry svg:viewBox="0 0 21600 21600" draw:type="rectangle" draw:enhanced-path="M 0 0 L 21600 0 21600 21600 0 21600 0 0 Z N"/>
        </draw:custom-shape>
        <draw:frame draw:style-name="gr108" draw:text-style-name="P31" draw:layer="layout" svg:width="6.914cm" svg:height="2.513cm" svg:x="11.839cm" svg:y="7.055cm">
          <draw:text-box>
            <text:p><text:span text:style-name="T18">Weight </text:span><text:span text:style-name="T18"><text:line-break/></text:span><text:span text:style-name="T18">controller</text:span></text:p>
          </draw:text-box>
        </draw:frame>
        <draw:frame draw:style-name="gr109" draw:text-style-name="P31" draw:layer="layout" svg:width="6.914cm" svg:height="2.512cm" svg:x="11.839cm" svg:y="15.105cm">
          <draw:text-box>
            <text:p><text:span text:style-name="T18">Error </text:span><text:span text:style-name="T18"><text:line-break/></text:span><text:span text:style-name="T18">controller</text:span></text:p>
          </draw:text-box>
        </draw:frame>
        <draw:line draw:style-name="gr70" draw:text-style-name="P18" draw:layer="layout" svg:x1="8.382cm" svg:y1="16.002cm" svg:x2="11.839cm" svg:y2="16.014cm">
          <text:p/>
        </draw:line>
        <draw:line draw:style-name="gr70" draw:text-style-name="P18" draw:layer="layout" svg:x1="8.382cm" svg:y1="17.767cm" svg:x2="11.839cm" svg:y2="17.767cm">
          <text:p/>
        </draw:line>
        <draw:frame draw:style-name="gr110" draw:text-style-name="P33" draw:layer="layout" svg:width="2.166cm" svg:height="3.244cm" svg:x="7.74cm" svg:y="14.478cm">
          <draw:text-box>
            <text:p text:style-name="P32"><text:span text:style-name="T19">z</text:span><text:span text:style-name="T20">x-1</text:span></text:p>
          </draw:text-box>
        </draw:frame>
        <draw:frame draw:style-name="gr111" draw:text-style-name="P38" draw:layer="layout" svg:width="1.93cm" svg:height="2.382cm" svg:x="7.743cm" svg:y="16.231cm">
          <draw:text-box>
            <text:p text:style-name="P37"><text:span text:style-name="T19">z</text:span><text:span text:style-name="T20">x</text:span></text:p>
          </draw:text-box>
        </draw:frame>
        <draw:frame draw:style-name="gr112" draw:text-style-name="P38" draw:layer="layout" svg:width="1.929cm" svg:height="2.382cm" svg:x="15.784cm" svg:y="11.636cm">
          <draw:text-box>
            <text:p text:style-name="P37"><text:span text:style-name="T19">w</text:span><text:span text:style-name="T20">x</text:span></text:p>
          </draw:text-box>
        </draw:frame>
        <draw:line draw:style-name="gr70" draw:text-style-name="P18" draw:layer="layout" svg:x1="15.809cm" svg:y1="13.269cm" svg:x2="19.558cm" svg:y2="13.269cm">
          <text:p/>
        </draw:line>
        <draw:frame draw:style-name="gr108" draw:text-style-name="P31" draw:layer="layout" svg:width="6.915cm" svg:height="2.513cm" svg:x="9.235cm" svg:y="5.644cm">
          <draw:text-box>
            <text:p><text:span text:style-name="T18">Backpropagator</text:span></text:p>
          </draw:text-box>
        </draw:frame>
        <draw:polyline draw:style-name="gr113" draw:text-style-name="P39" draw:layer="layout" svg:width="6.869cm" svg:height="1.678cm" draw:transform="rotate (1.5707963267949) translate (10.16cm 16.014cm)" svg:viewBox="0 0 6870 1679" draw:points="0,0 6870,0 6870,1679">
          <text:p/>
        </draw:polyline>
        <draw:frame draw:style-name="gr114" draw:text-style-name="P40" draw:layer="layout" svg:width="1.424cm" svg:height="1.497cm" svg:x="13.662cm" svg:y="11.611cm">
          <draw:text-box>
            <text:p text:style-name="P37"><text:span text:style-name="T24">δ</text:span><text:span text:style-name="T25">x</text:span></text:p>
          </draw:text-box>
        </draw:frame>
        <presentation:notes draw:style-name="dp2">
          <draw:page-thumbnail draw:style-name="gr1" draw:layer="layout" svg:width="13.968cm" svg:height="10.476cm" svg:x="3.81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custom-shape draw:style-name="gr115" draw:text-style-name="P30" draw:layer="layout" svg:width="14.224cm" svg:height="13.716cm" svg:x="6.604cm" svg:y="4.596cm">
          <text:p/>
          <draw:enhanced-geometry svg:viewBox="0 0 21600 21600" draw:type="rectangle" draw:enhanced-path="M 0 0 L 21600 0 21600 21600 0 21600 0 0 Z N"/>
        </draw:custom-shape>
        <draw:custom-shape draw:style-name="gr116"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8">Backpropagator</text:span></text:p>
          </draw:text-box>
        </draw:frame>
        <draw:custom-shape draw:style-name="gr106" draw:text-style-name="P15" xml:id="id61" draw:id="id61"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5" xml:id="id58" draw:id="id58"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31" draw:layer="layout" svg:width="6.914cm" svg:height="2.513cm" svg:x="9.539cm" svg:y="5.855cm">
          <draw:text-box>
            <text:p><text:span text:style-name="T18">Weight controller</text:span></text:p>
          </draw:text-box>
        </draw:frame>
        <draw:frame draw:style-name="gr109" draw:text-style-name="P31" draw:layer="layout" svg:width="3.545cm" svg:height="2.512cm" svg:x="9.495cm" svg:y="12.336cm">
          <draw:text-box>
            <text:p><text:span text:style-name="T18">Error </text:span><text:span text:style-name="T18"><text:line-break/></text:span><text:span text:style-name="T18">fetcher</text:span></text:p>
          </draw:text-box>
        </draw:frame>
        <draw:frame draw:style-name="gr118" draw:text-style-name="P33" draw:layer="layout" svg:width="1.795cm" svg:height="1.496cm" svg:x="5.108cm" svg:y="5.956cm">
          <draw:text-box>
            <text:p text:style-name="P32"><text:span text:style-name="T19">z</text:span><text:span text:style-name="T20">x-1</text:span></text:p>
          </draw:text-box>
        </draw:frame>
        <draw:frame draw:style-name="gr119" draw:text-style-name="P38" draw:layer="layout" svg:width="1.27cm" svg:height="1.778cm" svg:x="5.062cm" svg:y="11.432cm">
          <draw:text-box>
            <text:p text:style-name="P37"><text:span text:style-name="T19">z</text:span><text:span text:style-name="T20">x</text:span></text:p>
          </draw:text-box>
        </draw:frame>
        <draw:frame draw:style-name="gr120" draw:text-style-name="P38" draw:layer="layout" svg:width="1.488cm" svg:height="1.496cm" svg:x="20.884cm" svg:y="6.536cm">
          <draw:text-box>
            <text:p text:style-name="P37"><text:span text:style-name="T19">w</text:span><text:span text:style-name="T20">x</text:span></text:p>
          </draw:text-box>
        </draw:frame>
        <draw:custom-shape draw:style-name="gr117" draw:text-style-name="P15" xml:id="id59" draw:id="id59" draw:layer="layout" svg:width="3.799cm" svg:height="3.307cm" svg:x="14.695cm" svg:y="12.511cm">
          <text:p/>
          <draw:enhanced-geometry svg:viewBox="0 0 21600 21600" draw:type="rectangle" draw:enhanced-path="M 0 0 L 21600 0 21600 21600 0 21600 0 0 Z N"/>
        </draw:custom-shape>
        <draw:frame draw:style-name="gr121" draw:text-style-name="P31" draw:layer="layout" svg:width="3.798cm" svg:height="3.059cm" svg:x="14.696cm" svg:y="12.336cm">
          <draw:text-box>
            <text:p><text:span text:style-name="T18">Error </text:span><text:span text:style-name="T18"><text:line-break/></text:span><text:span text:style-name="T18">propagator</text:span></text:p>
          </draw:text-box>
        </draw:frame>
        <draw:connector draw:style-name="gr5" draw:text-style-name="P5" draw:layer="layout" svg:x1="13.294cm" svg:y1="14.164cm" svg:x2="14.695cm" svg:y2="14.164cm" draw:start-shape="id58" draw:start-glue-point="1" draw:end-shape="id59" svg:d="M13294 14164h1401" svg:viewBox="0 0 1402 1">
          <text:p/>
        </draw:connector>
        <draw:polyline draw:style-name="gr122" draw:text-style-name="P5" draw:layer="layout" svg:width="4.511cm" svg:height="5.347cm" draw:transform="rotate (1.5707963267949) translate (8.622cm 14.164cm)" svg:viewBox="0 0 4512 5348" draw:points="0,5348 3750,5348 3750,14 4512,0 4512,522 4512,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123" draw:text-style-name="P31" draw:layer="layout" svg:width="6.915cm" svg:height="2.513cm" svg:x="8.115cm" svg:y="12.497cm">
          <draw:text-box>
            <text:p/>
          </draw:text-box>
        </draw:frame>
        <draw:frame draw:style-name="gr108" draw:text-style-name="P31" draw:layer="layout" svg:width="6.915cm" svg:height="2.513cm" svg:x="8.115cm" svg:y="16.897cm">
          <draw:text-box>
            <text:p><text:span text:style-name="T18">Error controller</text:span></text:p>
          </draw:text-box>
        </draw:frame>
        <draw:polyline draw:style-name="gr113" draw:text-style-name="P39" draw:layer="layout" svg:width="5.158cm" svg:height="8.381cm" draw:transform="rotate (-1.5707963267949) translate (15.748cm 7.352cm)" svg:viewBox="0 0 5159 8382" draw:points="0,8382 3848,8382 3848,0 5159,0">
          <text:p/>
        </draw:polyline>
        <draw:frame draw:style-name="gr124" draw:text-style-name="P31" draw:layer="layout" svg:width="11.19cm" svg:height="1.308cm" svg:x="6.614cm" svg:y="4.596cm">
          <draw:text-box>
            <text:p><text:span text:style-name="T18">Backpropagator</text:span></text:p>
          </draw:text-box>
        </draw:frame>
        <draw:frame draw:style-name="gr114" draw:text-style-name="P40" draw:layer="layout" svg:width="1.424cm" svg:height="1.497cm" svg:x="13.662cm" svg:y="9.612cm">
          <draw:text-box>
            <text:p text:style-name="P37"><text:span text:style-name="T24">δ</text:span><text:span text:style-name="T25">x</text:span></text:p>
          </draw:text-box>
        </draw:frame>
        <draw:frame draw:style-name="gr125" draw:text-style-name="P43" draw:layer="layout" svg:width="2.775cm" svg:height="1.778cm" svg:x="3.556cm" svg:y="12.632cm">
          <draw:text-box>
            <text:p text:style-name="P42"><text:span text:style-name="T19">layer</text:span></text:p>
          </draw:text-box>
        </draw:frame>
        <draw:line draw:style-name="gr6" draw:text-style-name="P5" xml:id="id60" draw:id="id60" draw:layer="layout" svg:x1="5.334cm" svg:y1="14.04cm" svg:x2="9.495cm" svg:y2="14.048cm">
          <draw:glue-point draw:id="4" svg:x="-1.336cm" svg:y="-5cm"/>
          <text:p/>
        </draw:line>
        <draw:frame draw:style-name="gr126" draw:text-style-name="P43" draw:layer="layout" svg:width="3.538cm" svg:height="2.741cm" svg:x="2.794cm" svg:y="13.732cm">
          <draw:text-box>
            <text:p text:style-name="P42"><text:span text:style-name="T19">sample</text:span></text:p>
          </draw:text-box>
        </draw:frame>
        <draw:line draw:style-name="gr6" draw:text-style-name="P5" draw:layer="layout" svg:x1="5.335cm" svg:y1="15.14cm" svg:x2="9.496cm" svg:y2="15.148cm">
          <text:p/>
        </draw:line>
        <draw:frame draw:style-name="gr127" draw:text-style-name="P44" draw:layer="layout" svg:width="2.286cm" svg:height="0.772cm" svg:x="16.764cm" svg:y="16.026cm">
          <draw:text-box>
            <text:p><text:span text:style-name="T26">prop_delta</text:span></text:p>
          </draw:text-box>
        </draw:frame>
        <draw:frame draw:style-name="gr128" draw:text-style-name="P44" draw:layer="layout" svg:width="3.978cm" svg:height="1.293cm" draw:transform="rotate (1.5707963267949) translate (13.294cm 14.216cm)">
          <draw:text-box>
            <text:p><text:span text:style-name="T26">fetcher_delta</text:span></text:p>
          </draw:text-box>
        </draw:frame>
        <draw:frame draw:style-name="gr129" draw:text-style-name="P40" draw:layer="layout" svg:width="2.694cm" svg:height="2.741cm" svg:x="17.434cm" svg:y="12.932cm">
          <draw:text-box>
            <text:p text:style-name="P37"><text:span text:style-name="T24">δ</text:span><text:span text:style-name="T25">x-1</text:span></text:p>
          </draw:text-box>
        </draw:frame>
        <draw:connector draw:style-name="gr5" draw:text-style-name="P5" draw:layer="layout" svg:x1="6.859cm" svg:y1="14.04cm" svg:x2="9.54cm" svg:y2="8.705cm" draw:start-shape="id60" draw:start-glue-point="4" draw:end-shape="id61" draw:end-glue-point="4" svg:d="M6859 14040v-5335h2681" svg:viewBox="0 0 2682 5336">
          <text:p/>
        </draw:connector>
        <presentation:notes draw:style-name="dp2">
          <draw:page-thumbnail draw:style-name="gr1"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ackpropagator state machine</text:p>
          </draw:text-box>
        </draw:frame>
        <draw:custom-shape draw:style-name="gr130" draw:text-style-name="P15" xml:id="id62" draw:id="id62" draw:layer="layout" svg:width="2.54cm" svg:height="2.54cm" svg:x="3.302cm" svg:y="6.35cm">
          <text:p text:style-name="P3">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15" xml:id="id63" draw:id="id63" draw:layer="layout" svg:width="2.54cm" svg:height="2.54cm" svg:x="9.803cm" svg:y="6.35cm">
          <text:p text:style-name="P3">FETC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15" xml:id="id65" draw:id="id65" draw:layer="layout" svg:width="2.54cm" svg:height="2.54cm" svg:x="3.303cm" svg:y="12.55cm">
          <text:p text:style-name="P3">UPD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15" xml:id="id64" draw:id="id64" draw:layer="layout" svg:width="2.54cm" svg:height="2.54cm" svg:x="9.803cm" svg:y="12.55cm">
          <text:p text:style-name="P3">PRO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5.842cm" svg:y1="7.62cm" svg:x2="9.803cm" svg:y2="7.62cm" draw:start-shape="id62" draw:start-glue-point="10" draw:end-shape="id63" draw:end-glue-point="6" svg:d="M5842 7620h3961" svg:viewBox="0 0 3962 1">
          <text:p/>
        </draw:connector>
        <draw:connector draw:style-name="gr28" draw:text-style-name="P5" draw:layer="layout" draw:type="line" svg:x1="11.073cm" svg:y1="8.89cm" svg:x2="11.073cm" svg:y2="12.55cm" draw:start-shape="id63" draw:start-glue-point="8" draw:end-shape="id64" draw:end-glue-point="4" svg:d="M11073 8890v3660" svg:viewBox="0 0 1 3661">
          <text:p/>
        </draw:connector>
        <draw:connector draw:style-name="gr28" draw:text-style-name="P5" draw:layer="layout" draw:type="line" svg:x1="9.803cm" svg:y1="13.82cm" svg:x2="5.843cm" svg:y2="13.82cm" draw:start-shape="id64" draw:start-glue-point="6" draw:end-shape="id65" draw:end-glue-point="10" svg:d="M9803 13820h-3960" svg:viewBox="0 0 3961 1">
          <text:p/>
        </draw:connector>
        <draw:connector draw:style-name="gr28" draw:text-style-name="P5" draw:layer="layout" draw:type="line" svg:x1="4.573cm" svg:y1="12.55cm" svg:x2="4.572cm" svg:y2="8.89cm" draw:start-shape="id65" draw:start-glue-point="4" draw:end-shape="id62" draw:end-glue-point="8" svg:d="M4573 12550l-1-3660" svg:viewBox="0 0 2 3661">
          <text:p/>
        </draw:connector>
        <draw:frame draw:style-name="gr131" draw:text-style-name="P11" draw:layer="layout" svg:width="1.92cm" svg:height="1.187cm" svg:x="5.912cm" svg:y="6.504cm">
          <draw:text-box>
            <text:p>start</text:p>
          </draw:text-box>
        </draw:frame>
        <draw:frame draw:style-name="gr29" draw:text-style-name="P11" draw:layer="layout" svg:width="3.556cm" svg:height="1.187cm" svg:x="11.13cm" svg:y="8.644cm">
          <draw:text-box>
            <text:p>ef_valid</text:p>
          </draw:text-box>
        </draw:frame>
        <draw:frame draw:style-name="gr29" draw:text-style-name="P11" draw:layer="layout" svg:width="3.302cm" svg:height="1.187cm" svg:x="6.896cm" svg:y="13.678cm">
          <draw:text-box>
            <text:p>ep_valid</text:p>
          </draw:text-box>
        </draw:frame>
        <draw:frame draw:style-name="gr29" draw:text-style-name="P11" draw:layer="layout" svg:width="3.556cm" svg:height="1.187cm" svg:x="1.408cm" svg:y="11.36cm">
          <draw:text-box>
            <text:p>wc_valid</text:p>
          </draw:text-box>
        </draw:frame>
        <presentation:notes draw:style-name="dp2">
          <draw:page-thumbnail draw:style-name="gr1" draw:layer="layout" svg:width="13.968cm" svg:height="10.476cm" svg:x="3.81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custom-shape draw:style-name="gr115" draw:text-style-name="P30" draw:layer="layout" svg:width="14.224cm" svg:height="13.716cm" svg:x="6.604cm" svg:y="4.596cm">
          <text:p/>
          <draw:enhanced-geometry svg:viewBox="0 0 21600 21600" draw:type="rectangle" draw:enhanced-path="M 0 0 L 21600 0 21600 21600 0 21600 0 0 Z N"/>
        </draw:custom-shape>
        <draw:custom-shape draw:style-name="gr116" draw:text-style-name="P41" draw:layer="layout" svg:width="12.192cm" svg:height="6.604cm" svg:x="8.128cm" svg:y="11.454cm">
          <text:p/>
          <draw:enhanced-geometry svg:viewBox="0 0 21600 21600" draw:type="rectangle" draw:enhanced-path="M 0 0 L 21600 0 21600 21600 0 21600 0 0 Z N"/>
        </draw:custom-shape>
        <draw:frame presentation:style-name="pr1" draw:text-style-name="P29" draw:layer="layout" svg:width="25.199cm" svg:height="3.506cm" svg:x="1.4cm" svg:y="0.837cm" presentation:class="title" presentation:user-transformed="true">
          <draw:text-box>
            <text:p><text:span text:style-name="T18">Backpropagat</text:span><text:span text:style-name="T18">or</text:span></text:p>
          </draw:text-box>
        </draw:frame>
        <draw:custom-shape draw:style-name="gr106" draw:text-style-name="P15" xml:id="id69" draw:id="id69"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5" xml:id="id66" draw:id="id66"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31" draw:layer="layout" svg:width="6.914cm" svg:height="2.513cm" svg:x="9.539cm" svg:y="5.855cm">
          <draw:text-box>
            <text:p><text:span text:style-name="T18">Weight controller</text:span></text:p>
          </draw:text-box>
        </draw:frame>
        <draw:frame draw:style-name="gr109" draw:text-style-name="P31" draw:layer="layout" svg:width="3.545cm" svg:height="2.512cm" svg:x="9.495cm" svg:y="12.336cm">
          <draw:text-box>
            <text:p><text:span text:style-name="T18">Error </text:span><text:span text:style-name="T18"><text:line-break/></text:span><text:span text:style-name="T18">fetcher</text:span></text:p>
          </draw:text-box>
        </draw:frame>
        <draw:frame draw:style-name="gr132" draw:text-style-name="P33" draw:layer="layout" svg:width="1.795cm" svg:height="1.496cm" svg:x="5.108cm" svg:y="5.956cm">
          <draw:text-box>
            <text:p text:style-name="P32"><text:span text:style-name="T19">z</text:span><text:span text:style-name="T20">x-1</text:span></text:p>
          </draw:text-box>
        </draw:frame>
        <draw:frame draw:style-name="gr133" draw:text-style-name="P38" draw:layer="layout" svg:width="1.27cm" svg:height="1.778cm" svg:x="5.062cm" svg:y="11.432cm">
          <draw:text-box>
            <text:p text:style-name="P37"><text:span text:style-name="T19">z</text:span><text:span text:style-name="T20">x</text:span></text:p>
          </draw:text-box>
        </draw:frame>
        <draw:frame draw:style-name="gr134" draw:text-style-name="P38" draw:layer="layout" svg:width="1.488cm" svg:height="1.496cm" svg:x="20.884cm" svg:y="6.536cm">
          <draw:text-box>
            <text:p text:style-name="P37"><text:span text:style-name="T19">w</text:span><text:span text:style-name="T20">x</text:span></text:p>
          </draw:text-box>
        </draw:frame>
        <draw:custom-shape draw:style-name="gr117" draw:text-style-name="P15" xml:id="id67" draw:id="id67" draw:layer="layout" svg:width="3.799cm" svg:height="3.307cm" svg:x="14.695cm" svg:y="12.511cm">
          <text:p/>
          <draw:enhanced-geometry svg:viewBox="0 0 21600 21600" draw:type="rectangle" draw:enhanced-path="M 0 0 L 21600 0 21600 21600 0 21600 0 0 Z N"/>
        </draw:custom-shape>
        <draw:frame draw:style-name="gr121" draw:text-style-name="P31" draw:layer="layout" svg:width="3.798cm" svg:height="3.059cm" svg:x="14.696cm" svg:y="12.336cm">
          <draw:text-box>
            <text:p><text:span text:style-name="T18">Error </text:span><text:span text:style-name="T18"><text:line-break/></text:span><text:span text:style-name="T18">propagator</text:span></text:p>
          </draw:text-box>
        </draw:frame>
        <draw:connector draw:style-name="gr5" draw:text-style-name="P5" draw:layer="layout" svg:x1="13.294cm" svg:y1="14.164cm" svg:x2="14.695cm" svg:y2="14.164cm" draw:start-shape="id66" draw:start-glue-point="1" draw:end-shape="id67" svg:d="M13294 14164h1401" svg:viewBox="0 0 1402 1">
          <text:p/>
        </draw:connector>
        <draw:polyline draw:style-name="gr122" draw:text-style-name="P5" draw:layer="layout" svg:width="6.049cm" svg:height="5.347cm" draw:transform="rotate (1.5707963267949) translate (8.622cm 14.164cm)" svg:viewBox="0 0 6050 5348" draw:points="0,5348 3750,5348 3750,14 6050,0 6050,762 6050,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135"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135" draw:text-style-name="P5" draw:layer="layout" svg:x1="5.334cm" svg:y1="7.39cm" svg:x2="9.539cm" svg:y2="7.352cm">
          <text:p/>
        </draw:line>
        <draw:frame draw:style-name="gr123" draw:text-style-name="P31" draw:layer="layout" svg:width="6.915cm" svg:height="2.513cm" svg:x="8.115cm" svg:y="12.497cm">
          <draw:text-box>
            <text:p/>
          </draw:text-box>
        </draw:frame>
        <draw:frame draw:style-name="gr108" draw:text-style-name="P31" draw:layer="layout" svg:width="6.915cm" svg:height="2.513cm" svg:x="8.115cm" svg:y="16.897cm">
          <draw:text-box>
            <text:p><text:span text:style-name="T18">Error controller</text:span></text:p>
          </draw:text-box>
        </draw:frame>
        <draw:polyline draw:style-name="gr136" draw:text-style-name="P39" draw:layer="layout" svg:width="5.158cm" svg:height="8.381cm" draw:transform="rotate (-1.5707963267949) translate (15.748cm 7.352cm)" svg:viewBox="0 0 5159 8382" draw:points="0,8382 3848,8382 3848,0 5159,0">
          <text:p/>
        </draw:polyline>
        <draw:frame draw:style-name="gr124" draw:text-style-name="P31" draw:layer="layout" svg:width="11.19cm" svg:height="1.308cm" svg:x="6.614cm" svg:y="4.596cm">
          <draw:text-box>
            <text:p><text:span text:style-name="T18">Backpropagator</text:span></text:p>
          </draw:text-box>
        </draw:frame>
        <draw:frame draw:style-name="gr114" draw:text-style-name="P40" draw:layer="layout" svg:width="1.424cm" svg:height="1.497cm" svg:x="13.662cm" svg:y="9.612cm">
          <draw:text-box>
            <text:p text:style-name="P37"><text:span text:style-name="T24">δ</text:span><text:span text:style-name="T25">x</text:span></text:p>
          </draw:text-box>
        </draw:frame>
        <draw:frame draw:style-name="gr137" draw:text-style-name="P43" draw:layer="layout" svg:width="2.775cm" svg:height="1.778cm" svg:x="3.556cm" svg:y="12.632cm">
          <draw:text-box>
            <text:p text:style-name="P42"><text:span text:style-name="T19">layer</text:span></text:p>
          </draw:text-box>
        </draw:frame>
        <draw:line draw:style-name="gr138" draw:text-style-name="P45" xml:id="id68" draw:id="id68" draw:layer="layout" svg:x1="5.334cm" svg:y1="14.04cm" svg:x2="9.495cm" svg:y2="14.048cm">
          <draw:glue-point draw:id="4" svg:x="-1.336cm" svg:y="-5cm"/>
          <text:p/>
        </draw:line>
        <draw:frame draw:style-name="gr139" draw:text-style-name="P43" draw:layer="layout" svg:width="3.538cm" svg:height="2.741cm" svg:x="2.794cm" svg:y="13.732cm">
          <draw:text-box>
            <text:p text:style-name="P42"><text:span text:style-name="T19">sample</text:span></text:p>
          </draw:text-box>
        </draw:frame>
        <draw:line draw:style-name="gr135" draw:text-style-name="P5" draw:layer="layout" svg:x1="5.335cm" svg:y1="15.14cm" svg:x2="9.496cm" svg:y2="15.148cm">
          <text:p/>
        </draw:line>
        <draw:frame draw:style-name="gr127" draw:text-style-name="P44" draw:layer="layout" svg:width="2.286cm" svg:height="0.772cm" svg:x="16.764cm" svg:y="16.026cm">
          <draw:text-box>
            <text:p><text:span text:style-name="T26">prop_delta</text:span></text:p>
          </draw:text-box>
        </draw:frame>
        <draw:frame draw:style-name="gr128" draw:text-style-name="P44" draw:layer="layout" svg:width="3.978cm" svg:height="1.293cm" draw:transform="rotate (1.5707963267949) translate (13.294cm 14.216cm)">
          <draw:text-box>
            <text:p><text:span text:style-name="T26">fetcher_delta</text:span></text:p>
          </draw:text-box>
        </draw:frame>
        <draw:frame draw:style-name="gr129" draw:text-style-name="P40" draw:layer="layout" svg:width="2.694cm" svg:height="2.741cm" svg:x="17.434cm" svg:y="12.932cm">
          <draw:text-box>
            <text:p text:style-name="P37"><text:span text:style-name="T24">δ</text:span><text:span text:style-name="T25">x-1</text:span></text:p>
          </draw:text-box>
        </draw:frame>
        <draw:connector draw:style-name="gr140" draw:text-style-name="P5" draw:layer="layout" svg:x1="6.859cm" svg:y1="14.04cm" svg:x2="9.54cm" svg:y2="8.705cm" draw:start-shape="id68" draw:start-glue-point="4" draw:end-shape="id69" draw:end-glue-point="4" svg:d="M6859 14040v-5335h2681" svg:viewBox="0 0 2682 5336">
          <text:p/>
        </draw:connector>
        <presentation:notes draw:style-name="dp2">
          <draw:page-thumbnail draw:style-name="gr1"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custom-shape draw:style-name="gr141" draw:text-style-name="P30" draw:layer="layout" svg:width="16.602cm" svg:height="14.15cm" svg:x="2.985cm" svg:y="5.408cm">
          <text:p/>
          <draw:enhanced-geometry svg:viewBox="0 0 21600 21600" draw:type="rectangle" draw:enhanced-path="M 0 0 L 21600 0 21600 21600 0 21600 0 0 Z N"/>
        </draw:custom-shape>
        <draw:custom-shape draw:style-name="gr142" draw:text-style-name="P41" draw:layer="layout" svg:width="10.414cm" svg:height="4.773cm" svg:x="5.75cm" svg:y="6.619cm">
          <text:p/>
          <draw:enhanced-geometry svg:viewBox="0 0 21600 21600" draw:type="rectangle" draw:enhanced-path="M 0 0 L 21600 0 21600 21600 0 21600 0 0 Z N"/>
        </draw:custom-shape>
        <draw:custom-shape draw:style-name="gr143" draw:text-style-name="P41" xml:id="id74" draw:id="id74" draw:layer="layout" svg:width="6.35cm" svg:height="5.588cm" svg:x="5.742cm" svg:y="11.90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controller</text:p>
          </draw:text-box>
        </draw:frame>
        <draw:custom-shape draw:style-name="gr144" draw:text-style-name="P15" draw:layer="layout" svg:width="3.81cm" svg:height="3.048cm" svg:x="7.774cm" svg:y="12.24cm">
          <text:p/>
          <draw:enhanced-geometry svg:viewBox="0 0 21600 21600" draw:type="rectangle" draw:enhanced-path="M 0 0 L 21600 0 21600 21600 0 21600 0 0 Z N"/>
        </draw:custom-shape>
        <draw:custom-shape draw:style-name="gr144" draw:text-style-name="P15" draw:layer="layout" svg:width="3.81cm" svg:height="3.048cm" svg:x="7.274cm" svg:y="7.84cm">
          <text:p/>
          <draw:enhanced-geometry svg:viewBox="0 0 21600 21600" draw:type="rectangle" draw:enhanced-path="M 0 0 L 21600 0 21600 21600 0 21600 0 0 Z N"/>
        </draw:custom-shape>
        <draw:custom-shape draw:style-name="gr145" draw:text-style-name="P15" draw:layer="layout" svg:width="1.27cm" svg:height="1.27cm" svg:x="14.47cm" svg:y="8.778cm">
          <text:p/>
          <draw:enhanced-geometry svg:viewBox="0 0 21600 21600" draw:type="rectangle" draw:enhanced-path="M 0 0 L 21600 0 21600 21600 0 21600 0 0 Z N"/>
        </draw:custom-shape>
        <draw:frame draw:style-name="gr146" draw:text-style-name="P31" draw:layer="layout" svg:width="2.826cm" svg:height="2.123cm" svg:x="7.282cm" svg:y="7.716cm">
          <draw:text-box>
            <text:p><text:span text:style-name="T18">Tensor</text:span><text:span text:style-name="T18"><text:line-break/></text:span><text:span text:style-name="T18">product</text:span></text:p>
          </draw:text-box>
        </draw:frame>
        <draw:frame draw:style-name="gr147" draw:text-style-name="P31" draw:layer="layout" svg:width="3.089cm" svg:height="2.123cm" svg:x="7.782cm" svg:y="12.117cm">
          <draw:text-box>
            <text:p><text:span text:style-name="T18">Weights </text:span><text:span text:style-name="T18"><text:line-break/></text:span><text:span text:style-name="T18">BRAM</text:span></text:p>
          </draw:text-box>
        </draw:frame>
        <draw:frame draw:style-name="gr148" draw:text-style-name="P31" draw:layer="layout" svg:width="0.887cm" svg:height="1.187cm" svg:x="14.682cm" svg:y="8.817cm">
          <draw:text-box>
            <text:p><text:span text:style-name="T18">+</text:span></text:p>
          </draw:text-box>
        </draw:frame>
        <draw:line draw:style-name="gr113" draw:text-style-name="P39" draw:layer="layout" svg:x1="11.084cm" svg:y1="9.378cm" svg:x2="12.27cm" svg:y2="9.404cm">
          <text:p/>
        </draw:line>
        <draw:line draw:style-name="gr113" draw:text-style-name="P39" draw:layer="layout" svg:x1="1.94cm" svg:y1="13.936cm" svg:x2="7.774cm" svg:y2="13.948cm">
          <text:p/>
        </draw:line>
        <draw:polyline draw:style-name="gr113" draw:text-style-name="P39" draw:layer="layout" svg:width="2.561cm" svg:height="3.047cm" draw:transform="rotate (-1.5707963267949) translate (9.298cm 13.948cm)" svg:viewBox="0 0 2562 3048" draw:points="0,3048 2540,3048 2562,0 1340,0">
          <text:p/>
        </draw:polyline>
        <draw:custom-shape draw:style-name="gr145" draw:text-style-name="P15" draw:layer="layout" svg:width="1.27cm" svg:height="1.27cm" svg:x="3.67cm" svg:y="8.078cm">
          <text:p/>
          <draw:enhanced-geometry svg:viewBox="0 0 21600 21600" draw:type="rectangle" draw:enhanced-path="M 0 0 L 21600 0 21600 21600 0 21600 0 0 Z N"/>
        </draw:custom-shape>
        <draw:frame draw:style-name="gr149" draw:text-style-name="P31" draw:layer="layout" svg:width="0.845cm" svg:height="1.187cm" svg:x="3.882cm" svg:y="8.117cm">
          <draw:text-box>
            <text:p><text:span text:style-name="T18">σ</text:span></text:p>
          </draw:text-box>
        </draw:frame>
        <draw:line draw:style-name="gr150" draw:text-style-name="P39" draw:layer="layout" svg:x1="4.94cm" svg:y1="8.77cm" svg:x2="7.274cm" svg:y2="8.77cm">
          <text:p/>
        </draw:line>
        <draw:line draw:style-name="gr150" draw:text-style-name="P39" draw:layer="layout" svg:x1="1.94cm" svg:y1="8.77cm" svg:x2="3.649cm" svg:y2="8.77cm">
          <text:p/>
        </draw:line>
        <draw:line draw:style-name="gr150" draw:text-style-name="P39" draw:layer="layout" svg:x1="1.94cm" svg:y1="10.17cm" svg:x2="7.249cm" svg:y2="10.17cm">
          <text:p/>
        </draw:line>
        <draw:polyline draw:style-name="gr113" draw:text-style-name="P39" draw:layer="layout" svg:width="9.278cm" svg:height="0.033cm" svg:x="11.584cm" svg:y="13.936cm" svg:viewBox="0 0 9279 34" draw:points="0,0 262,0 9279,34">
          <text:p/>
        </draw:polyline>
        <draw:line draw:style-name="gr113" draw:text-style-name="P39" draw:layer="layout" svg:x1="15.124cm" svg:y1="13.936cm" svg:x2="15.124cm" svg:y2="10.048cm">
          <text:p/>
        </draw:line>
        <draw:polyline draw:style-name="gr113" draw:text-style-name="P39" draw:layer="layout" svg:width="8.473cm" svg:height="7.077cm" svg:x="9.814cm" svg:y="9.398cm" svg:viewBox="0 0 8474 7078" draw:points="5926,0 8474,0 8474,7078 0,7078 0,5890">
          <text:p/>
        </draw:polyline>
        <draw:frame draw:style-name="gr151" draw:text-style-name="P31" draw:layer="layout" svg:width="5.401cm" svg:height="2.123cm" svg:x="5.683cm" svg:y="16.418cm">
          <draw:text-box>
            <text:p><text:span text:style-name="T18">Weight loader</text:span></text:p>
          </draw:text-box>
        </draw:frame>
        <draw:frame draw:style-name="gr151" draw:text-style-name="P31" draw:layer="layout" svg:width="5.401cm" svg:height="2.123cm" svg:x="5.684cm" svg:y="6.519cm">
          <draw:text-box>
            <text:p><text:span text:style-name="T18">Weight updater</text:span></text:p>
          </draw:text-box>
        </draw:frame>
        <draw:frame draw:style-name="gr151" draw:text-style-name="P31" draw:layer="layout" svg:width="6.321cm" svg:height="2.123cm" svg:x="2.985cm" svg:y="5.32cm">
          <draw:text-box>
            <text:p><text:span text:style-name="T18">Weight controller</text:span></text:p>
          </draw:text-box>
        </draw:frame>
        <draw:frame draw:style-name="gr152" draw:text-style-name="P38" draw:layer="layout" svg:width="1.778cm" svg:height="2.741cm" svg:x="1.478cm" svg:y="7.443cm">
          <draw:text-box>
            <text:p text:style-name="P37"><text:span text:style-name="T19">z</text:span><text:span text:style-name="T20">x-1</text:span></text:p>
          </draw:text-box>
        </draw:frame>
        <draw:frame draw:style-name="gr153" draw:text-style-name="P38" draw:layer="layout" svg:width="2.096cm" svg:height="2.741cm" svg:x="5.686cm" svg:y="7.443cm">
          <draw:text-box>
            <text:p text:style-name="P37"><text:span text:style-name="T19">a</text:span><text:span text:style-name="T20">x-1</text:span></text:p>
          </draw:text-box>
        </draw:frame>
        <draw:frame draw:style-name="gr154" draw:text-style-name="P38" draw:layer="layout" svg:width="2.306cm" svg:height="2.741cm" svg:x="10.964cm" svg:y="7.497cm">
          <draw:text-box>
            <text:p text:style-name="P37"><text:span text:style-name="T19">Δw</text:span><text:span text:style-name="T20">x</text:span></text:p>
          </draw:text-box>
        </draw:frame>
        <draw:frame draw:style-name="gr155" draw:text-style-name="P38" draw:layer="layout" svg:width="3.72cm" svg:height="1.52cm" svg:x="16.164cm" svg:y="8.098cm">
          <draw:text-box>
            <text:p text:style-name="P37"><text:span text:style-name="T27">w</text:span><text:span text:style-name="T25">x</text:span><text:span text:style-name="T19">+</text:span><text:span text:style-name="T27">Δw</text:span><text:span text:style-name="T20">x</text:span></text:p>
          </draw:text-box>
        </draw:frame>
        <draw:frame draw:style-name="gr156" draw:text-style-name="P46" draw:layer="layout" svg:width="3.503cm" svg:height="1.497cm" svg:x="10.259cm" svg:y="12.689cm">
          <draw:text-box>
            <text:p text:style-name="P37"><text:span text:style-name="T27">w</text:span><text:span text:style-name="T25">x</text:span></text:p>
          </draw:text-box>
        </draw:frame>
        <draw:frame draw:style-name="gr156" draw:text-style-name="P46" draw:layer="layout" svg:width="3.503cm" svg:height="1.497cm" svg:x="-0.801cm" svg:y="12.589cm">
          <draw:text-box>
            <text:p text:style-name="P37"><text:span text:style-name="T27">x</text:span></text:p>
          </draw:text-box>
        </draw:frame>
        <draw:frame draw:style-name="gr156" draw:text-style-name="P47" draw:layer="layout" svg:width="3.503cm" svg:height="1.497cm" svg:x="4.16cm" svg:y="12.99cm">
          <draw:text-box>
            <text:p text:style-name="P37"><text:span text:style-name="T28">rd_addr</text:span></text:p>
          </draw:text-box>
        </draw:frame>
        <draw:frame draw:style-name="gr156" draw:text-style-name="P46" draw:layer="layout" svg:width="3.503cm" svg:height="1.497cm" svg:x="17.36cm" svg:y="12.69cm">
          <draw:text-box>
            <text:p text:style-name="P37"><text:span text:style-name="T27">w</text:span><text:span text:style-name="T25">x</text:span></text:p>
          </draw:text-box>
        </draw:frame>
        <draw:frame draw:style-name="gr114" draw:text-style-name="P40" draw:layer="layout" svg:width="1.424cm" svg:height="1.497cm" svg:x="1.186cm" svg:y="8.77cm">
          <draw:text-box>
            <text:p text:style-name="P37"><text:span text:style-name="T24">δ</text:span><text:span text:style-name="T25">x</text:span></text:p>
          </draw:text-box>
        </draw:frame>
        <draw:frame draw:style-name="gr156" draw:text-style-name="P47" draw:layer="layout" svg:width="3.503cm" svg:height="1.497cm" svg:x="5.761cm" svg:y="15.591cm">
          <draw:text-box>
            <text:p text:style-name="P37"><text:span text:style-name="T28">wr_addr</text:span></text:p>
          </draw:text-box>
        </draw:frame>
        <draw:frame draw:style-name="gr156" draw:text-style-name="P47" draw:layer="layout" svg:width="3.503cm" svg:height="1.497cm" svg:x="8.462cm" svg:y="15.592cm">
          <draw:text-box>
            <text:p text:style-name="P37"><text:span text:style-name="T28">wr_data</text:span></text:p>
          </draw:text-box>
        </draw:frame>
        <draw:custom-shape draw:style-name="gr157" draw:text-style-name="P15" xml:id="id72" draw:id="id72" draw:layer="layout" svg:width="2.286cm" svg:height="2.286cm" svg:x="22.298cm" svg:y="5.486cm">
          <text:p text:style-name="P3">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15" xml:id="id70" draw:id="id70" draw:layer="layout" svg:width="2.286cm" svg:height="2.286cm" svg:x="22.322cm" svg:y="8.496cm">
          <text:p text:style-name="P3">SIGM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15" xml:id="id71" draw:id="id71" draw:layer="layout" svg:width="3.048cm" svg:height="3.048cm" svg:x="21.94cm" svg:y="12.306cm">
          <text:p text:style-name="P3">UPD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3.465cm" svg:y1="10.782cm" svg:x2="23.464cm" svg:y2="12.306cm" draw:start-shape="id70" draw:start-glue-point="8" draw:end-shape="id71" draw:end-glue-point="4" svg:d="M23465 10782v762h-1v762" svg:viewBox="0 0 2 1525">
          <text:p/>
        </draw:connector>
        <draw:frame draw:style-name="gr131" draw:text-style-name="P11" draw:layer="layout" svg:width="1.92cm" svg:height="1.187cm" svg:x="24.03cm" svg:y="7.443cm">
          <draw:text-box>
            <text:p>start</text:p>
          </draw:text-box>
        </draw:frame>
        <draw:frame draw:style-name="gr159" draw:text-style-name="P11" draw:layer="layout" svg:width="3.427cm" svg:height="2.123cm" svg:x="23.946cm" svg:y="10.174cm">
          <draw:text-box>
            <text:p>activation<text:line-break/>stable</text:p>
          </draw:text-box>
        </draw:frame>
        <draw:frame draw:style-name="gr160" draw:text-style-name="P11" draw:layer="layout" svg:width="2.864cm" svg:height="2.123cm" svg:x="23.868cm" svg:y="15.047cm">
          <draw:text-box>
            <text:p>update </text:p>
            <text:p>finished</text:p>
          </draw:text-box>
        </draw:frame>
        <draw:connector draw:style-name="gr5" draw:text-style-name="P5" draw:layer="layout" svg:x1="23.441cm" svg:y1="7.772cm" svg:x2="23.465cm" svg:y2="8.496cm" draw:start-shape="id72" draw:start-glue-point="8" draw:end-shape="id70" draw:end-glue-point="4" svg:d="M23441 7772v363h24v361" svg:viewBox="0 0 25 725">
          <text:p/>
        </draw:connector>
        <draw:connector draw:style-name="gr5" draw:text-style-name="P5" draw:layer="layout" svg:x1="23.464cm" svg:y1="15.354cm" svg:x2="22.298cm" svg:y2="6.629cm" draw:start-shape="id71" draw:start-glue-point="8" draw:end-shape="id72" draw:end-glue-point="6" svg:d="M23464 15354v552h-2075v-9277h909" svg:viewBox="0 0 2076 9278">
          <text:p/>
        </draw:connector>
        <draw:custom-shape draw:style-name="gr161" draw:text-style-name="P48" xml:id="id73" draw:id="id73" draw:layer="layout" svg:width="6.348cm" svg:height="1.524cm" svg:x="5.755cm" svg:y="17.734cm">
          <text:p text:style-name="P3">Weight initialization</text:p>
          <draw:enhanced-geometry svg:viewBox="0 0 21600 21600" draw:type="rectangle" draw:enhanced-path="M 0 0 L 21600 0 21600 21600 0 21600 0 0 Z N"/>
        </draw:custom-shape>
        <draw:connector draw:style-name="gr5" draw:text-style-name="P5" draw:layer="layout" draw:line-skew="-0.111cm" svg:x1="5.755cm" svg:y1="18.496cm" svg:x2="5.742cm" svg:y2="14.698cm" draw:start-shape="id73" draw:start-glue-point="3" draw:end-shape="id74" draw:end-glue-point="3" svg:d="M5755 18496h-675v-3798h662" svg:viewBox="0 0 676 3799">
          <text:p/>
        </draw:connector>
        <draw:custom-shape draw:style-name="gr162" draw:text-style-name="P15" draw:layer="layout" svg:width="1.27cm" svg:height="1.27cm" svg:x="12.27cm" svg:y="8.778cm">
          <text:p text:style-name="P3">LR</text:p>
          <draw:enhanced-geometry svg:viewBox="0 0 21600 21600" draw:type="rectangle" draw:enhanced-path="M 0 0 L 21600 0 21600 21600 0 21600 0 0 Z N"/>
        </draw:custom-shape>
        <draw:line draw:style-name="gr113" draw:text-style-name="P39" draw:layer="layout" svg:x1="13.559cm" svg:y1="9.378cm" svg:x2="14.47cm" svg:y2="9.398cm">
          <text:p/>
        </draw:line>
        <presentation:notes draw:style-name="dp2">
          <draw:page-thumbnail draw:style-name="gr1" draw:layer="layout" svg:width="13.968cm" svg:height="10.476cm" svg:x="3.81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custom-shape draw:style-name="gr163" draw:text-style-name="P41" draw:layer="layout" svg:width="8.89cm" svg:height="4.773cm" svg:x="2.706cm" svg:y="4.648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updater</text:p>
          </draw:text-box>
        </draw:frame>
        <draw:custom-shape draw:style-name="gr144" draw:text-style-name="P15" draw:layer="layout" svg:width="3.81cm" svg:height="3.048cm" svg:x="4.23cm" svg:y="5.869cm">
          <text:p/>
          <draw:enhanced-geometry svg:viewBox="0 0 21600 21600" draw:type="rectangle" draw:enhanced-path="M 0 0 L 21600 0 21600 21600 0 21600 0 0 Z N"/>
        </draw:custom-shape>
        <draw:custom-shape draw:style-name="gr145" draw:text-style-name="P15" draw:layer="layout" svg:width="1.27cm" svg:height="1.27cm" svg:x="9.926cm" svg:y="6.807cm">
          <text:p/>
          <draw:enhanced-geometry svg:viewBox="0 0 21600 21600" draw:type="rectangle" draw:enhanced-path="M 0 0 L 21600 0 21600 21600 0 21600 0 0 Z N"/>
        </draw:custom-shape>
        <draw:frame draw:style-name="gr146" draw:text-style-name="P31" draw:layer="layout" svg:width="2.826cm" svg:height="2.123cm" svg:x="4.238cm" svg:y="5.745cm">
          <draw:text-box>
            <text:p><text:span text:style-name="T18">Tensor </text:span></text:p>
            <text:p><text:span text:style-name="T18">product</text:span></text:p>
          </draw:text-box>
        </draw:frame>
        <draw:frame draw:style-name="gr148" draw:text-style-name="P31" draw:layer="layout" svg:width="0.887cm" svg:height="1.187cm" svg:x="10.138cm" svg:y="6.846cm">
          <draw:text-box>
            <text:p><text:span text:style-name="T18">+</text:span></text:p>
          </draw:text-box>
        </draw:frame>
        <draw:line draw:style-name="gr113" draw:text-style-name="P39" draw:layer="layout" svg:x1="8.04cm" svg:y1="7.407cm" svg:x2="9.926cm" svg:y2="7.407cm">
          <text:p/>
        </draw:line>
        <draw:line draw:style-name="gr150" draw:text-style-name="P39" draw:layer="layout" svg:x1="2.032cm" svg:y1="6.799cm" svg:x2="4.23cm" svg:y2="6.799cm">
          <text:p/>
        </draw:line>
        <draw:line draw:style-name="gr150" draw:text-style-name="P39" draw:layer="layout" svg:x1="2.032cm" svg:y1="8.199cm" svg:x2="4.205cm" svg:y2="8.199cm">
          <text:p/>
        </draw:line>
        <draw:line draw:style-name="gr113" draw:text-style-name="P39" draw:layer="layout" svg:x1="10.58cm" svg:y1="9.933cm" svg:x2="10.58cm" svg:y2="8.077cm">
          <text:p/>
        </draw:line>
        <draw:frame draw:style-name="gr151" draw:text-style-name="P31" draw:layer="layout" svg:width="5.401cm" svg:height="2.123cm" svg:x="2.64cm" svg:y="4.548cm">
          <draw:text-box>
            <text:p><text:span text:style-name="T18">Weight updater</text:span></text:p>
          </draw:text-box>
        </draw:frame>
        <draw:frame draw:style-name="gr164" draw:text-style-name="P38" draw:layer="layout" svg:width="1.334cm" svg:height="2.741cm" svg:x="1.524cm" svg:y="5.472cm">
          <draw:text-box>
            <text:p text:style-name="P37"><text:span text:style-name="T19">a</text:span><text:span text:style-name="T20">L</text:span></text:p>
          </draw:text-box>
        </draw:frame>
        <draw:frame draw:style-name="gr165" draw:text-style-name="P38" draw:layer="layout" svg:width="2.306cm" svg:height="2.741cm" svg:x="8.02cm" svg:y="6.126cm">
          <draw:text-box>
            <text:p text:style-name="P37"><text:span text:style-name="T19">Δw</text:span><text:span text:style-name="T20">L</text:span></text:p>
          </draw:text-box>
        </draw:frame>
        <draw:frame draw:style-name="gr166" draw:text-style-name="P38" draw:layer="layout" svg:width="3.72cm" svg:height="2.741cm" svg:x="11.52cm" svg:y="6.127cm">
          <draw:text-box>
            <text:p text:style-name="P37"><text:span text:style-name="T27">w</text:span><text:span text:style-name="T25">L</text:span><text:span text:style-name="T19">+</text:span><text:span text:style-name="T27">Δw</text:span><text:span text:style-name="T20">L</text:span></text:p>
          </draw:text-box>
        </draw:frame>
        <draw:frame draw:style-name="gr156" draw:text-style-name="P46" draw:layer="layout" svg:width="3.503cm" svg:height="1.497cm" svg:x="7.927cm" svg:y="9.679cm">
          <draw:text-box>
            <text:p text:style-name="P37"><text:span text:style-name="T27">w</text:span><text:span text:style-name="T25">L</text:span></text:p>
          </draw:text-box>
        </draw:frame>
        <draw:line draw:style-name="gr5" draw:text-style-name="P5" draw:layer="layout" svg:x1="11.196cm" svg:y1="7.393cm" svg:x2="15.24cm" svg:y2="7.393cm">
          <text:p/>
        </draw:line>
        <draw:frame draw:style-name="gr167" draw:text-style-name="P11" draw:layer="layout" svg:width="11.176cm" svg:height="8.843cm" svg:x="15.748cm" svg:y="4.557cm">
          <draw:text-box>
            <text:p>Weight updater receives the neuron activations and their errors, and computes <text:s/><text:span text:style-name="T29">ΔW</text:span><text:span text:style-name="T30"> as a matrix product of </text:span><text:span text:style-name="T29">a </text:span><text:span text:style-name="T31">and </text:span><text:span text:style-name="T29">δ</text:span><text:span text:style-name="T31">. The updates matrix is added with the weights matrix and is sent out.</text:span></text:p>
            <text:p><text:span text:style-name="T31">The product is calculated as a matrix product of a vertical vector </text:span><text:span text:style-name="T29">a</text:span><text:span text:style-name="T31"> and a horizontal vector </text:span><text:span text:style-name="T29">δ</text:span><text:span text:style-name="T31">.</text:span></text:p>
          </draw:text-box>
        </draw:frame>
        <draw:frame draw:style-name="gr114" draw:text-style-name="P40" draw:layer="layout" svg:width="1.424cm" svg:height="1.497cm" svg:x="1.27cm" svg:y="6.799cm">
          <draw:text-box>
            <text:p text:style-name="P37"><text:span text:style-name="T24">δ</text:span><text:span text:style-name="T25">x</text:span></text:p>
          </draw:text-box>
        </draw:frame>
        <draw:custom-shape draw:style-name="gr168" draw:text-style-name="P15" xml:id="id75" draw:id="id75" draw:layer="layout" svg:width="2.356cm" svg:height="2.356cm" svg:x="2.312cm" svg:y="11.84cm">
          <text:p text:style-name="P3">IDLE</text:p>
          <text:p text:style-name="P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15" xml:id="id76" draw:id="id76" draw:layer="layout" svg:width="2.734cm" svg:height="2.734cm" svg:x="7.499cm" svg:y="11.652cm">
          <text:p text:style-name="P3">MULT.</text:p>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15" xml:id="id77" draw:id="id77" draw:layer="layout" svg:width="2.286cm" svg:height="2.286cm" svg:x="7.728cm" svg:y="15.372cm">
          <text:p text:style-name="P3">ADD.</text:p>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68cm" svg:y1="13.018cm" svg:x2="7.499cm" svg:y2="13.019cm" draw:start-shape="id75" draw:start-glue-point="10" draw:end-shape="id76" draw:end-glue-point="6" svg:d="M4668 13018h1416v1h1415" svg:viewBox="0 0 2832 2">
          <text:p/>
        </draw:connector>
        <draw:connector draw:style-name="gr5" draw:text-style-name="P5" draw:layer="layout" svg:x1="8.866cm" svg:y1="14.386cm" svg:x2="8.871cm" svg:y2="15.372cm" draw:start-shape="id76" draw:start-glue-point="8" draw:end-shape="id77" draw:end-glue-point="4" svg:d="M8866 14386v494h5v492" svg:viewBox="0 0 6 987">
          <text:p/>
        </draw:connector>
        <draw:connector draw:style-name="gr5" draw:text-style-name="P5" draw:layer="layout" svg:x1="7.728cm" svg:y1="16.515cm" svg:x2="3.49cm" svg:y2="14.196cm" draw:start-shape="id77" draw:start-glue-point="6" draw:end-shape="id75" draw:end-glue-point="8" svg:d="M7728 16515h-4238v-2319" svg:viewBox="0 0 4239 2320">
          <text:p/>
        </draw:connector>
        <draw:frame draw:style-name="gr131" draw:text-style-name="P11" draw:layer="layout" svg:width="1.92cm" svg:height="1.187cm" svg:x="4.642cm" svg:y="11.834cm">
          <draw:text-box>
            <text:p>start</text:p>
          </draw:text-box>
        </draw:frame>
        <draw:frame draw:style-name="gr170" draw:text-style-name="P11" draw:layer="layout" svg:width="4.748cm" svg:height="1.187cm" svg:x="8.868cm" svg:y="14.048cm">
          <draw:text-box>
            <text:p>product_finish</text:p>
          </draw:text-box>
        </draw:frame>
        <draw:frame draw:style-name="gr171" draw:text-style-name="P11" draw:layer="layout" svg:width="4.181cm" svg:height="1.187cm" svg:x="3.588cm" svg:y="16.288cm">
          <draw:text-box>
            <text:p>adder_finish</text:p>
          </draw:text-box>
        </draw:frame>
        <presentation:notes draw:style-name="dp2">
          <draw:page-thumbnail draw:style-name="gr1" draw:layer="layout" svg:width="13.968cm" svg:height="10.476cm" svg:x="3.81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3.506cm" svg:x="1.4cm" svg:y="0.837cm" presentation:class="title" presentation:user-transformed="true">
          <draw:text-box>
            <text:p>Tiled tensor product</text:p>
          </draw:text-box>
        </draw:frame>
        <draw:custom-shape draw:style-name="gr172" draw:text-style-name="P41" draw:layer="layout" svg:width="11.746cm" svg:height="8.874cm" svg:x="4.764cm" svg:y="5.142cm">
          <text:p/>
          <draw:enhanced-geometry svg:viewBox="0 0 21600 21600" draw:type="rectangle" draw:enhanced-path="M 0 0 L 21600 0 21600 21600 0 21600 0 0 Z N"/>
        </draw:custom-shape>
        <draw:line draw:style-name="gr150" draw:text-style-name="P39" draw:layer="layout" svg:x1="2.54cm" svg:y1="8.598cm" svg:x2="4.738cm" svg:y2="8.598cm">
          <text:p/>
        </draw:line>
        <draw:line draw:style-name="gr150" draw:text-style-name="P39" draw:layer="layout" svg:x1="2.546cm" svg:y1="10.651cm" svg:x2="4.719cm" svg:y2="10.651cm">
          <text:p/>
        </draw:line>
        <draw:frame draw:style-name="gr151" draw:text-style-name="P31" draw:layer="layout" svg:width="7.179cm" svg:height="2.123cm" svg:x="4.759cm" svg:y="12.872cm">
          <draw:text-box>
            <text:p><text:span text:style-name="T18">Tiled tensor product</text:span></text:p>
          </draw:text-box>
        </draw:frame>
        <draw:frame draw:style-name="gr173" draw:text-style-name="P38" draw:layer="layout" svg:width="1.016cm" svg:height="1.496cm" svg:x="2.032cm" svg:y="9.371cm">
          <draw:text-box>
            <text:p text:style-name="P37"><text:span text:style-name="T19">a</text:span></text:p>
          </draw:text-box>
        </draw:frame>
        <draw:frame draw:style-name="gr174" draw:text-style-name="P38" draw:layer="layout" svg:width="1.93cm" svg:height="2.383cm" svg:x="2.032cm" svg:y="7.284cm">
          <draw:text-box>
            <text:p text:style-name="P37"><text:span text:style-name="T19">b</text:span></text:p>
          </draw:text-box>
        </draw:frame>
        <draw:line draw:style-name="gr150" draw:text-style-name="P39" draw:layer="layout" svg:x1="6.604cm" svg:y1="8.598cm" svg:x2="8.382cm" svg:y2="8.598cm">
          <text:p/>
        </draw:line>
        <draw:line draw:style-name="gr150" draw:text-style-name="P39" draw:layer="layout" svg:x1="4.814cm" svg:y1="10.639cm" svg:x2="6.121cm" svg:y2="10.642cm">
          <text:p/>
        </draw:line>
        <draw:custom-shape draw:style-name="gr175" draw:text-style-name="P15" draw:layer="layout" svg:width="1.778cm" svg:height="0.508cm" draw:transform="rotate (1.5707963267949) translate (6.16cm 11.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6" draw:text-style-name="P15" draw:layer="layout" svg:width="2.286cm" svg:height="3.048cm" svg:x="13.97cm" svg:y="8.268cm">
          <text:p text:style-name="P3">Result</text:p>
          <text:p text:style-name="P3">buffer</text:p>
          <draw:enhanced-geometry svg:viewBox="0 0 21600 21600" draw:type="rectangle" draw:enhanced-path="M 0 0 L 21600 0 21600 21600 0 21600 0 0 Z N"/>
        </draw:custom-shape>
        <draw:polyline draw:style-name="gr6" draw:text-style-name="P5" draw:layer="layout" svg:width="4.481cm" svg:height="1.208cm" draw:transform="rotate (-3.14159265358979) translate (10.922cm 12.492cm)" svg:viewBox="0 0 4482 1209" draw:points="0,0 4482,0 4470,1209">
          <text:p/>
        </draw:polyline>
        <draw:polyline draw:style-name="gr6" draw:text-style-name="P5" draw:layer="layout" svg:width="3.455cm" svg:height="1.115cm" svg:x="11.684cm" svg:y="11.376cm" svg:viewBox="0 0 3456 1116" draw:points="0,1116 3456,1116 3456,0">
          <text:p/>
        </draw:polyline>
        <draw:line draw:style-name="gr6" draw:text-style-name="P5" draw:layer="layout" svg:x1="11.176cm" svg:y1="9.792cm" svg:x2="13.97cm" svg:y2="9.792cm">
          <text:p/>
        </draw:line>
        <draw:custom-shape draw:style-name="gr177" draw:text-style-name="P49" draw:layer="layout" svg:width="2.794cm" svg:height="2.7cm" svg:x="8.382cm" svg:y="8.268cm">
          <text:p text:style-name="P3"><text:span text:style-name="T22">tensor</text:span><text:span text:style-name="T22"><text:line-break/></text:span><text:span text:style-name="T22">product</text:span></text:p>
          <draw:enhanced-geometry svg:viewBox="0 0 21600 21600" draw:type="rectangle" draw:enhanced-path="M 0 0 L 21600 0 21600 21600 0 21600 0 0 Z N"/>
        </draw:custom-shape>
        <draw:frame draw:style-name="gr178" draw:text-style-name="P50" draw:layer="layout" svg:width="8.1cm" svg:height="1.293cm" svg:x="6.632cm" svg:y="10.885cm">
          <draw:text-box>
            <text:p text:style-name="P37"><text:span text:style-name="T23">tile_a=a[counter_h:counter_h+TILING_H]</text:span></text:p>
          </draw:text-box>
        </draw:frame>
        <draw:line draw:style-name="gr150" draw:text-style-name="P39" draw:layer="layout" svg:x1="2.528cm" svg:y1="5.774cm" svg:x2="4.726cm" svg:y2="5.774cm">
          <text:p/>
        </draw:line>
        <draw:frame draw:style-name="gr179" draw:text-style-name="P38" draw:layer="layout" svg:width="2.54cm" svg:height="1.496cm" svg:x="2.032cm" svg:y="4.427cm">
          <draw:text-box>
            <text:p text:style-name="P37"><text:span text:style-name="T19">start</text:span></text:p>
          </draw:text-box>
        </draw:frame>
        <draw:line draw:style-name="gr150" draw:text-style-name="P39" draw:layer="layout" svg:x1="16.304cm" svg:y1="10.66cm" svg:x2="18.502cm" svg:y2="10.66cm">
          <text:p/>
        </draw:line>
        <draw:frame draw:style-name="gr180" draw:text-style-name="P38" draw:layer="layout" svg:width="2.834cm" svg:height="3.986cm" svg:x="16.532cm" svg:y="9.297cm">
          <draw:text-box>
            <text:p text:style-name="P37"><text:span text:style-name="T19">valid</text:span></text:p>
          </draw:text-box>
        </draw:frame>
        <draw:line draw:style-name="gr150" draw:text-style-name="P39" draw:layer="layout" svg:x1="16.304cm" svg:y1="9.161cm" svg:x2="18.502cm" svg:y2="9.161cm">
          <text:p/>
        </draw:line>
        <draw:frame draw:style-name="gr181" draw:text-style-name="P38" draw:layer="layout" svg:width="2.834cm" svg:height="3.986cm" svg:x="16.532cm" svg:y="7.779cm">
          <draw:text-box>
            <text:p text:style-name="P37"><text:span text:style-name="T19">result</text:span></text:p>
          </draw:text-box>
        </draw:frame>
        <draw:frame draw:style-name="gr182" draw:text-style-name="P5" draw:layer="layout" svg:width="13.519cm" svg:height="2.846cm" svg:x="3.048cm" svg:y="14.934cm">
          <draw:image xlink:href="Pictures/1000020100000A5A0000022ECBBC6E7175C884A7.png" xlink:type="simple" xlink:show="embed" xlink:actuate="onLoad">
            <text:p/>
          </draw:image>
        </draw:frame>
        <draw:frame draw:style-name="gr183" draw:text-style-name="P52" draw:layer="layout" svg:width="7.112cm" svg:height="14.846cm" svg:x="19.558cm" svg:y="4.731cm">
          <draw:text-box>
            <text:p text:style-name="P51"><text:span text:style-name="T1">Tensor product is a generalized module that calculates the product of a vertical vector </text:span><text:span text:style-name="T32">a</text:span><text:span text:style-name="T33"> and a horizontal vector </text:span><text:span text:style-name="T32">b</text:span><text:span text:style-name="T34">, </text:span><text:span text:style-name="T33">as seen in the picture. On start, the result vector is cleared, and can be used once valid is high.</text:span></text:p>
            <text:p text:style-name="P51"><text:span text:style-name="T33"/></text:p>
            <text:p text:style-name="P51"><text:span text:style-name="T33">The number of multipliers and cycles can be controlled with the TILING_H and TILING_V <text:s/>parameters, which control the number of rows being processed in parallel and the number of elements processed per row at a time. The number of multipliers inferred can be then calculated as TILING_H*TILING_V.</text:span></text:p>
            <text:p text:style-name="P51"><text:span text:style-name="T33"/></text:p>
            <text:p text:style-name="P51"><text:span text:style-name="T33">Vector </text:span><text:span text:style-name="T32">a</text:span><text:span text:style-name="T33"> is the vertical one, and </text:span><text:span text:style-name="T32">b</text:span><text:span text:style-name="T33"> is the horizontal one, so the TILING_V affects </text:span><text:span text:style-name="T32">a</text:span><text:span text:style-name="T33"> and TILING_H affect </text:span><text:span text:style-name="T32">b</text:span><text:span text:style-name="T33">.</text:span></text:p>
          </draw:text-box>
        </draw:frame>
        <draw:custom-shape draw:style-name="gr184" draw:text-style-name="P15" draw:layer="layout" svg:width="3.4cm" svg:height="1.016cm" svg:x="8.538cm" svg:y="6.145cm">
          <text:p text:style-name="P3">counter_v</text:p>
          <draw:enhanced-geometry svg:viewBox="0 0 21600 21600" draw:type="rectangle" draw:enhanced-path="M 0 0 L 21600 0 21600 21600 0 21600 0 0 Z N"/>
        </draw:custom-shape>
        <draw:custom-shape draw:style-name="gr175" draw:text-style-name="P15" draw:layer="layout" svg:width="1.778cm" svg:height="0.508cm" draw:transform="rotate (1.5707963267949) translate (6.161cm 9.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50" draw:text-style-name="P39" draw:layer="layout" svg:x1="4.815cm" svg:y1="8.598cm" svg:x2="6.146cm" svg:y2="8.598cm">
          <text:p/>
        </draw:line>
        <draw:polyline draw:style-name="gr6" draw:text-style-name="P5" draw:layer="layout" svg:width="10.34cm" svg:height="2.437cm" svg:x="4.824cm" svg:y="5.772cm" svg:viewBox="0 0 10341 2438" draw:points="0,0 10341,0 10341,2438">
          <text:p/>
        </draw:polyline>
        <draw:polyline draw:style-name="gr6" draw:text-style-name="P5" draw:layer="layout" svg:width="2.018cm" svg:height="1.269cm" draw:transform="rotate (-3.14159265358979) translate (8.483cm 7.893cm)" svg:viewBox="0 0 2019 1270" draw:points="0,1270 2019,1270 2019,0">
          <text:p/>
        </draw:polyline>
        <draw:polyline draw:style-name="gr6" draw:text-style-name="P5" draw:layer="layout" svg:width="2.793cm" svg:height="1.527cm" svg:x="11.986cm" svg:y="6.688cm" svg:viewBox="0 0 2794 1528" draw:points="0,0 2794,0 2794,880 2794,1528">
          <text:p/>
        </draw:polyline>
        <draw:frame draw:style-name="gr185" draw:text-style-name="P50" draw:layer="layout" svg:width="3.174cm" svg:height="1.009cm" svg:x="15.232cm" svg:y="7.487cm">
          <draw:text-box>
            <text:p text:style-name="P37"><text:span text:style-name="T23">reset</text:span></text:p>
          </draw:text-box>
        </draw:frame>
        <draw:frame draw:style-name="gr186" draw:text-style-name="P50" draw:layer="layout" svg:width="7.592cm" svg:height="1.293cm" svg:x="6.732cm" svg:y="7.486cm">
          <draw:text-box>
            <text:p text:style-name="P37"><text:span text:style-name="T23">tile_b=b[counter_h:counter_h+TILING_H]</text:span></text:p>
          </draw:text-box>
        </draw:frame>
        <draw:frame draw:style-name="gr187" draw:text-style-name="P50" draw:layer="layout" svg:width="7.592cm" svg:height="1.293cm" svg:x="11.132cm" svg:y="9.686cm">
          <draw:text-box>
            <text:p text:style-name="P37"><text:span text:style-name="T23">tile_a</text:span><text:span text:style-name="T35">∗</text:span><text:span text:style-name="T23">tile_b</text:span></text:p>
          </draw:text-box>
        </draw:frame>
        <draw:line draw:style-name="gr150" draw:text-style-name="P39" draw:layer="layout" svg:x1="6.705cm" svg:y1="10.64cm" svg:x2="8.334cm" svg:y2="10.643cm">
          <text:p/>
        </draw:line>
        <draw:custom-shape draw:style-name="gr184" draw:text-style-name="P15" draw:layer="layout" svg:width="3.4cm" svg:height="1.016cm" svg:x="8.538cm" svg:y="11.945cm">
          <text:p text:style-name="P3">counter_h</text:p>
          <draw:enhanced-geometry svg:viewBox="0 0 21600 21600" draw:type="rectangle" draw:enhanced-path="M 0 0 L 21600 0 21600 21600 0 21600 0 0 Z N"/>
        </draw:custom-shape>
        <draw:frame draw:style-name="gr188" draw:text-style-name="P44" draw:layer="layout" svg:width="22.86cm" svg:height="1.293cm" svg:x="2.202cm" svg:y="19.812cm">
          <draw:text-box>
            <text:p><text:span text:style-name="T26">*The tiled tensor product is meant to be as application agnostic as possible, so it is not tied to the NN concepts.</text:span></text:p>
          </draw:text-box>
        </draw:frame>
        <presentation:notes draw:style-name="dp2">
          <draw:page-thumbnail draw:style-name="gr1" draw:layer="layout" svg:width="13.968cm" svg:height="10.476cm" svg:x="3.81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iled tensor product logic</text:p>
          </draw:text-box>
        </draw:frame>
        <draw:custom-shape draw:style-name="gr189" draw:text-style-name="P53" xml:id="id80" draw:id="id80" draw:layer="layout" svg:width="4.826cm" svg:height="2.794cm" svg:x="2.98cm" svg:y="9.414cm">
          <text:p text:style-name="P3"><text:span text:style-name="T26"/></text:p>
          <text:p text:style-name="P3"><text:span text:style-name="T26">counter_h*TILING_H </text:span></text:p>
          <text:p text:style-name="P3"><text:span text:style-name="T26">&gt;= width?</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54" xml:id="id78" draw:id="id78" draw:layer="layout" svg:width="3.556cm" svg:height="2.231cm" svg:x="3.58cm" svg:y="4.343cm">
          <text:p text:style-name="P3"><text:span text:style-name="T6">counter_h = 0;</text:span></text:p>
          <text:p text:style-name="P3"><text:span text:style-name="T6">counter_v = 0;</text:span></text:p>
          <text:p text:style-name="P3"><text:span text:style-name="T6">finish = 0;</text:span></text:p>
          <draw:enhanced-geometry svg:viewBox="0 0 21600 21600" draw:type="rectangle" draw:enhanced-path="M 0 0 L 21600 0 21600 21600 0 21600 0 0 Z N"/>
        </draw:custom-shape>
        <draw:custom-shape draw:style-name="gr191" draw:text-style-name="P15" xml:id="id79" draw:id="id79" draw:layer="layout" svg:width="3.556cm" svg:height="1.27cm" svg:x="3.58cm" svg:y="7.336cm">
          <text:p text:style-name="P3">Process tile</text:p>
          <draw:enhanced-geometry svg:viewBox="0 0 21600 21600" draw:type="rectangle" draw:enhanced-path="M 0 0 L 21600 0 21600 21600 0 21600 0 0 Z N"/>
        </draw:custom-shape>
        <draw:custom-shape draw:style-name="gr192" draw:text-style-name="P15" xml:id="id81" draw:id="id81" draw:layer="layout" svg:width="4.318cm" svg:height="1.016cm" svg:x="8.66cm" svg:y="10.298cm">
          <text:p text:style-name="P3">counter_h++;</text:p>
          <draw:enhanced-geometry svg:viewBox="0 0 21600 21600" draw:type="rectangle" draw:enhanced-path="M 0 0 L 21600 0 21600 21600 0 21600 0 0 Z N"/>
        </draw:custom-shape>
        <draw:connector draw:style-name="gr5" draw:text-style-name="P5" draw:layer="layout" svg:x1="5.358cm" svg:y1="6.574cm" svg:x2="5.358cm" svg:y2="7.336cm" draw:start-shape="id78" draw:start-glue-point="2" draw:end-shape="id79" draw:end-glue-point="0" svg:d="M5358 6574v762" svg:viewBox="0 0 1 763">
          <text:p/>
        </draw:connector>
        <draw:connector draw:style-name="gr5" draw:text-style-name="P5" draw:layer="layout" svg:x1="7.806cm" svg:y1="10.811cm" svg:x2="8.66cm" svg:y2="10.806cm" draw:start-shape="id80" draw:start-glue-point="7" draw:end-shape="id81" draw:end-glue-point="3" svg:d="M7806 10811h428v-5h426" svg:viewBox="0 0 855 6">
          <text:p/>
        </draw:connector>
        <draw:connector draw:style-name="gr5" draw:text-style-name="P5" draw:layer="layout" svg:x1="10.819cm" svg:y1="10.298cm" svg:x2="7.136cm" svg:y2="7.971cm" draw:start-shape="id81" draw:start-glue-point="0" draw:end-shape="id79" draw:end-glue-point="1" svg:d="M10819 10298v-2327h-3683" svg:viewBox="0 0 3684 2328">
          <text:p/>
        </draw:connector>
        <draw:custom-shape draw:style-name="gr193" draw:text-style-name="P15" xml:id="id84" draw:id="id84" draw:layer="layout" svg:width="4.318cm" svg:height="1.882cm" svg:x="8.674cm" svg:y="13.425cm">
          <text:p text:style-name="P3">counter_v++;</text:p>
          <text:p text:style-name="P3">counter_h=0;</text:p>
          <draw:enhanced-geometry svg:viewBox="0 0 21600 21600" draw:type="rectangle" draw:enhanced-path="M 0 0 L 21600 0 21600 21600 0 21600 0 0 Z N"/>
        </draw:custom-shape>
        <draw:custom-shape draw:style-name="gr189" draw:text-style-name="P53" xml:id="id82" draw:id="id82" draw:layer="layout" svg:width="4.826cm" svg:height="2.794cm" svg:x="2.98cm" svg:y="12.97cm">
          <text:p text:style-name="P3"><text:span text:style-name="T26"/></text:p>
          <text:p text:style-name="P3"><text:span text:style-name="T26">counter_v*TILING_V </text:span></text:p>
          <text:p text:style-name="P3"><text:span text:style-name="T26">&gt;= heigh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4" draw:text-style-name="P15" xml:id="id83" draw:id="id83" draw:layer="layout" svg:width="4.826cm" svg:height="1.254cm" svg:x="2.974cm" svg:y="16.526cm">
          <text:p text:style-name="P3">finish = 0;</text:p>
          <draw:enhanced-geometry svg:viewBox="0 0 21600 21600" draw:type="rectangle" draw:enhanced-path="M 0 0 L 21600 0 21600 21600 0 21600 0 0 Z N"/>
        </draw:custom-shape>
        <draw:connector draw:style-name="gr5" draw:text-style-name="P5" draw:layer="layout" svg:x1="5.358cm" svg:y1="8.606cm" svg:x2="5.393cm" svg:y2="9.414cm" draw:start-shape="id79" draw:start-glue-point="2" draw:end-shape="id80" draw:end-glue-point="4" svg:d="M5358 8606v404h35v404" svg:viewBox="0 0 36 809">
          <text:p/>
        </draw:connector>
        <draw:connector draw:style-name="gr5" draw:text-style-name="P5" draw:layer="layout" svg:x1="5.393cm" svg:y1="12.208cm" svg:x2="5.393cm" svg:y2="12.97cm" draw:start-shape="id80" draw:start-glue-point="6" draw:end-shape="id82" draw:end-glue-point="4" svg:d="M5393 12208v762" svg:viewBox="0 0 1 763">
          <text:p/>
        </draw:connector>
        <draw:connector draw:style-name="gr5" draw:text-style-name="P5" draw:layer="layout" svg:x1="5.393cm" svg:y1="15.764cm" svg:x2="5.387cm" svg:y2="16.526cm" draw:start-shape="id82" draw:start-glue-point="6" draw:end-shape="id83" draw:end-glue-point="0" svg:d="M5393 15764v382h-6v380" svg:viewBox="0 0 7 763">
          <text:p/>
        </draw:connector>
        <draw:connector draw:style-name="gr5" draw:text-style-name="P5" draw:layer="layout" svg:x1="7.806cm" svg:y1="14.367cm" svg:x2="8.674cm" svg:y2="14.366cm" draw:start-shape="id82" draw:start-glue-point="7" draw:end-shape="id84" draw:end-glue-point="3" svg:d="M7806 14367h435v-1h433" svg:viewBox="0 0 869 2">
          <text:p/>
        </draw:connector>
        <draw:frame draw:style-name="gr195" draw:text-style-name="P11" draw:layer="layout" svg:width="0.891cm" svg:height="1.187cm" svg:x="7.552cm" svg:y="9.622cm">
          <draw:text-box>
            <text:p>n</text:p>
          </draw:text-box>
        </draw:frame>
        <draw:frame draw:style-name="gr149" draw:text-style-name="P11" draw:layer="layout" svg:width="0.845cm" svg:height="1.187cm" svg:x="5.453cm" svg:y="11.823cm">
          <draw:text-box>
            <text:p>y</text:p>
          </draw:text-box>
        </draw:frame>
        <draw:connector draw:style-name="gr5" draw:text-style-name="P5" draw:layer="layout" svg:x1="12.992cm" svg:y1="14.366cm" svg:x2="7.136cm" svg:y2="7.971cm" draw:start-shape="id84" draw:start-glue-point="1" draw:end-shape="id79" draw:end-glue-point="1" svg:d="M12992 14366h551v-6395h-6407" svg:viewBox="0 0 6408 6396">
          <text:p/>
        </draw:connector>
        <draw:frame draw:style-name="standard" draw:layer="layout" svg:width="5.616cm" svg:height="5.084cm" svg:x="15.157cm" svg:y="4.208cm">
          <table:table table:template-name="default" table:use-first-row-styles="true" table:use-banding-rows-styles="true">
            <table:table-column table:style-name="co7"/>
            <table:table-column table:style-name="co7"/>
            <table:table-column table:style-name="co7"/>
            <table:table-column table:style-name="co7"/>
            <table:table-column table:style-name="co8"/>
            <table:table-row table:style-name="ro4" table:default-cell-style-name="ce15">
              <table:table-cell>
                <text:p>1</text:p>
              </table:table-cell>
              <table:table-cell/>
              <table:table-cell table:style-name="ce16">
                <text:p>2</text:p>
              </table:table-cell>
              <table:table-cell table:style-name="ce16"/>
              <table:table-cell table:style-name="ce17">
                <text:p>3</text:p>
              </table:table-cell>
            </table:table-row>
            <table:table-row table:style-name="ro5" table:default-cell-style-name="ce15">
              <table:table-cell/>
              <table:table-cell/>
              <table:table-cell table:style-name="ce16"/>
              <table:table-cell table:style-name="ce16"/>
              <table:table-cell table:style-name="ce17"/>
            </table:table-row>
            <table:table-row table:style-name="ro5" table:default-cell-style-name="ce16">
              <table:table-cell table:style-name="ce18"/>
              <table:table-cell table:style-name="ce15"/>
              <table:table-cell/>
              <table:table-cell/>
              <table:table-cell table:style-name="ce17"/>
            </table:table-row>
            <table:table-row table:style-name="ro5" table:default-cell-style-name="ce19">
              <table:table-cell>
                <text:p>4</text:p>
              </table:table-cell>
              <table:table-cell/>
              <table:table-cell table:style-name="ce20">
                <text:p>5</text:p>
              </table:table-cell>
              <table:table-cell table:style-name="ce20"/>
              <table:table-cell table:style-name="ce21">
                <text:p>6</text:p>
              </table:table-cell>
            </table:table-row>
            <table:table-row table:style-name="ro5" table:default-cell-style-name="ce19">
              <table:table-cell/>
              <table:table-cell/>
              <table:table-cell table:style-name="ce20"/>
              <table:table-cell table:style-name="ce20"/>
              <table:table-cell table:style-name="ce21"/>
            </table:table-row>
          </table:table>
          <draw:image xlink:href="Pictures/TablePreview9.svm" xlink:type="simple" xlink:show="embed" xlink:actuate="onLoad"/>
        </draw:frame>
        <draw:frame draw:style-name="gr196" draw:text-style-name="P44" draw:layer="layout" svg:width="6.492cm" svg:height="1.293cm" svg:x="14.986cm" svg:y="9.469cm">
          <draw:text-box>
            <text:p><text:span text:style-name="T26">Tiling progress of a 5x5 table, tiled </text:span></text:p>
            <text:p><text:span text:style-name="T26">with TILING_H=2 and TILING_V=3</text:span></text:p>
          </draw:text-box>
        </draw:frame>
        <presentation:notes draw:style-name="dp2">
          <draw:page-thumbnail draw:style-name="gr1" draw:layer="layout" svg:width="13.968cm" svg:height="10.476cm" svg:x="3.81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custom-shape draw:style-name="gr197" draw:text-style-name="P48" draw:layer="layout" svg:width="17.226cm" svg:height="13.624cm" svg:x="2.956cm" svg:y="4.9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iled vector add</text:p>
          </draw:text-box>
        </draw:frame>
        <draw:custom-shape draw:style-name="gr198" draw:text-style-name="P15" xml:id="id87" draw:id="id87" draw:layer="layout" svg:width="1.27cm" svg:height="0.508cm" draw:transform="rotate (1.5707963267949) translate (6.004cm 8.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5" xml:id="id88" draw:id="id88" draw:layer="layout" svg:width="1.27cm" svg:height="0.508cm" draw:transform="rotate (1.5707963267949) translate (6.004cm 7.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5" xml:id="id90" draw:id="id90" draw:layer="layout" svg:width="1.27cm" svg:height="0.508cm" draw:transform="rotate (1.5707963267949) translate (7.404cm 11.9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5" xml:id="id91" draw:id="id91" draw:layer="layout" svg:width="1.27cm" svg:height="0.508cm" draw:transform="rotate (1.5707963267949) translate (7.404cm 10.47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5" xml:id="id86" draw:id="id86" draw:layer="layout" svg:width="1.27cm" svg:height="0.508cm" draw:transform="rotate (1.5707963267949) translate (8.804cm 14.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5" xml:id="id89" draw:id="id89" draw:layer="layout" svg:width="1.27cm" svg:height="0.508cm" draw:transform="rotate (1.5707963267949) translate (8.804cm 13.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9" draw:text-style-name="P15" xml:id="id85" draw:id="id85" draw:layer="layout" svg:width="2.54cm" svg:height="0.762cm" svg:x="10.736cm" svg:y="16.096cm">
          <text:p text:style-name="P3">counter</text:p>
          <draw:enhanced-geometry svg:viewBox="0 0 21600 21600" draw:type="rectangle" draw:enhanced-path="M 0 0 L 21600 0 21600 21600 0 21600 0 0 Z N"/>
        </draw:custom-shape>
        <draw:custom-shape draw:style-name="gr97" draw:text-style-name="P15" xml:id="id93" draw:id="id93" draw:layer="layout" svg:width="0.762cm" svg:height="0.762cm" svg:x="7.268cm" svg:y="16.096cm">
          <text:p text:style-name="P3">+1</text:p>
          <draw:enhanced-geometry svg:viewBox="0 0 21600 21600" draw:type="rectangle" draw:enhanced-path="M 0 0 L 21600 0 21600 21600 0 21600 0 0 Z N"/>
        </draw:custom-shape>
        <draw:custom-shape draw:style-name="gr97" draw:text-style-name="P15" xml:id="id92" draw:id="id92" draw:layer="layout" svg:width="0.762cm" svg:height="0.762cm" svg:x="5.89cm" svg:y="16.096cm">
          <text:p text:style-name="P3">+1</text:p>
          <draw:enhanced-geometry svg:viewBox="0 0 21600 21600" draw:type="rectangle" draw:enhanced-path="M 0 0 L 21600 0 21600 21600 0 21600 0 0 Z N"/>
        </draw:custom-shape>
        <draw:connector draw:style-name="gr5" draw:text-style-name="P5" xml:id="id94" draw:id="id94" draw:layer="layout" svg:x1="10.736cm" svg:y1="16.477cm" svg:x2="9.058cm" svg:y2="14.849cm" draw:start-shape="id85" draw:start-glue-point="3" draw:end-shape="id86" draw:end-glue-point="5" svg:d="M10736 16477h-1678v-1628" svg:viewBox="0 0 1679 1629">
          <text:p/>
        </draw:connector>
        <draw:connector draw:style-name="gr70" draw:text-style-name="P18" draw:layer="layout" svg:x1="6.258cm" svg:y1="7.833cm" svg:x2="6.258cm" svg:y2="7.348cm" draw:start-shape="id87" draw:start-glue-point="7" draw:end-shape="id88" draw:end-glue-point="5" svg:d="M6258 7833v-485" svg:viewBox="0 0 1 486">
          <text:p/>
        </draw:connector>
        <draw:connector draw:style-name="gr70" draw:text-style-name="P18" draw:layer="layout" svg:x1="9.058cm" svg:y1="13.833cm" svg:x2="9.058cm" svg:y2="13.348cm" draw:start-shape="id86" draw:start-glue-point="7" draw:end-shape="id89" draw:end-glue-point="5" svg:d="M9058 13833v-485" svg:viewBox="0 0 1 486">
          <text:p/>
        </draw:connector>
        <draw:connector draw:style-name="gr70" draw:text-style-name="P18" draw:layer="layout" svg:x1="7.658cm" svg:y1="10.832cm" svg:x2="7.658cm" svg:y2="10.347cm" draw:start-shape="id90" draw:start-glue-point="7" draw:end-shape="id91" draw:end-glue-point="5" svg:d="M7658 10832v-485" svg:viewBox="0 0 1 486">
          <text:p/>
        </draw:connector>
        <draw:connector draw:style-name="gr5" draw:text-style-name="P5" draw:layer="layout" svg:x1="6.271cm" svg:y1="16.096cm" svg:x2="6.258cm" svg:y2="8.849cm" draw:start-shape="id92" draw:start-glue-point="0" draw:end-shape="id87" draw:end-glue-point="5" svg:d="M6271 16096v-3560h-13v-3687" svg:viewBox="0 0 14 7248">
          <text:p/>
        </draw:connector>
        <draw:connector draw:style-name="gr5" draw:text-style-name="P5" draw:layer="layout" svg:x1="7.649cm" svg:y1="16.096cm" svg:x2="7.658cm" svg:y2="11.848cm" draw:start-shape="id93" draw:start-glue-point="0" draw:end-shape="id90" draw:end-glue-point="5" svg:d="M7649 16096v-2060h9v-2188" svg:viewBox="0 0 10 4249">
          <text:p/>
        </draw:connector>
        <draw:connector draw:style-name="gr5" draw:text-style-name="P5" draw:layer="layout" svg:x1="9.058cm" svg:y1="16.477cm" svg:x2="8.03cm" svg:y2="16.477cm" draw:start-shape="id94" draw:start-glue-point="0" draw:end-shape="id93" draw:end-glue-point="1" svg:d="M9058 16477h-1028" svg:viewBox="0 0 1029 1">
          <text:p/>
        </draw:connector>
        <draw:connector draw:style-name="gr5" draw:text-style-name="P5" draw:layer="layout" svg:x1="7.268cm" svg:y1="16.477cm" svg:x2="6.652cm" svg:y2="16.477cm" draw:start-shape="id93" draw:start-glue-point="3" draw:end-shape="id92" draw:end-glue-point="1" svg:d="M7268 16477h-616" svg:viewBox="0 0 617 1">
          <text:p/>
        </draw:connector>
        <draw:measure draw:style-name="gr200" draw:text-style-name="P9" draw:layer="measurelines" svg:x1="5.75cm" svg:y1="18.496cm" svg:x2="9.26cm" svg:y2="18.495cm">
          <text:p text:style-name="P55"><text:span text:style-name="T8"><text:measure text:kind="gap"/></text:span><text:span text:style-name="T8">TILING</text:span></text:p>
        </draw:measure>
        <draw:custom-shape draw:style-name="gr201" draw:text-style-name="P15" xml:id="id95" draw:id="id95" draw:layer="layout" svg:width="1.016cm" svg:height="2.286cm" svg:x="6.974cm" svg:y="6.458cm">
          <text:p text:style-name="P3">+</text:p>
          <draw:enhanced-geometry svg:viewBox="0 0 21600 21600" draw:type="rectangle" draw:enhanced-path="M 0 0 L 21600 0 21600 21600 0 21600 0 0 Z N"/>
        </draw:custom-shape>
        <draw:custom-shape draw:style-name="gr201" draw:text-style-name="P15" xml:id="id96" draw:id="id96" draw:layer="layout" svg:width="1.016cm" svg:height="2.286cm" svg:x="8.374cm" svg:y="9.458cm">
          <text:p text:style-name="P3">+</text:p>
          <draw:enhanced-geometry svg:viewBox="0 0 21600 21600" draw:type="rectangle" draw:enhanced-path="M 0 0 L 21600 0 21600 21600 0 21600 0 0 Z N"/>
        </draw:custom-shape>
        <draw:custom-shape draw:style-name="gr201" draw:text-style-name="P15" xml:id="id97" draw:id="id97" draw:layer="layout" svg:width="1.016cm" svg:height="2.286cm" svg:x="9.874cm" svg:y="12.458cm">
          <text:p text:style-name="P3">+</text:p>
          <draw:enhanced-geometry svg:viewBox="0 0 21600 21600" draw:type="rectangle" draw:enhanced-path="M 0 0 L 21600 0 21600 21600 0 21600 0 0 Z N"/>
        </draw:custom-shape>
        <draw:connector draw:style-name="gr5" draw:text-style-name="P5" draw:layer="layout" svg:x1="6.512cm" svg:y1="6.84cm" svg:x2="6.974cm" svg:y2="7.601cm" draw:start-shape="id88" draw:start-glue-point="6" draw:end-shape="id95" draw:end-glue-point="3" svg:d="M6512 6840h232v761h230" svg:viewBox="0 0 463 762">
          <text:p/>
        </draw:connector>
        <draw:connector draw:style-name="gr5" draw:text-style-name="P5" draw:layer="layout" svg:x1="6.512cm" svg:y1="8.341cm" svg:x2="6.974cm" svg:y2="7.601cm" draw:start-shape="id87" draw:start-glue-point="6" draw:end-shape="id95" draw:end-glue-point="3" svg:d="M6512 8341h232v-740h230" svg:viewBox="0 0 463 741">
          <text:p/>
        </draw:connector>
        <draw:connector draw:style-name="gr5" draw:text-style-name="P5" draw:layer="layout" svg:x1="7.912cm" svg:y1="9.839cm" svg:x2="8.374cm" svg:y2="10.601cm" draw:start-shape="id91" draw:start-glue-point="6" draw:end-shape="id96" draw:end-glue-point="3" svg:d="M7912 9839h232v762h230" svg:viewBox="0 0 463 763">
          <text:p/>
        </draw:connector>
        <draw:connector draw:style-name="gr5" draw:text-style-name="P5" draw:layer="layout" svg:x1="7.912cm" svg:y1="11.34cm" svg:x2="8.374cm" svg:y2="10.601cm" draw:start-shape="id90" draw:start-glue-point="6" draw:end-shape="id96" draw:end-glue-point="3" svg:d="M7912 11340h232v-739h230" svg:viewBox="0 0 463 740">
          <text:p/>
        </draw:connector>
        <draw:connector draw:style-name="gr5" draw:text-style-name="P5" draw:layer="layout" svg:x1="9.312cm" svg:y1="12.84cm" svg:x2="9.874cm" svg:y2="13.601cm" draw:start-shape="id89" draw:start-glue-point="6" draw:end-shape="id97" draw:end-glue-point="3" svg:d="M9312 12840h282v761h280" svg:viewBox="0 0 563 762">
          <text:p/>
        </draw:connector>
        <draw:connector draw:style-name="gr5" draw:text-style-name="P5" draw:layer="layout" svg:x1="9.312cm" svg:y1="14.341cm" svg:x2="9.874cm" svg:y2="13.601cm" draw:start-shape="id86" draw:start-glue-point="6" draw:end-shape="id97" draw:end-glue-point="3" svg:d="M9312 14341h282v-740h280" svg:viewBox="0 0 563 741">
          <text:p/>
        </draw:connector>
        <draw:custom-shape draw:style-name="gr202" draw:text-style-name="P15" xml:id="id103" draw:id="id103" draw:layer="layout" svg:width="6.35cm" svg:height="2.032cm" svg:x="13.07cm" svg:y="8.998cm">
          <text:p text:style-name="P3">Result buffer</text:p>
          <draw:enhanced-geometry svg:viewBox="0 0 21600 21600" draw:type="rectangle" draw:enhanced-path="M 0 0 L 21600 0 21600 21600 0 21600 0 0 Z N"/>
        </draw:custom-shape>
        <draw:connector draw:style-name="gr5" draw:text-style-name="P5" draw:layer="layout" svg:x1="13.276cm" svg:y1="16.477cm" svg:x2="15.09cm" svg:y2="16.477cm" draw:start-shape="id85" draw:start-glue-point="1" draw:end-shape="id98" svg:d="M13276 16477h1814" svg:viewBox="0 0 1815 1">
          <text:p/>
        </draw:connector>
        <draw:line draw:style-name="gr6" draw:text-style-name="P5" draw:layer="layout" svg:x1="16.842cm" svg:y1="16.096cm" svg:x2="16.842cm" svg:y2="11.03cm">
          <text:p/>
        </draw:line>
        <draw:line draw:style-name="gr6" draw:text-style-name="P5" draw:layer="layout" svg:x1="15.472cm" svg:y1="16.107cm" svg:x2="15.472cm" svg:y2="11.041cm">
          <text:p/>
        </draw:line>
        <draw:custom-shape draw:style-name="gr97" draw:text-style-name="P15" xml:id="id99" draw:id="id99" draw:layer="layout" svg:width="0.762cm" svg:height="0.762cm" svg:x="16.468cm" svg:y="16.096cm">
          <text:p text:style-name="P3">+1</text:p>
          <draw:enhanced-geometry svg:viewBox="0 0 21600 21600" draw:type="rectangle" draw:enhanced-path="M 0 0 L 21600 0 21600 21600 0 21600 0 0 Z N"/>
        </draw:custom-shape>
        <draw:custom-shape draw:style-name="gr97" draw:text-style-name="P15" xml:id="id98" draw:id="id98" draw:layer="layout" svg:width="0.762cm" svg:height="0.762cm" svg:x="15.09cm" svg:y="16.096cm">
          <text:p text:style-name="P3">+1</text:p>
          <draw:enhanced-geometry svg:viewBox="0 0 21600 21600" draw:type="rectangle" draw:enhanced-path="M 0 0 L 21600 0 21600 21600 0 21600 0 0 Z N"/>
        </draw:custom-shape>
        <draw:connector draw:style-name="gr5" draw:text-style-name="P5" draw:layer="layout" svg:x1="15.852cm" svg:y1="16.477cm" svg:x2="16.468cm" svg:y2="16.477cm" draw:start-shape="id98" draw:start-glue-point="1" draw:end-shape="id99" draw:end-glue-point="3" svg:d="M15852 16477h616" svg:viewBox="0 0 617 1">
          <text:p/>
        </draw:connector>
        <draw:line draw:style-name="gr6" draw:text-style-name="P5" draw:layer="layout" svg:x1="14.092cm" svg:y1="16.477cm" svg:x2="14.092cm" svg:y2="11.052cm">
          <text:p/>
        </draw:line>
        <draw:polyline draw:style-name="gr6" draw:text-style-name="P5" draw:layer="layout" svg:width="5.051cm" svg:height="2.034cm" svg:x="8.004cm" svg:y="7.468cm" svg:viewBox="0 0 5052 2035" draw:points="0,0 4318,0 4318,2032 5052,2035">
          <text:p/>
        </draw:polyline>
        <draw:polyline draw:style-name="gr6" draw:text-style-name="P5" draw:layer="layout" svg:width="3.65cm" svg:height="0.761cm" svg:x="9.419cm" svg:y="10.014cm" svg:viewBox="0 0 3651 762" draw:points="0,762 1365,762 1365,0 3609,0 3651,0">
          <text:p/>
        </draw:polyline>
        <draw:polyline draw:style-name="gr6" draw:text-style-name="P5" draw:layer="layout" svg:width="2.089cm" svg:height="3.201cm" svg:x="10.938cm" svg:y="10.522cm" svg:viewBox="0 0 2090 3202" draw:points="0,3202 762,3202 762,0 1878,0 2090,0">
          <text:p/>
        </draw:polyline>
        <draw:measure draw:style-name="gr200" draw:text-style-name="P9" draw:layer="layout" svg:x1="13.85cm" svg:y1="18.451cm" svg:x2="17.36cm" svg:y2="18.45cm">
          <text:p text:style-name="P55"><text:span text:style-name="T8"><text:measure text:kind="gap"/></text:span><text:span text:style-name="T8">TILING</text:span></text:p>
        </draw:measure>
        <draw:connector draw:style-name="gr5" draw:text-style-name="P5" xml:id="id100" draw:id="id100" draw:layer="layout" svg:x1="0.85cm" svg:y1="15.719cm" svg:x2="2.967cm" svg:y2="15.719cm" svg:d="M850 15719h2117" svg:viewBox="0 0 2118 1">
          <text:p/>
        </draw:connector>
        <draw:connector draw:style-name="gr5" draw:text-style-name="P5" draw:layer="layout" svg:x1="2.967cm" svg:y1="15.719cm" svg:x2="6.004cm" svg:y2="8.341cm" draw:start-shape="id100" draw:start-glue-point="3" draw:end-shape="id87" draw:end-glue-point="4" svg:d="M2967 15719h1493v-7378h1544" svg:viewBox="0 0 3038 7379">
          <text:p/>
        </draw:connector>
        <draw:connector draw:style-name="gr5" draw:text-style-name="P5" draw:layer="layout" svg:x1="4.451cm" svg:y1="11.338cm" svg:x2="7.404cm" svg:y2="11.34cm" draw:end-shape="id90" draw:end-glue-point="4" svg:d="M4451 11338h1201v2h1752" svg:viewBox="0 0 2954 3">
          <text:p/>
        </draw:connector>
        <draw:connector draw:style-name="gr5" draw:text-style-name="P5" draw:layer="layout" svg:x1="4.435cm" svg:y1="14.35cm" svg:x2="8.804cm" svg:y2="14.341cm" draw:end-shape="id86" draw:end-glue-point="4" svg:d="M4435 14350h1909v-9h2460" svg:viewBox="0 0 4370 10">
          <text:p/>
        </draw:connector>
        <draw:connector draw:style-name="gr5" draw:text-style-name="P5" xml:id="id101" draw:id="id101" draw:layer="layout" svg:x1="0.847cm" svg:y1="14.785cm" svg:x2="2.964cm" svg:y2="14.785cm" svg:d="M847 14785h2117" svg:viewBox="0 0 2118 1">
          <text:p/>
        </draw:connector>
        <draw:connector draw:style-name="gr5" draw:text-style-name="P5" draw:layer="layout" draw:line-skew="-1.041cm" svg:x1="2.964cm" svg:y1="14.785cm" svg:x2="6.004cm" svg:y2="6.84cm" draw:start-shape="id101" draw:start-glue-point="3" draw:end-shape="id88" draw:end-glue-point="4" svg:d="M2964 14785h454v-7945h2586" svg:viewBox="0 0 3041 7946">
          <text:p/>
        </draw:connector>
        <draw:connector draw:style-name="gr5" draw:text-style-name="P5" draw:layer="layout" svg:x1="3.396cm" svg:y1="9.834cm" svg:x2="7.404cm" svg:y2="9.839cm" draw:end-shape="id91" svg:d="M3396 9834h1729v5h2279" svg:viewBox="0 0 4009 6">
          <text:p/>
        </draw:connector>
        <draw:connector draw:style-name="gr5" draw:text-style-name="P5" draw:layer="layout" svg:x1="3.439cm" svg:y1="12.84cm" svg:x2="8.804cm" svg:y2="12.84cm" draw:end-shape="id89" draw:end-glue-point="4" svg:d="M3439 12840h5365" svg:viewBox="0 0 5366 1">
          <text:p/>
        </draw:connector>
        <draw:frame draw:style-name="gr203" draw:text-style-name="P11" draw:layer="layout" svg:width="0.853cm" svg:height="1.187cm" svg:x="0.878cm" svg:y="13.653cm">
          <draw:text-box>
            <text:p>a</text:p>
          </draw:text-box>
        </draw:frame>
        <draw:frame draw:style-name="gr203" draw:text-style-name="P11" draw:layer="layout" svg:width="0.853cm" svg:height="1.187cm" svg:x="0.879cm" svg:y="14.654cm">
          <draw:text-box>
            <text:p>b</text:p>
          </draw:text-box>
        </draw:frame>
        <draw:custom-shape draw:style-name="gr204" draw:text-style-name="P15" xml:id="id102" draw:id="id102" draw:layer="layout" svg:width="2.286cm" svg:height="1.778cm" svg:x="17.134cm" svg:y="12.3cm">
          <text:p text:style-name="P3">Finish</text:p>
          <text:p text:style-name="P3">logic</text:p>
          <draw:enhanced-geometry svg:viewBox="0 0 21600 21600" draw:type="rectangle" draw:enhanced-path="M 0 0 L 21600 0 21600 21600 0 21600 0 0 Z N"/>
        </draw:custom-shape>
        <draw:connector draw:style-name="gr5" draw:text-style-name="P5" draw:layer="layout" svg:x1="12.006cm" svg:y1="16.096cm" svg:x2="17.134cm" svg:y2="13.189cm" draw:start-shape="id85" draw:start-glue-point="0" draw:end-shape="id102" draw:end-glue-point="3" svg:d="M12006 16096v-2907h5128" svg:viewBox="0 0 5129 2908">
          <text:p/>
        </draw:connector>
        <draw:connector draw:style-name="gr5" draw:text-style-name="P5" draw:layer="layout" svg:x1="19.42cm" svg:y1="10.014cm" svg:x2="21.63cm" svg:y2="10.02cm" draw:start-shape="id103" draw:start-glue-point="1" svg:d="M19420 10014h1381v6h829" svg:viewBox="0 0 2211 7">
          <text:p/>
        </draw:connector>
        <draw:connector draw:style-name="gr5" draw:text-style-name="P5" draw:layer="layout" svg:x1="19.395cm" svg:y1="13.217cm" svg:x2="21.605cm" svg:y2="13.223cm" svg:d="M19395 13217h1381v6h829" svg:viewBox="0 0 2211 7">
          <text:p/>
        </draw:connector>
        <draw:frame draw:style-name="gr205" draw:text-style-name="P11" draw:layer="layout" svg:width="3.556cm" svg:height="5.867cm" svg:x="20.436cm" svg:y="8.842cm">
          <draw:text-box>
            <text:p>result</text:p>
          </draw:text-box>
        </draw:frame>
        <draw:frame draw:style-name="gr205" draw:text-style-name="P11" draw:layer="layout" svg:width="4.317cm" svg:height="5.867cm" svg:x="20.437cm" svg:y="12.043cm">
          <draw:text-box>
            <text:p>finish</text:p>
          </draw:text-box>
        </draw:frame>
        <draw:frame draw:style-name="gr206" draw:text-style-name="P11" draw:layer="layout" svg:width="5.231cm" svg:height="1.187cm" svg:x="3.013cm" svg:y="4.934cm">
          <draw:text-box>
            <text:p>Tiled vector add</text:p>
          </draw:text-box>
        </draw:frame>
        <draw:frame draw:style-name="gr207" draw:text-style-name="P52" draw:layer="layout" svg:width="4.9cm" svg:height="10.346cm" svg:x="22.606cm" svg:y="5.08cm">
          <draw:text-box>
            <text:p text:style-name="P51"><text:span text:style-name="T1">Tiled vector add sums two vectors </text:span><text:span text:style-name="T32">a </text:span><text:span text:style-name="T33">and </text:span><text:span text:style-name="T32">b</text:span><text:span text:style-name="T1">. The </text:span><text:span text:style-name="T36">TILING</text:span><text:span text:style-name="T1"> parameter controls how many adders are created, affecting the number of cycles needed to add the two vectors.</text:span></text:p>
            <text:p text:style-name="P51"><text:span text:style-name="T1"/></text:p>
            <text:p text:style-name="P51"><text:span text:style-name="T1">The size of the vectors is determined by A_CELL_WIDTH and B_CELL_WIDTH parameters. The fractions are A_</text:span></text:p>
          </draw:text-box>
        </draw:frame>
        <draw:frame draw:style-name="gr208" draw:text-style-name="P44" draw:layer="layout" svg:width="12.271cm" svg:height="0.772cm" svg:x="2.758cm" svg:y="19.548cm">
          <draw:text-box>
            <text:p><text:span text:style-name="T26">*This document might be </text:span><text:span text:style-name="T37">too </text:span><text:span text:style-name="T38">descriptive? Abstract the tiling logic away?</text:span></text:p>
          </draw:text-box>
        </draw:frame>
        <presentation:notes draw:style-name="dp2">
          <draw:page-thumbnail draw:style-name="gr1" draw:layer="layout" svg:width="13.968cm" svg:height="10.476cm" svg:x="3.81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custom-shape draw:style-name="gr209" draw:text-style-name="P30"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10" draw:text-style-name="P15" draw:layer="layout" svg:width="2.032cm" svg:height="2.032cm" svg:x="9.814cm" svg:y="7.847cm">
          <text:p/>
          <draw:enhanced-geometry svg:viewBox="0 0 21600 21600" draw:type="rectangle" draw:enhanced-path="M 0 0 L 21600 0 21600 21600 0 21600 0 0 Z N"/>
        </draw:custom-shape>
        <draw:custom-shape draw:style-name="gr211" draw:text-style-name="P15" draw:layer="layout" svg:width="3.81cm" svg:height="3.81cm" svg:x="4.226cm" svg:y="11.403cm">
          <text:p/>
          <draw:enhanced-geometry svg:viewBox="0 0 21600 21600" draw:type="rectangle" draw:enhanced-path="M 0 0 L 21600 0 21600 21600 0 21600 0 0 Z N"/>
        </draw:custom-shape>
        <draw:custom-shape draw:style-name="gr211" draw:text-style-name="P15" draw:layer="layout" svg:width="3.81cm" svg:height="3.81cm" svg:x="9.026cm" svg:y="11.403cm">
          <text:p/>
          <draw:enhanced-geometry svg:viewBox="0 0 21600 21600" draw:type="rectangle" draw:enhanced-path="M 0 0 L 21600 0 21600 21600 0 21600 0 0 Z N"/>
        </draw:custom-shape>
        <draw:polyline draw:style-name="gr212" draw:text-style-name="P56" draw:layer="layout" svg:width="2.285cm" svg:height="0.761cm" svg:x="2.956cm" svg:y="10.641cm" svg:viewBox="0 0 2286 762" draw:points="0,0 2286,0 2286,762">
          <text:p/>
        </draw:polyline>
        <draw:line draw:style-name="gr212" draw:text-style-name="P56" draw:layer="layout" svg:x1="6.004cm" svg:y1="6.604cm" svg:x2="6.004cm" svg:y2="11.403cm">
          <text:p/>
        </draw:line>
        <draw:polyline draw:style-name="gr212" draw:text-style-name="P56" draw:layer="layout" svg:width="0.761cm" svg:height="3.301cm" draw:transform="rotate (1.5707963267949) translate (6.766cm 11.403cm)" svg:viewBox="0 0 762 3302" draw:points="0,0 762,0 762,3302 0,3302">
          <text:p/>
        </draw:polyline>
        <draw:line draw:style-name="gr212" draw:text-style-name="P56" draw:layer="layout" svg:x1="10.83cm" svg:y1="9.879cm" svg:x2="10.83cm" svg:y2="11.403cm">
          <text:p/>
        </draw:line>
        <draw:polyline draw:style-name="gr212" draw:text-style-name="P56" draw:layer="layout" svg:width="0.761cm" svg:height="3.039cm" draw:transform="rotate (1.5707963267949) translate (11.592cm 11.403cm)" svg:viewBox="0 0 762 3040" draw:points="0,0 762,0 745,3040">
          <text:p/>
        </draw:polyline>
        <draw:line draw:style-name="gr212" draw:text-style-name="P56" draw:layer="layout" svg:x1="10.804cm" svg:y1="6.577cm" svg:x2="10.804cm" svg:y2="7.86cm">
          <text:p/>
        </draw:line>
        <draw:frame draw:style-name="gr213" draw:text-style-name="P11" draw:layer="layout" svg:width="2.526cm" svg:height="3.059cm" svg:x="4.18cm" svg:y="11.311cm">
          <draw:text-box>
            <text:p>Matrix<text:line-break/>vector <text:line-break/>mult.</text:p>
          </draw:text-box>
        </draw:frame>
        <draw:frame draw:style-name="gr214" draw:text-style-name="P11" draw:layer="layout" svg:width="2.75cm" svg:height="2.123cm" svg:x="8.98cm" svg:y="11.312cm">
          <draw:text-box>
            <text:p>Dot<text:line-break/>product</text:p>
          </draw:text-box>
        </draw:frame>
        <draw:frame draw:style-name="gr215" draw:text-style-name="P57" draw:layer="layout" svg:width="1.27cm" svg:height="1.606cm" svg:x="10.322cm" svg:y="7.983cm">
          <draw:text-box>
            <text:p><text:span text:style-name="T39">σ</text:span></text:p>
          </draw:text-box>
        </draw:frame>
        <draw:frame draw:style-name="gr216" draw:text-style-name="P11" draw:layer="layout" svg:width="5.527cm" svg:height="1.187cm" svg:x="3.78cm" svg:y="15.313cm">
          <draw:text-box>
            <text:p>Error propagator</text:p>
          </draw:text-box>
        </draw:frame>
        <draw:frame draw:style-name="gr156" draw:text-style-name="P46" draw:layer="layout" svg:width="3.503cm" svg:height="1.497cm" svg:x="3.364cm" svg:y="5.334cm">
          <draw:text-box>
            <text:p text:style-name="P37"><text:span text:style-name="T27">w</text:span><text:span text:style-name="T25">L</text:span></text:p>
          </draw:text-box>
        </draw:frame>
        <draw:frame draw:style-name="gr217" draw:text-style-name="P33" draw:layer="layout" svg:width="1.795cm" svg:height="1.496cm" svg:x="10.322cm" svg:y="5.335cm">
          <draw:text-box>
            <text:p text:style-name="P32"><text:span text:style-name="T19">z</text:span><text:span text:style-name="T20">L-1</text:span></text:p>
          </draw:text-box>
        </draw:frame>
        <draw:frame draw:style-name="gr129" draw:text-style-name="P40" draw:layer="layout" svg:width="1.778cm" svg:height="2.741cm" svg:x="2.108cm" svg:y="9.334cm">
          <draw:text-box>
            <text:p text:style-name="P37"><text:span text:style-name="T24">δ</text:span><text:span text:style-name="T25">L</text:span></text:p>
          </draw:text-box>
        </draw:frame>
        <draw:frame draw:style-name="gr129" draw:text-style-name="P40" draw:layer="layout" svg:width="1.778cm" svg:height="2.741cm" svg:x="13.208cm" svg:y="9.335cm">
          <draw:text-box>
            <text:p text:style-name="P37"><text:span text:style-name="T24">δ</text:span><text:span text:style-name="T25">L-1</text:span></text:p>
          </draw:text-box>
        </draw:frame>
        <draw:frame draw:style-name="gr218" draw:text-style-name="P2" draw:layer="layout" svg:width="9.906cm" svg:height="9.611cm" svg:x="16.51cm" svg:y="6.35cm">
          <draw:text-box>
            <text:p><text:span text:style-name="T6">The error propagator passes errors through layers, going from top to bottom.</text:span></text:p>
            <text:p><text:span text:style-name="T40"/></text:p>
            <text:p><text:span text:style-name="T40">After the matrix and dot product, the width of the signal grows. How do we set the width of the signal without significantly raising the number of parameters?</text:span></text:p>
            <text:p><text:span text:style-name="T41">By setting the width high enough and </text:span></text:p>
          </draw:text-box>
        </draw:frame>
        <presentation:notes draw:style-name="dp2">
          <draw:page-thumbnail draw:style-name="gr1" draw:layer="layout" svg:width="13.968cm" svg:height="10.476cm" svg:x="3.81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custom-shape draw:style-name="gr209" draw:text-style-name="P30"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10" draw:text-style-name="P15" draw:layer="layout" svg:width="2.032cm" svg:height="2.032cm" svg:x="9.814cm" svg:y="7.847cm">
          <text:p/>
          <draw:enhanced-geometry svg:viewBox="0 0 21600 21600" draw:type="rectangle" draw:enhanced-path="M 0 0 L 21600 0 21600 21600 0 21600 0 0 Z N"/>
        </draw:custom-shape>
        <draw:custom-shape draw:style-name="gr211" draw:text-style-name="P15" draw:layer="layout" svg:width="3.81cm" svg:height="3.81cm" svg:x="4.226cm" svg:y="11.403cm">
          <text:p/>
          <draw:enhanced-geometry svg:viewBox="0 0 21600 21600" draw:type="rectangle" draw:enhanced-path="M 0 0 L 21600 0 21600 21600 0 21600 0 0 Z N"/>
        </draw:custom-shape>
        <draw:custom-shape draw:style-name="gr211" draw:text-style-name="P15" draw:layer="layout" svg:width="3.81cm" svg:height="3.81cm" svg:x="9.026cm" svg:y="11.403cm">
          <text:p/>
          <draw:enhanced-geometry svg:viewBox="0 0 21600 21600" draw:type="rectangle" draw:enhanced-path="M 0 0 L 21600 0 21600 21600 0 21600 0 0 Z N"/>
        </draw:custom-shape>
        <draw:polyline draw:style-name="gr212" draw:text-style-name="P56" draw:layer="layout" svg:width="3.133cm" svg:height="0.761cm" svg:x="2.108cm" svg:y="10.641cm" svg:viewBox="0 0 3134 762" draw:points="0,27 3134,0 3134,762">
          <text:p/>
        </draw:polyline>
        <draw:line draw:style-name="gr212" draw:text-style-name="P56" draw:layer="layout" svg:x1="6.004cm" svg:y1="5.842cm" svg:x2="6.004cm" svg:y2="11.403cm">
          <text:p/>
        </draw:line>
        <draw:polyline draw:style-name="gr212" draw:text-style-name="P56" draw:layer="layout" svg:width="0.761cm" svg:height="3.301cm" draw:transform="rotate (1.5707963267949) translate (6.766cm 11.403cm)" svg:viewBox="0 0 762 3302" draw:points="0,0 762,0 762,3302 0,3302">
          <text:p/>
        </draw:polyline>
        <draw:line draw:style-name="gr212" draw:text-style-name="P56" draw:layer="layout" svg:x1="10.83cm" svg:y1="9.879cm" svg:x2="10.83cm" svg:y2="11.403cm">
          <text:p/>
        </draw:line>
        <draw:polyline draw:style-name="gr212" draw:text-style-name="P56" draw:layer="layout" svg:width="0.761cm" svg:height="3.039cm" draw:transform="rotate (1.5707963267949) translate (11.592cm 11.403cm)" svg:viewBox="0 0 762 3040" draw:points="0,0 762,0 745,3040">
          <text:p/>
        </draw:polyline>
        <draw:line draw:style-name="gr212" draw:text-style-name="P56" draw:layer="layout" svg:x1="10.804cm" svg:y1="5.842cm" svg:x2="10.804cm" svg:y2="7.86cm">
          <text:p/>
        </draw:line>
        <draw:frame draw:style-name="gr213" draw:text-style-name="P11" draw:layer="layout" svg:width="2.526cm" svg:height="3.059cm" svg:x="4.18cm" svg:y="11.311cm">
          <draw:text-box>
            <text:p>Matrix<text:line-break/>vector <text:line-break/>mult.</text:p>
          </draw:text-box>
        </draw:frame>
        <draw:frame draw:style-name="gr214" draw:text-style-name="P11" draw:layer="layout" svg:width="2.75cm" svg:height="2.123cm" svg:x="8.98cm" svg:y="11.312cm">
          <draw:text-box>
            <text:p>Dot<text:line-break/>product</text:p>
          </draw:text-box>
        </draw:frame>
        <draw:frame draw:style-name="gr215" draw:text-style-name="P57" draw:layer="layout" svg:width="1.27cm" svg:height="1.606cm" svg:x="10.322cm" svg:y="7.983cm">
          <draw:text-box>
            <text:p><text:span text:style-name="T39">σ</text:span></text:p>
          </draw:text-box>
        </draw:frame>
        <draw:frame draw:style-name="gr216" draw:text-style-name="P11" draw:layer="layout" svg:width="5.527cm" svg:height="1.187cm" svg:x="3.78cm" svg:y="15.313cm">
          <draw:text-box>
            <text:p>Error propagator</text:p>
          </draw:text-box>
        </draw:frame>
        <draw:frame draw:style-name="gr156" draw:text-style-name="P46" draw:layer="layout" svg:width="3.503cm" svg:height="1.497cm" svg:x="3.364cm" svg:y="4.534cm">
          <draw:text-box>
            <text:p text:style-name="P37"><text:span text:style-name="T27">w</text:span><text:span text:style-name="T25">L</text:span></text:p>
          </draw:text-box>
        </draw:frame>
        <draw:frame draw:style-name="gr219" draw:text-style-name="P33" draw:layer="layout" svg:width="1.795cm" svg:height="1.496cm" svg:x="10.322cm" svg:y="4.535cm">
          <draw:text-box>
            <text:p text:style-name="P32"><text:span text:style-name="T19">z</text:span><text:span text:style-name="T20">L-1</text:span></text:p>
          </draw:text-box>
        </draw:frame>
        <draw:frame draw:style-name="gr129" draw:text-style-name="P40" draw:layer="layout" svg:width="1.778cm" svg:height="2.741cm" svg:x="1.27cm" svg:y="9.298cm">
          <draw:text-box>
            <text:p text:style-name="P37"><text:span text:style-name="T24">δ</text:span><text:span text:style-name="T25">L</text:span></text:p>
          </draw:text-box>
        </draw:frame>
        <draw:frame draw:style-name="gr129" draw:text-style-name="P40" draw:layer="layout" svg:width="1.778cm" svg:height="2.741cm" svg:x="13.208cm" svg:y="9.335cm">
          <draw:text-box>
            <text:p text:style-name="P37"><text:span text:style-name="T24">δ</text:span><text:span text:style-name="T25">L-1</text:span></text:p>
          </draw:text-box>
        </draw:frame>
        <draw:frame draw:style-name="gr220" draw:text-style-name="P58" draw:layer="layout" svg:width="9.144cm" svg:height="12.649cm" svg:x="16.51cm" svg:y="6.35cm">
          <draw:text-box>
            <text:p>The error propagator passes errors through layers, going from top to bottom. </text:p>
            <text:p/>
            <text:p>Since the input and output delta have the same cell width, we choose to prune to the same size after each module. <text:span text:style-name="T42">The output from the matrix vector multiplication and the dot product have the size of delta.</text:span></text:p>
          </draw:text-box>
        </draw:frame>
        <draw:frame draw:style-name="gr221" draw:text-style-name="P59" draw:layer="layout" svg:width="3.338cm" svg:height="1.097cm" svg:x="0.508cm" svg:y="10.622cm">
          <draw:text-box>
            <text:p><text:span text:style-name="T43">VECTOR_WIDTH ==</text:span></text:p>
            <text:p><text:span text:style-name="T43">MATRIX_HEIGHT</text:span></text:p>
          </draw:text-box>
        </draw:frame>
        <draw:frame draw:style-name="gr222" draw:text-style-name="P59" draw:layer="layout" svg:width="3.025cm" svg:height="1.52cm" svg:x="6.009cm" svg:y="5.922cm">
          <draw:text-box>
            <text:p><text:span text:style-name="T43">MATRIX_WIDTH*</text:span></text:p>
            <text:p><text:span text:style-name="T43">MATRIX_HEIGHT</text:span></text:p>
            <text:p><text:span text:style-name="T43"/></text:p>
          </draw:text-box>
        </draw:frame>
        <draw:frame draw:style-name="gr223" draw:text-style-name="P59" draw:layer="layout" svg:width="2.864cm" svg:height="0.674cm" svg:x="10.805cm" svg:y="6.184cm">
          <draw:text-box>
            <text:p><text:span text:style-name="T43">MATRIX_WIDTH</text:span></text:p>
          </draw:text-box>
        </draw:frame>
        <draw:frame draw:style-name="gr223" draw:text-style-name="P59" draw:layer="layout" svg:width="2.864cm" svg:height="0.674cm" svg:x="13.462cm" svg:y="10.729cm">
          <draw:text-box>
            <text:p><text:span text:style-name="T43">MATRIX_WIDTH</text:span></text:p>
          </draw:text-box>
        </draw:frame>
        <presentation:notes draw:style-name="dp2">
          <draw:page-thumbnail draw:style-name="gr1" draw:layer="layout" svg:width="13.968cm" svg:height="10.476cm" svg:x="3.81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custom-shape draw:style-name="gr209" draw:text-style-name="P30"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10" draw:text-style-name="P15" draw:layer="layout" svg:width="2.032cm" svg:height="2.032cm" svg:x="9.814cm" svg:y="7.847cm">
          <text:p/>
          <draw:enhanced-geometry svg:viewBox="0 0 21600 21600" draw:type="rectangle" draw:enhanced-path="M 0 0 L 21600 0 21600 21600 0 21600 0 0 Z N"/>
        </draw:custom-shape>
        <draw:custom-shape draw:style-name="gr211" draw:text-style-name="P15" draw:layer="layout" svg:width="3.81cm" svg:height="3.81cm" svg:x="4.226cm" svg:y="11.403cm">
          <text:p/>
          <draw:enhanced-geometry svg:viewBox="0 0 21600 21600" draw:type="rectangle" draw:enhanced-path="M 0 0 L 21600 0 21600 21600 0 21600 0 0 Z N"/>
        </draw:custom-shape>
        <draw:custom-shape draw:style-name="gr211" draw:text-style-name="P15" draw:layer="layout" svg:width="3.81cm" svg:height="3.81cm" svg:x="9.026cm" svg:y="11.403cm">
          <text:p/>
          <draw:enhanced-geometry svg:viewBox="0 0 21600 21600" draw:type="rectangle" draw:enhanced-path="M 0 0 L 21600 0 21600 21600 0 21600 0 0 Z N"/>
        </draw:custom-shape>
        <draw:polyline draw:style-name="gr212" draw:text-style-name="P56" draw:layer="layout" svg:width="3.133cm" svg:height="0.761cm" svg:x="2.108cm" svg:y="10.641cm" svg:viewBox="0 0 3134 762" draw:points="0,27 3134,0 3134,762">
          <text:p/>
        </draw:polyline>
        <draw:line draw:style-name="gr212" draw:text-style-name="P56" draw:layer="layout" svg:x1="6.004cm" svg:y1="5.842cm" svg:x2="6.004cm" svg:y2="11.403cm">
          <text:p/>
        </draw:line>
        <draw:polyline draw:style-name="gr212" draw:text-style-name="P56" draw:layer="layout" svg:width="0.761cm" svg:height="3.301cm" draw:transform="rotate (1.5707963267949) translate (6.766cm 11.403cm)" svg:viewBox="0 0 762 3302" draw:points="0,0 762,0 762,3302 0,3302">
          <text:p/>
        </draw:polyline>
        <draw:line draw:style-name="gr212" draw:text-style-name="P56" draw:layer="layout" svg:x1="10.83cm" svg:y1="9.879cm" svg:x2="10.83cm" svg:y2="11.403cm">
          <text:p/>
        </draw:line>
        <draw:polyline draw:style-name="gr212" draw:text-style-name="P56" draw:layer="layout" svg:width="0.761cm" svg:height="3.039cm" draw:transform="rotate (1.5707963267949) translate (11.592cm 11.403cm)" svg:viewBox="0 0 762 3040" draw:points="0,0 762,0 745,3040">
          <text:p/>
        </draw:polyline>
        <draw:line draw:style-name="gr212" draw:text-style-name="P56" draw:layer="layout" svg:x1="10.804cm" svg:y1="5.842cm" svg:x2="10.804cm" svg:y2="7.86cm">
          <text:p/>
        </draw:line>
        <draw:frame draw:style-name="gr213" draw:text-style-name="P11" draw:layer="layout" svg:width="2.526cm" svg:height="3.059cm" svg:x="4.18cm" svg:y="11.311cm">
          <draw:text-box>
            <text:p>Matrix<text:line-break/>vector <text:line-break/>mult.</text:p>
          </draw:text-box>
        </draw:frame>
        <draw:frame draw:style-name="gr214" draw:text-style-name="P11" draw:layer="layout" svg:width="2.75cm" svg:height="2.123cm" svg:x="8.98cm" svg:y="11.312cm">
          <draw:text-box>
            <text:p>Dot<text:line-break/>product</text:p>
          </draw:text-box>
        </draw:frame>
        <draw:frame draw:style-name="gr215" draw:text-style-name="P57" draw:layer="layout" svg:width="1.27cm" svg:height="1.606cm" svg:x="10.322cm" svg:y="7.983cm">
          <draw:text-box>
            <text:p><text:span text:style-name="T39">σ</text:span></text:p>
          </draw:text-box>
        </draw:frame>
        <draw:frame draw:style-name="gr216" draw:text-style-name="P11" draw:layer="layout" svg:width="5.527cm" svg:height="1.187cm" svg:x="3.78cm" svg:y="15.313cm">
          <draw:text-box>
            <text:p>Error propagator</text:p>
          </draw:text-box>
        </draw:frame>
        <draw:frame draw:style-name="gr156" draw:text-style-name="P46" draw:layer="layout" svg:width="3.503cm" svg:height="1.497cm" svg:x="3.364cm" svg:y="4.534cm">
          <draw:text-box>
            <text:p text:style-name="P37"><text:span text:style-name="T27">w</text:span><text:span text:style-name="T25">L</text:span></text:p>
          </draw:text-box>
        </draw:frame>
        <draw:frame draw:style-name="gr224" draw:text-style-name="P33" draw:layer="layout" svg:width="1.795cm" svg:height="1.496cm" svg:x="10.322cm" svg:y="4.535cm">
          <draw:text-box>
            <text:p text:style-name="P32"><text:span text:style-name="T19">z</text:span><text:span text:style-name="T20">L-1</text:span></text:p>
          </draw:text-box>
        </draw:frame>
        <draw:frame draw:style-name="gr129" draw:text-style-name="P40" draw:layer="layout" svg:width="1.778cm" svg:height="2.741cm" svg:x="1.27cm" svg:y="9.298cm">
          <draw:text-box>
            <text:p text:style-name="P37"><text:span text:style-name="T24">δ</text:span><text:span text:style-name="T25">L</text:span></text:p>
          </draw:text-box>
        </draw:frame>
        <draw:frame draw:style-name="gr129" draw:text-style-name="P40" draw:layer="layout" svg:width="1.778cm" svg:height="2.741cm" svg:x="13.208cm" svg:y="9.335cm">
          <draw:text-box>
            <text:p text:style-name="P37"><text:span text:style-name="T24">δ</text:span><text:span text:style-name="T25">L-1</text:span></text:p>
          </draw:text-box>
        </draw:frame>
        <draw:frame draw:style-name="gr29" draw:text-style-name="P11" draw:layer="layout" svg:width="0.762cm" svg:height="1.187cm" svg:x="2.956cm" svg:y="10.414cm">
          <draw:text-box>
            <text:p>a</text:p>
          </draw:text-box>
        </draw:frame>
        <draw:frame draw:style-name="gr29" draw:text-style-name="P11" draw:layer="layout" svg:width="0.762cm" svg:height="1.187cm" svg:x="6.806cm" svg:y="10.414cm">
          <draw:text-box>
            <text:p>a</text:p>
          </draw:text-box>
        </draw:frame>
        <draw:frame draw:style-name="gr29" draw:text-style-name="P11" draw:layer="layout" svg:width="0.762cm" svg:height="1.187cm" svg:x="11.606cm" svg:y="10.415cm">
          <draw:text-box>
            <text:p>a</text:p>
          </draw:text-box>
        </draw:frame>
        <presentation:notes draw:style-name="dp2">
          <draw:page-thumbnail draw:style-name="gr1" draw:layer="layout" svg:width="13.968cm" svg:height="10.476cm" svg:x="3.81cm" svg:y="2.123cm" draw:page-number="28" presentation:class="page"/>
          <draw:frame presentation:style-name="pr2" draw:text-style-name="P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custom-shape draw:style-name="gr225" draw:text-style-name="P60" draw:layer="layout" svg:width="14.478cm" svg:height="10.628cm" svg:x="6.564cm" svg:y="5.12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Matrix vector multiplication</text:p>
          </draw:text-box>
        </draw:frame>
        <draw:custom-shape draw:style-name="gr226" draw:text-style-name="P61" xml:id="id106" draw:id="id106" draw:layer="layout" svg:width="5.08cm" svg:height="1.27cm" svg:x="9.528cm" svg:y="6.318cm">
          <draw:glue-point draw:id="4" svg:x="-4.334cm" svg:y="5cm"/>
          <text:p text:style-name="P3"><text:span text:style-name="T11">Vector MAC</text:span></text:p>
          <draw:enhanced-geometry svg:viewBox="0 0 21600 21600" draw:type="rectangle" draw:enhanced-path="M 0 0 L 21600 0 21600 21600 0 21600 0 0 Z N"/>
        </draw:custom-shape>
        <draw:frame draw:style-name="gr227" draw:text-style-name="P58" xml:id="id114" draw:id="id114" draw:layer="layout" svg:width="2.293cm" svg:height="1.187cm" svg:x="3.886cm" svg:y="7.963cm">
          <draw:text-box>
            <text:p><text:span text:style-name="T11">vector</text:span></text:p>
          </draw:text-box>
        </draw:frame>
        <draw:custom-shape draw:style-name="gr226" draw:text-style-name="P61" xml:id="id107" draw:id="id107" draw:layer="layout" svg:width="5.08cm" svg:height="1.27cm" svg:x="10.728cm" svg:y="7.918cm">
          <draw:glue-point draw:id="4" svg:x="-4.196cm" svg:y="5cm"/>
          <text:p text:style-name="P3"><text:span text:style-name="T11">Vector MAC</text:span></text:p>
          <draw:enhanced-geometry svg:viewBox="0 0 21600 21600" draw:type="rectangle" draw:enhanced-path="M 0 0 L 21600 0 21600 21600 0 21600 0 0 Z N"/>
        </draw:custom-shape>
        <draw:custom-shape draw:style-name="gr226" draw:text-style-name="P61" xml:id="id108" draw:id="id108" draw:layer="layout" svg:width="5.08cm" svg:height="1.27cm" svg:x="11.928cm" svg:y="9.518cm">
          <draw:glue-point draw:id="4" svg:x="-4.059cm" svg:y="5cm"/>
          <text:p text:style-name="P3"><text:span text:style-name="T11">Vector MAC</text:span></text:p>
          <draw:enhanced-geometry svg:viewBox="0 0 21600 21600" draw:type="rectangle" draw:enhanced-path="M 0 0 L 21600 0 21600 21600 0 21600 0 0 Z N"/>
        </draw:custom-shape>
        <draw:frame draw:style-name="gr228" draw:text-style-name="P58" xml:id="id104" draw:id="id104" draw:layer="layout" svg:width="2.487cm" svg:height="1.187cm" svg:x="3.687cm" svg:y="11.464cm">
          <draw:text-box>
            <text:p><text:span text:style-name="T11">matrix</text:span></text:p>
          </draw:text-box>
        </draw:frame>
        <draw:connector draw:style-name="gr70" draw:text-style-name="P62" draw:layer="layout" svg:x1="6.174cm" svg:y1="12.057cm" svg:x2="8.958cm" svg:y2="12.054cm" draw:start-shape="id104" draw:start-glue-point="1" draw:end-shape="id105" draw:end-glue-point="5" svg:d="M6174 12057h1366v-3h1418" svg:viewBox="0 0 2785 4">
          <text:p/>
        </draw:connector>
        <draw:connector draw:style-name="gr70" draw:text-style-name="P62" draw:layer="layout" draw:line-skew="-0.151cm" svg:x1="9.466cm" svg:y1="11.669cm" svg:x2="9.867cm" svg:y2="7.588cm" draw:start-shape="id105" draw:start-glue-point="9" draw:end-shape="id106" draw:end-glue-point="4" svg:d="M9466 11669h401v-2229-1852" svg:viewBox="0 0 402 4082">
          <text:p/>
        </draw:connector>
        <draw:connector draw:style-name="gr70" draw:text-style-name="P62" draw:layer="layout" svg:x1="9.466cm" svg:y1="12.054cm" svg:x2="11.137cm" svg:y2="9.188cm" draw:start-shape="id105" draw:start-glue-point="7" draw:end-shape="id107" draw:end-glue-point="4" svg:d="M9466 12054h1671v-2866" svg:viewBox="0 0 1672 2867">
          <text:p/>
        </draw:connector>
        <draw:connector draw:style-name="gr70" draw:text-style-name="P62" draw:layer="layout" svg:x1="9.466cm" svg:y1="12.429cm" svg:x2="12.407cm" svg:y2="10.788cm" draw:start-shape="id105" draw:start-glue-point="8" draw:end-shape="id108" draw:end-glue-point="4" svg:d="M9466 12429h2941v-1641" svg:viewBox="0 0 2942 1642">
          <text:p/>
        </draw:connector>
        <draw:custom-shape draw:style-name="gr229" draw:text-style-name="P61" xml:id="id109" draw:id="id109" draw:layer="layout" svg:width="2.794cm" svg:height="0.762cm" svg:x="11.998cm" svg:y="13.402cm">
          <text:p text:style-name="P3"><text:span text:style-name="T11">Counter</text:span></text:p>
          <draw:enhanced-geometry svg:viewBox="0 0 21600 21600" draw:type="rectangle" draw:enhanced-path="M 0 0 L 21600 0 21600 21600 0 21600 0 0 Z N"/>
        </draw:custom-shape>
        <draw:connector draw:style-name="gr70" draw:text-style-name="P62" draw:layer="layout" svg:x1="11.998cm" svg:y1="13.783cm" svg:x2="9.212cm" svg:y2="12.626cm" draw:start-shape="id109" draw:start-glue-point="3" draw:end-shape="id105" draw:end-glue-point="4" svg:d="M11998 13783h-2786v-1157" svg:viewBox="0 0 2787 1158">
          <text:p/>
        </draw:connector>
        <draw:custom-shape draw:style-name="gr230" draw:text-style-name="P61" xml:id="id105" draw:id="id105" draw:layer="layout" svg:width="1.524cm" svg:height="0.508cm" draw:transform="rotate (-1.5707963267949) translate (9.466cm 11.292cm)">
          <draw:glue-point draw:id="8" svg:x="5cm" svg:y="2.467cm"/>
          <draw:glue-point draw:id="9" svg:x="5cm" svg:y="-2.532cm"/>
          <draw:glue-point draw:id="10" svg:x="5.433cm" svg:y="-2.532cm"/>
          <draw:glue-point draw:id="11" svg:x="5cm" svg:y="-2.53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1" draw:text-style-name="P61" xml:id="id110" draw:id="id110" draw:layer="layout" svg:width="2.468cm" svg:height="3.754cm" svg:x="17.828cm" svg:y="6.671cm">
          <draw:glue-point draw:id="4" svg:x="-4.196cm" svg:y="5cm"/>
          <draw:glue-point draw:id="5" svg:x="-5cm" svg:y="-4.266cm"/>
          <draw:glue-point draw:id="6" svg:x="-5cm" svg:y="4.306cm"/>
          <text:p text:style-name="P3"><text:span text:style-name="T11">Result </text:span></text:p>
          <text:p text:style-name="P3"><text:span text:style-name="T11">buffer</text:span></text:p>
          <draw:enhanced-geometry svg:viewBox="0 0 21600 21600" draw:type="rectangle" draw:enhanced-path="M 0 0 L 21600 0 21600 21600 0 21600 0 0 Z N"/>
        </draw:custom-shape>
        <draw:connector draw:style-name="gr70" draw:text-style-name="P62" draw:layer="layout" svg:x1="14.608cm" svg:y1="6.953cm" svg:x2="17.828cm" svg:y2="6.947cm" draw:start-shape="id106" draw:start-glue-point="1" draw:end-shape="id110" draw:end-glue-point="5" svg:d="M14608 6953h1610v-6h1610" svg:viewBox="0 0 3221 7">
          <text:p/>
        </draw:connector>
        <draw:connector draw:style-name="gr70" draw:text-style-name="P62" draw:layer="layout" svg:x1="15.808cm" svg:y1="8.553cm" svg:x2="17.828cm" svg:y2="8.548cm" draw:start-shape="id107" draw:start-glue-point="1" draw:end-shape="id110" draw:end-glue-point="3" svg:d="M15808 8553h1010v-5h1010" svg:viewBox="0 0 2021 6">
          <text:p/>
        </draw:connector>
        <draw:connector draw:style-name="gr70" draw:text-style-name="P62" draw:layer="layout" svg:x1="17.008cm" svg:y1="10.153cm" svg:x2="17.828cm" svg:y2="10.164cm" draw:start-shape="id108" draw:start-glue-point="1" draw:end-shape="id110" draw:end-glue-point="6" svg:d="M17008 10153h410v11h410" svg:viewBox="0 0 821 12">
          <text:p/>
        </draw:connector>
        <draw:connector draw:style-name="gr70" draw:text-style-name="P62" draw:layer="layout" svg:x1="14.792cm" svg:y1="13.783cm" svg:x2="18.027cm" svg:y2="10.425cm" draw:start-shape="id109" draw:start-glue-point="1" draw:end-shape="id110" draw:end-glue-point="4" svg:d="M14792 13783h3235v-3358" svg:viewBox="0 0 3236 3359">
          <text:p/>
        </draw:connector>
        <draw:connector draw:style-name="gr70" draw:text-style-name="P62" draw:layer="layout" svg:x1="20.296cm" svg:y1="8.548cm" svg:x2="22.041cm" svg:y2="8.549cm" draw:start-shape="id110" draw:start-glue-point="1" draw:end-shape="id111" draw:end-glue-point="3" svg:d="M20296 8548h898v1h847" svg:viewBox="0 0 1746 2">
          <text:p/>
        </draw:connector>
        <draw:frame draw:style-name="gr232" draw:text-style-name="P58" xml:id="id111" draw:id="id111" draw:layer="layout" svg:width="2.229cm" svg:height="1.187cm" svg:x="22.041cm" svg:y="7.956cm">
          <draw:text-box>
            <text:p><text:span text:style-name="T11">result</text:span></text:p>
          </draw:text-box>
        </draw:frame>
        <draw:custom-shape draw:style-name="gr233" draw:text-style-name="P61" xml:id="id112" draw:id="id112" draw:layer="layout" svg:width="1.632cm" svg:height="2.032cm" svg:x="18.648cm" svg:y="12.764cm">
          <text:p text:style-name="P3"><text:span text:style-name="T11">valid </text:span></text:p>
          <text:p text:style-name="P3"><text:span text:style-name="T11">logic</text:span></text:p>
          <draw:enhanced-geometry svg:viewBox="0 0 21600 21600" draw:type="rectangle" draw:enhanced-path="M 0 0 L 21600 0 21600 21600 0 21600 0 0 Z N"/>
        </draw:custom-shape>
        <draw:connector draw:style-name="gr70" draw:text-style-name="P62" draw:layer="layout" svg:x1="14.792cm" svg:y1="13.783cm" svg:x2="18.648cm" svg:y2="13.78cm" draw:start-shape="id109" draw:start-glue-point="1" draw:end-shape="id112" draw:end-glue-point="3" svg:d="M14792 13783h1928v-3h1928" svg:viewBox="0 0 3857 4">
          <text:p/>
        </draw:connector>
        <draw:connector draw:style-name="gr70" draw:text-style-name="P62" draw:layer="layout" draw:line-skew="-0.653cm" svg:x1="20.28cm" svg:y1="13.78cm" svg:x2="22.042cm" svg:y2="9.55cm" draw:start-shape="id112" draw:start-glue-point="1" draw:end-shape="id113" draw:end-glue-point="3" svg:d="M20280 13780h254v-4230h1508" svg:viewBox="0 0 1763 4231">
          <text:p/>
        </draw:connector>
        <draw:frame draw:style-name="gr234" draw:text-style-name="P58" xml:id="id113" draw:id="id113" draw:layer="layout" svg:width="1.958cm" svg:height="1.187cm" svg:x="22.042cm" svg:y="8.957cm">
          <draw:text-box>
            <text:p><text:span text:style-name="T11">valid</text:span></text:p>
          </draw:text-box>
        </draw:frame>
        <draw:frame draw:style-name="gr235" draw:text-style-name="P58" draw:layer="layout" svg:width="2.161cm" svg:height="1.187cm" svg:x="6.572cm" svg:y="5.058cm">
          <draw:text-box>
            <text:p><text:span text:style-name="T11">MVM</text:span></text:p>
          </draw:text-box>
        </draw:frame>
        <draw:frame draw:style-name="gr9" draw:text-style-name="P63" draw:layer="layout" svg:width="21.606cm" svg:height="4.619cm" svg:x="3.032cm" svg:y="16.256cm">
          <draw:text-box>
            <text:p text:style-name="P51"><text:span text:style-name="T6">The matrix vector multiplication module receives a vector and a matrix and computes their product. The MVM creates a TILING_ROW vector MAC units that dot multiply and sum two vectors, and feeds them the vector and rows of the matrix. Result buffer stores the outputs of MACs in the appropriate addresses. The TILING_COL parameter controls the number of multipliers in the vector MAC modules. The total number of multipliers is TILING_COL*TILING_ROW.</text:span></text:p>
          </draw:text-box>
        </draw:frame>
        <draw:custom-shape draw:style-name="gr236" draw:text-style-name="P61" draw:layer="layout" svg:width="1.016cm" svg:height="1.27cm" svg:x="6.818cm" svg:y="11.43cm">
          <text:p text:style-name="P3"><text:span text:style-name="T11">T</text:span></text:p>
          <draw:enhanced-geometry svg:viewBox="0 0 21600 21600" draw:type="rectangle" draw:enhanced-path="M 0 0 L 21600 0 21600 21600 0 21600 0 0 Z N"/>
        </draw:custom-shape>
        <draw:measure draw:style-name="gr237" draw:text-style-name="P64" draw:layer="measurelines" svg:x1="17.064cm" svg:y1="14.432cm" svg:x2="9.698cm" svg:y2="14.432cm">
          <text:p text:style-name="P8"><text:span text:style-name="T8">TILING_ROW</text:span></text:p>
        </draw:measure>
        <draw:connector draw:style-name="gr5" draw:text-style-name="P5" draw:layer="layout" svg:x1="6.179cm" svg:y1="8.556cm" svg:x2="9.528cm" svg:y2="6.953cm" draw:start-shape="id114" draw:start-glue-point="1" draw:end-shape="id106" draw:end-glue-point="3" svg:d="M6179 8556h1649v-1603h1700" svg:viewBox="0 0 3350 1604">
          <text:p/>
        </draw:connector>
        <draw:connector draw:style-name="gr5" draw:text-style-name="P5" draw:layer="layout" svg:x1="6.179cm" svg:y1="8.556cm" svg:x2="10.728cm" svg:y2="8.553cm" draw:start-shape="id114" draw:start-glue-point="1" draw:end-shape="id107" draw:end-glue-point="3" svg:d="M6179 8556h2249v-3h2300" svg:viewBox="0 0 4550 4">
          <text:p/>
        </draw:connector>
        <draw:connector draw:style-name="gr5" draw:text-style-name="P5" draw:layer="layout" draw:line-skew="-1.201cm" svg:x1="6.179cm" svg:y1="8.556cm" svg:x2="11.928cm" svg:y2="10.153cm" draw:start-shape="id114" draw:start-glue-point="1" draw:end-shape="id108" draw:end-glue-point="3" svg:d="M6179 8556h1648v1597h4101" svg:viewBox="0 0 5750 1598">
          <text:p/>
        </draw:connector>
        <presentation:notes draw:style-name="dp2">
          <draw:page-thumbnail draw:style-name="gr1" draw:layer="layout" svg:width="13.968cm" svg:height="10.476cm" svg:x="3.81cm" svg:y="2.123cm" draw:page-number="29" presentation:class="page"/>
          <draw:frame presentation:style-name="pr2"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frame presentation:style-name="pr1" draw:layer="layout" svg:width="25.199cm" svg:height="3.506cm" svg:x="1.4cm" svg:y="0.837cm" presentation:class="title">
          <draw:text-box>
            <text:p>Matrix vector multiplication</text:p>
          </draw:text-box>
        </draw:frame>
        <draw:custom-shape draw:style-name="gr238" draw:text-style-name="P65" draw:layer="layout" svg:width="3.048cm" svg:height="1.016cm" svg:x="2.492cm" svg:y="7.112cm">
          <text:p text:style-name="P3">Vector</text:p>
          <draw:enhanced-geometry svg:viewBox="0 0 21600 21600" draw:mirror-horizontal="false" draw:mirror-vertical="false" draw:type="rectangle" draw:enhanced-path="M 0 0 L 21600 0 21600 21600 0 21600 0 0 Z N"/>
        </draw:custom-shape>
        <draw:custom-shape draw:style-name="gr239" draw:text-style-name="P3" draw:layer="layout" svg:width="6.858cm" svg:height="3.048cm" svg:x="6.35cm" svg:y="6.096cm">
          <text:p text:style-name="P3">Matrix</text:p>
          <draw:enhanced-geometry svg:viewBox="0 0 21600 21600" draw:type="rectangle" draw:enhanced-path="M 0 0 L 21600 0 21600 21600 0 21600 0 0 Z N"/>
        </draw:custom-shape>
        <draw:custom-shape draw:style-name="gr240" draw:text-style-name="P3" draw:layer="layout" svg:width="6.858cm" svg:height="1.016cm" svg:x="14.478cm" svg:y="7.112cm">
          <text:p text:style-name="P3">Result vector</text:p>
          <draw:enhanced-geometry svg:viewBox="0 0 21600 21600" draw:type="rectangle" draw:enhanced-path="M 0 0 L 21600 0 21600 21600 0 21600 0 0 Z N"/>
        </draw:custom-shape>
        <draw:frame draw:style-name="gr148" draw:text-style-name="P11" draw:layer="layout" svg:width="0.887cm" svg:height="1.187cm" svg:x="13.462cm" svg:y="6.941cm">
          <draw:text-box>
            <text:p>=</text:p>
          </draw:text-box>
        </draw:frame>
        <draw:frame draw:style-name="gr241" draw:text-style-name="P11" draw:layer="layout" svg:width="0.82cm" svg:height="1.187cm" svg:x="5.588cm" svg:y="7.112cm">
          <draw:text-box>
            <text:p>*</text:p>
          </draw:text-box>
        </draw:frame>
        <draw:custom-shape draw:style-name="gr238" draw:text-style-name="P65" draw:layer="layout" svg:width="3.048cm" svg:height="1.016cm" svg:x="2.492cm" svg:y="15.113cm">
          <text:p text:style-name="P3">Vector</text:p>
          <draw:enhanced-geometry svg:viewBox="0 0 21600 21600" draw:mirror-horizontal="false" draw:mirror-vertical="false" draw:type="rectangle" draw:enhanced-path="M 0 0 L 21600 0 21600 21600 0 21600 0 0 Z N"/>
        </draw:custom-shape>
        <draw:custom-shape draw:style-name="gr239" draw:text-style-name="P3" draw:layer="layout" svg:width="6.858cm" svg:height="3.048cm" draw:transform="rotate (-1.5707963267949) translate (9.398cm 12.192cm)">
          <text:p text:style-name="P3">Matrix</text:p>
          <text:p text:style-name="P3">transpose</text:p>
          <draw:enhanced-geometry svg:viewBox="0 0 21600 21600" draw:type="rectangle" draw:enhanced-path="M 0 0 L 21600 0 21600 21600 0 21600 0 0 Z N"/>
        </draw:custom-shape>
        <draw:custom-shape draw:style-name="gr240" draw:text-style-name="P3" draw:layer="layout" svg:width="6.858cm" svg:height="1.016cm" svg:x="10.414cm" svg:y="15.113cm">
          <text:p text:style-name="P3">Result vector</text:p>
          <draw:enhanced-geometry svg:viewBox="0 0 21600 21600" draw:type="rectangle" draw:enhanced-path="M 0 0 L 21600 0 21600 21600 0 21600 0 0 Z N"/>
        </draw:custom-shape>
        <draw:frame draw:style-name="gr148" draw:text-style-name="P11" draw:layer="layout" svg:width="0.887cm" svg:height="1.187cm" svg:x="9.398cm" svg:y="14.942cm">
          <draw:text-box>
            <text:p>=</text:p>
          </draw:text-box>
        </draw:frame>
        <draw:frame draw:style-name="gr242" draw:text-style-name="P11" draw:layer="layout" svg:width="0.68cm" svg:height="1.187cm" svg:x="5.588cm" svg:y="14.813cm">
          <draw:text-box>
            <text:p>.</text:p>
          </draw:text-box>
        </draw:frame>
        <draw:custom-shape draw:style-name="gr243" draw:text-style-name="P65" draw:layer="layout" svg:width="1.016cm" svg:height="3.048cm" svg:x="6.35cm" svg:y="6.096cm">
          <text:p/>
          <draw:enhanced-geometry svg:viewBox="0 0 21600 21600" draw:type="rectangle" draw:enhanced-path="M 0 0 L 21600 0 21600 21600 0 21600 0 0 Z N"/>
        </draw:custom-shape>
        <draw:custom-shape draw:style-name="gr244" draw:text-style-name="P65" draw:layer="layout" svg:width="1.016cm" svg:height="1.016cm" svg:x="14.478cm" svg:y="7.112cm">
          <text:p/>
          <draw:enhanced-geometry svg:viewBox="0 0 21600 21600" draw:type="rectangle" draw:enhanced-path="M 0 0 L 21600 0 21600 21600 0 21600 0 0 Z N"/>
        </draw:custom-shape>
        <draw:custom-shape draw:style-name="gr245" draw:text-style-name="P65" draw:layer="layout" svg:width="3.048cm" svg:height="0.889cm" svg:x="6.35cm" svg:y="12.192cm">
          <text:p/>
          <draw:enhanced-geometry svg:viewBox="0 0 21600 21600" draw:type="rectangle" draw:enhanced-path="M 0 0 L 21600 0 21600 21600 0 21600 0 0 Z N"/>
        </draw:custom-shape>
        <draw:custom-shape draw:style-name="gr244" draw:text-style-name="P65" draw:layer="layout" svg:width="1.016cm" svg:height="1.016cm" svg:x="10.414cm" svg:y="15.113cm">
          <text:p/>
          <draw:enhanced-geometry svg:viewBox="0 0 21600 21600" draw:type="rectangle" draw:enhanced-path="M 0 0 L 21600 0 21600 21600 0 21600 0 0 Z N"/>
        </draw:custom-shape>
        <draw:frame draw:style-name="gr218" draw:text-style-name="P66" draw:layer="layout" svg:width="6.858cm" svg:height="9.611cm" svg:x="18.796cm" svg:y="9.906cm">
          <draw:text-box>
            <text:p text:style-name="P51">By transposing the matrix, we can perform the matrix vector multiplication by using a vector dot product on the matrix rows. The pink blocks in the image show an example. </text:p>
          </draw:text-box>
        </draw:frame>
        <draw:frame draw:style-name="gr246" draw:text-style-name="P67" draw:layer="layout" svg:width="3.81cm" svg:height="1.703cm" svg:x="6.628cm" svg:y="9.606cm">
          <draw:text-box>
            <text:p><text:span text:style-name="T12">&lt;=&gt;</text:span></text:p>
          </draw:text-box>
        </draw:frame>
        <presentation:notes draw:style-name="dp2">
          <draw:page-thumbnail draw:style-name="gr1" draw:layer="layout" svg:width="13.968cm" svg:height="10.476cm" svg:x="3.81cm" svg:y="2.123cm" draw:page-number="30" presentation:class="page"/>
          <draw:frame presentation:style-name="pr2"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197" draw:text-style-name="P48" draw:layer="layout" svg:width="17.226cm" svg:height="13.624cm" svg:x="4.903cm" svg:y="4.426cm">
          <text:p/>
          <draw:enhanced-geometry svg:viewBox="0 0 21600 21600" draw:type="rectangle" draw:enhanced-path="M 0 0 L 21600 0 21600 21600 0 21600 0 0 Z N"/>
        </draw:custom-shape>
        <draw:custom-shape draw:style-name="gr198" draw:text-style-name="P15" xml:id="id117" draw:id="id117"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5" xml:id="id118" draw:id="id118"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5" xml:id="id120" draw:id="id120"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5" xml:id="id121" draw:id="id121"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5" xml:id="id116" draw:id="id116"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5" xml:id="id119" draw:id="id119"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9" draw:text-style-name="P15" xml:id="id115" draw:id="id115" draw:layer="layout" svg:width="2.54cm" svg:height="0.762cm" svg:x="12.683cm" svg:y="15.588cm">
          <text:p text:style-name="P3">counter</text:p>
          <draw:enhanced-geometry svg:viewBox="0 0 21600 21600" draw:type="rectangle" draw:enhanced-path="M 0 0 L 21600 0 21600 21600 0 21600 0 0 Z N"/>
        </draw:custom-shape>
        <draw:custom-shape draw:style-name="gr97" draw:text-style-name="P15" xml:id="id123" draw:id="id123" draw:layer="layout" svg:width="0.762cm" svg:height="0.762cm" svg:x="9.215cm" svg:y="15.588cm">
          <text:p text:style-name="P3">+1</text:p>
          <draw:enhanced-geometry svg:viewBox="0 0 21600 21600" draw:type="rectangle" draw:enhanced-path="M 0 0 L 21600 0 21600 21600 0 21600 0 0 Z N"/>
        </draw:custom-shape>
        <draw:custom-shape draw:style-name="gr97" draw:text-style-name="P15" xml:id="id122" draw:id="id122"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124" draw:id="id124" draw:layer="layout" svg:x1="12.683cm" svg:y1="15.969cm" svg:x2="11.005cm" svg:y2="14.341cm" draw:start-shape="id115" draw:start-glue-point="3" draw:end-shape="id116" draw:end-glue-point="5" svg:d="M12683 15969h-1678v-1628" svg:viewBox="0 0 1679 1629">
          <text:p/>
        </draw:connector>
        <draw:connector draw:style-name="gr70" draw:text-style-name="P18" draw:layer="layout" svg:x1="8.205cm" svg:y1="7.325cm" svg:x2="8.205cm" svg:y2="6.84cm" draw:start-shape="id117" draw:start-glue-point="7" draw:end-shape="id118" draw:end-glue-point="5" svg:d="M8205 7325v-485" svg:viewBox="0 0 1 486">
          <text:p/>
        </draw:connector>
        <draw:connector draw:style-name="gr70" draw:text-style-name="P18" draw:layer="layout" svg:x1="11.005cm" svg:y1="13.325cm" svg:x2="11.005cm" svg:y2="12.84cm" draw:start-shape="id116" draw:start-glue-point="7" draw:end-shape="id119" draw:end-glue-point="5" svg:d="M11005 13325v-485" svg:viewBox="0 0 1 486">
          <text:p/>
        </draw:connector>
        <draw:connector draw:style-name="gr70" draw:text-style-name="P18" draw:layer="layout" svg:x1="9.605cm" svg:y1="10.324cm" svg:x2="9.605cm" svg:y2="9.839cm" draw:start-shape="id120" draw:start-glue-point="7" draw:end-shape="id121" draw:end-glue-point="5" svg:d="M9605 10324v-485" svg:viewBox="0 0 1 486">
          <text:p/>
        </draw:connector>
        <draw:connector draw:style-name="gr5" draw:text-style-name="P5" draw:layer="layout" svg:x1="8.218cm" svg:y1="15.588cm" svg:x2="8.205cm" svg:y2="8.341cm" draw:start-shape="id122" draw:start-glue-point="0" draw:end-shape="id117" draw:end-glue-point="5" svg:d="M8218 15588v-3560h-13v-3687" svg:viewBox="0 0 14 7248">
          <text:p/>
        </draw:connector>
        <draw:connector draw:style-name="gr5" draw:text-style-name="P5" draw:layer="layout" svg:x1="9.596cm" svg:y1="15.588cm" svg:x2="9.605cm" svg:y2="11.34cm" draw:start-shape="id123" draw:start-glue-point="0" draw:end-shape="id120" draw:end-glue-point="5" svg:d="M9596 15588v-2060h9v-2188" svg:viewBox="0 0 10 4249">
          <text:p/>
        </draw:connector>
        <draw:connector draw:style-name="gr5" draw:text-style-name="P5" draw:layer="layout" svg:x1="11.005cm" svg:y1="15.969cm" svg:x2="9.977cm" svg:y2="15.969cm" draw:start-shape="id124" draw:start-glue-point="0" draw:end-shape="id123" draw:end-glue-point="1" svg:d="M11005 15969h-1028" svg:viewBox="0 0 1029 1">
          <text:p/>
        </draw:connector>
        <draw:connector draw:style-name="gr5" draw:text-style-name="P5" draw:layer="layout" svg:x1="9.215cm" svg:y1="15.969cm" svg:x2="8.599cm" svg:y2="15.969cm" draw:start-shape="id123" draw:start-glue-point="3" draw:end-shape="id122" draw:end-glue-point="1" svg:d="M9215 15969h-616" svg:viewBox="0 0 617 1">
          <text:p/>
        </draw:connector>
        <draw:measure draw:style-name="gr200" draw:text-style-name="P9" draw:layer="layout" svg:x1="7.697cm" svg:y1="17.988cm" svg:x2="11.207cm" svg:y2="17.987cm">
          <text:p text:style-name="P55"><text:span text:style-name="T8"><text:measure text:kind="gap"/></text:span><text:span text:style-name="T8">TILING</text:span></text:p>
        </draw:measure>
        <draw:custom-shape draw:style-name="gr201" draw:text-style-name="P15" xml:id="id125" draw:id="id125" draw:layer="layout" svg:width="1.016cm" svg:height="2.286cm" svg:x="8.921cm" svg:y="5.95cm">
          <text:p text:style-name="P3">*</text:p>
          <draw:enhanced-geometry svg:viewBox="0 0 21600 21600" draw:type="rectangle" draw:enhanced-path="M 0 0 L 21600 0 21600 21600 0 21600 0 0 Z N"/>
        </draw:custom-shape>
        <draw:custom-shape draw:style-name="gr201" draw:text-style-name="P15" xml:id="id126" draw:id="id126" draw:layer="layout" svg:width="1.016cm" svg:height="2.286cm" svg:x="10.321cm" svg:y="8.95cm">
          <text:p text:style-name="P3">*</text:p>
          <draw:enhanced-geometry svg:viewBox="0 0 21600 21600" draw:type="rectangle" draw:enhanced-path="M 0 0 L 21600 0 21600 21600 0 21600 0 0 Z N"/>
        </draw:custom-shape>
        <draw:custom-shape draw:style-name="gr201" draw:text-style-name="P15" xml:id="id127" draw:id="id127"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118" draw:start-glue-point="6" draw:end-shape="id125" draw:end-glue-point="3" svg:d="M8459 6332h232v761h230" svg:viewBox="0 0 463 762">
          <text:p/>
        </draw:connector>
        <draw:connector draw:style-name="gr5" draw:text-style-name="P5" draw:layer="layout" svg:x1="8.459cm" svg:y1="7.833cm" svg:x2="8.921cm" svg:y2="7.093cm" draw:start-shape="id117" draw:start-glue-point="6" draw:end-shape="id125" draw:end-glue-point="3" svg:d="M8459 7833h232v-740h230" svg:viewBox="0 0 463 741">
          <text:p/>
        </draw:connector>
        <draw:connector draw:style-name="gr5" draw:text-style-name="P5" draw:layer="layout" svg:x1="9.859cm" svg:y1="9.331cm" svg:x2="10.321cm" svg:y2="10.093cm" draw:start-shape="id121" draw:start-glue-point="6" draw:end-shape="id126" draw:end-glue-point="3" svg:d="M9859 9331h232v762h230" svg:viewBox="0 0 463 763">
          <text:p/>
        </draw:connector>
        <draw:connector draw:style-name="gr5" draw:text-style-name="P5" draw:layer="layout" svg:x1="9.859cm" svg:y1="10.832cm" svg:x2="10.321cm" svg:y2="10.093cm" draw:start-shape="id120" draw:start-glue-point="6" draw:end-shape="id126" draw:end-glue-point="3" svg:d="M9859 10832h232v-739h230" svg:viewBox="0 0 463 740">
          <text:p/>
        </draw:connector>
        <draw:connector draw:style-name="gr5" draw:text-style-name="P5" draw:layer="layout" svg:x1="11.259cm" svg:y1="12.332cm" svg:x2="11.821cm" svg:y2="13.093cm" draw:start-shape="id119" draw:start-glue-point="6" draw:end-shape="id127" draw:end-glue-point="3" svg:d="M11259 12332h282v761h280" svg:viewBox="0 0 563 762">
          <text:p/>
        </draw:connector>
        <draw:connector draw:style-name="gr5" draw:text-style-name="P5" draw:layer="layout" svg:x1="11.259cm" svg:y1="13.833cm" svg:x2="11.821cm" svg:y2="13.093cm" draw:start-shape="id116" draw:start-glue-point="6" draw:end-shape="id127" draw:end-glue-point="3" svg:d="M11259 13833h282v-740h280" svg:viewBox="0 0 563 741">
          <text:p/>
        </draw:connector>
        <draw:custom-shape draw:style-name="gr247" draw:text-style-name="P15" xml:id="id132" draw:id="id132"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128" draw:id="id128" draw:layer="layout" svg:x1="2.797cm" svg:y1="15.211cm" svg:x2="4.914cm" svg:y2="15.211cm" svg:d="M2797 15211h2117" svg:viewBox="0 0 2118 1">
          <text:p/>
        </draw:connector>
        <draw:connector draw:style-name="gr5" draw:text-style-name="P5" draw:layer="layout" svg:x1="4.914cm" svg:y1="15.211cm" svg:x2="7.951cm" svg:y2="7.833cm" draw:start-shape="id128" draw:start-glue-point="3" draw:end-shape="id117" draw:end-glue-point="4" svg:d="M4914 15211h1493v-7378h1544" svg:viewBox="0 0 3038 7379">
          <text:p/>
        </draw:connector>
        <draw:connector draw:style-name="gr5" draw:text-style-name="P5" draw:layer="layout" svg:x1="6.398cm" svg:y1="10.83cm" svg:x2="9.351cm" svg:y2="10.832cm" draw:end-shape="id120" draw:end-glue-point="4" svg:d="M6398 10830h1201v2h1752" svg:viewBox="0 0 2954 3">
          <text:p/>
        </draw:connector>
        <draw:connector draw:style-name="gr5" draw:text-style-name="P5" draw:layer="layout" svg:x1="6.382cm" svg:y1="13.842cm" svg:x2="10.751cm" svg:y2="13.833cm" draw:end-shape="id116" draw:end-glue-point="4" svg:d="M6382 13842h1909v-9h2460" svg:viewBox="0 0 4370 10">
          <text:p/>
        </draw:connector>
        <draw:connector draw:style-name="gr5" draw:text-style-name="P5" xml:id="id129" draw:id="id129"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129" draw:start-glue-point="3" draw:end-shape="id118" draw:end-glue-point="4" svg:d="M4911 14277h454v-7945h2586" svg:viewBox="0 0 3041 7946">
          <text:p/>
        </draw:connector>
        <draw:connector draw:style-name="gr5" draw:text-style-name="P5" draw:layer="layout" svg:x1="5.343cm" svg:y1="9.326cm" svg:x2="9.351cm" svg:y2="9.331cm" draw:end-shape="id121" svg:d="M5343 9326h1729v5h2279" svg:viewBox="0 0 4009 6">
          <text:p/>
        </draw:connector>
        <draw:connector draw:style-name="gr5" draw:text-style-name="P5" draw:layer="layout" svg:x1="5.386cm" svg:y1="12.332cm" svg:x2="10.751cm" svg:y2="12.332cm" draw:end-shape="id119" draw:end-glue-point="4" svg:d="M5386 12332h5365" svg:viewBox="0 0 5366 1">
          <text:p/>
        </draw:connector>
        <draw:frame draw:style-name="gr203" draw:text-style-name="P11" draw:layer="layout" svg:width="0.853cm" svg:height="1.187cm" svg:x="2.825cm" svg:y="13.145cm">
          <draw:text-box>
            <text:p>a</text:p>
          </draw:text-box>
        </draw:frame>
        <draw:frame draw:style-name="gr203" draw:text-style-name="P11" draw:layer="layout" svg:width="0.853cm" svg:height="1.187cm" svg:x="2.826cm" svg:y="14.146cm">
          <draw:text-box>
            <text:p>b</text:p>
          </draw:text-box>
        </draw:frame>
        <draw:custom-shape draw:style-name="gr204" draw:text-style-name="P15" xml:id="id130" draw:id="id130"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203" draw:text-style-name="P11" xml:id="id133" draw:id="id133" draw:layer="layout" svg:width="3.556cm" svg:height="1.187cm" svg:x="22.983cm" svg:y="8.914cm">
          <draw:text-box>
            <text:p>result</text:p>
          </draw:text-box>
        </draw:frame>
        <draw:frame draw:style-name="gr206" draw:text-style-name="P11" draw:layer="layout" svg:width="5.231cm" svg:height="1.187cm" svg:x="4.96cm" svg:y="4.426cm">
          <draw:text-box>
            <text:p>Tiled vector add</text:p>
          </draw:text-box>
        </draw:frame>
        <draw:frame draw:style-name="gr203" draw:text-style-name="P11" xml:id="id131" draw:id="id131" draw:layer="layout" svg:width="3.556cm" svg:height="1.187cm" svg:x="22.983cm" svg:y="15.375cm">
          <draw:text-box>
            <text:p>valid</text:p>
          </draw:text-box>
        </draw:frame>
        <draw:connector draw:style-name="gr70" draw:text-style-name="P62" draw:layer="layout" svg:x1="15.223cm" svg:y1="15.969cm" svg:x2="19.096cm" svg:y2="15.969cm" draw:start-shape="id115" draw:start-glue-point="1" draw:end-shape="id130" draw:end-glue-point="3" svg:d="M15223 15969h3873" svg:viewBox="0 0 3874 1">
          <text:p/>
        </draw:connector>
        <draw:connector draw:style-name="gr70" draw:text-style-name="P62" draw:layer="layout" svg:x1="21.382cm" svg:y1="15.969cm" svg:x2="22.983cm" svg:y2="15.968cm" draw:start-shape="id130" draw:end-shape="id131" svg:d="M21382 15969h826v-1h775" svg:viewBox="0 0 1602 2">
          <text:p/>
        </draw:connector>
        <draw:connector draw:style-name="gr70" draw:text-style-name="P62" draw:layer="layout" svg:x1="21.367cm" svg:y1="9.506cm" svg:x2="22.983cm" svg:y2="9.507cm" draw:start-shape="id132" draw:start-glue-point="1" draw:end-shape="id133" draw:end-glue-point="3" svg:d="M21367 9506h833v1h783" svg:viewBox="0 0 1617 2">
          <text:p/>
        </draw:connector>
        <draw:connector draw:style-name="gr70" draw:text-style-name="P62" draw:layer="layout" svg:x1="15.223cm" svg:y1="15.969cm" svg:x2="17.781cm" svg:y2="10.522cm" draw:start-shape="id115" draw:start-glue-point="1" draw:end-shape="id132" draw:end-glue-point="4" svg:d="M15223 15969h2558v-5447" svg:viewBox="0 0 2559 5448">
          <text:p/>
        </draw:connector>
        <draw:custom-shape draw:style-name="gr248" draw:text-style-name="P61" xml:id="id134" draw:id="id134" draw:layer="layout" svg:width="1.507cm" svg:height="1.632cm" svg:x="15.003cm" svg:y="8.69cm">
          <text:p text:style-name="P3"><text:span text:style-name="T11">+</text:span></text:p>
          <draw:enhanced-geometry svg:viewBox="0 0 21600 21600" draw:type="rectangle" draw:enhanced-path="M 0 0 L 21600 0 21600 21600 0 21600 0 0 Z N"/>
        </draw:custom-shape>
        <draw:connector draw:style-name="gr70" draw:text-style-name="P62" draw:layer="layout" svg:x1="16.51cm" svg:y1="9.506cm" svg:x2="17.018cm" svg:y2="9.506cm" draw:start-shape="id134" draw:start-glue-point="1" draw:end-shape="id132" draw:end-glue-point="3" svg:d="M16510 9506h508" svg:viewBox="0 0 509 1">
          <text:p/>
        </draw:connector>
        <draw:frame draw:style-name="gr36" draw:text-style-name="P58" draw:layer="layout" svg:width="22.098cm" svg:height="2.123cm" svg:x="3.302cm" svg:y="18.25cm">
          <draw:text-box>
            <text:p>Vector MAC unit computes the sum of a dot product of two vectors.</text:p>
            <text:p>The TILING parameter controls the number of multipliers in the module</text:p>
          </draw:text-box>
        </draw:frame>
        <presentation:notes draw:style-name="dp2">
          <draw:page-thumbnail draw:style-name="gr1" draw:layer="layout" svg:width="13.968cm" svg:height="10.476cm" svg:x="3.81cm" svg:y="2.123cm" draw:page-number="31" presentation:class="page"/>
          <draw:frame presentation:style-name="pr2"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197" draw:text-style-name="P48" draw:layer="layout" svg:width="17.226cm" svg:height="13.624cm" svg:x="4.903cm" svg:y="4.426cm">
          <text:p/>
          <draw:enhanced-geometry svg:viewBox="0 0 21600 21600" draw:type="rectangle" draw:enhanced-path="M 0 0 L 21600 0 21600 21600 0 21600 0 0 Z N"/>
        </draw:custom-shape>
        <draw:custom-shape draw:style-name="gr198" draw:text-style-name="P15" xml:id="id137" draw:id="id137"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5" xml:id="id138" draw:id="id138"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5" xml:id="id140" draw:id="id140"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5" xml:id="id141" draw:id="id141"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5" xml:id="id136" draw:id="id136"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5" xml:id="id139" draw:id="id139"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9" draw:text-style-name="P15" xml:id="id135" draw:id="id135" draw:layer="layout" svg:width="2.54cm" svg:height="0.762cm" svg:x="12.683cm" svg:y="15.588cm">
          <text:p text:style-name="P3">counter</text:p>
          <draw:enhanced-geometry svg:viewBox="0 0 21600 21600" draw:type="rectangle" draw:enhanced-path="M 0 0 L 21600 0 21600 21600 0 21600 0 0 Z N"/>
        </draw:custom-shape>
        <draw:custom-shape draw:style-name="gr97" draw:text-style-name="P15" xml:id="id143" draw:id="id143" draw:layer="layout" svg:width="0.762cm" svg:height="0.762cm" svg:x="9.215cm" svg:y="15.588cm">
          <text:p text:style-name="P3">+1</text:p>
          <draw:enhanced-geometry svg:viewBox="0 0 21600 21600" draw:type="rectangle" draw:enhanced-path="M 0 0 L 21600 0 21600 21600 0 21600 0 0 Z N"/>
        </draw:custom-shape>
        <draw:custom-shape draw:style-name="gr97" draw:text-style-name="P15" xml:id="id142" draw:id="id142"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144" draw:id="id144" draw:layer="layout" svg:x1="12.683cm" svg:y1="15.969cm" svg:x2="11.005cm" svg:y2="14.341cm" draw:start-shape="id135" draw:start-glue-point="3" draw:end-shape="id136" draw:end-glue-point="5" svg:d="M12683 15969h-1678v-1628" svg:viewBox="0 0 1679 1629">
          <text:p/>
        </draw:connector>
        <draw:connector draw:style-name="gr70" draw:text-style-name="P18" draw:layer="layout" svg:x1="8.205cm" svg:y1="7.325cm" svg:x2="8.205cm" svg:y2="6.84cm" draw:start-shape="id137" draw:start-glue-point="7" draw:end-shape="id138" draw:end-glue-point="5" svg:d="M8205 7325v-485" svg:viewBox="0 0 1 486">
          <text:p/>
        </draw:connector>
        <draw:connector draw:style-name="gr70" draw:text-style-name="P18" draw:layer="layout" svg:x1="11.005cm" svg:y1="13.325cm" svg:x2="11.005cm" svg:y2="12.84cm" draw:start-shape="id136" draw:start-glue-point="7" draw:end-shape="id139" draw:end-glue-point="5" svg:d="M11005 13325v-485" svg:viewBox="0 0 1 486">
          <text:p/>
        </draw:connector>
        <draw:connector draw:style-name="gr70" draw:text-style-name="P18" draw:layer="layout" svg:x1="9.605cm" svg:y1="10.324cm" svg:x2="9.605cm" svg:y2="9.839cm" draw:start-shape="id140" draw:start-glue-point="7" draw:end-shape="id141" draw:end-glue-point="5" svg:d="M9605 10324v-485" svg:viewBox="0 0 1 486">
          <text:p/>
        </draw:connector>
        <draw:connector draw:style-name="gr5" draw:text-style-name="P5" draw:layer="layout" svg:x1="8.218cm" svg:y1="15.588cm" svg:x2="8.205cm" svg:y2="8.341cm" draw:start-shape="id142" draw:start-glue-point="0" draw:end-shape="id137" draw:end-glue-point="5" svg:d="M8218 15588v-3560h-13v-3687" svg:viewBox="0 0 14 7248">
          <text:p/>
        </draw:connector>
        <draw:connector draw:style-name="gr5" draw:text-style-name="P5" draw:layer="layout" svg:x1="9.596cm" svg:y1="15.588cm" svg:x2="9.605cm" svg:y2="11.34cm" draw:start-shape="id143" draw:start-glue-point="0" draw:end-shape="id140" draw:end-glue-point="5" svg:d="M9596 15588v-2060h9v-2188" svg:viewBox="0 0 10 4249">
          <text:p/>
        </draw:connector>
        <draw:connector draw:style-name="gr5" draw:text-style-name="P5" draw:layer="layout" svg:x1="11.005cm" svg:y1="15.969cm" svg:x2="9.977cm" svg:y2="15.969cm" draw:start-shape="id144" draw:start-glue-point="0" draw:end-shape="id143" draw:end-glue-point="1" svg:d="M11005 15969h-1028" svg:viewBox="0 0 1029 1">
          <text:p/>
        </draw:connector>
        <draw:connector draw:style-name="gr5" draw:text-style-name="P5" draw:layer="layout" svg:x1="9.215cm" svg:y1="15.969cm" svg:x2="8.599cm" svg:y2="15.969cm" draw:start-shape="id143" draw:start-glue-point="3" draw:end-shape="id142" draw:end-glue-point="1" svg:d="M9215 15969h-616" svg:viewBox="0 0 617 1">
          <text:p/>
        </draw:connector>
        <draw:measure draw:style-name="gr200" draw:text-style-name="P9" draw:layer="layout" svg:x1="7.697cm" svg:y1="17.988cm" svg:x2="11.207cm" svg:y2="17.987cm">
          <text:p text:style-name="P55"><text:span text:style-name="T8"><text:measure text:kind="gap"/></text:span><text:span text:style-name="T8">TILING</text:span></text:p>
        </draw:measure>
        <draw:custom-shape draw:style-name="gr201" draw:text-style-name="P15" xml:id="id145" draw:id="id145" draw:layer="layout" svg:width="1.016cm" svg:height="2.286cm" svg:x="8.921cm" svg:y="5.95cm">
          <text:p text:style-name="P3">*</text:p>
          <draw:enhanced-geometry svg:viewBox="0 0 21600 21600" draw:type="rectangle" draw:enhanced-path="M 0 0 L 21600 0 21600 21600 0 21600 0 0 Z N"/>
        </draw:custom-shape>
        <draw:custom-shape draw:style-name="gr201" draw:text-style-name="P15" xml:id="id146" draw:id="id146" draw:layer="layout" svg:width="1.016cm" svg:height="2.286cm" svg:x="10.321cm" svg:y="8.95cm">
          <text:p text:style-name="P3">*</text:p>
          <draw:enhanced-geometry svg:viewBox="0 0 21600 21600" draw:type="rectangle" draw:enhanced-path="M 0 0 L 21600 0 21600 21600 0 21600 0 0 Z N"/>
        </draw:custom-shape>
        <draw:custom-shape draw:style-name="gr201" draw:text-style-name="P15" xml:id="id147" draw:id="id147"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138" draw:start-glue-point="6" draw:end-shape="id145" draw:end-glue-point="3" svg:d="M8459 6332h232v761h230" svg:viewBox="0 0 463 762">
          <text:p/>
        </draw:connector>
        <draw:connector draw:style-name="gr5" draw:text-style-name="P5" draw:layer="layout" svg:x1="8.459cm" svg:y1="7.833cm" svg:x2="8.921cm" svg:y2="7.093cm" draw:start-shape="id137" draw:start-glue-point="6" draw:end-shape="id145" draw:end-glue-point="3" svg:d="M8459 7833h232v-740h230" svg:viewBox="0 0 463 741">
          <text:p/>
        </draw:connector>
        <draw:connector draw:style-name="gr5" draw:text-style-name="P5" draw:layer="layout" svg:x1="9.859cm" svg:y1="9.331cm" svg:x2="10.321cm" svg:y2="10.093cm" draw:start-shape="id141" draw:start-glue-point="6" draw:end-shape="id146" draw:end-glue-point="3" svg:d="M9859 9331h232v762h230" svg:viewBox="0 0 463 763">
          <text:p/>
        </draw:connector>
        <draw:connector draw:style-name="gr5" draw:text-style-name="P5" draw:layer="layout" svg:x1="9.859cm" svg:y1="10.832cm" svg:x2="10.321cm" svg:y2="10.093cm" draw:start-shape="id140" draw:start-glue-point="6" draw:end-shape="id146" draw:end-glue-point="3" svg:d="M9859 10832h232v-739h230" svg:viewBox="0 0 463 740">
          <text:p/>
        </draw:connector>
        <draw:connector draw:style-name="gr5" draw:text-style-name="P5" draw:layer="layout" svg:x1="11.259cm" svg:y1="12.332cm" svg:x2="11.821cm" svg:y2="13.093cm" draw:start-shape="id139" draw:start-glue-point="6" draw:end-shape="id147" draw:end-glue-point="3" svg:d="M11259 12332h282v761h280" svg:viewBox="0 0 563 762">
          <text:p/>
        </draw:connector>
        <draw:connector draw:style-name="gr5" draw:text-style-name="P5" draw:layer="layout" svg:x1="11.259cm" svg:y1="13.833cm" svg:x2="11.821cm" svg:y2="13.093cm" draw:start-shape="id136" draw:start-glue-point="6" draw:end-shape="id147" draw:end-glue-point="3" svg:d="M11259 13833h282v-740h280" svg:viewBox="0 0 563 741">
          <text:p/>
        </draw:connector>
        <draw:custom-shape draw:style-name="gr247" draw:text-style-name="P15" xml:id="id152" draw:id="id152"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148" draw:id="id148" draw:layer="layout" svg:x1="2.797cm" svg:y1="15.211cm" svg:x2="4.914cm" svg:y2="15.211cm" svg:d="M2797 15211h2117" svg:viewBox="0 0 2118 1">
          <text:p/>
        </draw:connector>
        <draw:connector draw:style-name="gr5" draw:text-style-name="P5" draw:layer="layout" svg:x1="4.914cm" svg:y1="15.211cm" svg:x2="7.951cm" svg:y2="7.833cm" draw:start-shape="id148" draw:start-glue-point="3" draw:end-shape="id137" draw:end-glue-point="4" svg:d="M4914 15211h1493v-7378h1544" svg:viewBox="0 0 3038 7379">
          <text:p/>
        </draw:connector>
        <draw:connector draw:style-name="gr5" draw:text-style-name="P5" draw:layer="layout" svg:x1="6.398cm" svg:y1="10.83cm" svg:x2="9.351cm" svg:y2="10.832cm" draw:end-shape="id140" draw:end-glue-point="4" svg:d="M6398 10830h1201v2h1752" svg:viewBox="0 0 2954 3">
          <text:p/>
        </draw:connector>
        <draw:connector draw:style-name="gr5" draw:text-style-name="P5" draw:layer="layout" svg:x1="6.382cm" svg:y1="13.842cm" svg:x2="10.751cm" svg:y2="13.833cm" draw:end-shape="id136" draw:end-glue-point="4" svg:d="M6382 13842h1909v-9h2460" svg:viewBox="0 0 4370 10">
          <text:p/>
        </draw:connector>
        <draw:connector draw:style-name="gr5" draw:text-style-name="P5" xml:id="id149" draw:id="id149"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149" draw:start-glue-point="3" draw:end-shape="id138" draw:end-glue-point="4" svg:d="M4911 14277h454v-7945h2586" svg:viewBox="0 0 3041 7946">
          <text:p/>
        </draw:connector>
        <draw:connector draw:style-name="gr5" draw:text-style-name="P5" draw:layer="layout" svg:x1="5.343cm" svg:y1="9.326cm" svg:x2="9.351cm" svg:y2="9.331cm" draw:end-shape="id141" svg:d="M5343 9326h1729v5h2279" svg:viewBox="0 0 4009 6">
          <text:p/>
        </draw:connector>
        <draw:connector draw:style-name="gr5" draw:text-style-name="P5" draw:layer="layout" svg:x1="5.386cm" svg:y1="12.332cm" svg:x2="10.751cm" svg:y2="12.332cm" draw:end-shape="id139" draw:end-glue-point="4" svg:d="M5386 12332h5365" svg:viewBox="0 0 5366 1">
          <text:p/>
        </draw:connector>
        <draw:frame draw:style-name="gr203" draw:text-style-name="P11" draw:layer="layout" svg:width="0.853cm" svg:height="1.187cm" svg:x="2.825cm" svg:y="13.145cm">
          <draw:text-box>
            <text:p>a</text:p>
          </draw:text-box>
        </draw:frame>
        <draw:frame draw:style-name="gr203" draw:text-style-name="P11" draw:layer="layout" svg:width="0.853cm" svg:height="1.187cm" svg:x="2.826cm" svg:y="14.146cm">
          <draw:text-box>
            <text:p>b</text:p>
          </draw:text-box>
        </draw:frame>
        <draw:custom-shape draw:style-name="gr204" draw:text-style-name="P15" xml:id="id150" draw:id="id150"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203" draw:text-style-name="P11" xml:id="id153" draw:id="id153" draw:layer="layout" svg:width="3.556cm" svg:height="1.187cm" svg:x="22.983cm" svg:y="8.914cm">
          <draw:text-box>
            <text:p>result</text:p>
          </draw:text-box>
        </draw:frame>
        <draw:frame draw:style-name="gr206" draw:text-style-name="P11" draw:layer="layout" svg:width="5.231cm" svg:height="1.187cm" svg:x="4.96cm" svg:y="4.426cm">
          <draw:text-box>
            <text:p>Tiled vector add</text:p>
          </draw:text-box>
        </draw:frame>
        <draw:frame draw:style-name="gr203" draw:text-style-name="P11" xml:id="id151" draw:id="id151" draw:layer="layout" svg:width="3.556cm" svg:height="1.187cm" svg:x="22.983cm" svg:y="15.375cm">
          <draw:text-box>
            <text:p>valid</text:p>
          </draw:text-box>
        </draw:frame>
        <draw:connector draw:style-name="gr70" draw:text-style-name="P62" draw:layer="layout" svg:x1="15.223cm" svg:y1="15.969cm" svg:x2="19.096cm" svg:y2="15.969cm" draw:start-shape="id135" draw:start-glue-point="1" draw:end-shape="id150" draw:end-glue-point="3" svg:d="M15223 15969h3873" svg:viewBox="0 0 3874 1">
          <text:p/>
        </draw:connector>
        <draw:connector draw:style-name="gr70" draw:text-style-name="P62" draw:layer="layout" svg:x1="21.382cm" svg:y1="15.969cm" svg:x2="22.983cm" svg:y2="15.968cm" draw:start-shape="id150" draw:end-shape="id151" svg:d="M21382 15969h826v-1h775" svg:viewBox="0 0 1602 2">
          <text:p/>
        </draw:connector>
        <draw:connector draw:style-name="gr70" draw:text-style-name="P62" draw:layer="layout" svg:x1="21.367cm" svg:y1="9.506cm" svg:x2="22.983cm" svg:y2="9.507cm" draw:start-shape="id152" draw:start-glue-point="1" draw:end-shape="id153" draw:end-glue-point="3" svg:d="M21367 9506h833v1h783" svg:viewBox="0 0 1617 2">
          <text:p/>
        </draw:connector>
        <draw:connector draw:style-name="gr70" draw:text-style-name="P62" draw:layer="layout" svg:x1="15.223cm" svg:y1="15.969cm" svg:x2="17.781cm" svg:y2="10.522cm" draw:start-shape="id135" draw:start-glue-point="1" draw:end-shape="id152" draw:end-glue-point="4" svg:d="M15223 15969h2558v-5447" svg:viewBox="0 0 2559 5448">
          <text:p/>
        </draw:connector>
        <draw:custom-shape draw:style-name="gr249" draw:text-style-name="P68" xml:id="id154" draw:id="id154" draw:layer="layout" svg:width="1.507cm" svg:height="1.632cm" svg:x="15.003cm" svg:y="8.69cm">
          <text:p text:style-name="P3"><text:span text:style-name="T11">+</text:span></text:p>
          <draw:enhanced-geometry svg:viewBox="0 0 21600 21600" draw:type="rectangle" draw:enhanced-path="M 0 0 L 21600 0 21600 21600 0 21600 0 0 Z N"/>
        </draw:custom-shape>
        <draw:connector draw:style-name="gr70" draw:text-style-name="P62" draw:layer="layout" svg:x1="16.51cm" svg:y1="9.506cm" svg:x2="17.018cm" svg:y2="9.506cm" draw:start-shape="id154" draw:start-glue-point="1" draw:end-shape="id152" draw:end-glue-point="3" svg:d="M16510 9506h508" svg:viewBox="0 0 509 1">
          <text:p/>
        </draw:connector>
        <draw:frame draw:style-name="gr36" draw:text-style-name="P14" draw:layer="layout" svg:width="22.098cm" svg:height="2.123cm" svg:x="3.302cm" svg:y="18.25cm">
          <draw:text-box>
            <text:p><text:span text:style-name="T10">The summing of TILING products is done serially – one vector at a time.</text:span></text:p>
            <text:p><text:span text:style-name="T10">Ideally an adder tree should sum the tile instead of a chain of adders.</text:span></text:p>
          </draw:text-box>
        </draw:frame>
        <presentation:notes draw:style-name="dp2">
          <draw:page-thumbnail draw:style-name="gr1" draw:layer="layout" svg:width="13.968cm" svg:height="10.476cm" svg:x="3.81cm" svg:y="2.123cm" draw:page-number="32" presentation:class="page"/>
          <draw:frame presentation:style-name="pr2"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custom-shape draw:style-name="gr250" draw:text-style-name="P60" draw:layer="layout" svg:width="4.064cm" svg:height="4.064cm" svg:x="11.096cm" svg:y="5.2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ranspose module</text:p>
          </draw:text-box>
        </draw:frame>
        <draw:custom-shape draw:style-name="gr251" draw:text-style-name="P61" xml:id="id156" draw:id="id156" draw:layer="layout" svg:width="3.048cm" svg:height="2.286cm" svg:x="11.804cm" svg:y="6.65cm">
          <text:p text:style-name="P3"><text:span text:style-name="T11">Magic</text:span></text:p>
          <draw:enhanced-geometry svg:viewBox="0 0 21600 21600" draw:type="rectangle" draw:enhanced-path="M 0 0 L 21600 0 21600 21600 0 21600 0 0 Z N"/>
        </draw:custom-shape>
        <draw:frame draw:style-name="gr228" draw:text-style-name="P58" xml:id="id155" draw:id="id155" draw:layer="layout" svg:width="2.487cm" svg:height="1.187cm" svg:x="7.986cm" svg:y="7.202cm">
          <draw:text-box>
            <text:p><text:span text:style-name="T11">matrix</text:span></text:p>
          </draw:text-box>
        </draw:frame>
        <draw:frame draw:style-name="gr252" draw:text-style-name="P58" xml:id="id157" draw:id="id157" draw:layer="layout" svg:width="3.355cm" svg:height="1.187cm" svg:x="16.127cm" svg:y="7.202cm">
          <draw:text-box>
            <text:p><text:span text:style-name="T11">transpose</text:span></text:p>
          </draw:text-box>
        </draw:frame>
        <draw:connector draw:style-name="gr253" draw:text-style-name="P69" draw:layer="layout" svg:x1="10.473cm" svg:y1="7.795cm" svg:x2="11.804cm" svg:y2="7.793cm" draw:start-shape="id155" draw:start-glue-point="1" draw:end-shape="id156" draw:end-glue-point="3" svg:d="M10473 7795h640v-2h691" svg:viewBox="0 0 1332 3">
          <text:p/>
        </draw:connector>
        <draw:connector draw:style-name="gr253" draw:text-style-name="P69" draw:layer="layout" svg:x1="14.852cm" svg:y1="7.793cm" svg:x2="16.127cm" svg:y2="7.795cm" draw:start-shape="id156" draw:start-glue-point="1" draw:end-shape="id157" draw:end-glue-point="3" svg:d="M14852 7793h663v2h612" svg:viewBox="0 0 1276 3">
          <text:p/>
        </draw:connector>
        <draw:frame draw:style-name="gr254" draw:text-style-name="P58" draw:layer="layout" svg:width="3.533cm" svg:height="1.187cm" svg:x="11.116cm" svg:y="5.096cm">
          <draw:text-box>
            <text:p><text:span text:style-name="T11">Transpose</text:span></text:p>
          </draw:text-box>
        </draw:frame>
        <draw:frame draw:style-name="gr255" draw:text-style-name="P58" draw:layer="layout" svg:width="21.082cm" svg:height="7.366cm" svg:x="3.81cm" svg:y="11.43cm">
          <draw:text-box>
            <text:p><text:span text:style-name="T11">Transpose module takes a </text:span><text:span text:style-name="T11">WIDTH*HEIGHT matrix of </text:span><text:span text:style-name="T11">ELEMENT_WIDTH wide cells, and </text:span><text:span text:style-name="T11">outputs a HEIGHT*WIDTH </text:span><text:span text:style-name="T11">transposed matrix. The module is </text:span><text:span text:style-name="T11">completely combinatorial. </text:span><text:span text:style-name="T11"><text:line-break/></text:span><text:span text:style-name="T44">Perhaps we should clock this </text:span><text:span text:style-name="T44">module?</text:span></text:p>
          </draw:text-box>
        </draw:frame>
        <presentation:notes draw:style-name="dp2">
          <draw:page-thumbnail draw:style-name="gr1" draw:layer="layout" svg:width="13.968cm" svg:height="10.476cm" svg:x="3.81cm" svg:y="2.123cm" draw:page-number="33" presentation:class="page"/>
          <draw:frame presentation:style-name="pr2"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draw:frame presentation:style-name="pr1" draw:layer="layout" svg:width="25.199cm" svg:height="3.506cm" svg:x="1.4cm" svg:y="0.837cm" presentation:class="title">
          <draw:text-box>
            <text:p>Error fetcher</text:p>
          </draw:text-box>
        </draw:frame>
        <draw:frame draw:style-name="gr256" draw:text-style-name="P70" draw:layer="layout" svg:width="6.098cm" svg:height="11.901cm" svg:x="20.826cm" svg:y="6.133cm">
          <draw:text-box>
            <text:p text:style-name="P51"><text:span text:style-name="T26">Error fetcher calculates the errors of the output layer, and </text:span><text:span text:style-name="T26">chooses which error to push depending on the layer currently </text:span><text:span text:style-name="T26">processed. </text:span></text:p>
            <text:p text:style-name="P51"><text:span text:style-name="T26">The </text:span><text:span text:style-name="T45">z </text:span><text:span text:style-name="T46">signal is the activation of the highest layer from which the </text:span><text:span text:style-name="T46">error is calculated using the target stored in BRAM.</text:span></text:p>
            <text:p text:style-name="P51"><text:span text:style-name="T46">The delta signal is the error calculated from the previous layer, </text:span><text:span text:style-name="T46">which is valid only when the layer processed is not the output </text:span><text:span text:style-name="T46">layer. </text:span></text:p>
            <text:p text:style-name="P51"><text:span text:style-name="T46">The mux chooses between the delta signal and the calculated layer </text:span><text:span text:style-name="T46">depending on whether the layer input is equal to the max layer.</text:span></text:p>
            <text:p text:style-name="P51"><text:span text:style-name="T46">The valid signal is high when delta from the input is valid and </text:span><text:span text:style-name="T46">picked, or when the dot finishes processing the output activations.</text:span></text:p>
          </draw:text-box>
        </draw:frame>
        <draw:custom-shape draw:style-name="gr257" draw:text-style-name="P48" draw:layer="layout" svg:width="14.84cm" svg:height="13.437cm" svg:x="3.55cm" svg:y="5.143cm">
          <text:p/>
          <draw:enhanced-geometry svg:viewBox="0 0 21600 21600" draw:type="rectangle" draw:enhanced-path="M 0 0 L 21600 0 21600 21600 0 21600 0 0 Z N"/>
        </draw:custom-shape>
        <draw:frame draw:style-name="gr258" draw:text-style-name="P21" draw:layer="layout" svg:width="4.354cm" svg:height="1.187cm" svg:x="3.512cm" svg:y="5.047cm">
          <draw:text-box>
            <text:p><text:span text:style-name="T14">Error fetcher</text:span></text:p>
          </draw:text-box>
        </draw:frame>
        <draw:frame draw:style-name="gr156" draw:text-style-name="P71" draw:layer="layout" svg:width="3.503cm" svg:height="1.497cm" svg:x="5.409cm" svg:y="14.919cm">
          <draw:text-box>
            <text:p text:style-name="P37"><text:span text:style-name="T27">y</text:span></text:p>
          </draw:text-box>
        </draw:frame>
        <draw:custom-shape draw:style-name="gr210" draw:text-style-name="P15" draw:layer="layout" svg:width="2.032cm" svg:height="2.032cm" svg:x="12.614cm" svg:y="15.4cm">
          <text:p/>
          <draw:enhanced-geometry svg:viewBox="0 0 21600 21600" draw:type="rectangle" draw:enhanced-path="M 0 0 L 21600 0 21600 21600 0 21600 0 0 Z N"/>
        </draw:custom-shape>
        <draw:frame draw:style-name="gr259" draw:text-style-name="P57" draw:layer="layout" svg:width="4.064cm" svg:height="4.316cm" svg:x="12.714cm" svg:y="15.636cm">
          <draw:text-box>
            <text:p><text:span text:style-name="T39">dot</text:span></text:p>
          </draw:text-box>
        </draw:frame>
        <draw:line draw:style-name="gr212" draw:text-style-name="P56" draw:layer="layout" svg:x1="11.344cm" svg:y1="16.416cm" svg:x2="12.614cm" svg:y2="16.416cm">
          <text:p/>
        </draw:line>
        <draw:custom-shape draw:style-name="gr260" draw:text-style-name="P15"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2" draw:text-style-name="P56" draw:layer="layout" svg:x1="10.328cm" svg:y1="13.876cm" svg:x2="10.328cm" svg:y2="15.3cm">
          <text:p/>
        </draw:line>
        <draw:line draw:style-name="gr212" draw:text-style-name="P56" draw:layer="layout" svg:x1="13.63cm" svg:y1="13.876cm" svg:x2="13.63cm" svg:y2="15.4cm">
          <text:p/>
        </draw:line>
        <draw:custom-shape draw:style-name="gr261" draw:text-style-name="P15" draw:layer="layout" svg:width="3.556cm" svg:height="2.794cm" svg:x="4.313cm" svg:y="15.175cm">
          <text:p/>
          <draw:enhanced-geometry svg:viewBox="0 0 21600 21600" draw:type="rectangle" draw:enhanced-path="M 0 0 L 21600 0 21600 21600 0 21600 0 0 Z N"/>
        </draw:custom-shape>
        <draw:frame draw:style-name="gr262" draw:text-style-name="P72" draw:layer="layout" svg:width="4.064cm" svg:height="4.316cm" svg:x="4.232cm" svg:y="14.894cm">
          <draw:text-box>
            <text:p><text:span text:style-name="T39">Target</text:span><text:span text:style-name="T39"><text:line-break/></text:span><text:span text:style-name="T39">BRAM</text:span></text:p>
          </draw:text-box>
        </draw:frame>
        <draw:frame draw:style-name="gr259" draw:text-style-name="P57" draw:layer="layout" svg:width="4.064cm" svg:height="4.316cm" svg:x="9.914cm" svg:y="15.436cm">
          <draw:text-box>
            <text:p><text:span text:style-name="T39">-</text:span></text:p>
          </draw:text-box>
        </draw:frame>
        <draw:line draw:style-name="gr212" draw:text-style-name="P56" draw:layer="layout" svg:x1="7.869cm" svg:y1="16.416cm" svg:x2="9.289cm" svg:y2="16.416cm">
          <text:p/>
        </draw:line>
        <draw:polyline draw:style-name="gr212" draw:text-style-name="P56" draw:layer="layout" svg:width="10.921cm" svg:height="1.269cm" svg:x="2.708cm" svg:y="10.674cm" svg:viewBox="0 0 10922 1270" draw:points="0,0 10922,0 10922,1270">
          <text:p/>
        </draw:polyline>
        <draw:line draw:style-name="gr212" draw:text-style-name="P56" draw:layer="layout" svg:x1="10.328cm" svg:y1="10.674cm" svg:x2="10.328cm" svg:y2="11.944cm">
          <text:p/>
        </draw:line>
        <draw:polyline draw:style-name="gr212" draw:text-style-name="P56" draw:layer="layout" svg:width="2.539cm" svg:height="5.841cm" svg:x="14.646cm" svg:y="10.574cm" svg:viewBox="0 0 2540 5842" draw:points="0,5842 1270,5842 1270,0 2540,0">
          <text:p/>
        </draw:polyline>
        <draw:custom-shape draw:style-name="gr263" draw:text-style-name="P15"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64" draw:text-style-name="P56" draw:layer="layout" svg:x1="2.708cm" svg:y1="9.558cm" svg:x2="17.186cm" svg:y2="9.558cm">
          <text:p/>
        </draw:line>
        <draw:line draw:style-name="gr212" draw:text-style-name="P56" draw:layer="layout" svg:x1="17.948cm" svg:y1="10.066cm" svg:x2="19.66cm" svg:y2="10.066cm">
          <text:p/>
        </draw:line>
        <draw:frame draw:style-name="gr265" draw:text-style-name="P11" draw:layer="layout" svg:width="0.502cm" svg:height="1.187cm" svg:x="8.55cm" svg:y="17.432cm">
          <draw:text-box>
            <text:p/>
          </draw:text-box>
        </draw:frame>
        <draw:frame draw:style-name="gr266" draw:text-style-name="P33" draw:layer="layout" svg:width="1.795cm" svg:height="1.496cm" svg:x="2.516cm" svg:y="9.448cm">
          <draw:text-box>
            <text:p text:style-name="P32"><text:span text:style-name="T19">z</text:span><text:span text:style-name="T20">L</text:span></text:p>
          </draw:text-box>
        </draw:frame>
        <draw:frame draw:style-name="gr267" draw:text-style-name="P33" draw:layer="layout" svg:width="1.795cm" svg:height="1.496cm" svg:x="10.328cm" svg:y="13.804cm">
          <draw:text-box>
            <text:p text:style-name="P32"><text:span text:style-name="T19">a</text:span><text:span text:style-name="T20">L</text:span></text:p>
          </draw:text-box>
        </draw:frame>
        <draw:frame draw:style-name="gr268" draw:text-style-name="P38" draw:layer="layout" svg:width="1.93cm" svg:height="2.383cm" svg:x="18.746cm" svg:y="8.751cm">
          <draw:text-box>
            <text:p/>
          </draw:text-box>
        </draw:frame>
        <draw:frame draw:style-name="gr269" draw:text-style-name="P11" draw:layer="layout" svg:width="0.853cm" svg:height="2.123cm" svg:x="17.095cm" svg:y="8.959cm">
          <draw:text-box>
            <text:p>0<text:line-break/>1</text:p>
          </draw:text-box>
        </draw:frame>
        <draw:frame draw:style-name="gr129" draw:text-style-name="P40" draw:layer="layout" svg:width="1.778cm" svg:height="2.741cm" svg:x="1.972cm" svg:y="8.334cm">
          <draw:text-box>
            <text:p text:style-name="P37"><text:span text:style-name="T24">δ</text:span><text:span text:style-name="T25">n</text:span></text:p>
          </draw:text-box>
        </draw:frame>
        <draw:polyline draw:style-name="gr6" draw:text-style-name="P5" draw:layer="layout" svg:width="14.921cm" svg:height="1.047cm" svg:x="2.706cm" svg:y="8.134cm" svg:viewBox="0 0 14922 1048" draw:points="0,0 14922,0 14922,1048">
          <text:p/>
        </draw:polyline>
        <draw:custom-shape draw:style-name="gr270" draw:text-style-name="P15" draw:layer="layout" svg:width="3.048cm" svg:height="1.238cm" svg:x="13.056cm" svg:y="7.504cm">
          <text:p text:style-name="P3">layer==L</text:p>
          <draw:enhanced-geometry svg:viewBox="0 0 21600 21600" draw:mirror-horizontal="false" draw:mirror-vertical="false" draw:type="rectangle" draw:enhanced-path="M 0 0 L 21600 0 21600 21600 0 21600 0 0 Z N"/>
        </draw:custom-shape>
        <draw:frame draw:style-name="gr129" draw:text-style-name="P40" draw:layer="layout" svg:width="3.194cm" svg:height="2.741cm" svg:x="0.356cm" svg:y="6.935cm">
          <draw:text-box>
            <text:p text:style-name="P37"><text:span text:style-name="T24">layer</text:span></text:p>
          </draw:text-box>
        </draw:frame>
        <draw:frame draw:style-name="gr129" draw:text-style-name="P40" draw:layer="layout" svg:width="1.778cm" svg:height="2.741cm" svg:x="17.472cm" svg:y="8.735cm">
          <draw:text-box>
            <text:p text:style-name="P37"><text:span text:style-name="T24">δ</text:span></text:p>
          </draw:text-box>
        </draw:frame>
        <draw:custom-shape draw:style-name="gr210" draw:text-style-name="P15" draw:layer="layout" svg:width="2.032cm" svg:height="2.032cm" svg:x="9.312cm" svg:y="11.944cm">
          <text:p/>
          <draw:enhanced-geometry svg:viewBox="0 0 21600 21600" draw:type="rectangle" draw:enhanced-path="M 0 0 L 21600 0 21600 21600 0 21600 0 0 Z N"/>
        </draw:custom-shape>
        <draw:frame draw:style-name="gr215" draw:text-style-name="P57" draw:layer="layout" svg:width="1.27cm" svg:height="1.606cm" svg:x="9.82cm" svg:y="12.08cm">
          <draw:text-box>
            <text:p><text:span text:style-name="T39">σ</text:span></text:p>
          </draw:text-box>
        </draw:frame>
        <draw:custom-shape draw:style-name="gr210" draw:text-style-name="P15" draw:layer="layout" svg:width="2.032cm" svg:height="2.032cm" svg:x="12.614cm" svg:y="11.944cm">
          <text:p/>
          <draw:enhanced-geometry svg:viewBox="0 0 21600 21600" draw:type="rectangle" draw:enhanced-path="M 0 0 L 21600 0 21600 21600 0 21600 0 0 Z N"/>
        </draw:custom-shape>
        <draw:frame draw:style-name="gr215" draw:text-style-name="P57" draw:layer="layout" svg:width="1.27cm" svg:height="1.606cm" svg:x="13.122cm" svg:y="12.08cm">
          <draw:text-box>
            <text:p><text:span text:style-name="T39">σ’</text:span></text:p>
          </draw:text-box>
        </draw:frame>
        <draw:line draw:style-name="gr212" draw:text-style-name="P56" draw:layer="layout" svg:x1="17.923cm" svg:y1="6.366cm" svg:x2="19.635cm" svg:y2="6.366cm">
          <text:p/>
        </draw:line>
        <draw:custom-shape draw:style-name="gr271" draw:text-style-name="P54" draw:layer="layout" svg:width="1.778cm" svg:height="1.778cm" svg:x="16.086cm" svg:y="5.372cm">
          <text:p text:style-name="P3"><text:span text:style-name="T6">Valid</text:span></text:p>
          <text:p text:style-name="P3"><text:span text:style-name="T6">logic</text:span></text:p>
          <draw:enhanced-geometry svg:viewBox="0 0 21600 21600" draw:type="rectangle" draw:enhanced-path="M 0 0 L 21600 0 21600 21600 0 21600 0 0 Z N"/>
        </draw:custom-shape>
        <draw:frame draw:style-name="gr129" draw:text-style-name="P40" draw:layer="layout" svg:width="3.348cm" svg:height="2.741cm" svg:x="17.472cm" svg:y="5.036cm">
          <draw:text-box>
            <text:p text:style-name="P37"><text:span text:style-name="T24">valid</text:span></text:p>
          </draw:text-box>
        </draw:frame>
        <draw:frame draw:style-name="gr272" draw:text-style-name="P36" draw:layer="layout" svg:width="2.872cm" svg:height="1.496cm" svg:x="13.53cm" svg:y="14.254cm">
          <draw:text-box>
            <text:p text:style-name="P32"><text:span text:style-name="T23">sigma_der_z</text:span></text:p>
          </draw:text-box>
        </draw:frame>
        <draw:frame draw:style-name="gr129" draw:text-style-name="P40" draw:layer="layout" svg:width="1.778cm" svg:height="2.741cm" svg:x="14.078cm" svg:y="15.124cm">
          <draw:text-box>
            <text:p text:style-name="P37"><text:span text:style-name="T24">δ</text:span><text:span text:style-name="T25">L</text:span></text:p>
          </draw:text-box>
        </draw:frame>
        <draw:polyline draw:style-name="gr6" draw:text-style-name="P73" draw:layer="layout" svg:width="3.48cm" svg:height="1.42cm" svg:x="2.661cm" svg:y="13.754cm" svg:viewBox="0 0 3481 1421" draw:points="0,0 3481,0 3481,1421">
          <text:p/>
        </draw:polyline>
        <draw:frame draw:style-name="gr273" draw:text-style-name="P33" draw:layer="layout" svg:width="3.38cm" svg:height="1.496cm" svg:x="0.422cm" svg:y="12.448cm">
          <draw:text-box>
            <text:p text:style-name="P32"><text:span text:style-name="T19">sample</text:span></text:p>
          </draw:text-box>
        </draw:frame>
        <draw:frame draw:style-name="gr274" draw:text-style-name="P40" draw:layer="layout" svg:width="4.5cm" svg:height="1.496cm" svg:x="-0.828cm" svg:y="5.635cm">
          <draw:text-box>
            <text:p text:style-name="P37"><text:span text:style-name="T24">δ_valid</text:span></text:p>
          </draw:text-box>
        </draw:frame>
        <draw:polyline draw:style-name="gr6" draw:text-style-name="P73" draw:layer="layout" svg:width="13.299cm" svg:height="0.488cm" svg:x="2.786cm" svg:y="6.642cm" svg:viewBox="0 0 13300 489" draw:points="0,489 12192,489 12192,0 13300,0">
          <text:p/>
        </draw:polyline>
        <draw:line draw:style-name="gr6" draw:text-style-name="P73" draw:layer="layout" svg:x1="14.522cm" svg:y1="5.98cm" svg:x2="16.086cm" svg:y2="5.98cm">
          <text:p/>
        </draw:line>
        <draw:custom-shape draw:style-name="gr275" draw:text-style-name="P54" draw:layer="layout" svg:width="2.032cm" svg:height="0.762cm" svg:x="12.49cm" svg:y="5.58cm">
          <text:p text:style-name="P3"><text:span text:style-name="T6">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4" presentation:class="page"/>
          <draw:frame presentation:style-name="pr2"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draw:frame presentation:style-name="pr1" draw:layer="layout" svg:width="25.199cm" svg:height="3.506cm" svg:x="1.4cm" svg:y="0.837cm" presentation:class="title">
          <draw:text-box>
            <text:p>Error fetcher - widths</text:p>
          </draw:text-box>
        </draw:frame>
        <draw:custom-shape draw:style-name="gr257" draw:text-style-name="P48" draw:layer="layout" svg:width="14.84cm" svg:height="13.437cm" svg:x="3.55cm" svg:y="5.143cm">
          <text:p/>
          <draw:enhanced-geometry svg:viewBox="0 0 21600 21600" draw:type="rectangle" draw:enhanced-path="M 0 0 L 21600 0 21600 21600 0 21600 0 0 Z N"/>
        </draw:custom-shape>
        <draw:frame draw:style-name="gr258" draw:text-style-name="P21" draw:layer="layout" svg:width="4.354cm" svg:height="1.187cm" svg:x="3.512cm" svg:y="5.047cm">
          <draw:text-box>
            <text:p><text:span text:style-name="T14">Error fetcher</text:span></text:p>
          </draw:text-box>
        </draw:frame>
        <draw:frame draw:style-name="gr156" draw:text-style-name="P71" draw:layer="layout" svg:width="3.503cm" svg:height="1.497cm" svg:x="5.895cm" svg:y="15.013cm">
          <draw:text-box>
            <text:p text:style-name="P37"><text:span text:style-name="T27">aw</text:span></text:p>
          </draw:text-box>
        </draw:frame>
        <draw:custom-shape draw:style-name="gr210" draw:text-style-name="P15" draw:layer="layout" svg:width="2.032cm" svg:height="2.032cm" svg:x="12.614cm" svg:y="15.4cm">
          <text:p/>
          <draw:enhanced-geometry svg:viewBox="0 0 21600 21600" draw:type="rectangle" draw:enhanced-path="M 0 0 L 21600 0 21600 21600 0 21600 0 0 Z N"/>
        </draw:custom-shape>
        <draw:frame draw:style-name="gr259" draw:text-style-name="P57" draw:layer="layout" svg:width="4.064cm" svg:height="4.316cm" svg:x="12.714cm" svg:y="15.636cm">
          <draw:text-box>
            <text:p><text:span text:style-name="T39">dot</text:span></text:p>
          </draw:text-box>
        </draw:frame>
        <draw:line draw:style-name="gr212" draw:text-style-name="P56" draw:layer="layout" svg:x1="11.344cm" svg:y1="16.416cm" svg:x2="12.614cm" svg:y2="16.416cm">
          <text:p/>
        </draw:line>
        <draw:custom-shape draw:style-name="gr260" draw:text-style-name="P15"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2" draw:text-style-name="P56" draw:layer="layout" svg:x1="10.328cm" svg:y1="13.876cm" svg:x2="10.328cm" svg:y2="15.3cm">
          <text:p/>
        </draw:line>
        <draw:line draw:style-name="gr212" draw:text-style-name="P56" draw:layer="layout" svg:x1="13.63cm" svg:y1="13.876cm" svg:x2="13.63cm" svg:y2="15.4cm">
          <text:p/>
        </draw:line>
        <draw:custom-shape draw:style-name="gr261" draw:text-style-name="P15" draw:layer="layout" svg:width="3.556cm" svg:height="2.794cm" svg:x="4.313cm" svg:y="15.175cm">
          <text:p/>
          <draw:enhanced-geometry svg:viewBox="0 0 21600 21600" draw:type="rectangle" draw:enhanced-path="M 0 0 L 21600 0 21600 21600 0 21600 0 0 Z N"/>
        </draw:custom-shape>
        <draw:frame draw:style-name="gr262" draw:text-style-name="P72" draw:layer="layout" svg:width="4.064cm" svg:height="4.316cm" svg:x="4.232cm" svg:y="14.894cm">
          <draw:text-box>
            <text:p><text:span text:style-name="T39">Target</text:span><text:span text:style-name="T39"><text:line-break/></text:span><text:span text:style-name="T39">BRAM</text:span></text:p>
          </draw:text-box>
        </draw:frame>
        <draw:frame draw:style-name="gr259" draw:text-style-name="P57" draw:layer="layout" svg:width="4.064cm" svg:height="4.316cm" svg:x="9.914cm" svg:y="15.436cm">
          <draw:text-box>
            <text:p><text:span text:style-name="T39">-</text:span></text:p>
          </draw:text-box>
        </draw:frame>
        <draw:line draw:style-name="gr212" draw:text-style-name="P56" draw:layer="layout" svg:x1="7.869cm" svg:y1="16.416cm" svg:x2="9.289cm" svg:y2="16.416cm">
          <text:p/>
        </draw:line>
        <draw:polyline draw:style-name="gr212" draw:text-style-name="P56" draw:layer="layout" svg:width="10.921cm" svg:height="1.269cm" svg:x="2.708cm" svg:y="10.674cm" svg:viewBox="0 0 10922 1270" draw:points="0,0 10922,0 10922,1270">
          <text:p/>
        </draw:polyline>
        <draw:line draw:style-name="gr212" draw:text-style-name="P56" draw:layer="layout" svg:x1="10.328cm" svg:y1="10.674cm" svg:x2="10.328cm" svg:y2="11.944cm">
          <text:p/>
        </draw:line>
        <draw:polyline draw:style-name="gr212" draw:text-style-name="P56" draw:layer="layout" svg:width="2.539cm" svg:height="5.841cm" svg:x="14.646cm" svg:y="10.574cm" svg:viewBox="0 0 2540 5842" draw:points="0,5842 1270,5842 1270,0 2540,0">
          <text:p/>
        </draw:polyline>
        <draw:custom-shape draw:style-name="gr263" draw:text-style-name="P15"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64" draw:text-style-name="P56" draw:layer="layout" svg:x1="2.708cm" svg:y1="9.558cm" svg:x2="17.186cm" svg:y2="9.558cm">
          <text:p/>
        </draw:line>
        <draw:line draw:style-name="gr212" draw:text-style-name="P56" draw:layer="layout" svg:x1="17.948cm" svg:y1="10.066cm" svg:x2="19.66cm" svg:y2="10.066cm">
          <text:p/>
        </draw:line>
        <draw:frame draw:style-name="gr265" draw:text-style-name="P11" draw:layer="layout" svg:width="0.502cm" svg:height="1.187cm" svg:x="8.55cm" svg:y="17.432cm">
          <draw:text-box>
            <text:p/>
          </draw:text-box>
        </draw:frame>
        <draw:frame draw:style-name="gr276" draw:text-style-name="P33" draw:layer="layout" svg:width="1.795cm" svg:height="1.496cm" svg:x="2.116cm" svg:y="9.448cm">
          <draw:text-box>
            <text:p text:style-name="P32"><text:span text:style-name="T19">zw</text:span></text:p>
          </draw:text-box>
        </draw:frame>
        <draw:frame draw:style-name="gr277" draw:text-style-name="P33" draw:layer="layout" svg:width="1.795cm" svg:height="1.496cm" svg:x="10.328cm" svg:y="13.804cm">
          <draw:text-box>
            <text:p text:style-name="P32"><text:span text:style-name="T19">aw</text:span></text:p>
          </draw:text-box>
        </draw:frame>
        <draw:frame draw:style-name="gr278" draw:text-style-name="P38" draw:layer="layout" svg:width="1.93cm" svg:height="2.383cm" svg:x="18.746cm" svg:y="8.751cm">
          <draw:text-box>
            <text:p/>
          </draw:text-box>
        </draw:frame>
        <draw:frame draw:style-name="gr269" draw:text-style-name="P11" draw:layer="layout" svg:width="0.853cm" svg:height="2.123cm" svg:x="17.095cm" svg:y="8.959cm">
          <draw:text-box>
            <text:p>0<text:line-break/>1</text:p>
          </draw:text-box>
        </draw:frame>
        <draw:frame draw:style-name="gr129" draw:text-style-name="P40" draw:layer="layout" svg:width="1.778cm" svg:height="2.741cm" svg:x="1.972cm" svg:y="8.334cm">
          <draw:text-box>
            <text:p text:style-name="P37"><text:span text:style-name="T24">dw</text:span></text:p>
          </draw:text-box>
        </draw:frame>
        <draw:polyline draw:style-name="gr6" draw:text-style-name="P5" draw:layer="layout" svg:width="14.921cm" svg:height="1.047cm" svg:x="2.706cm" svg:y="8.134cm" svg:viewBox="0 0 14922 1048" draw:points="0,0 14922,0 14922,1048">
          <text:p/>
        </draw:polyline>
        <draw:custom-shape draw:style-name="gr270" draw:text-style-name="P15" draw:layer="layout" svg:width="3.048cm" svg:height="1.238cm" svg:x="13.056cm" svg:y="7.504cm">
          <text:p text:style-name="P3">layer==L</text:p>
          <draw:enhanced-geometry svg:viewBox="0 0 21600 21600" draw:mirror-horizontal="false" draw:mirror-vertical="false" draw:type="rectangle" draw:enhanced-path="M 0 0 L 21600 0 21600 21600 0 21600 0 0 Z N"/>
        </draw:custom-shape>
        <draw:frame draw:style-name="gr129" draw:text-style-name="P40" draw:layer="layout" svg:width="3.194cm" svg:height="2.741cm" svg:x="0.356cm" svg:y="6.935cm">
          <draw:text-box>
            <text:p text:style-name="P37"><text:span text:style-name="T24">lw</text:span></text:p>
          </draw:text-box>
        </draw:frame>
        <draw:frame draw:style-name="gr129" draw:text-style-name="P40" draw:layer="layout" svg:width="1.778cm" svg:height="2.741cm" svg:x="18.272cm" svg:y="8.635cm">
          <draw:text-box>
            <text:p text:style-name="P37"><text:span text:style-name="T24">dw</text:span></text:p>
          </draw:text-box>
        </draw:frame>
        <draw:custom-shape draw:style-name="gr210" draw:text-style-name="P15" draw:layer="layout" svg:width="2.032cm" svg:height="2.032cm" svg:x="9.312cm" svg:y="11.944cm">
          <text:p/>
          <draw:enhanced-geometry svg:viewBox="0 0 21600 21600" draw:type="rectangle" draw:enhanced-path="M 0 0 L 21600 0 21600 21600 0 21600 0 0 Z N"/>
        </draw:custom-shape>
        <draw:frame draw:style-name="gr215" draw:text-style-name="P57" draw:layer="layout" svg:width="1.27cm" svg:height="1.606cm" svg:x="9.82cm" svg:y="12.08cm">
          <draw:text-box>
            <text:p><text:span text:style-name="T39">σ</text:span></text:p>
          </draw:text-box>
        </draw:frame>
        <draw:custom-shape draw:style-name="gr210" draw:text-style-name="P15" draw:layer="layout" svg:width="2.032cm" svg:height="2.032cm" svg:x="12.614cm" svg:y="11.944cm">
          <text:p/>
          <draw:enhanced-geometry svg:viewBox="0 0 21600 21600" draw:type="rectangle" draw:enhanced-path="M 0 0 L 21600 0 21600 21600 0 21600 0 0 Z N"/>
        </draw:custom-shape>
        <draw:frame draw:style-name="gr215" draw:text-style-name="P57" draw:layer="layout" svg:width="1.27cm" svg:height="1.606cm" svg:x="13.122cm" svg:y="12.08cm">
          <draw:text-box>
            <text:p><text:span text:style-name="T39">σ’</text:span></text:p>
          </draw:text-box>
        </draw:frame>
        <draw:line draw:style-name="gr212" draw:text-style-name="P56" draw:layer="layout" svg:x1="17.923cm" svg:y1="6.366cm" svg:x2="19.635cm" svg:y2="6.366cm">
          <text:p/>
        </draw:line>
        <draw:custom-shape draw:style-name="gr271" draw:text-style-name="P54" draw:layer="layout" svg:width="1.778cm" svg:height="1.778cm" svg:x="16.086cm" svg:y="5.372cm">
          <text:p text:style-name="P3"><text:span text:style-name="T6">Valid</text:span></text:p>
          <text:p text:style-name="P3"><text:span text:style-name="T6">logic</text:span></text:p>
          <draw:enhanced-geometry svg:viewBox="0 0 21600 21600" draw:type="rectangle" draw:enhanced-path="M 0 0 L 21600 0 21600 21600 0 21600 0 0 Z N"/>
        </draw:custom-shape>
        <draw:frame draw:style-name="gr129" draw:text-style-name="P40" draw:layer="layout" svg:width="3.348cm" svg:height="2.741cm" svg:x="15.972cm" svg:y="5.036cm">
          <draw:text-box>
            <text:p text:style-name="P37"><text:span text:style-name="T24">1</text:span></text:p>
          </draw:text-box>
        </draw:frame>
        <draw:polyline draw:style-name="gr6" draw:text-style-name="P73" draw:layer="layout" svg:width="3.48cm" svg:height="1.42cm" svg:x="2.661cm" svg:y="13.754cm" svg:viewBox="0 0 3481 1421" draw:points="0,0 3481,0 3481,1421">
          <text:p/>
        </draw:polyline>
        <draw:frame draw:style-name="gr279" draw:text-style-name="P33" draw:layer="layout" svg:width="3.38cm" svg:height="1.496cm" svg:x="2.122cm" svg:y="12.448cm">
          <draw:text-box>
            <text:p text:style-name="P32"><text:span text:style-name="T19">sw</text:span></text:p>
          </draw:text-box>
        </draw:frame>
        <draw:frame draw:style-name="gr274" draw:text-style-name="P40" draw:layer="layout" svg:width="4.5cm" svg:height="1.496cm" svg:x="-0.828cm" svg:y="5.635cm">
          <draw:text-box>
            <text:p text:style-name="P37"><text:span text:style-name="T24">1</text:span></text:p>
          </draw:text-box>
        </draw:frame>
        <draw:polyline draw:style-name="gr6" draw:text-style-name="P73" draw:layer="layout" svg:width="13.299cm" svg:height="0.488cm" svg:x="2.786cm" svg:y="6.642cm" svg:viewBox="0 0 13300 489" draw:points="0,489 12192,489 12192,0 13300,0">
          <text:p/>
        </draw:polyline>
        <draw:line draw:style-name="gr6" draw:text-style-name="P73" draw:layer="layout" svg:x1="14.522cm" svg:y1="5.98cm" svg:x2="16.086cm" svg:y2="5.98cm">
          <text:p/>
        </draw:line>
        <draw:custom-shape draw:style-name="gr275" draw:text-style-name="P54" draw:layer="layout" svg:width="2.032cm" svg:height="0.762cm" svg:x="12.49cm" svg:y="5.58cm">
          <text:p text:style-name="P3"><text:span text:style-name="T6">state</text:span></text:p>
          <draw:enhanced-geometry svg:viewBox="0 0 21600 21600" draw:type="rectangle" draw:enhanced-path="M 0 0 L 21600 0 21600 21600 0 21600 0 0 Z N"/>
        </draw:custom-shape>
        <draw:frame draw:style-name="gr156" draw:text-style-name="P71" draw:layer="layout" svg:width="3.503cm" svg:height="1.497cm" svg:x="9.196cm" svg:y="17.014cm">
          <draw:text-box>
            <text:p text:style-name="P37"><text:span text:style-name="T27">aw+1</text:span></text:p>
          </draw:text-box>
        </draw:frame>
        <draw:frame draw:style-name="gr156" draw:text-style-name="P71" draw:layer="layout" svg:width="3.503cm" svg:height="1.497cm" svg:x="14.096cm" svg:y="15.014cm">
          <draw:text-box>
            <text:p text:style-name="P37"><text:span text:style-name="T27">dw</text:span></text:p>
          </draw:text-box>
        </draw:frame>
        <draw:frame draw:style-name="gr280" draw:text-style-name="P33" draw:layer="layout" svg:width="1.795cm" svg:height="1.496cm" svg:x="13.629cm" svg:y="13.804cm">
          <draw:text-box>
            <text:p text:style-name="P32"><text:span text:style-name="T19">aw</text:span></text:p>
          </draw:text-box>
        </draw:frame>
        <draw:frame draw:style-name="gr281" draw:text-style-name="P74" draw:layer="layout" svg:width="7.112cm" svg:height="8.675cm" svg:x="20.066cm" svg:y="5.334cm">
          <draw:text-box>
            <text:p><text:span text:style-name="T17">dw – delta width</text:span></text:p>
            <text:p><text:span text:style-name="T17">zw – neuron output width</text:span></text:p>
            <text:p><text:span text:style-name="T17">sw – sample address width</text:span></text:p>
            <text:p><text:span text:style-name="T17">aw – activation width</text:span></text:p>
            <text:p><text:span text:style-name="T17">lw – layer index width</text:span></text:p>
          </draw:text-box>
        </draw:frame>
        <presentation:notes draw:style-name="dp2">
          <draw:page-thumbnail draw:style-name="gr1" draw:layer="layout" svg:width="13.968cm" svg:height="10.476cm" svg:x="3.81cm" svg:y="2.123cm" draw:page-number="35" presentation:class="page"/>
          <draw:frame presentation:style-name="pr2"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custom-shape draw:style-name="gr282" draw:text-style-name="P75"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283" draw:text-style-name="P54" xml:id="id161" draw:id="id161" draw:layer="layout" svg:width="3.302cm" svg:height="2.286cm" svg:x="10.714cm" svg:y="6.36cm">
          <draw:glue-point draw:id="4" svg:x="-5cm" svg:y="-1.666cm"/>
          <draw:glue-point draw:id="5" svg:x="-5cm" svg:y="1.666cm"/>
          <draw:glue-point draw:id="6" svg:x="5cm" svg:y="-1.666cm"/>
          <draw:glue-point draw:id="7" svg:x="5cm" svg:y="1.666cm"/>
          <text:p text:style-name="P3"><text:span text:style-name="T11">Dual port</text:span><text:span text:style-name="T11"><text:line-break/></text:span><text:span text:style-name="T11">LUT</text:span></text:p>
          <draw:enhanced-geometry svg:viewBox="0 0 21600 21600" draw:mirror-horizontal="false" draw:mirror-vertical="false" draw:type="rectangle" draw:enhanced-path="M 0 0 L 21600 0 21600 21600 0 21600 0 0 Z N"/>
        </draw:custom-shape>
        <draw:custom-shape draw:style-name="gr284" draw:text-style-name="P54" xml:id="id162" draw:id="id162" draw:layer="layout" svg:width="3.256cm" svg:height="1.016cm" svg:x="10.714cm" svg:y="9.432cm">
          <text:p text:style-name="P3"><text:span text:style-name="T6">Counter</text:span></text:p>
          <draw:enhanced-geometry svg:viewBox="0 0 21600 21600" draw:type="rectangle" draw:enhanced-path="M 0 0 L 21600 0 21600 21600 0 21600 0 0 Z N"/>
        </draw:custom-shape>
        <draw:custom-shape draw:style-name="gr230" draw:text-style-name="P54" xml:id="id159" draw:id="id159"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85" draw:text-style-name="P76" xml:id="id158" draw:id="id158" draw:layer="layout" svg:width="0.917cm" svg:height="1.39cm" svg:x="3.048cm" svg:y="6.981cm">
          <draw:text-box>
            <text:p><text:span text:style-name="T9">x</text:span></text:p>
          </draw:text-box>
        </draw:frame>
        <draw:connector draw:style-name="gr5" draw:text-style-name="P73" draw:layer="layout" svg:x1="3.965cm" svg:y1="7.676cm" svg:x2="6.858cm" svg:y2="6.614cm" draw:start-shape="id158" draw:start-glue-point="1" draw:end-shape="id159" draw:end-glue-point="7" svg:d="M3965 7676h1421v-1062h1472" svg:viewBox="0 0 2894 1063">
          <text:p/>
        </draw:connector>
        <draw:connector draw:style-name="gr5" draw:text-style-name="P73" draw:layer="layout" svg:x1="3.965cm" svg:y1="7.676cm" svg:x2="6.858cm" svg:y2="8.392cm" draw:start-shape="id158" draw:start-glue-point="1" draw:end-shape="id160" draw:end-glue-point="7" svg:d="M3965 7676h1421v716h1472" svg:viewBox="0 0 2894 717">
          <text:p/>
        </draw:connector>
        <draw:connector draw:style-name="gr5" draw:text-style-name="P73" draw:layer="layout" svg:x1="7.366cm" svg:y1="6.614cm" svg:x2="10.714cm" svg:y2="7.123cm" draw:start-shape="id159" draw:start-glue-point="5" draw:end-shape="id161" draw:end-glue-point="4" svg:d="M7366 6614h1675v509h1673" svg:viewBox="0 0 3349 510">
          <text:p/>
        </draw:connector>
        <draw:connector draw:style-name="gr5" draw:text-style-name="P73" draw:layer="layout" svg:x1="7.366cm" svg:y1="8.392cm" svg:x2="10.714cm" svg:y2="7.883cm" draw:start-shape="id160" draw:start-glue-point="5" draw:end-shape="id161" draw:end-glue-point="5" svg:d="M7366 8392h1675v-509h1673" svg:viewBox="0 0 3349 510">
          <text:p/>
        </draw:connector>
        <draw:connector draw:style-name="gr5" draw:text-style-name="P73" draw:layer="layout" svg:x1="10.714cm" svg:y1="9.94cm" svg:x2="7.112cm" svg:y2="8.964cm" draw:start-shape="id162" draw:start-glue-point="3" draw:end-shape="id160" draw:end-glue-point="6" svg:d="M10714 9940h-3602v-976" svg:viewBox="0 0 3603 977">
          <text:p/>
        </draw:connector>
        <draw:connector draw:style-name="gr5" draw:text-style-name="P73" draw:layer="layout" svg:x1="10.714cm" svg:y1="9.94cm" svg:x2="7.112cm" svg:y2="7.186cm" draw:start-shape="id162" draw:start-glue-point="3" draw:end-shape="id159" draw:end-glue-point="6" svg:d="M10714 9940h-3602v-2754" svg:viewBox="0 0 3603 2755">
          <text:p/>
        </draw:connector>
        <draw:custom-shape draw:style-name="gr230" draw:text-style-name="P54" xml:id="id160" draw:id="id160"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86" draw:text-style-name="P2" draw:layer="layout" svg:width="2.835cm" svg:height="0.979cm" svg:x="7.274cm" svg:y="5.648cm">
          <draw:text-box>
            <text:p><text:span text:style-name="T6">x[counter]</text:span></text:p>
          </draw:text-box>
        </draw:frame>
        <draw:frame draw:style-name="gr287" draw:text-style-name="P2" draw:layer="layout" svg:width="3.41cm" svg:height="0.979cm" svg:x="7.275cm" svg:y="8.249cm">
          <draw:text-box>
            <text:p><text:span text:style-name="T6">x[counter+1]</text:span></text:p>
          </draw:text-box>
        </draw:frame>
        <draw:custom-shape draw:style-name="gr288" draw:text-style-name="P61" xml:id="id163" draw:id="id163" draw:layer="layout" svg:width="4.45cm" svg:height="2.286cm" svg:x="16.378cm" svg:y="6.36cm">
          <draw:glue-point draw:id="4" svg:x="-5cm" svg:y="-1.666cm"/>
          <draw:glue-point draw:id="5" svg:x="-5cm" svg:y="1.666cm"/>
          <text:p text:style-name="P3"><text:span text:style-name="T11">x_buffer</text:span></text:p>
          <draw:enhanced-geometry svg:viewBox="0 0 21600 21600" draw:type="rectangle" draw:enhanced-path="M 0 0 L 21600 0 21600 21600 0 21600 0 0 Z N"/>
        </draw:custom-shape>
        <draw:connector draw:style-name="gr5" draw:text-style-name="P73" draw:layer="layout" svg:x1="14.016cm" svg:y1="7.123cm" svg:x2="16.378cm" svg:y2="7.123cm" draw:start-shape="id161" draw:start-glue-point="6" draw:end-shape="id163" draw:end-glue-point="4" svg:d="M14016 7123h2362" svg:viewBox="0 0 2363 1">
          <text:p/>
        </draw:connector>
        <draw:connector draw:style-name="gr5" draw:text-style-name="P73" draw:layer="layout" svg:x1="14.016cm" svg:y1="7.883cm" svg:x2="16.378cm" svg:y2="7.883cm" draw:start-shape="id161" draw:start-glue-point="7" draw:end-shape="id163" draw:end-glue-point="5" svg:d="M14016 7883h2362" svg:viewBox="0 0 2363 1">
          <text:p/>
        </draw:connector>
        <draw:connector draw:style-name="gr5" draw:text-style-name="P73" draw:layer="layout" svg:x1="13.97cm" svg:y1="9.94cm" svg:x2="18.603cm" svg:y2="8.646cm" draw:start-shape="id162" draw:start-glue-point="1" draw:end-shape="id163" draw:end-glue-point="2" svg:d="M13970 9940h4633v-1294" svg:viewBox="0 0 4634 1295">
          <text:p/>
        </draw:connector>
        <draw:frame draw:style-name="gr289" draw:text-style-name="P2" draw:layer="layout" svg:width="2.026cm" svg:height="0.979cm" svg:x="13.943cm" svg:y="6.214cm">
          <draw:text-box>
            <text:p><text:span text:style-name="T6">lut[x1]</text:span></text:p>
          </draw:text-box>
        </draw:frame>
        <draw:frame draw:style-name="gr289" draw:text-style-name="P2" draw:layer="layout" svg:width="2.026cm" svg:height="0.979cm" svg:x="13.943cm" svg:y="7.715cm">
          <draw:text-box>
            <text:p><text:span text:style-name="T6">lut[x2]</text:span></text:p>
          </draw:text-box>
        </draw:frame>
        <draw:custom-shape draw:style-name="gr290" draw:text-style-name="P54" xml:id="id164" draw:id="id164" draw:layer="layout" svg:width="1.524cm" svg:height="1.778cm" svg:x="19.304cm" svg:y="9.054cm">
          <text:p text:style-name="P3"><text:span text:style-name="T6">Valid </text:span></text:p>
          <text:p text:style-name="P3"><text:span text:style-name="T6">logic</text:span></text:p>
          <draw:enhanced-geometry svg:viewBox="0 0 21600 21600" draw:type="rectangle" draw:enhanced-path="M 0 0 L 21600 0 21600 21600 0 21600 0 0 Z N"/>
        </draw:custom-shape>
        <draw:connector draw:style-name="gr5" draw:text-style-name="P73" draw:layer="layout" svg:x1="13.97cm" svg:y1="9.94cm" svg:x2="19.304cm" svg:y2="9.943cm" draw:start-shape="id162" draw:start-glue-point="1" draw:end-shape="id164" draw:end-glue-point="3" svg:d="M13970 9940h2667v3h2667" svg:viewBox="0 0 5335 4">
          <text:p/>
        </draw:connector>
        <draw:frame draw:style-name="gr29" draw:text-style-name="P2" xml:id="id165" draw:id="id165" draw:layer="layout" svg:width="4.318cm" svg:height="1.187cm" svg:x="22.098cm" svg:y="6.911cm">
          <draw:text-box>
            <text:p>result</text:p>
          </draw:text-box>
        </draw:frame>
        <draw:connector draw:style-name="gr5" draw:text-style-name="P73" draw:layer="layout" svg:x1="20.828cm" svg:y1="7.503cm" svg:x2="22.098cm" svg:y2="7.504cm" draw:start-shape="id163" draw:start-glue-point="1" draw:end-shape="id165" draw:end-glue-point="3" svg:d="M20828 7503h661v1h609" svg:viewBox="0 0 1271 2">
          <text:p/>
        </draw:connector>
        <draw:frame draw:style-name="gr29" draw:text-style-name="P2" xml:id="id166" draw:id="id166" draw:layer="layout" svg:width="4.318cm" svg:height="1.187cm" svg:x="22.098cm" svg:y="9.349cm">
          <draw:text-box>
            <text:p>valid</text:p>
          </draw:text-box>
        </draw:frame>
        <draw:connector draw:style-name="gr5" draw:text-style-name="P73" draw:layer="layout" svg:x1="20.828cm" svg:y1="9.943cm" svg:x2="22.098cm" svg:y2="9.942cm" draw:start-shape="id164" draw:start-glue-point="1" draw:end-shape="id166" draw:end-glue-point="3" svg:d="M20828 9943h661v-1h609" svg:viewBox="0 0 1271 2">
          <text:p/>
        </draw:connector>
        <draw:frame draw:style-name="gr291" draw:text-style-name="P76" xml:id="id167" draw:id="id167" draw:layer="layout" svg:width="2.238cm" svg:height="1.39cm" svg:x="1.649cm" svg:y="10.581cm">
          <draw:text-box>
            <text:p><text:span text:style-name="T9">start</text:span></text:p>
          </draw:text-box>
        </draw:frame>
        <draw:connector draw:style-name="gr5" draw:text-style-name="P73" draw:layer="layout" svg:x1="3.887cm" svg:y1="11.276cm" svg:x2="12.342cm" svg:y2="10.448cm" draw:start-shape="id167" draw:start-glue-point="1" draw:end-shape="id162" draw:end-glue-point="2" svg:d="M3887 11276h8455v-828" svg:viewBox="0 0 8456 829">
          <text:p/>
        </draw:connector>
        <draw:frame draw:style-name="gr292" draw:text-style-name="P58" draw:layer="layout" svg:width="1.865cm" svg:height="1.187cm" svg:x="4.534cm" svg:y="4.458cm">
          <draw:text-box>
            <text:p><text:span text:style-name="T11">LUT</text:span></text:p>
          </draw:text-box>
        </draw:frame>
        <draw:frame draw:style-name="gr293" draw:text-style-name="P58" draw:layer="layout" svg:width="20.365cm" svg:height="7.112cm" svg:x="3.58cm" svg:y="13.208cm">
          <draw:text-box>
            <text:p><text:span text:style-name="T11">LUT converts an input vector into a </text:span><text:span text:style-name="T11">vector of values from the ROM. On </text:span><text:span text:style-name="T11">start, the counter is reset and the </text:span><text:span text:style-name="T11">input vector is sampled two values </text:span><text:span text:style-name="T11">at a time, which are ran through a </text:span><text:span text:style-name="T11">dual port ROM and stored in a </text:span><text:span text:style-name="T11">buffer. Once the counter value is </text:span><text:span text:style-name="T11">equal to the vector size, the valid </text:span><text:span text:style-name="T11">signal is raised.</text:span></text:p>
          </draw:text-box>
        </draw:frame>
        <presentation:notes draw:style-name="dp2">
          <draw:page-thumbnail draw:style-name="gr1" draw:layer="layout" svg:width="13.968cm" svg:height="10.476cm" svg:x="3.81cm" svg:y="2.123cm" draw:page-number="36" presentation:class="page"/>
          <draw:frame presentation:style-name="pr2"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custom-shape draw:style-name="gr282" draw:text-style-name="P75"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283" draw:text-style-name="P54" xml:id="id171" draw:id="id171" draw:layer="layout" svg:width="3.302cm" svg:height="2.286cm" svg:x="10.714cm" svg:y="6.36cm">
          <draw:glue-point draw:id="4" svg:x="-5cm" svg:y="-1.666cm"/>
          <draw:glue-point draw:id="5" svg:x="-5cm" svg:y="1.666cm"/>
          <draw:glue-point draw:id="6" svg:x="5cm" svg:y="-1.666cm"/>
          <draw:glue-point draw:id="7" svg:x="5cm" svg:y="1.666cm"/>
          <text:p text:style-name="P3"><text:span text:style-name="T11">Dual port</text:span><text:span text:style-name="T11"><text:line-break/></text:span><text:span text:style-name="T11">LUT</text:span></text:p>
          <draw:enhanced-geometry svg:viewBox="0 0 21600 21600" draw:mirror-horizontal="false" draw:mirror-vertical="false" draw:type="rectangle" draw:enhanced-path="M 0 0 L 21600 0 21600 21600 0 21600 0 0 Z N"/>
        </draw:custom-shape>
        <draw:custom-shape draw:style-name="gr284" draw:text-style-name="P54" xml:id="id172" draw:id="id172" draw:layer="layout" svg:width="3.256cm" svg:height="1.016cm" svg:x="10.714cm" svg:y="9.432cm">
          <text:p text:style-name="P3"><text:span text:style-name="T6">Counter</text:span></text:p>
          <draw:enhanced-geometry svg:viewBox="0 0 21600 21600" draw:type="rectangle" draw:enhanced-path="M 0 0 L 21600 0 21600 21600 0 21600 0 0 Z N"/>
        </draw:custom-shape>
        <draw:custom-shape draw:style-name="gr230" draw:text-style-name="P54" xml:id="id169" draw:id="id169"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85" draw:text-style-name="P76" xml:id="id168" draw:id="id168" draw:layer="layout" svg:width="0.917cm" svg:height="1.39cm" svg:x="3.048cm" svg:y="6.981cm">
          <draw:text-box>
            <text:p><text:span text:style-name="T9">x</text:span></text:p>
          </draw:text-box>
        </draw:frame>
        <draw:connector draw:style-name="gr5" draw:text-style-name="P73" draw:layer="layout" svg:x1="3.965cm" svg:y1="7.676cm" svg:x2="6.858cm" svg:y2="6.614cm" draw:start-shape="id168" draw:start-glue-point="1" draw:end-shape="id169" draw:end-glue-point="7" svg:d="M3965 7676h1421v-1062h1472" svg:viewBox="0 0 2894 1063">
          <text:p/>
        </draw:connector>
        <draw:connector draw:style-name="gr5" draw:text-style-name="P73" draw:layer="layout" svg:x1="3.965cm" svg:y1="7.676cm" svg:x2="6.858cm" svg:y2="8.392cm" draw:start-shape="id168" draw:start-glue-point="1" draw:end-shape="id170" draw:end-glue-point="7" svg:d="M3965 7676h1421v716h1472" svg:viewBox="0 0 2894 717">
          <text:p/>
        </draw:connector>
        <draw:connector draw:style-name="gr5" draw:text-style-name="P73" draw:layer="layout" svg:x1="7.366cm" svg:y1="6.614cm" svg:x2="10.714cm" svg:y2="7.123cm" draw:start-shape="id169" draw:start-glue-point="5" draw:end-shape="id171" draw:end-glue-point="4" svg:d="M7366 6614h1675v509h1673" svg:viewBox="0 0 3349 510">
          <text:p/>
        </draw:connector>
        <draw:connector draw:style-name="gr5" draw:text-style-name="P73" draw:layer="layout" svg:x1="7.366cm" svg:y1="8.392cm" svg:x2="10.714cm" svg:y2="7.883cm" draw:start-shape="id170" draw:start-glue-point="5" draw:end-shape="id171" draw:end-glue-point="5" svg:d="M7366 8392h1675v-509h1673" svg:viewBox="0 0 3349 510">
          <text:p/>
        </draw:connector>
        <draw:connector draw:style-name="gr5" draw:text-style-name="P73" draw:layer="layout" svg:x1="10.714cm" svg:y1="9.94cm" svg:x2="7.112cm" svg:y2="8.964cm" draw:start-shape="id172" draw:start-glue-point="3" draw:end-shape="id170" draw:end-glue-point="6" svg:d="M10714 9940h-3602v-976" svg:viewBox="0 0 3603 977">
          <text:p/>
        </draw:connector>
        <draw:connector draw:style-name="gr5" draw:text-style-name="P73" draw:layer="layout" svg:x1="10.714cm" svg:y1="9.94cm" svg:x2="7.112cm" svg:y2="7.186cm" draw:start-shape="id172" draw:start-glue-point="3" draw:end-shape="id169" draw:end-glue-point="6" svg:d="M10714 9940h-3602v-2754" svg:viewBox="0 0 3603 2755">
          <text:p/>
        </draw:connector>
        <draw:custom-shape draw:style-name="gr230" draw:text-style-name="P54" xml:id="id170" draw:id="id170"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86" draw:text-style-name="P2" draw:layer="layout" svg:width="2.835cm" svg:height="0.979cm" svg:x="7.274cm" svg:y="5.648cm">
          <draw:text-box>
            <text:p><text:span text:style-name="T6">x[counter]</text:span></text:p>
          </draw:text-box>
        </draw:frame>
        <draw:frame draw:style-name="gr287" draw:text-style-name="P2" draw:layer="layout" svg:width="3.41cm" svg:height="0.979cm" svg:x="7.275cm" svg:y="8.249cm">
          <draw:text-box>
            <text:p><text:span text:style-name="T6">x[counter+1]</text:span></text:p>
          </draw:text-box>
        </draw:frame>
        <draw:custom-shape draw:style-name="gr288" draw:text-style-name="P61" xml:id="id173" draw:id="id173" draw:layer="layout" svg:width="4.45cm" svg:height="2.286cm" svg:x="16.378cm" svg:y="6.36cm">
          <draw:glue-point draw:id="4" svg:x="-5cm" svg:y="-1.666cm"/>
          <draw:glue-point draw:id="5" svg:x="-5cm" svg:y="1.666cm"/>
          <text:p text:style-name="P3"><text:span text:style-name="T11">x_buffer</text:span></text:p>
          <draw:enhanced-geometry svg:viewBox="0 0 21600 21600" draw:type="rectangle" draw:enhanced-path="M 0 0 L 21600 0 21600 21600 0 21600 0 0 Z N"/>
        </draw:custom-shape>
        <draw:connector draw:style-name="gr5" draw:text-style-name="P73" draw:layer="layout" svg:x1="14.016cm" svg:y1="7.123cm" svg:x2="16.378cm" svg:y2="7.123cm" draw:start-shape="id171" draw:start-glue-point="6" draw:end-shape="id173" draw:end-glue-point="4" svg:d="M14016 7123h2362" svg:viewBox="0 0 2363 1">
          <text:p/>
        </draw:connector>
        <draw:connector draw:style-name="gr5" draw:text-style-name="P73" draw:layer="layout" svg:x1="14.016cm" svg:y1="7.883cm" svg:x2="16.378cm" svg:y2="7.883cm" draw:start-shape="id171" draw:start-glue-point="7" draw:end-shape="id173" draw:end-glue-point="5" svg:d="M14016 7883h2362" svg:viewBox="0 0 2363 1">
          <text:p/>
        </draw:connector>
        <draw:connector draw:style-name="gr5" draw:text-style-name="P73" draw:layer="layout" svg:x1="13.97cm" svg:y1="9.94cm" svg:x2="18.603cm" svg:y2="8.646cm" draw:start-shape="id172" draw:start-glue-point="1" draw:end-shape="id173" draw:end-glue-point="2" svg:d="M13970 9940h4633v-1294" svg:viewBox="0 0 4634 1295">
          <text:p/>
        </draw:connector>
        <draw:frame draw:style-name="gr289" draw:text-style-name="P2" draw:layer="layout" svg:width="2.026cm" svg:height="0.979cm" svg:x="13.943cm" svg:y="6.214cm">
          <draw:text-box>
            <text:p><text:span text:style-name="T6">lut[x1]</text:span></text:p>
          </draw:text-box>
        </draw:frame>
        <draw:frame draw:style-name="gr289" draw:text-style-name="P2" draw:layer="layout" svg:width="2.026cm" svg:height="0.979cm" svg:x="13.943cm" svg:y="7.715cm">
          <draw:text-box>
            <text:p><text:span text:style-name="T6">lut[x2]</text:span></text:p>
          </draw:text-box>
        </draw:frame>
        <draw:custom-shape draw:style-name="gr290" draw:text-style-name="P54" xml:id="id174" draw:id="id174" draw:layer="layout" svg:width="1.524cm" svg:height="1.778cm" svg:x="19.304cm" svg:y="9.054cm">
          <text:p text:style-name="P3"><text:span text:style-name="T6">Valid </text:span></text:p>
          <text:p text:style-name="P3"><text:span text:style-name="T6">logic</text:span></text:p>
          <draw:enhanced-geometry svg:viewBox="0 0 21600 21600" draw:type="rectangle" draw:enhanced-path="M 0 0 L 21600 0 21600 21600 0 21600 0 0 Z N"/>
        </draw:custom-shape>
        <draw:connector draw:style-name="gr5" draw:text-style-name="P73" draw:layer="layout" svg:x1="13.97cm" svg:y1="9.94cm" svg:x2="19.304cm" svg:y2="9.943cm" draw:start-shape="id172" draw:start-glue-point="1" draw:end-shape="id174" draw:end-glue-point="3" svg:d="M13970 9940h2667v3h2667" svg:viewBox="0 0 5335 4">
          <text:p/>
        </draw:connector>
        <draw:frame draw:style-name="gr29" draw:text-style-name="P2" xml:id="id175" draw:id="id175" draw:layer="layout" svg:width="4.318cm" svg:height="1.187cm" svg:x="22.098cm" svg:y="6.911cm">
          <draw:text-box>
            <text:p>result</text:p>
          </draw:text-box>
        </draw:frame>
        <draw:connector draw:style-name="gr5" draw:text-style-name="P73" draw:layer="layout" svg:x1="20.828cm" svg:y1="7.503cm" svg:x2="22.098cm" svg:y2="7.504cm" draw:start-shape="id173" draw:start-glue-point="1" draw:end-shape="id175" draw:end-glue-point="3" svg:d="M20828 7503h661v1h609" svg:viewBox="0 0 1271 2">
          <text:p/>
        </draw:connector>
        <draw:frame draw:style-name="gr29" draw:text-style-name="P2" xml:id="id176" draw:id="id176" draw:layer="layout" svg:width="4.318cm" svg:height="1.187cm" svg:x="22.098cm" svg:y="9.349cm">
          <draw:text-box>
            <text:p>valid</text:p>
          </draw:text-box>
        </draw:frame>
        <draw:connector draw:style-name="gr5" draw:text-style-name="P73" draw:layer="layout" svg:x1="20.828cm" svg:y1="9.943cm" svg:x2="22.098cm" svg:y2="9.942cm" draw:start-shape="id174" draw:start-glue-point="1" draw:end-shape="id176" draw:end-glue-point="3" svg:d="M20828 9943h661v-1h609" svg:viewBox="0 0 1271 2">
          <text:p/>
        </draw:connector>
        <draw:frame draw:style-name="gr291" draw:text-style-name="P76" xml:id="id177" draw:id="id177" draw:layer="layout" svg:width="2.238cm" svg:height="1.39cm" svg:x="1.649cm" svg:y="10.581cm">
          <draw:text-box>
            <text:p><text:span text:style-name="T9">start</text:span></text:p>
          </draw:text-box>
        </draw:frame>
        <draw:connector draw:style-name="gr5" draw:text-style-name="P73" draw:layer="layout" svg:x1="3.887cm" svg:y1="11.276cm" svg:x2="12.342cm" svg:y2="10.448cm" draw:start-shape="id177" draw:start-glue-point="1" draw:end-shape="id172" draw:end-glue-point="2" svg:d="M3887 11276h8455v-828" svg:viewBox="0 0 8456 829">
          <text:p/>
        </draw:connector>
        <draw:frame draw:style-name="gr292" draw:text-style-name="P58" draw:layer="layout" svg:width="1.865cm" svg:height="1.187cm" svg:x="4.534cm" svg:y="4.458cm">
          <draw:text-box>
            <text:p><text:span text:style-name="T11">LUT</text:span></text:p>
          </draw:text-box>
        </draw:frame>
        <draw:custom-shape draw:style-name="gr294" draw:text-style-name="P77" xml:id="id178" draw:id="id178" draw:layer="layout" svg:width="2.54cm" svg:height="2.54cm" svg:x="7.366cm" svg:y="14.307cm">
          <text:p text:style-name="P3"><text:span text:style-name="T11">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77" xml:id="id179" draw:id="id179" draw:layer="layout" svg:width="2.54cm" svg:height="2.54cm" svg:x="13.208cm" svg:y="14.307cm">
          <text:p text:style-name="P3"><text:span text:style-name="T11">RU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3" draw:text-style-name="P69" draw:layer="layout" svg:x1="9.906cm" svg:y1="15.577cm" svg:x2="13.208cm" svg:y2="15.577cm" draw:start-shape="id178" draw:start-glue-point="10" draw:end-shape="id179" svg:d="M9906 15577h3302" svg:viewBox="0 0 3303 1">
          <text:p/>
        </draw:connector>
        <draw:frame draw:style-name="gr131" draw:text-style-name="P58" draw:layer="layout" svg:width="1.92cm" svg:height="1.187cm" svg:x="9.914cm" svg:y="14.415cm">
          <draw:text-box>
            <text:p><text:span text:style-name="T11">start</text:span></text:p>
          </draw:text-box>
        </draw:frame>
        <draw:connector draw:style-name="gr253" draw:text-style-name="P69" draw:layer="layout" draw:line-skew="0.27cm" svg:x1="14.478cm" svg:y1="16.847cm" svg:x2="8.636cm" svg:y2="16.847cm" draw:start-shape="id179" draw:start-glue-point="8" draw:end-shape="id178" draw:end-glue-point="8" svg:d="M14478 16847v822h-5842v-822" svg:viewBox="0 0 5843 823">
          <text:p/>
        </draw:connector>
        <draw:frame draw:style-name="gr295" draw:text-style-name="P58" draw:layer="layout" svg:width="8.41cm" svg:height="1.187cm" svg:x="7.384cm" svg:y="17.617cm">
          <draw:text-box>
            <text:p><text:span text:style-name="T11">counter&gt;=NUM_NEURON</text:span></text:p>
          </draw:text-box>
        </draw:frame>
        <presentation:notes draw:style-name="dp2">
          <draw:page-thumbnail draw:style-name="gr1" draw:layer="layout" svg:width="13.968cm" svg:height="10.476cm" svg:x="3.81cm" svg:y="2.123cm" draw:page-number="37" presentation:class="page"/>
          <draw:frame presentation:style-name="pr2"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draw:custom-shape draw:style-name="gr257" draw:text-style-name="P48" draw:layer="layout" svg:width="14.84cm" svg:height="13.437cm" svg:x="3.05cm" svg:y="4.343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Error fetcher</text:p>
          </draw:text-box>
        </draw:frame>
        <draw:frame draw:style-name="gr258" draw:text-style-name="P21" draw:layer="layout" svg:width="4.354cm" svg:height="1.187cm" svg:x="3.012cm" svg:y="4.247cm">
          <draw:text-box>
            <text:p><text:span text:style-name="T14">Error fetcher</text:span></text:p>
          </draw:text-box>
        </draw:frame>
        <draw:frame draw:style-name="gr156" draw:text-style-name="P71" draw:layer="layout" svg:width="3.503cm" svg:height="1.497cm" svg:x="4.909cm" svg:y="14.119cm">
          <draw:text-box>
            <text:p text:style-name="P37"><text:span text:style-name="T27">y</text:span></text:p>
          </draw:text-box>
        </draw:frame>
        <draw:custom-shape draw:style-name="gr210" draw:text-style-name="P15" draw:layer="layout" svg:width="2.032cm" svg:height="2.032cm" svg:x="12.114cm" svg:y="14.6cm">
          <text:p/>
          <draw:enhanced-geometry svg:viewBox="0 0 21600 21600" draw:type="rectangle" draw:enhanced-path="M 0 0 L 21600 0 21600 21600 0 21600 0 0 Z N"/>
        </draw:custom-shape>
        <draw:frame draw:style-name="gr259" draw:text-style-name="P57" draw:layer="layout" svg:width="4.064cm" svg:height="4.316cm" svg:x="12.214cm" svg:y="14.836cm">
          <draw:text-box>
            <text:p><text:span text:style-name="T39">dot</text:span></text:p>
          </draw:text-box>
        </draw:frame>
        <draw:line draw:style-name="gr212" draw:text-style-name="P56" draw:layer="layout" svg:x1="10.844cm" svg:y1="15.616cm" svg:x2="12.114cm" svg:y2="15.616cm">
          <text:p/>
        </draw:line>
        <draw:custom-shape draw:style-name="gr260" draw:text-style-name="P15" draw:layer="layout" svg:width="2.14cm" svg:height="2.14cm" svg:x="8.812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2" draw:text-style-name="P56" draw:layer="layout" svg:x1="9.828cm" svg:y1="13.076cm" svg:x2="9.828cm" svg:y2="14.5cm">
          <text:p/>
        </draw:line>
        <draw:line draw:style-name="gr212" draw:text-style-name="P56" draw:layer="layout" svg:x1="13.13cm" svg:y1="13.076cm" svg:x2="13.13cm" svg:y2="14.6cm">
          <text:p/>
        </draw:line>
        <draw:custom-shape draw:style-name="gr261" draw:text-style-name="P15" draw:layer="layout" svg:width="3.556cm" svg:height="2.794cm" svg:x="3.813cm" svg:y="14.375cm">
          <text:p/>
          <draw:enhanced-geometry svg:viewBox="0 0 21600 21600" draw:type="rectangle" draw:enhanced-path="M 0 0 L 21600 0 21600 21600 0 21600 0 0 Z N"/>
        </draw:custom-shape>
        <draw:frame draw:style-name="gr262" draw:text-style-name="P72" draw:layer="layout" svg:width="4.064cm" svg:height="4.316cm" svg:x="3.732cm" svg:y="14.094cm">
          <draw:text-box>
            <text:p><text:span text:style-name="T39">Target</text:span><text:span text:style-name="T39"><text:line-break/></text:span><text:span text:style-name="T39">BRAM</text:span></text:p>
          </draw:text-box>
        </draw:frame>
        <draw:frame draw:style-name="gr259" draw:text-style-name="P57" draw:layer="layout" svg:width="4.064cm" svg:height="4.316cm" svg:x="9.414cm" svg:y="14.636cm">
          <draw:text-box>
            <text:p><text:span text:style-name="T39">-</text:span></text:p>
          </draw:text-box>
        </draw:frame>
        <draw:line draw:style-name="gr212" draw:text-style-name="P56" draw:layer="layout" svg:x1="7.369cm" svg:y1="15.616cm" svg:x2="8.789cm" svg:y2="15.616cm">
          <text:p/>
        </draw:line>
        <draw:polyline draw:style-name="gr212" draw:text-style-name="P56" draw:layer="layout" svg:width="10.921cm" svg:height="1.269cm" svg:x="2.208cm" svg:y="9.874cm" svg:viewBox="0 0 10922 1270" draw:points="0,0 10922,0 10922,1270">
          <text:p/>
        </draw:polyline>
        <draw:line draw:style-name="gr212" draw:text-style-name="P56" draw:layer="layout" svg:x1="9.828cm" svg:y1="9.874cm" svg:x2="9.828cm" svg:y2="11.144cm">
          <text:p/>
        </draw:line>
        <draw:polyline draw:style-name="gr212" draw:text-style-name="P56" draw:layer="layout" svg:width="2.539cm" svg:height="5.841cm" svg:x="14.146cm" svg:y="9.774cm" svg:viewBox="0 0 2540 5842" draw:points="0,5842 1270,5842 1270,0 2540,0">
          <text:p/>
        </draw:polyline>
        <draw:custom-shape draw:style-name="gr263" draw:text-style-name="P15" draw:layer="layout" svg:width="2.286cm" svg:height="0.762cm" draw:transform="rotate (1.5707963267949) translate (16.686cm 10.3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64" draw:text-style-name="P56" draw:layer="layout" svg:x1="2.208cm" svg:y1="8.758cm" svg:x2="16.686cm" svg:y2="8.758cm">
          <text:p/>
        </draw:line>
        <draw:line draw:style-name="gr212" draw:text-style-name="P56" draw:layer="layout" svg:x1="17.448cm" svg:y1="9.266cm" svg:x2="19.16cm" svg:y2="9.266cm">
          <text:p/>
        </draw:line>
        <draw:frame draw:style-name="gr265" draw:text-style-name="P11" draw:layer="layout" svg:width="0.502cm" svg:height="1.187cm" svg:x="8.05cm" svg:y="16.632cm">
          <draw:text-box>
            <text:p/>
          </draw:text-box>
        </draw:frame>
        <draw:frame draw:style-name="gr296" draw:text-style-name="P33" draw:layer="layout" svg:width="1.795cm" svg:height="1.496cm" svg:x="2.016cm" svg:y="8.648cm">
          <draw:text-box>
            <text:p text:style-name="P32"><text:span text:style-name="T19">z</text:span><text:span text:style-name="T20">L</text:span></text:p>
          </draw:text-box>
        </draw:frame>
        <draw:frame draw:style-name="gr297" draw:text-style-name="P33" draw:layer="layout" svg:width="1.795cm" svg:height="1.496cm" svg:x="9.828cm" svg:y="13.004cm">
          <draw:text-box>
            <text:p text:style-name="P32"><text:span text:style-name="T19">a</text:span><text:span text:style-name="T20">L</text:span></text:p>
          </draw:text-box>
        </draw:frame>
        <draw:frame draw:style-name="gr298" draw:text-style-name="P38" draw:layer="layout" svg:width="1.93cm" svg:height="2.383cm" svg:x="18.246cm" svg:y="7.951cm">
          <draw:text-box>
            <text:p/>
          </draw:text-box>
        </draw:frame>
        <draw:frame draw:style-name="gr269" draw:text-style-name="P11" draw:layer="layout" svg:width="0.853cm" svg:height="2.123cm" svg:x="16.595cm" svg:y="8.159cm">
          <draw:text-box>
            <text:p>0<text:line-break/>1</text:p>
          </draw:text-box>
        </draw:frame>
        <draw:frame draw:style-name="gr129" draw:text-style-name="P40" draw:layer="layout" svg:width="1.778cm" svg:height="2.741cm" svg:x="1.472cm" svg:y="7.534cm">
          <draw:text-box>
            <text:p text:style-name="P37"><text:span text:style-name="T24">δ</text:span><text:span text:style-name="T25">n</text:span></text:p>
          </draw:text-box>
        </draw:frame>
        <draw:polyline draw:style-name="gr6" draw:text-style-name="P5" draw:layer="layout" svg:width="14.921cm" svg:height="1.047cm" svg:x="2.206cm" svg:y="7.334cm" svg:viewBox="0 0 14922 1048" draw:points="0,0 14922,0 14922,1048">
          <text:p/>
        </draw:polyline>
        <draw:custom-shape draw:style-name="gr299" draw:text-style-name="P15" draw:layer="layout" svg:width="3.048cm" svg:height="1.084cm" svg:x="10.922cm" svg:y="6.79cm">
          <text:p text:style-name="P3">layer==L</text:p>
          <draw:enhanced-geometry svg:viewBox="0 0 21600 21600" draw:mirror-horizontal="false" draw:mirror-vertical="false" draw:type="rectangle" draw:enhanced-path="M 0 0 L 21600 0 21600 21600 0 21600 0 0 Z N"/>
        </draw:custom-shape>
        <draw:frame draw:style-name="gr129" draw:text-style-name="P40" draw:layer="layout" svg:width="3.194cm" svg:height="2.741cm" svg:x="-0.144cm" svg:y="6.135cm">
          <draw:text-box>
            <text:p text:style-name="P37"><text:span text:style-name="T24">layer</text:span></text:p>
          </draw:text-box>
        </draw:frame>
        <draw:frame draw:style-name="gr129" draw:text-style-name="P40" draw:layer="layout" svg:width="1.778cm" svg:height="2.741cm" svg:x="16.972cm" svg:y="7.935cm">
          <draw:text-box>
            <text:p text:style-name="P37"><text:span text:style-name="T24">δ</text:span></text:p>
          </draw:text-box>
        </draw:frame>
        <draw:frame draw:style-name="gr256" draw:text-style-name="P70" draw:layer="layout" svg:width="6.098cm" svg:height="11.901cm" svg:x="20.826cm" svg:y="6.133cm">
          <draw:text-box>
            <text:p text:style-name="P51"><text:span text:style-name="T26">Error fetcher calculates the errors of the output layer, and chooses which error to push depending on the layer currently processed. </text:span></text:p>
            <text:p text:style-name="P51"><text:span text:style-name="T26">The </text:span><text:span text:style-name="T45">z </text:span><text:span text:style-name="T46">signal is the activation of the highest layer from which the error is calculated using the target stored in BRAM.</text:span></text:p>
            <text:p text:style-name="P51"><text:span text:style-name="T46">The delta signal is the error calculated from the previous layer, which is valid only when the layer processed is not the output layer. </text:span></text:p>
            <text:p text:style-name="P51"><text:span text:style-name="T46">The mux chooses between the delta signal and the calculated layer depending on whether the layer input is equal to the max layer.</text:span></text:p>
            <text:p text:style-name="P51"><text:span text:style-name="T46">The valid signal is high when delta from the input is valid and picked, or when the dot finishes processing the output activations.</text:span></text:p>
          </draw:text-box>
        </draw:frame>
        <draw:custom-shape draw:style-name="gr210" draw:text-style-name="P15" draw:layer="layout" svg:width="2.032cm" svg:height="2.032cm" svg:x="8.812cm" svg:y="11.144cm">
          <text:p/>
          <draw:enhanced-geometry svg:viewBox="0 0 21600 21600" draw:type="rectangle" draw:enhanced-path="M 0 0 L 21600 0 21600 21600 0 21600 0 0 Z N"/>
        </draw:custom-shape>
        <draw:frame draw:style-name="gr215" draw:text-style-name="P57" draw:layer="layout" svg:width="1.27cm" svg:height="1.606cm" svg:x="9.32cm" svg:y="11.28cm">
          <draw:text-box>
            <text:p><text:span text:style-name="T39">σ</text:span></text:p>
          </draw:text-box>
        </draw:frame>
        <draw:custom-shape draw:style-name="gr210" draw:text-style-name="P15" draw:layer="layout" svg:width="2.032cm" svg:height="2.032cm" svg:x="12.114cm" svg:y="11.144cm">
          <text:p/>
          <draw:enhanced-geometry svg:viewBox="0 0 21600 21600" draw:type="rectangle" draw:enhanced-path="M 0 0 L 21600 0 21600 21600 0 21600 0 0 Z N"/>
        </draw:custom-shape>
        <draw:frame draw:style-name="gr215" draw:text-style-name="P57" draw:layer="layout" svg:width="1.27cm" svg:height="1.606cm" svg:x="12.622cm" svg:y="11.28cm">
          <draw:text-box>
            <text:p><text:span text:style-name="T39">σ’</text:span></text:p>
          </draw:text-box>
        </draw:frame>
        <draw:line draw:style-name="gr212" draw:text-style-name="P56" draw:layer="layout" svg:x1="17.423cm" svg:y1="5.566cm" svg:x2="19.135cm" svg:y2="5.566cm">
          <text:p/>
        </draw:line>
        <draw:custom-shape draw:style-name="gr271" draw:text-style-name="P54" draw:layer="layout" svg:width="1.778cm" svg:height="1.778cm" svg:x="15.586cm" svg:y="4.572cm">
          <text:p text:style-name="P3"><text:span text:style-name="T6">Valid</text:span></text:p>
          <text:p text:style-name="P3"><text:span text:style-name="T6">logic</text:span></text:p>
          <draw:enhanced-geometry svg:viewBox="0 0 21600 21600" draw:type="rectangle" draw:enhanced-path="M 0 0 L 21600 0 21600 21600 0 21600 0 0 Z N"/>
        </draw:custom-shape>
        <draw:frame draw:style-name="gr129" draw:text-style-name="P40" draw:layer="layout" svg:width="3.348cm" svg:height="2.741cm" svg:x="16.972cm" svg:y="4.236cm">
          <draw:text-box>
            <text:p text:style-name="P37"><text:span text:style-name="T24">valid</text:span></text:p>
          </draw:text-box>
        </draw:frame>
        <draw:frame draw:style-name="gr300" draw:text-style-name="P36" draw:layer="layout" svg:width="2.872cm" svg:height="1.496cm" svg:x="13.03cm" svg:y="13.454cm">
          <draw:text-box>
            <text:p text:style-name="P32"><text:span text:style-name="T23">sigma_der_z</text:span></text:p>
          </draw:text-box>
        </draw:frame>
        <draw:frame draw:style-name="gr129" draw:text-style-name="P40" draw:layer="layout" svg:width="1.778cm" svg:height="2.741cm" svg:x="13.578cm" svg:y="14.324cm">
          <draw:text-box>
            <text:p text:style-name="P37"><text:span text:style-name="T24">δ</text:span><text:span text:style-name="T25">L</text:span></text:p>
          </draw:text-box>
        </draw:frame>
        <draw:polyline draw:style-name="gr6" draw:text-style-name="P73" draw:layer="layout" svg:width="3.48cm" svg:height="1.42cm" svg:x="2.161cm" svg:y="12.954cm" svg:viewBox="0 0 3481 1421" draw:points="0,0 3481,0 3481,1421">
          <text:p/>
        </draw:polyline>
        <draw:frame draw:style-name="gr301" draw:text-style-name="P33" draw:layer="layout" svg:width="3.38cm" svg:height="1.496cm" svg:x="-0.078cm" svg:y="11.648cm">
          <draw:text-box>
            <text:p text:style-name="P32"><text:span text:style-name="T19">sample</text:span></text:p>
          </draw:text-box>
        </draw:frame>
        <draw:frame draw:style-name="gr302" draw:text-style-name="P78" draw:layer="layout" svg:width="20.526cm" svg:height="2.469cm" svg:x="3.048cm" svg:y="18.288cm">
          <draw:text-box>
            <text:p><text:span text:style-name="T40">If </text:span><text:span text:style-name="T47">y </text:span><text:span text:style-name="T48">and</text:span><text:span text:style-name="T47"> a</text:span><text:span text:style-name="T48"> are X bits wide, their result is X+1 bits wide. The output from sigma prime</text:span></text:p>
            <text:p><text:span text:style-name="T48">is also X bits wide, so it needs to be converted to X+1. We make the sigma prime return</text:span><text:span text:style-name="T48"><text:line-break/></text:span><text:span text:style-name="T48">X+1 wide.</text:span></text:p>
          </draw:text-box>
        </draw:frame>
        <draw:frame draw:style-name="gr274" draw:text-style-name="P40" draw:layer="layout" svg:width="4.5cm" svg:height="1.496cm" svg:x="-1.328cm" svg:y="4.835cm">
          <draw:text-box>
            <text:p text:style-name="P37"><text:span text:style-name="T24">δ_valid</text:span></text:p>
          </draw:text-box>
        </draw:frame>
        <draw:polyline draw:style-name="gr6" draw:text-style-name="P73" draw:layer="layout" svg:width="13.299cm" svg:height="0.488cm" svg:x="2.286cm" svg:y="5.842cm" svg:viewBox="0 0 13300 489" draw:points="0,489 12192,489 12192,0 13300,0">
          <text:p/>
        </draw:polyline>
        <draw:line draw:style-name="gr6" draw:text-style-name="P73" draw:layer="layout" svg:x1="14.022cm" svg:y1="5.18cm" svg:x2="15.586cm" svg:y2="5.18cm">
          <text:p/>
        </draw:line>
        <draw:custom-shape draw:style-name="gr303" draw:text-style-name="P54" draw:layer="layout" svg:width="3.048cm" svg:height="1.062cm" svg:x="10.922cm" svg:y="4.68cm">
          <text:p text:style-name="P3"><text:span text:style-name="T6">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8" presentation:class="page"/>
          <draw:frame presentation:style-name="pr2"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text:p>
          </draw:text-box>
        </draw:frame>
        <draw:custom-shape draw:style-name="gr304" draw:text-style-name="P79" xml:id="id182" draw:id="id182" draw:layer="layout" svg:width="2.794cm" svg:height="2.794cm" svg:x="8.382cm" svg:y="7.366cm">
          <text:p text:style-name="P3"><text:span text:style-name="T6">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4" draw:text-style-name="P79" xml:id="id183" draw:id="id183" draw:layer="layout" svg:width="2.794cm" svg:height="2.794cm" svg:x="16.886cm" svg:y="7.366cm">
          <text:p text:style-name="P3"><text:span text:style-name="T6">SUB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4" draw:text-style-name="P79" xml:id="id180" draw:id="id180" draw:layer="layout" svg:width="2.794cm" svg:height="2.794cm" svg:x="16.884cm" svg:y="13.716cm">
          <text:p text:style-name="P3"><text:span text:style-name="T6">DO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5" draw:text-style-name="P80" draw:layer="layout" svg:width="4.562cm" svg:height="1.707cm" svg:x="9.144cm" svg:y="5.151cm">
          <draw:text-box>
            <text:p><text:span text:style-name="T41">Layer==L</text:span></text:p>
            <text:p><text:span text:style-name="T41">start==1</text:span></text:p>
          </draw:text-box>
        </draw:frame>
        <draw:frame draw:style-name="gr306" draw:text-style-name="P2" draw:layer="layout" svg:width="3.343cm" svg:height="1.707cm" svg:x="18.306cm" svg:y="10.114cm">
          <draw:text-box>
            <text:p><text:span text:style-name="T6">Subtraction </text:span></text:p>
            <text:p><text:span text:style-name="T6">finished</text:span></text:p>
          </draw:text-box>
        </draw:frame>
        <draw:frame draw:style-name="gr307" draw:text-style-name="P2" draw:layer="layout" svg:width="3.313cm" svg:height="0.979cm" svg:x="11.558cm" svg:y="14.229cm">
          <draw:text-box>
            <text:p><text:span text:style-name="T6">Dot finished</text:span></text:p>
          </draw:text-box>
        </draw:frame>
        <draw:custom-shape draw:style-name="gr304" draw:text-style-name="P79" xml:id="id181" draw:id="id181" draw:layer="layout" svg:width="2.794cm" svg:height="2.794cm" svg:x="8.382cm" svg:y="13.716cm">
          <text:p text:style-name="P3"><text:span text:style-name="T6">FINI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6.884cm" svg:y1="15.113cm" svg:x2="11.176cm" svg:y2="15.113cm" draw:start-shape="id180" draw:end-shape="id181" draw:end-glue-point="10" svg:d="M16884 15113h-5708" svg:viewBox="0 0 5709 1">
          <text:p/>
        </draw:connector>
        <draw:connector draw:style-name="gr5" draw:text-style-name="P5" draw:layer="layout" svg:x1="9.779cm" svg:y1="13.716cm" svg:x2="9.779cm" svg:y2="10.16cm" draw:start-shape="id181" draw:start-glue-point="4" draw:end-shape="id182" draw:end-glue-point="8" svg:d="M9779 13716v-3556" svg:viewBox="0 0 1 3557">
          <text:p/>
        </draw:connector>
        <draw:connector draw:style-name="gr5" draw:text-style-name="P5" draw:layer="layout" svg:x1="18.283cm" svg:y1="10.16cm" svg:x2="18.281cm" svg:y2="13.716cm" draw:start-shape="id183" draw:start-glue-point="8" draw:end-shape="id180" svg:d="M18283 10160v1779h-2v1777" svg:viewBox="0 0 3 3557">
          <text:p/>
        </draw:connector>
        <draw:frame draw:style-name="gr308" draw:text-style-name="P2" draw:layer="layout" svg:width="2.623cm" svg:height="0.979cm" svg:x="9.796cm" svg:y="12.575cm">
          <draw:text-box>
            <text:p><text:span text:style-name="T6">Layer!=L</text:span></text:p>
          </draw:text-box>
        </draw:frame>
        <draw:frame draw:style-name="gr309" draw:text-style-name="P63" draw:layer="layout" svg:width="5.842cm" svg:height="4.064cm" svg:x="1.778cm" svg:y="6.604cm">
          <draw:text-box>
            <text:p text:style-name="P51"><text:span text:style-name="T6">Waits until the layer input is equal to max layer. Passes delta and valid from input.</text:span></text:p>
          </draw:text-box>
        </draw:frame>
        <draw:frame draw:style-name="gr309" draw:text-style-name="P63" draw:layer="layout" svg:width="7.244cm" svg:height="4.064cm" svg:x="19.934cm" svg:y="6.096cm">
          <draw:text-box>
            <text:p text:style-name="P51"><text:span text:style-name="T6">Subtracts the targets and activations, nothing passes through, valid signal is 0.</text:span></text:p>
          </draw:text-box>
        </draw:frame>
        <draw:frame draw:style-name="gr309" draw:text-style-name="P63" draw:layer="layout" svg:width="7.112cm" svg:height="4.064cm" svg:x="20.188cm" svg:y="14.986cm">
          <draw:text-box>
            <text:p text:style-name="P51"><text:span text:style-name="T6">Calculates the dot product from the output of the subtractor and sigma derivative. Nothing passes through, valid signal is 0.</text:span></text:p>
          </draw:text-box>
        </draw:frame>
        <draw:frame draw:style-name="gr309" draw:text-style-name="P63" draw:layer="layout" svg:width="7.112cm" svg:height="4.064cm" svg:x="1.016cm" svg:y="15.24cm">
          <draw:text-box>
            <text:p text:style-name="P51"><text:span text:style-name="T6">Retains the calculated output as long as layer is the max layer. Valid is 1. When the layer changes, goes to IDLE.</text:span></text:p>
          </draw:text-box>
        </draw:frame>
        <draw:custom-shape draw:style-name="gr310" draw:text-style-name="P81" xml:id="id184" draw:id="id184" draw:layer="layout" svg:width="2.794cm" svg:height="2.794cm" svg:x="12.646cm" svg:y="7.361cm">
          <text:p text:style-name="P3"><text:span text:style-name="T6">L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3" draw:text-style-name="P69" draw:layer="layout" svg:x1="11.176cm" svg:y1="8.763cm" svg:x2="12.646cm" svg:y2="8.758cm" draw:start-shape="id182" draw:start-glue-point="10" draw:end-shape="id184" draw:end-glue-point="6" svg:d="M11176 8763h736v-5h734" svg:viewBox="0 0 1471 6">
          <text:p/>
        </draw:connector>
        <draw:connector draw:style-name="gr253" draw:text-style-name="P69" draw:layer="layout" svg:x1="15.44cm" svg:y1="8.758cm" svg:x2="16.886cm" svg:y2="8.763cm" draw:start-shape="id184" draw:start-glue-point="10" draw:end-shape="id183" svg:d="M15440 8758h724v5h722" svg:viewBox="0 0 1447 6">
          <text:p/>
        </draw:connector>
        <draw:frame draw:style-name="gr311" draw:text-style-name="P2" draw:layer="layout" svg:width="3.36cm" svg:height="1.707cm" svg:x="14.674cm" svg:y="5.654cm">
          <draw:text-box>
            <text:p><text:span text:style-name="T6">sigma_valid</text:span></text:p>
            <text:p><text:span text:style-name="T6">sigma’_valid</text:span></text:p>
          </draw:text-box>
        </draw:frame>
        <presentation:notes draw:style-name="dp2">
          <draw:page-thumbnail draw:style-name="gr1" draw:layer="layout" svg:width="13.968cm" svg:height="10.476cm" svg:x="3.81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02cm" svg:stroke-color="#3465a4" draw:marker-start-width="0.356cm" draw:marker-start-center="false" draw:marker-end="Arrow" draw:marker-end-width="0.356cm" draw:marker-end-center="false" draw:fill="solid" draw:fill-color="#729fcf" draw:fill-image-width="0cm" draw:fill-image-height="0cm" draw:textarea-horizontal-align="justify" fo:padding-top="0.125cm" fo:padding-bottom="0.125cm" fo:padding-left="0.25cm" fo:padding-right="0.25cm" draw:shadow="hidden" draw:shadow-offset-x="0.051cm" draw:shadow-offset-y="0.051cm" draw:shadow-color="#666666">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end="Arrow" draw:marker-end-width="0.30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2T13:43:18.645669936</meta:creation-date>
    <dc:date>2017-02-22T16:46:30.979996549</dc:date>
    <meta:editing-duration>P4DT8H13M50S</meta:editing-duration>
    <meta:editing-cycles>31</meta:editing-cycles>
    <meta:generator>LibreOffice/5.1.4.2$Linux_X86_64 LibreOffice_project/10m0$Build-2</meta:generator>
    <meta:document-statistic meta:object-count="1273"/>
  </office:meta>
</office:document-meta>
</file>